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1.4827in"/>
    </style:style>
    <style:style style:name="co12" style:family="table-column">
      <style:table-column-properties fo:break-before="auto" style:column-width="1.611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1.0327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2.1764in"/>
    </style:style>
    <style:style style:name="co17" style:family="table-column">
      <style:table-column-properties fo:break-before="auto" style:column-width="3.7846in"/>
    </style:style>
    <style:style style:name="co18" style:family="table-column">
      <style:table-column-properties fo:break-before="auto" style:column-width="1.1929in"/>
    </style:style>
    <style:style style:name="co19" style:family="table-column">
      <style:table-column-properties fo:break-before="auto" style:column-width="2.3047in"/>
    </style:style>
    <style:style style:name="co20" style:family="table-column">
      <style:table-column-properties fo:break-before="auto" style:column-width="2.6244in"/>
    </style:style>
    <style:style style:name="co21" style:family="table-column">
      <style:table-column-properties fo:break-before="auto" style:column-width="0.6709in"/>
    </style:style>
    <style:style style:name="co22" style:family="table-column">
      <style:table-column-properties fo:break-before="auto" style:column-width="1.0429in"/>
    </style:style>
    <style:style style:name="co23" style:family="table-column">
      <style:table-column-properties fo:break-before="auto" style:column-width="1.1181in"/>
    </style:style>
    <style:style style:name="co24" style:family="table-column">
      <style:table-column-properties fo:break-before="auto" style:column-width="0.539in"/>
    </style:style>
    <style:style style:name="co25" style:family="table-column">
      <style:table-column-properties fo:break-before="auto" style:column-width="1.3425in"/>
    </style:style>
    <style:style style:name="co26" style:family="table-column">
      <style:table-column-properties fo:break-before="auto" style:column-width="0.5402in"/>
    </style:style>
    <style:style style:name="co27" style:family="table-column">
      <style:table-column-properties fo:break-before="auto" style:column-width="1.1398in"/>
    </style:style>
    <style:style style:name="co28" style:family="table-column">
      <style:table-column-properties fo:break-before="auto" style:column-width="1.3646in"/>
    </style:style>
    <style:style style:name="co29" style:family="table-column">
      <style:table-column-properties fo:break-before="auto" style:column-width="2.6693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2.2866in"/>
    </style:style>
    <style:style style:name="co32" style:family="table-column">
      <style:table-column-properties fo:break-before="auto" style:column-width="2.5193in"/>
    </style:style>
    <style:style style:name="co33" style:family="table-column">
      <style:table-column-properties fo:break-before="auto" style:column-width="2.1016in"/>
    </style:style>
    <style:style style:name="co34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41"/>
    <style:style style:name="ce2" style:family="table-cell" style:parent-style-name="Default" style:data-style-name="N52"/>
    <style:style style:name="ce3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/>
    <style:style style:name="ce11" style:family="table-cell" style:parent-style-name="Default">
      <style:text-properties style:font-name="Liberation Sans" style:font-name-asian="Noto Sans CJK SC" style:font-name-complex="Lohit Devanagari"/>
    </style:style>
    <style:style style:name="ce1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 style:data-style-name="N41">
      <style:table-cell-properties fo:background-color="#cccccc"/>
      <style:text-properties fo:font-weight="bold" style:font-weight-asian="bold" style:font-weight-complex="bold"/>
    </style:style>
    <style:style style:name="ce15" style:family="table-cell" style:parent-style-name="Default" style:data-style-name="N50">
      <style:text-properties fo:color="#2fff12" style:font-name="AndaleMono" fo:font-size="16pt" fo:language="en" fo:country="US" style:font-name-asian="AndaleMono" style:font-size-asian="16pt" style:language-asian="en" style:country-asian="US" style:font-name-complex="AndaleMono" style:font-size-complex="9.05000019073486pt" style:language-complex="en" style:country-complex="US"/>
    </style:style>
    <style:style style:name="ce16" style:family="table-cell" style:parent-style-name="Default" style:data-style-name="N46">
      <style:text-properties fo:color="#2fff12" style:text-outline="false" style:text-line-through-style="none" style:text-line-through-type="none" style:font-name="AndaleMono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6pt" style:language-asian="en" style:country-asian="US" style:font-style-asian="normal" style:font-weight-asian="normal" style:font-name-complex="AndaleMono" style:font-size-complex="9.0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3">
      <style:text-properties fo:color="#2fff12" style:font-name="AndaleMono" fo:font-size="16pt" fo:language="en" fo:country="US" style:font-name-asian="AndaleMono" style:font-size-asian="16pt" style:language-asian="en" style:country-asian="US" style:font-name-complex="AndaleMono" style:font-size-complex="9.05000019073486pt" style:language-complex="en" style:country-complex="US"/>
    </style:style>
    <style:style style:name="ce18" style:family="table-cell" style:parent-style-name="Default" style:data-style-name="N43"/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4"/>
    <style:style style:name="ce23" style:family="table-cell" style:parent-style-name="Default" style:data-style-name="N132"/>
    <style:style style:name="ce24" style:family="table-cell" style:parent-style-name="Default" style:data-style-name="N141"/>
    <style:style style:name="ce25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Result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3" table:default-cell-style-name="ce1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1"/>
        <table:table-column table:style-name="co3" table:default-cell-style-name="ce1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1"/>
        <table:table-column table:style-name="co3" table:default-cell-style-name="ce1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default-cell-style-name="ce1"/>
        <table:table-column table:style-name="co3" table:default-cell-style-name="ce1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ce1"/>
        <table:table-column table:style-name="co3" table:default-cell-style-name="ce1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total-duration-1</text:p>
          </table:table-cell>
          <table:table-cell office:value-type="string" calcext:value-type="string">
            <text:p>avg-align-duration-1</text:p>
          </table:table-cell>
          <table:table-cell office:value-type="string" calcext:value-type="string">
            <text:p>started_at-1</text:p>
          </table:table-cell>
          <table:table-cell office:value-type="string" calcext:value-type="string">
            <text:p>finished_at-1</text:p>
          </table:table-cell>
          <table:table-cell office:value-type="string" calcext:value-type="string">
            <text:p>avg-score-1</text:p>
          </table:table-cell>
          <table:table-cell office:value-type="string" calcext:value-type="string">
            <text:p>avg-length-1</text:p>
          </table:table-cell>
          <table:table-cell office:value-type="string" calcext:value-type="string">
            <text:p>total-duration-20</text:p>
          </table:table-cell>
          <table:table-cell office:value-type="string" calcext:value-type="string">
            <text:p>avg-align-duration-20</text:p>
          </table:table-cell>
          <table:table-cell office:value-type="string" calcext:value-type="string">
            <text:p>started_at-20</text:p>
          </table:table-cell>
          <table:table-cell office:value-type="string" calcext:value-type="string">
            <text:p>finished_at-20</text:p>
          </table:table-cell>
          <table:table-cell office:value-type="string" calcext:value-type="string">
            <text:p>avg-score-20</text:p>
          </table:table-cell>
          <table:table-cell office:value-type="string" calcext:value-type="string">
            <text:p>avg-length-20</text:p>
          </table:table-cell>
          <table:table-cell office:value-type="string" calcext:value-type="string">
            <text:p>total-duration-40</text:p>
          </table:table-cell>
          <table:table-cell office:value-type="string" calcext:value-type="string">
            <text:p>avg-align-duration-40</text:p>
          </table:table-cell>
          <table:table-cell office:value-type="string" calcext:value-type="string">
            <text:p>started_at-40</text:p>
          </table:table-cell>
          <table:table-cell office:value-type="string" calcext:value-type="string">
            <text:p>finished_at-40</text:p>
          </table:table-cell>
          <table:table-cell office:value-type="string" calcext:value-type="string">
            <text:p>avg-score-40</text:p>
          </table:table-cell>
          <table:table-cell office:value-type="string" calcext:value-type="string">
            <text:p>avg-length-40</text:p>
          </table:table-cell>
          <table:table-cell office:value-type="string" calcext:value-type="string">
            <text:p>total-duration-60</text:p>
          </table:table-cell>
          <table:table-cell office:value-type="string" calcext:value-type="string">
            <text:p>avg-align-duration-60</text:p>
          </table:table-cell>
          <table:table-cell office:value-type="string" calcext:value-type="string">
            <text:p>started_at-60</text:p>
          </table:table-cell>
          <table:table-cell office:value-type="string" calcext:value-type="string">
            <text:p>finished_at-60</text:p>
          </table:table-cell>
          <table:table-cell office:value-type="string" calcext:value-type="string">
            <text:p>avg-score-60</text:p>
          </table:table-cell>
          <table:table-cell office:value-type="string" calcext:value-type="string">
            <text:p>avg-length-60</text:p>
          </table:table-cell>
          <table:table-cell office:value-type="string" calcext:value-type="string">
            <text:p>total-duration-80</text:p>
          </table:table-cell>
          <table:table-cell office:value-type="string" calcext:value-type="string">
            <text:p>avg-align-duration-80</text:p>
          </table:table-cell>
          <table:table-cell office:value-type="string" calcext:value-type="string">
            <text:p>started_at-80</text:p>
          </table:table-cell>
          <table:table-cell office:value-type="string" calcext:value-type="string">
            <text:p>finished_at-80</text:p>
          </table:table-cell>
          <table:table-cell office:value-type="string" calcext:value-type="string">
            <text:p>avg-score-80</text:p>
          </table:table-cell>
          <table:table-cell office:value-type="string" calcext:value-type="string">
            <text:p>avg-length-80</text:p>
          </table:table-cell>
          <table:table-cell office:value-type="string" calcext:value-type="string">
            <text:p>total-duration-100</text:p>
          </table:table-cell>
          <table:table-cell office:value-type="string" calcext:value-type="string">
            <text:p>avg-align-duration-100</text:p>
          </table:table-cell>
          <table:table-cell office:value-type="string" calcext:value-type="string">
            <text:p>started_at-100</text:p>
          </table:table-cell>
          <table:table-cell office:value-type="string" calcext:value-type="string">
            <text:p>finished_at-100</text:p>
          </table:table-cell>
          <table:table-cell office:value-type="string" calcext:value-type="string">
            <text:p>avg-score-100</text:p>
          </table:table-cell>
          <table:table-cell office:value-type="string" calcext:value-type="string">
            <text:p>avg-length-100</text:p>
          </table:table-cell>
        </table:table-row>
        <table:table-row table:style-name="ro1">
          <table:table-cell office:value-type="string" calcext:value-type="string">
            <text:p>faas-1024</text:p>
          </table:table-cell>
          <table:table-cell office:value-type="time" office:time-value="PT00H08M31S" calcext:value-type="time">
            <text:p>00:08:31</text:p>
          </table:table-cell>
          <table:table-cell office:value-type="time" office:time-value="PT00H08M30S" calcext:value-type="time">
            <text:p>00:08:30</text:p>
          </table:table-cell>
          <table:table-cell table:style-name="ce2" office:value-type="date" office:date-value="2021-04-05T16:31:58.12" calcext:value-type="date">
            <text:p>2021-04-05 16:31:58</text:p>
          </table:table-cell>
          <table:table-cell table:style-name="ce2" office:value-type="date" office:date-value="2021-04-05T16:40:29.06" calcext:value-type="date">
            <text:p>2021-04-05 16:40:29</text:p>
          </table:table-cell>
          <table:table-cell office:value-type="float" office:value="38046" calcext:value-type="float">
            <text:p>38046</text:p>
          </table:table-cell>
          <table:table-cell office:value-type="float" office:value="9026" calcext:value-type="float">
            <text:p>9026</text:p>
          </table:table-cell>
          <table:table-cell office:value-type="time" office:time-value="PT00H09M31S" calcext:value-type="time">
            <text:p>00:09:31</text:p>
          </table:table-cell>
          <table:table-cell office:value-type="time" office:time-value="PT00H08M48S" calcext:value-type="time">
            <text:p>00:08:48</text:p>
          </table:table-cell>
          <table:table-cell table:style-name="ce2" office:value-type="date" office:date-value="2021-04-05T16:33:58.31" calcext:value-type="date">
            <text:p>2021-04-05 16:33:58</text:p>
          </table:table-cell>
          <table:table-cell table:style-name="ce2" office:value-type="date" office:date-value="2021-04-05T16:43:29.83" calcext:value-type="date">
            <text:p>2021-04-05 16:43:29</text:p>
          </table:table-cell>
          <table:table-cell office:value-type="float" office:value="34654.6" calcext:value-type="float">
            <text:p>34654.6</text:p>
          </table:table-cell>
          <table:table-cell office:value-type="float" office:value="9065" calcext:value-type="float">
            <text:p>9065</text:p>
          </table:table-cell>
          <table:table-cell office:value-type="time" office:time-value="PT00H14M46S" calcext:value-type="time">
            <text:p>00:14:46</text:p>
          </table:table-cell>
          <table:table-cell office:value-type="time" office:time-value="PT00H08M53S" calcext:value-type="time">
            <text:p>00:08:53</text:p>
          </table:table-cell>
          <table:table-cell table:style-name="ce2" office:value-type="date" office:date-value="2021-04-05T17:13:58.77" calcext:value-type="date">
            <text:p>2021-04-05 17:13:58</text:p>
          </table:table-cell>
          <table:table-cell table:style-name="ce2" office:value-type="date" office:date-value="2021-04-05T17:28:44.94" calcext:value-type="date">
            <text:p>2021-04-05 17:28:44</text:p>
          </table:table-cell>
          <table:table-cell office:value-type="float" office:value="35834.85" calcext:value-type="float">
            <text:p>35834.85</text:p>
          </table:table-cell>
          <table:table-cell office:value-type="float" office:value="8996" calcext:value-type="float">
            <text:p>8996</text:p>
          </table:table-cell>
          <table:table-cell office:value-type="time" office:time-value="PT00H09M15S" calcext:value-type="time">
            <text:p>00:09:15</text:p>
          </table:table-cell>
          <table:table-cell office:value-type="time" office:time-value="PT00H08M38S" calcext:value-type="time">
            <text:p>00:08:38</text:p>
          </table:table-cell>
          <table:table-cell table:style-name="ce2" office:value-type="date" office:date-value="2021-04-05T18:05:40.56" calcext:value-type="date">
            <text:p>2021-04-05 18:05:40</text:p>
          </table:table-cell>
          <table:table-cell table:style-name="ce2" office:value-type="date" office:date-value="2021-04-05T18:14:55.33" calcext:value-type="date">
            <text:p>2021-04-05 18:14:55</text:p>
          </table:table-cell>
          <table:table-cell office:value-type="float" office:value="35507.8666666667" calcext:value-type="float">
            <text:p>35507.8666666667</text:p>
          </table:table-cell>
          <table:table-cell office:value-type="float" office:value="8932" calcext:value-type="float">
            <text:p>8932</text:p>
          </table:table-cell>
          <table:table-cell office:value-type="time" office:time-value="PT00H09M24S" calcext:value-type="time">
            <text:p>00:09:24</text:p>
          </table:table-cell>
          <table:table-cell office:value-type="time" office:time-value="PT00H08M42S" calcext:value-type="time">
            <text:p>00:08:42</text:p>
          </table:table-cell>
          <table:table-cell table:style-name="ce2" office:value-type="date" office:date-value="2021-04-05T18:14:13.28" calcext:value-type="date">
            <text:p>2021-04-05 18:14:13</text:p>
          </table:table-cell>
          <table:table-cell table:style-name="ce2" office:value-type="date" office:date-value="2021-04-05T18:23:37.25" calcext:value-type="date">
            <text:p>2021-04-05 18:23:37</text:p>
          </table:table-cell>
          <table:table-cell office:value-type="float" office:value="35563.5" calcext:value-type="float">
            <text:p>35563.5</text:p>
          </table:table-cell>
          <table:table-cell office:value-type="float" office:value="8967" calcext:value-type="float">
            <text:p>8967</text:p>
          </table:table-cell>
          <table:table-cell office:value-type="time" office:time-value="PT00H09M29S" calcext:value-type="time">
            <text:p>00:09:29</text:p>
          </table:table-cell>
          <table:table-cell office:value-type="time" office:time-value="PT00H08M41S" calcext:value-type="time">
            <text:p>00:08:41</text:p>
          </table:table-cell>
          <table:table-cell table:style-name="ce2" office:value-type="date" office:date-value="2021-04-05T18:22:47.83" calcext:value-type="date">
            <text:p>2021-04-05 18:22:47</text:p>
          </table:table-cell>
          <table:table-cell table:style-name="ce2" office:value-type="date" office:date-value="2021-04-05T18:32:16.87" calcext:value-type="date">
            <text:p>2021-04-05 18:32:16</text:p>
          </table:table-cell>
          <table:table-cell office:value-type="float" office:value="35897.63" calcext:value-type="float">
            <text:p>35897.63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faas-1536</text:p>
          </table:table-cell>
          <table:table-cell table:number-columns-repeated="2" office:value-type="time" office:time-value="PT00H05M53S" calcext:value-type="time">
            <text:p>00:05:53</text:p>
          </table:table-cell>
          <table:table-cell table:style-name="ce2" office:value-type="date" office:date-value="2021-04-05T18:37:48.15" calcext:value-type="date">
            <text:p>2021-04-05 18:37:48</text:p>
          </table:table-cell>
          <table:table-cell table:style-name="ce2" office:value-type="date" office:date-value="2021-04-05T18:43:41.15" calcext:value-type="date">
            <text:p>2021-04-05 18:43:41</text:p>
          </table:table-cell>
          <table:table-cell office:value-type="float" office:value="38046" calcext:value-type="float">
            <text:p>38046</text:p>
          </table:table-cell>
          <table:table-cell office:value-type="float" office:value="9026" calcext:value-type="float">
            <text:p>9026</text:p>
          </table:table-cell>
          <table:table-cell office:value-type="time" office:time-value="PT00H06M09S" calcext:value-type="time">
            <text:p>00:06:09</text:p>
          </table:table-cell>
          <table:table-cell office:value-type="time" office:time-value="PT00H05M45S" calcext:value-type="time">
            <text:p>00:05:45</text:p>
          </table:table-cell>
          <table:table-cell table:style-name="ce2" office:value-type="date" office:date-value="2021-04-05T18:50:36.71" calcext:value-type="date">
            <text:p>2021-04-05 18:50:36</text:p>
          </table:table-cell>
          <table:table-cell table:style-name="ce2" office:value-type="date" office:date-value="2021-04-05T18:56:45.57" calcext:value-type="date">
            <text:p>2021-04-05 18:56:45</text:p>
          </table:table-cell>
          <table:table-cell office:value-type="float" office:value="34654.6" calcext:value-type="float">
            <text:p>34654.6</text:p>
          </table:table-cell>
          <table:table-cell office:value-type="float" office:value="9065" calcext:value-type="float">
            <text:p>9065</text:p>
          </table:table-cell>
          <table:table-cell office:value-type="time" office:time-value="PT00H06M23S" calcext:value-type="time">
            <text:p>00:06:23</text:p>
          </table:table-cell>
          <table:table-cell office:value-type="time" office:time-value="PT00H05M49S" calcext:value-type="time">
            <text:p>00:05:49</text:p>
          </table:table-cell>
          <table:table-cell table:style-name="ce2" office:value-type="date" office:date-value="2021-04-05T19:03:24.42" calcext:value-type="date">
            <text:p>2021-04-05 19:03:24</text:p>
          </table:table-cell>
          <table:table-cell table:style-name="ce2" office:value-type="date" office:date-value="2021-04-05T19:09:47.8" calcext:value-type="date">
            <text:p>2021-04-05 19:09:47</text:p>
          </table:table-cell>
          <table:table-cell office:value-type="float" office:value="35834.85" calcext:value-type="float">
            <text:p>35834.85</text:p>
          </table:table-cell>
          <table:table-cell office:value-type="float" office:value="8996" calcext:value-type="float">
            <text:p>8996</text:p>
          </table:table-cell>
          <table:table-cell office:value-type="time" office:time-value="PT00H07M04S" calcext:value-type="time">
            <text:p>00:07:04</text:p>
          </table:table-cell>
          <table:table-cell office:value-type="time" office:time-value="PT00H05M46S" calcext:value-type="time">
            <text:p>00:05:46</text:p>
          </table:table-cell>
          <table:table-cell table:style-name="ce2" office:value-type="date" office:date-value="2021-04-05T19:16:13.59" calcext:value-type="date">
            <text:p>2021-04-05 19:16:13</text:p>
          </table:table-cell>
          <table:table-cell table:style-name="ce2" office:value-type="date" office:date-value="2021-04-05T19:23:17.9" calcext:value-type="date">
            <text:p>2021-04-05 19:23:17</text:p>
          </table:table-cell>
          <table:table-cell office:value-type="float" office:value="35507.8666666667" calcext:value-type="float">
            <text:p>35507.8666666667</text:p>
          </table:table-cell>
          <table:table-cell office:value-type="float" office:value="8932" calcext:value-type="float">
            <text:p>8932</text:p>
          </table:table-cell>
          <table:table-cell office:value-type="time" office:time-value="PT00H06M26S" calcext:value-type="time">
            <text:p>00:06:26</text:p>
          </table:table-cell>
          <table:table-cell office:value-type="time" office:time-value="PT00H05M47S" calcext:value-type="time">
            <text:p>00:05:47</text:p>
          </table:table-cell>
          <table:table-cell table:style-name="ce2" office:value-type="date" office:date-value="2021-04-05T19:29:03.46" calcext:value-type="date">
            <text:p>2021-04-05 19:29:03</text:p>
          </table:table-cell>
          <table:table-cell table:style-name="ce2" office:value-type="date" office:date-value="2021-04-05T19:35:29.4" calcext:value-type="date">
            <text:p>2021-04-05 19:35:29</text:p>
          </table:table-cell>
          <table:table-cell office:value-type="float" office:value="35563.5" calcext:value-type="float">
            <text:p>35563.5</text:p>
          </table:table-cell>
          <table:table-cell office:value-type="float" office:value="8967" calcext:value-type="float">
            <text:p>8967</text:p>
          </table:table-cell>
          <table:table-cell office:value-type="time" office:time-value="PT00H06M32S" calcext:value-type="time">
            <text:p>00:06:32</text:p>
          </table:table-cell>
          <table:table-cell office:value-type="time" office:time-value="PT00H05M49S" calcext:value-type="time">
            <text:p>00:05:49</text:p>
          </table:table-cell>
          <table:table-cell table:style-name="ce2" office:value-type="date" office:date-value="2021-04-05T19:41:53.85" calcext:value-type="date">
            <text:p>2021-04-05 19:41:53</text:p>
          </table:table-cell>
          <table:table-cell table:style-name="ce2" office:value-type="date" office:date-value="2021-04-05T19:48:25.5" calcext:value-type="date">
            <text:p>2021-04-05 19:48:25</text:p>
          </table:table-cell>
          <table:table-cell office:value-type="float" office:value="35897.63" calcext:value-type="float">
            <text:p>35897.63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faas-2048</text:p>
          </table:table-cell>
          <table:table-cell office:value-type="time" office:time-value="PT00H05M03S" calcext:value-type="time">
            <text:p>00:05:03</text:p>
          </table:table-cell>
          <table:table-cell office:value-type="time" office:time-value="PT00H05M02S" calcext:value-type="time">
            <text:p>00:05:02</text:p>
          </table:table-cell>
          <table:table-cell table:style-name="ce2" office:value-type="date" office:date-value="2021-04-05T19:54:43.76" calcext:value-type="date">
            <text:p>2021-04-05 19:54:43</text:p>
          </table:table-cell>
          <table:table-cell table:style-name="ce2" office:value-type="date" office:date-value="2021-04-05T19:59:46.46" calcext:value-type="date">
            <text:p>2021-04-05 19:59:46</text:p>
          </table:table-cell>
          <table:table-cell office:value-type="float" office:value="38046" calcext:value-type="float">
            <text:p>38046</text:p>
          </table:table-cell>
          <table:table-cell office:value-type="float" office:value="9026" calcext:value-type="float">
            <text:p>9026</text:p>
          </table:table-cell>
          <table:table-cell office:value-type="time" office:time-value="PT00H05M19S" calcext:value-type="time">
            <text:p>00:05:19</text:p>
          </table:table-cell>
          <table:table-cell office:value-type="time" office:time-value="PT00H05M01S" calcext:value-type="time">
            <text:p>00:05:01</text:p>
          </table:table-cell>
          <table:table-cell table:style-name="ce2" office:value-type="date" office:date-value="2021-04-05T20:11:47.84" calcext:value-type="date">
            <text:p>2021-04-05 20:11:47</text:p>
          </table:table-cell>
          <table:table-cell table:style-name="ce2" office:value-type="date" office:date-value="2021-04-05T20:17:06.39" calcext:value-type="date">
            <text:p>2021-04-05 20:17:06</text:p>
          </table:table-cell>
          <table:table-cell office:value-type="float" office:value="34654.6" calcext:value-type="float">
            <text:p>34654.6</text:p>
          </table:table-cell>
          <table:table-cell office:value-type="float" office:value="9065" calcext:value-type="float">
            <text:p>9065</text:p>
          </table:table-cell>
          <table:table-cell office:value-type="time" office:time-value="PT00H05M37S" calcext:value-type="time">
            <text:p>00:05:37</text:p>
          </table:table-cell>
          <table:table-cell office:value-type="time" office:time-value="PT00H05M01S" calcext:value-type="time">
            <text:p>00:05:01</text:p>
          </table:table-cell>
          <table:table-cell table:style-name="ce2" office:value-type="date" office:date-value="2021-04-05T20:28:52.99" calcext:value-type="date">
            <text:p>2021-04-05 20:28:52</text:p>
          </table:table-cell>
          <table:table-cell table:style-name="ce2" office:value-type="date" office:date-value="2021-04-05T20:34:29.5" calcext:value-type="date">
            <text:p>2021-04-05 20:34:29</text:p>
          </table:table-cell>
          <table:table-cell office:value-type="float" office:value="35834.85" calcext:value-type="float">
            <text:p>35834.85</text:p>
          </table:table-cell>
          <table:table-cell office:value-type="float" office:value="8996" calcext:value-type="float">
            <text:p>8996</text:p>
          </table:table-cell>
          <table:table-cell office:value-type="time" office:time-value="PT00H05M27S" calcext:value-type="time">
            <text:p>00:05:27</text:p>
          </table:table-cell>
          <table:table-cell office:value-type="time" office:time-value="PT00H04M56S" calcext:value-type="time">
            <text:p>00:04:56</text:p>
          </table:table-cell>
          <table:table-cell table:style-name="ce2" office:value-type="date" office:date-value="2021-04-05T20:45:57.8" calcext:value-type="date">
            <text:p>2021-04-05 20:45:57</text:p>
          </table:table-cell>
          <table:table-cell table:style-name="ce2" office:value-type="date" office:date-value="2021-04-05T20:51:24.18" calcext:value-type="date">
            <text:p>2021-04-05 20:51:24</text:p>
          </table:table-cell>
          <table:table-cell office:value-type="float" office:value="35507.8666666667" calcext:value-type="float">
            <text:p>35507.8666666667</text:p>
          </table:table-cell>
          <table:table-cell office:value-type="float" office:value="8932" calcext:value-type="float">
            <text:p>8932</text:p>
          </table:table-cell>
          <table:table-cell office:value-type="time" office:time-value="PT00H05M19S" calcext:value-type="time">
            <text:p>00:05:19</text:p>
          </table:table-cell>
          <table:table-cell office:value-type="time" office:time-value="PT00H04M58S" calcext:value-type="time">
            <text:p>00:04:58</text:p>
          </table:table-cell>
          <table:table-cell table:style-name="ce2" office:value-type="date" office:date-value="2021-04-05T21:03:02.91" calcext:value-type="date">
            <text:p>2021-04-05 21:03:02</text:p>
          </table:table-cell>
          <table:table-cell table:style-name="ce2" office:value-type="date" office:date-value="2021-04-05T21:08:21.09" calcext:value-type="date">
            <text:p>2021-04-05 21:08:21</text:p>
          </table:table-cell>
          <table:table-cell office:value-type="float" office:value="35563.5" calcext:value-type="float">
            <text:p>35563.5</text:p>
          </table:table-cell>
          <table:table-cell office:value-type="float" office:value="8967" calcext:value-type="float">
            <text:p>8967</text:p>
          </table:table-cell>
          <table:table-cell office:value-type="time" office:time-value="PT00H05M26S" calcext:value-type="time">
            <text:p>00:05:26</text:p>
          </table:table-cell>
          <table:table-cell office:value-type="time" office:time-value="PT00H04M56S" calcext:value-type="time">
            <text:p>00:04:56</text:p>
          </table:table-cell>
          <table:table-cell table:style-name="ce2" office:value-type="date" office:date-value="2021-04-05T21:20:09.3" calcext:value-type="date">
            <text:p>2021-04-05 21:20:09</text:p>
          </table:table-cell>
          <table:table-cell table:style-name="ce2" office:value-type="date" office:date-value="2021-04-05T21:25:35.96" calcext:value-type="date">
            <text:p>2021-04-05 21:25:35</text:p>
          </table:table-cell>
          <table:table-cell office:value-type="float" office:value="35897.63" calcext:value-type="float">
            <text:p>35897.63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faas-2560</text:p>
          </table:table-cell>
          <table:table-cell table:number-columns-repeated="2" office:value-type="time" office:time-value="PT00H05M02S" calcext:value-type="time">
            <text:p>00:05:02</text:p>
          </table:table-cell>
          <table:table-cell table:style-name="ce2" office:value-type="date" office:date-value="2021-04-05T21:37:15.3" calcext:value-type="date">
            <text:p>2021-04-05 21:37:15</text:p>
          </table:table-cell>
          <table:table-cell table:style-name="ce2" office:value-type="date" office:date-value="2021-04-05T21:42:17.6" calcext:value-type="date">
            <text:p>2021-04-05 21:42:17</text:p>
          </table:table-cell>
          <table:table-cell office:value-type="float" office:value="38046" calcext:value-type="float">
            <text:p>38046</text:p>
          </table:table-cell>
          <table:table-cell office:value-type="float" office:value="9026" calcext:value-type="float">
            <text:p>9026</text:p>
          </table:table-cell>
          <table:table-cell office:value-type="time" office:time-value="PT00H05M34S" calcext:value-type="time">
            <text:p>00:05:34</text:p>
          </table:table-cell>
          <table:table-cell office:value-type="time" office:time-value="PT00H04M58S" calcext:value-type="time">
            <text:p>00:04:58</text:p>
          </table:table-cell>
          <table:table-cell table:style-name="ce2" office:value-type="date" office:date-value="2021-04-05T21:58:41.06" calcext:value-type="date">
            <text:p>2021-04-05 21:58:41</text:p>
          </table:table-cell>
          <table:table-cell table:style-name="ce2" office:value-type="date" office:date-value="2021-04-05T22:04:15.3" calcext:value-type="date">
            <text:p>2021-04-05 22:04:15</text:p>
          </table:table-cell>
          <table:table-cell office:value-type="float" office:value="34654.6" calcext:value-type="float">
            <text:p>34654.6</text:p>
          </table:table-cell>
          <table:table-cell office:value-type="float" office:value="9065" calcext:value-type="float">
            <text:p>9065</text:p>
          </table:table-cell>
          <table:table-cell office:value-type="time" office:time-value="PT00H05M21S" calcext:value-type="time">
            <text:p>00:05:21</text:p>
          </table:table-cell>
          <table:table-cell office:value-type="time" office:time-value="PT00H04M58S" calcext:value-type="time">
            <text:p>00:04:58</text:p>
          </table:table-cell>
          <table:table-cell table:style-name="ce2" office:value-type="date" office:date-value="2021-04-05T22:19:57.07" calcext:value-type="date">
            <text:p>2021-04-05 22:19:57</text:p>
          </table:table-cell>
          <table:table-cell table:style-name="ce2" office:value-type="date" office:date-value="2021-04-05T22:25:18.62" calcext:value-type="date">
            <text:p>2021-04-05 22:25:18</text:p>
          </table:table-cell>
          <table:table-cell office:value-type="float" office:value="35834.85" calcext:value-type="float">
            <text:p>35834.85</text:p>
          </table:table-cell>
          <table:table-cell office:value-type="float" office:value="8996" calcext:value-type="float">
            <text:p>8996</text:p>
          </table:table-cell>
          <table:table-cell office:value-type="time" office:time-value="PT00H05M12S" calcext:value-type="time">
            <text:p>00:05:12</text:p>
          </table:table-cell>
          <table:table-cell office:value-type="time" office:time-value="PT00H04M54S" calcext:value-type="time">
            <text:p>00:04:54</text:p>
          </table:table-cell>
          <table:table-cell table:style-name="ce2" office:value-type="date" office:date-value="2021-04-05T22:41:17.53" calcext:value-type="date">
            <text:p>2021-04-05 22:41:17</text:p>
          </table:table-cell>
          <table:table-cell table:style-name="ce2" office:value-type="date" office:date-value="2021-04-05T22:46:29.95" calcext:value-type="date">
            <text:p>2021-04-05 22:46:29</text:p>
          </table:table-cell>
          <table:table-cell office:value-type="float" office:value="35507.8666666667" calcext:value-type="float">
            <text:p>35507.8666666667</text:p>
          </table:table-cell>
          <table:table-cell office:value-type="float" office:value="8932" calcext:value-type="float">
            <text:p>8932</text:p>
          </table:table-cell>
          <table:table-cell office:value-type="time" office:time-value="PT00H05M23S" calcext:value-type="time">
            <text:p>00:05:23</text:p>
          </table:table-cell>
          <table:table-cell office:value-type="time" office:time-value="PT00H04M57S" calcext:value-type="time">
            <text:p>00:04:57</text:p>
          </table:table-cell>
          <table:table-cell table:style-name="ce2" office:value-type="date" office:date-value="2021-04-05T23:02:39.35" calcext:value-type="date">
            <text:p>2021-04-05 23:02:39</text:p>
          </table:table-cell>
          <table:table-cell table:style-name="ce2" office:value-type="date" office:date-value="2021-04-05T23:08:02.36" calcext:value-type="date">
            <text:p>2021-04-05 23:08:02</text:p>
          </table:table-cell>
          <table:table-cell office:value-type="float" office:value="35563.5" calcext:value-type="float">
            <text:p>35563.5</text:p>
          </table:table-cell>
          <table:table-cell office:value-type="float" office:value="8967" calcext:value-type="float">
            <text:p>8967</text:p>
          </table:table-cell>
          <table:table-cell office:value-type="time" office:time-value="PT00H05M42S" calcext:value-type="time">
            <text:p>00:05:42</text:p>
          </table:table-cell>
          <table:table-cell office:value-type="time" office:time-value="PT00H04M57S" calcext:value-type="time">
            <text:p>00:04:57</text:p>
          </table:table-cell>
          <table:table-cell table:style-name="ce2" office:value-type="date" office:date-value="2021-04-05T23:24:01.52" calcext:value-type="date">
            <text:p>2021-04-05 23:24:01</text:p>
          </table:table-cell>
          <table:table-cell table:style-name="ce2" office:value-type="date" office:date-value="2021-04-05T23:29:43.6" calcext:value-type="date">
            <text:p>2021-04-05 23:29:43</text:p>
          </table:table-cell>
          <table:table-cell office:value-type="float" office:value="35897.63" calcext:value-type="float">
            <text:p>35897.63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faas-3072</text:p>
          </table:table-cell>
          <table:table-cell table:number-columns-repeated="2" office:value-type="time" office:time-value="PT00H04M55S" calcext:value-type="time">
            <text:p>00:04:55</text:p>
          </table:table-cell>
          <table:table-cell table:style-name="ce2" office:value-type="date" office:date-value="2021-04-05T23:45:23.08" calcext:value-type="date">
            <text:p>2021-04-05 23:45:23</text:p>
          </table:table-cell>
          <table:table-cell table:style-name="ce2" office:value-type="date" office:date-value="2021-04-05T23:50:18.81" calcext:value-type="date">
            <text:p>2021-04-05 23:50:18</text:p>
          </table:table-cell>
          <table:table-cell office:value-type="float" office:value="38046" calcext:value-type="float">
            <text:p>38046</text:p>
          </table:table-cell>
          <table:table-cell office:value-type="float" office:value="9026" calcext:value-type="float">
            <text:p>9026</text:p>
          </table:table-cell>
          <table:table-cell office:value-type="time" office:time-value="PT00H05M16S" calcext:value-type="time">
            <text:p>00:05:16</text:p>
          </table:table-cell>
          <table:table-cell office:value-type="time" office:time-value="PT00H04M58S" calcext:value-type="time">
            <text:p>00:04:58</text:p>
          </table:table-cell>
          <table:table-cell table:style-name="ce2" office:value-type="date" office:date-value="2021-04-06T00:10:59.95" calcext:value-type="date">
            <text:p>2021-04-06 00:10:59</text:p>
          </table:table-cell>
          <table:table-cell table:style-name="ce2" office:value-type="date" office:date-value="2021-04-06T00:16:15.62" calcext:value-type="date">
            <text:p>2021-04-06 00:16:15</text:p>
          </table:table-cell>
          <table:table-cell office:value-type="float" office:value="34654.6" calcext:value-type="float">
            <text:p>34654.6</text:p>
          </table:table-cell>
          <table:table-cell office:value-type="float" office:value="9065" calcext:value-type="float">
            <text:p>9065</text:p>
          </table:table-cell>
          <table:table-cell office:value-type="time" office:time-value="PT00H05M13S" calcext:value-type="time">
            <text:p>00:05:13</text:p>
          </table:table-cell>
          <table:table-cell office:value-type="time" office:time-value="PT00H04M56S" calcext:value-type="time">
            <text:p>00:04:56</text:p>
          </table:table-cell>
          <table:table-cell table:style-name="ce2" office:value-type="date" office:date-value="2021-04-06T00:36:35.92" calcext:value-type="date">
            <text:p>2021-04-06 00:36:35</text:p>
          </table:table-cell>
          <table:table-cell table:style-name="ce2" office:value-type="date" office:date-value="2021-04-06T00:41:48.16" calcext:value-type="date">
            <text:p>2021-04-06 00:41:48</text:p>
          </table:table-cell>
          <table:table-cell office:value-type="float" office:value="35834.85" calcext:value-type="float">
            <text:p>35834.85</text:p>
          </table:table-cell>
          <table:table-cell office:value-type="float" office:value="8996" calcext:value-type="float">
            <text:p>8996</text:p>
          </table:table-cell>
          <table:table-cell office:value-type="time" office:time-value="PT00H05M15S" calcext:value-type="time">
            <text:p>00:05:15</text:p>
          </table:table-cell>
          <table:table-cell office:value-type="time" office:time-value="PT00H04M53S" calcext:value-type="time">
            <text:p>00:04:53</text:p>
          </table:table-cell>
          <table:table-cell table:style-name="ce2" office:value-type="date" office:date-value="2021-04-06T01:02:13.71" calcext:value-type="date">
            <text:p>2021-04-06 01:02:13</text:p>
          </table:table-cell>
          <table:table-cell table:style-name="ce2" office:value-type="date" office:date-value="2021-04-06T01:07:28.99" calcext:value-type="date">
            <text:p>2021-04-06 01:07:28</text:p>
          </table:table-cell>
          <table:table-cell office:value-type="float" office:value="35507.8666666667" calcext:value-type="float">
            <text:p>35507.8666666667</text:p>
          </table:table-cell>
          <table:table-cell office:value-type="float" office:value="8932" calcext:value-type="float">
            <text:p>8932</text:p>
          </table:table-cell>
          <table:table-cell office:value-type="time" office:time-value="PT00H05M33S" calcext:value-type="time">
            <text:p>00:05:33</text:p>
          </table:table-cell>
          <table:table-cell office:value-type="time" office:time-value="PT00H04M56S" calcext:value-type="time">
            <text:p>00:04:56</text:p>
          </table:table-cell>
          <table:table-cell table:style-name="ce2" office:value-type="date" office:date-value="2021-04-06T01:27:52.42" calcext:value-type="date">
            <text:p>2021-04-06 01:27:52</text:p>
          </table:table-cell>
          <table:table-cell table:style-name="ce2" office:value-type="date" office:date-value="2021-04-06T01:33:25.41" calcext:value-type="date">
            <text:p>2021-04-06 01:33:25</text:p>
          </table:table-cell>
          <table:table-cell office:value-type="float" office:value="35563.5" calcext:value-type="float">
            <text:p>35563.5</text:p>
          </table:table-cell>
          <table:table-cell office:value-type="float" office:value="8967" calcext:value-type="float">
            <text:p>8967</text:p>
          </table:table-cell>
          <table:table-cell office:value-type="time" office:time-value="PT00H05M21S" calcext:value-type="time">
            <text:p>00:05:21</text:p>
          </table:table-cell>
          <table:table-cell office:value-type="time" office:time-value="PT00H04M55S" calcext:value-type="time">
            <text:p>00:04:55</text:p>
          </table:table-cell>
          <table:table-cell table:style-name="ce2" office:value-type="date" office:date-value="2021-04-06T01:53:31.31" calcext:value-type="date">
            <text:p>2021-04-06 01:53:31</text:p>
          </table:table-cell>
          <table:table-cell table:style-name="ce2" office:value-type="date" office:date-value="2021-04-06T01:58:52.35" calcext:value-type="date">
            <text:p>2021-04-06 01:58:52</text:p>
          </table:table-cell>
          <table:table-cell office:value-type="float" office:value="35897.63" calcext:value-type="float">
            <text:p>35897.63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ondemand-c5a.2xlarge</text:p>
          </table:table-cell>
          <table:table-cell table:number-columns-repeated="2" office:value-type="time" office:time-value="PT00H03M49S" calcext:value-type="time">
            <text:p>00:03:49</text:p>
          </table:table-cell>
          <table:table-cell table:style-name="ce2" office:value-type="date" office:date-value="2021-04-05T21:47:05.44" calcext:value-type="date">
            <text:p>2021-04-05 21:47:05</text:p>
          </table:table-cell>
          <table:table-cell table:style-name="ce2" office:value-type="date" office:date-value="2021-04-05T21:50:54.45" calcext:value-type="date">
            <text:p>2021-04-05 21:50:54</text:p>
          </table:table-cell>
          <table:table-cell office:value-type="float" office:value="38046" calcext:value-type="float">
            <text:p>38046</text:p>
          </table:table-cell>
          <table:table-cell office:value-type="float" office:value="9026" calcext:value-type="float">
            <text:p>9026</text:p>
          </table:table-cell>
          <table:table-cell office:value-type="time" office:time-value="PT00H17M05S" calcext:value-type="time">
            <text:p>00:17:05</text:p>
          </table:table-cell>
          <table:table-cell office:value-type="time" office:time-value="PT00H06M06S" calcext:value-type="time">
            <text:p>00:06:06</text:p>
          </table:table-cell>
          <table:table-cell table:style-name="ce2" office:value-type="date" office:date-value="2021-04-05T21:54:56.44" calcext:value-type="date">
            <text:p>2021-04-05 21:54:56</text:p>
          </table:table-cell>
          <table:table-cell table:style-name="ce2" office:value-type="date" office:date-value="2021-04-05T22:12:01.33" calcext:value-type="date">
            <text:p>2021-04-05 22:12:01</text:p>
          </table:table-cell>
          <table:table-cell office:value-type="float" office:value="34654.6" calcext:value-type="float">
            <text:p>34654.6</text:p>
          </table:table-cell>
          <table:table-cell office:value-type="float" office:value="9065" calcext:value-type="float">
            <text:p>9065</text:p>
          </table:table-cell>
          <table:table-cell office:value-type="time" office:time-value="PT00H34M11S" calcext:value-type="time">
            <text:p>00:34:11</text:p>
          </table:table-cell>
          <table:table-cell office:value-type="time" office:time-value="PT00H06M32S" calcext:value-type="time">
            <text:p>00:06:32</text:p>
          </table:table-cell>
          <table:table-cell table:style-name="ce2" office:value-type="date" office:date-value="2021-04-05T22:15:53.2" calcext:value-type="date">
            <text:p>2021-04-05 22:15:53</text:p>
          </table:table-cell>
          <table:table-cell table:style-name="ce2" office:value-type="date" office:date-value="2021-04-05T22:50:04.83" calcext:value-type="date">
            <text:p>2021-04-05 22:50:04</text:p>
          </table:table-cell>
          <table:table-cell office:value-type="float" office:value="35834.85" calcext:value-type="float">
            <text:p>35834.85</text:p>
          </table:table-cell>
          <table:table-cell office:value-type="float" office:value="8996" calcext:value-type="float">
            <text:p>8996</text:p>
          </table:table-cell>
          <table:table-cell office:value-type="time" office:time-value="PT00H50M50S" calcext:value-type="time">
            <text:p>00:50:50</text:p>
          </table:table-cell>
          <table:table-cell office:value-type="time" office:time-value="PT00H06M31S" calcext:value-type="time">
            <text:p>00:06:31</text:p>
          </table:table-cell>
          <table:table-cell table:style-name="ce2" office:value-type="date" office:date-value="2021-04-05T23:38:28.66" calcext:value-type="date">
            <text:p>2021-04-05 23:38:28</text:p>
          </table:table-cell>
          <table:table-cell table:style-name="ce2" office:value-type="date" office:date-value="2021-04-06T00:29:18" calcext:value-type="date">
            <text:p>2021-04-06 00:29:18</text:p>
          </table:table-cell>
          <table:table-cell office:value-type="float" office:value="35507.8666666667" calcext:value-type="float">
            <text:p>35507.8666666667</text:p>
          </table:table-cell>
          <table:table-cell office:value-type="float" office:value="8932" calcext:value-type="float">
            <text:p>8932</text:p>
          </table:table-cell>
          <table:table-cell office:value-type="time" office:time-value="PT01H06M47S" calcext:value-type="time">
            <text:p>01:06:47</text:p>
          </table:table-cell>
          <table:table-cell office:value-type="time" office:time-value="PT00H06M24S" calcext:value-type="time">
            <text:p>00:06:24</text:p>
          </table:table-cell>
          <table:table-cell table:style-name="ce2" office:value-type="date" office:date-value="2021-04-06T00:33:12.57" calcext:value-type="date">
            <text:p>2021-04-06 00:33:12</text:p>
          </table:table-cell>
          <table:table-cell table:style-name="ce2" office:value-type="date" office:date-value="2021-04-06T01:39:59.11" calcext:value-type="date">
            <text:p>2021-04-06 01:39:59</text:p>
          </table:table-cell>
          <table:table-cell office:value-type="float" office:value="35563.5" calcext:value-type="float">
            <text:p>35563.5</text:p>
          </table:table-cell>
          <table:table-cell office:value-type="float" office:value="8967" calcext:value-type="float">
            <text:p>8967</text:p>
          </table:table-cell>
          <table:table-cell office:value-type="time" office:time-value="PT01H20M53S" calcext:value-type="time">
            <text:p>01:20:53</text:p>
          </table:table-cell>
          <table:table-cell office:value-type="time" office:time-value="PT00H06M19S" calcext:value-type="time">
            <text:p>00:06:19</text:p>
          </table:table-cell>
          <table:table-cell table:style-name="ce2" office:value-type="date" office:date-value="2021-04-06T01:44:21.77" calcext:value-type="date">
            <text:p>2021-04-06 01:44:21</text:p>
          </table:table-cell>
          <table:table-cell table:style-name="ce2" office:value-type="date" office:date-value="2021-04-06T03:05:14.71" calcext:value-type="date">
            <text:p>2021-04-06 03:05:14</text:p>
          </table:table-cell>
          <table:table-cell office:value-type="float" office:value="35897.63" calcext:value-type="float">
            <text:p>35897.63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ondemand-c5a.4xlarge</text:p>
          </table:table-cell>
          <table:table-cell table:number-columns-repeated="2" office:value-type="time" office:time-value="PT00H03M46S" calcext:value-type="time">
            <text:p>00:03:46</text:p>
          </table:table-cell>
          <table:table-cell table:style-name="ce2" office:value-type="date" office:date-value="2021-04-05T12:31:33.36" calcext:value-type="date">
            <text:p>2021-04-05 12:31:33</text:p>
          </table:table-cell>
          <table:table-cell table:style-name="ce2" office:value-type="date" office:date-value="2021-04-05T12:35:19.5" calcext:value-type="date">
            <text:p>2021-04-05 12:35:19</text:p>
          </table:table-cell>
          <table:table-cell office:value-type="float" office:value="38046" calcext:value-type="float">
            <text:p>38046</text:p>
          </table:table-cell>
          <table:table-cell office:value-type="float" office:value="9026" calcext:value-type="float">
            <text:p>9026</text:p>
          </table:table-cell>
          <table:table-cell office:value-type="time" office:time-value="PT00H10M04S" calcext:value-type="time">
            <text:p>00:10:04</text:p>
          </table:table-cell>
          <table:table-cell office:value-type="time" office:time-value="PT00H05M50S" calcext:value-type="time">
            <text:p>00:05:50</text:p>
          </table:table-cell>
          <table:table-cell table:style-name="ce2" office:value-type="date" office:date-value="2021-04-05T12:53:15.33" calcext:value-type="date">
            <text:p>2021-04-05 12:53:15</text:p>
          </table:table-cell>
          <table:table-cell table:style-name="ce2" office:value-type="date" office:date-value="2021-04-05T13:03:19.17" calcext:value-type="date">
            <text:p>2021-04-05 13:03:19</text:p>
          </table:table-cell>
          <table:table-cell office:value-type="float" office:value="34654.6" calcext:value-type="float">
            <text:p>34654.6</text:p>
          </table:table-cell>
          <table:table-cell office:value-type="float" office:value="9065" calcext:value-type="float">
            <text:p>9065</text:p>
          </table:table-cell>
          <table:table-cell office:value-type="time" office:time-value="PT00H17M19S" calcext:value-type="time">
            <text:p>00:17:19</text:p>
          </table:table-cell>
          <table:table-cell office:value-type="time" office:time-value="PT00H06M05S" calcext:value-type="time">
            <text:p>00:06:05</text:p>
          </table:table-cell>
          <table:table-cell table:style-name="ce2" office:value-type="date" office:date-value="2021-04-05T13:12:02.4" calcext:value-type="date">
            <text:p>2021-04-05 13:12:02</text:p>
          </table:table-cell>
          <table:table-cell table:style-name="ce2" office:value-type="date" office:date-value="2021-04-05T13:29:21.3" calcext:value-type="date">
            <text:p>2021-04-05 13:29:21</text:p>
          </table:table-cell>
          <table:table-cell office:value-type="float" office:value="35834.85" calcext:value-type="float">
            <text:p>35834.85</text:p>
          </table:table-cell>
          <table:table-cell office:value-type="float" office:value="8996" calcext:value-type="float">
            <text:p>8996</text:p>
          </table:table-cell>
          <table:table-cell office:value-type="time" office:time-value="PT00H25M45S" calcext:value-type="time">
            <text:p>00:25:45</text:p>
          </table:table-cell>
          <table:table-cell office:value-type="time" office:time-value="PT00H06M18S" calcext:value-type="time">
            <text:p>00:06:18</text:p>
          </table:table-cell>
          <table:table-cell table:style-name="ce2" office:value-type="date" office:date-value="2021-04-05T13:36:38.17" calcext:value-type="date">
            <text:p>2021-04-05 13:36:38</text:p>
          </table:table-cell>
          <table:table-cell table:style-name="ce2" office:value-type="date" office:date-value="2021-04-05T14:02:23.41" calcext:value-type="date">
            <text:p>2021-04-05 14:02:23</text:p>
          </table:table-cell>
          <table:table-cell office:value-type="float" office:value="35507.8666666667" calcext:value-type="float">
            <text:p>35507.8666666667</text:p>
          </table:table-cell>
          <table:table-cell office:value-type="float" office:value="8932" calcext:value-type="float">
            <text:p>8932</text:p>
          </table:table-cell>
          <table:table-cell office:value-type="time" office:time-value="PT00H35M08S" calcext:value-type="time">
            <text:p>00:35:08</text:p>
          </table:table-cell>
          <table:table-cell office:value-type="time" office:time-value="PT00H06M47S" calcext:value-type="time">
            <text:p>00:06:47</text:p>
          </table:table-cell>
          <table:table-cell table:style-name="ce2" office:value-type="date" office:date-value="2021-04-05T14:10:07.03" calcext:value-type="date">
            <text:p>2021-04-05 14:10:07</text:p>
          </table:table-cell>
          <table:table-cell table:style-name="ce2" office:value-type="date" office:date-value="2021-04-05T14:45:15.36" calcext:value-type="date">
            <text:p>2021-04-05 14:45:15</text:p>
          </table:table-cell>
          <table:table-cell office:value-type="float" office:value="35563.5" calcext:value-type="float">
            <text:p>35563.5</text:p>
          </table:table-cell>
          <table:table-cell office:value-type="float" office:value="8967" calcext:value-type="float">
            <text:p>8967</text:p>
          </table:table-cell>
          <table:table-cell office:value-type="time" office:time-value="PT00H42M48S" calcext:value-type="time">
            <text:p>00:42:48</text:p>
          </table:table-cell>
          <table:table-cell office:value-type="time" office:time-value="PT00H06M22S" calcext:value-type="time">
            <text:p>00:06:22</text:p>
          </table:table-cell>
          <table:table-cell table:style-name="ce2" office:value-type="date" office:date-value="2021-04-05T16:01:23.28" calcext:value-type="date">
            <text:p>2021-04-05 16:01:23</text:p>
          </table:table-cell>
          <table:table-cell table:style-name="ce2" office:value-type="date" office:date-value="2021-04-05T16:44:11.53" calcext:value-type="date">
            <text:p>2021-04-05 16:44:11</text:p>
          </table:table-cell>
          <table:table-cell office:value-type="float" office:value="35897.63" calcext:value-type="float">
            <text:p>35897.63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ondemand-c5a.8xlarge</text:p>
          </table:table-cell>
          <table:table-cell office:value-type="time" office:time-value="PT00H03M53S" calcext:value-type="time">
            <text:p>00:03:53</text:p>
          </table:table-cell>
          <table:table-cell office:value-type="time" office:time-value="PT00H03M52S" calcext:value-type="time">
            <text:p>00:03:52</text:p>
          </table:table-cell>
          <table:table-cell table:style-name="ce2" office:value-type="date" office:date-value="2021-04-07T00:49:35.51" calcext:value-type="date">
            <text:p>2021-04-07 00:49:35</text:p>
          </table:table-cell>
          <table:table-cell table:style-name="ce2" office:value-type="date" office:date-value="2021-04-07T00:53:28.39" calcext:value-type="date">
            <text:p>2021-04-07 00:53:28</text:p>
          </table:table-cell>
          <table:table-cell office:value-type="float" office:value="38046" calcext:value-type="float">
            <text:p>38046</text:p>
          </table:table-cell>
          <table:table-cell office:value-type="float" office:value="9026" calcext:value-type="float">
            <text:p>9026</text:p>
          </table:table-cell>
          <table:table-cell office:value-type="time" office:time-value="PT00H05M47S" calcext:value-type="time">
            <text:p>00:05:47</text:p>
          </table:table-cell>
          <table:table-cell office:value-type="time" office:time-value="PT00H04M35S" calcext:value-type="time">
            <text:p>00:04:35</text:p>
          </table:table-cell>
          <table:table-cell table:style-name="ce2" office:value-type="date" office:date-value="2021-04-07T00:58:01.99" calcext:value-type="date">
            <text:p>2021-04-07 00:58:01</text:p>
          </table:table-cell>
          <table:table-cell table:style-name="ce2" office:value-type="date" office:date-value="2021-04-07T01:03:48.73" calcext:value-type="date">
            <text:p>2021-04-07 01:03:48</text:p>
          </table:table-cell>
          <table:table-cell office:value-type="float" office:value="34654.6" calcext:value-type="float">
            <text:p>34654.6</text:p>
          </table:table-cell>
          <table:table-cell office:value-type="float" office:value="9065" calcext:value-type="float">
            <text:p>9065</text:p>
          </table:table-cell>
          <table:table-cell office:value-type="time" office:time-value="PT00H10M29S" calcext:value-type="time">
            <text:p>00:10:29</text:p>
          </table:table-cell>
          <table:table-cell office:value-type="time" office:time-value="PT00H06M02S" calcext:value-type="time">
            <text:p>00:06:02</text:p>
          </table:table-cell>
          <table:table-cell table:style-name="ce2" office:value-type="date" office:date-value="2021-04-07T01:08:08.2" calcext:value-type="date">
            <text:p>2021-04-07 01:08:08</text:p>
          </table:table-cell>
          <table:table-cell table:style-name="ce2" office:value-type="date" office:date-value="2021-04-07T01:18:37.41" calcext:value-type="date">
            <text:p>2021-04-07 01:18:37</text:p>
          </table:table-cell>
          <table:table-cell office:value-type="float" office:value="35834.85" calcext:value-type="float">
            <text:p>35834.85</text:p>
          </table:table-cell>
          <table:table-cell office:value-type="float" office:value="8996" calcext:value-type="float">
            <text:p>8996</text:p>
          </table:table-cell>
          <table:table-cell office:value-type="time" office:time-value="PT00H12M58S" calcext:value-type="time">
            <text:p>00:12:58</text:p>
          </table:table-cell>
          <table:table-cell office:value-type="time" office:time-value="PT00H06M08S" calcext:value-type="time">
            <text:p>00:06:08</text:p>
          </table:table-cell>
          <table:table-cell table:style-name="ce2" office:value-type="date" office:date-value="2021-04-07T01:22:45.88" calcext:value-type="date">
            <text:p>2021-04-07 01:22:45</text:p>
          </table:table-cell>
          <table:table-cell table:style-name="ce2" office:value-type="date" office:date-value="2021-04-07T01:35:43.15" calcext:value-type="date">
            <text:p>2021-04-07 01:35:43</text:p>
          </table:table-cell>
          <table:table-cell office:value-type="float" office:value="35507.8666666667" calcext:value-type="float">
            <text:p>35507.8666666667</text:p>
          </table:table-cell>
          <table:table-cell office:value-type="float" office:value="8932" calcext:value-type="float">
            <text:p>8932</text:p>
          </table:table-cell>
          <table:table-cell office:value-type="time" office:time-value="PT00H17M54S" calcext:value-type="time">
            <text:p>00:17:54</text:p>
          </table:table-cell>
          <table:table-cell office:value-type="time" office:time-value="PT00H06M09S" calcext:value-type="time">
            <text:p>00:06:09</text:p>
          </table:table-cell>
          <table:table-cell table:style-name="ce2" office:value-type="date" office:date-value="2021-04-07T01:39:40.1" calcext:value-type="date">
            <text:p>2021-04-07 01:39:40</text:p>
          </table:table-cell>
          <table:table-cell table:style-name="ce2" office:value-type="date" office:date-value="2021-04-07T01:57:34.22" calcext:value-type="date">
            <text:p>2021-04-07 01:57:34</text:p>
          </table:table-cell>
          <table:table-cell office:value-type="float" office:value="35563.5" calcext:value-type="float">
            <text:p>35563.5</text:p>
          </table:table-cell>
          <table:table-cell office:value-type="float" office:value="8967" calcext:value-type="float">
            <text:p>8967</text:p>
          </table:table-cell>
          <table:table-cell office:value-type="time" office:time-value="PT00H21M34S" calcext:value-type="time">
            <text:p>00:21:34</text:p>
          </table:table-cell>
          <table:table-cell office:value-type="time" office:time-value="PT00H05M58S" calcext:value-type="time">
            <text:p>00:05:58</text:p>
          </table:table-cell>
          <table:table-cell table:style-name="ce2" office:value-type="date" office:date-value="2021-04-07T02:01:52.74" calcext:value-type="date">
            <text:p>2021-04-07 02:01:52</text:p>
          </table:table-cell>
          <table:table-cell table:style-name="ce2" office:value-type="date" office:date-value="2021-04-07T02:23:26.24" calcext:value-type="date">
            <text:p>2021-04-07 02:23:26</text:p>
          </table:table-cell>
          <table:table-cell office:value-type="float" office:value="35897.63" calcext:value-type="float">
            <text:p>35897.63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ondemand-t3a.xlarge</text:p>
          </table:table-cell>
          <table:table-cell table:number-columns-repeated="2" office:value-type="time" office:time-value="PT00H05M52S" calcext:value-type="time">
            <text:p>00:05:52</text:p>
          </table:table-cell>
          <table:table-cell table:style-name="ce2" office:value-type="date" office:date-value="2021-04-06T12:30:00.44" calcext:value-type="date">
            <text:p>2021-04-06 12:30:00</text:p>
          </table:table-cell>
          <table:table-cell table:style-name="ce2" office:value-type="date" office:date-value="2021-04-06T12:35:52.79" calcext:value-type="date">
            <text:p>2021-04-06 12:35:52</text:p>
          </table:table-cell>
          <table:table-cell office:value-type="float" office:value="38046" calcext:value-type="float">
            <text:p>38046</text:p>
          </table:table-cell>
          <table:table-cell office:value-type="float" office:value="9026" calcext:value-type="float">
            <text:p>9026</text:p>
          </table:table-cell>
          <table:table-cell office:value-type="time" office:time-value="PT00H46M30S" calcext:value-type="time">
            <text:p>00:46:30</text:p>
          </table:table-cell>
          <table:table-cell office:value-type="time" office:time-value="PT00H09M12S" calcext:value-type="time">
            <text:p>00:09:12</text:p>
          </table:table-cell>
          <table:table-cell table:style-name="ce2" office:value-type="date" office:date-value="2021-04-06T12:40:28.43" calcext:value-type="date">
            <text:p>2021-04-06 12:40:28</text:p>
          </table:table-cell>
          <table:table-cell table:style-name="ce2" office:value-type="date" office:date-value="2021-04-06T13:26:58.44" calcext:value-type="date">
            <text:p>2021-04-06 13:26:58</text:p>
          </table:table-cell>
          <table:table-cell office:value-type="float" office:value="34654.6" calcext:value-type="float">
            <text:p>34654.6</text:p>
          </table:table-cell>
          <table:table-cell office:value-type="float" office:value="9065" calcext:value-type="float">
            <text:p>9065</text:p>
          </table:table-cell>
          <table:table-cell office:value-type="time" office:time-value="PT01H29M32S" calcext:value-type="time">
            <text:p>01:29:32</text:p>
          </table:table-cell>
          <table:table-cell office:value-type="time" office:time-value="PT00H08M52S" calcext:value-type="time">
            <text:p>00:08:52</text:p>
          </table:table-cell>
          <table:table-cell table:style-name="ce2" office:value-type="date" office:date-value="2021-04-06T13:31:21.88" calcext:value-type="date">
            <text:p>2021-04-06 13:31:21</text:p>
          </table:table-cell>
          <table:table-cell table:style-name="ce2" office:value-type="date" office:date-value="2021-04-06T15:00:53.41" calcext:value-type="date">
            <text:p>2021-04-06 15:00:53</text:p>
          </table:table-cell>
          <table:table-cell office:value-type="float" office:value="35834.85" calcext:value-type="float">
            <text:p>35834.85</text:p>
          </table:table-cell>
          <table:table-cell office:value-type="float" office:value="8996" calcext:value-type="float">
            <text:p>8996</text:p>
          </table:table-cell>
          <table:table-cell office:value-type="time" office:time-value="PT02H15M27S" calcext:value-type="time">
            <text:p>02:15:27</text:p>
          </table:table-cell>
          <table:table-cell office:value-type="time" office:time-value="PT00H08M57S" calcext:value-type="time">
            <text:p>00:08:57</text:p>
          </table:table-cell>
          <table:table-cell table:style-name="ce2" office:value-type="date" office:date-value="2021-04-06T15:05:23.92" calcext:value-type="date">
            <text:p>2021-04-06 15:05:23</text:p>
          </table:table-cell>
          <table:table-cell table:style-name="ce2" office:value-type="date" office:date-value="2021-04-06T17:20:50.37" calcext:value-type="date">
            <text:p>2021-04-06 17:20:50</text:p>
          </table:table-cell>
          <table:table-cell office:value-type="float" office:value="35507.8666666667" calcext:value-type="float">
            <text:p>35507.8666666667</text:p>
          </table:table-cell>
          <table:table-cell office:value-type="float" office:value="8932" calcext:value-type="float">
            <text:p>8932</text:p>
          </table:table-cell>
          <table:table-cell office:value-type="time" office:time-value="PT03H20M19S" calcext:value-type="time">
            <text:p>03:20:19</text:p>
          </table:table-cell>
          <table:table-cell office:value-type="time" office:time-value="PT00H09M59S" calcext:value-type="time">
            <text:p>00:09:59</text:p>
          </table:table-cell>
          <table:table-cell table:style-name="ce2" office:value-type="date" office:date-value="2021-04-06T17:25:16.56" calcext:value-type="date">
            <text:p>2021-04-06 17:25:16</text:p>
          </table:table-cell>
          <table:table-cell table:style-name="ce2" office:value-type="date" office:date-value="2021-04-06T20:45:35.57" calcext:value-type="date">
            <text:p>2021-04-06 20:45:35</text:p>
          </table:table-cell>
          <table:table-cell office:value-type="float" office:value="35563.5" calcext:value-type="float">
            <text:p>35563.5</text:p>
          </table:table-cell>
          <table:table-cell office:value-type="float" office:value="8967" calcext:value-type="float">
            <text:p>8967</text:p>
          </table:table-cell>
          <table:table-cell office:value-type="time" office:time-value="PT03H50M57S" calcext:value-type="time">
            <text:p>03:50:57</text:p>
          </table:table-cell>
          <table:table-cell office:value-type="time" office:time-value="PT00H09M12S" calcext:value-type="time">
            <text:p>00:09:12</text:p>
          </table:table-cell>
          <table:table-cell table:style-name="ce2" office:value-type="date" office:date-value="2021-04-06T20:50:36.93" calcext:value-type="date">
            <text:p>2021-04-06 20:50:36</text:p>
          </table:table-cell>
          <table:table-cell table:style-name="ce2" office:value-type="date" office:date-value="2021-04-07T00:41:33.71" calcext:value-type="date">
            <text:p>2021-04-07 00:41:33</text:p>
          </table:table-cell>
          <table:table-cell office:value-type="float" office:value="35897.63" calcext:value-type="float">
            <text:p>35897.63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 table:number-rows-repeated="1048565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Pric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7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 table:number-columns-spanned="11" table:number-rows-spanned="1">
            <text:p>EC2 Prices</text:p>
          </table:table-cell>
          <table:covered-table-cell table:number-columns-repeated="8" table:style-name="ce27"/>
          <table:covered-table-cell table:number-columns-repeated="2" table:style-name="ce30"/>
        </table:table-row>
        <table:table-row table:style-name="ro2">
          <table:table-cell table:style-name="ce27" office:value-type="string" calcext:value-type="string">
            <text:p>Instance type</text:p>
          </table:table-cell>
          <table:table-cell table:style-name="ce27" office:value-type="string" calcext:value-type="string">
            <text:p>vCPUs</text:p>
          </table:table-cell>
          <table:table-cell table:style-name="ce27" office:value-type="string" calcext:value-type="string">
            <text:p>Architecture</text:p>
          </table:table-cell>
          <table:table-cell table:style-name="ce27" office:value-type="string" calcext:value-type="string">
            <text:p>Memory (GiB)</text:p>
          </table:table-cell>
          <table:table-cell table:style-name="ce27" office:value-type="string" calcext:value-type="string">
            <text:p>Storage (GB)</text:p>
          </table:table-cell>
          <table:table-cell table:style-name="ce27" office:value-type="string" calcext:value-type="string">
            <text:p>Storage type</text:p>
          </table:table-cell>
          <table:table-cell table:style-name="ce27" office:value-type="string" calcext:value-type="string">
            <text:p>Network performance</text:p>
          </table:table-cell>
          <table:table-cell table:style-name="ce27" office:value-type="string" calcext:value-type="string">
            <text:p>On-Demand Linux pricing</text:p>
          </table:table-cell>
          <table:table-cell table:style-name="ce27" office:value-type="string" calcext:value-type="string">
            <text:p>On-Demand Windows pricing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Value per second</text:p>
          </table:table-cell>
        </table:table-row>
        <table:table-row table:style-name="ro3">
          <table:table-cell table:style-name="ce5" office:value-type="string" calcext:value-type="string">
            <text:p><text:a xlink:href="https://us-west-1.console.aws.amazon.com/ec2/v2/home?region=us-west-1#InstanceTypeDetails:instanceType=c5a.2xlarge" xlink:type="simple">c5a.2xlarge</text:a>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x86_6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Up to 10 Gigabit</text:p>
          </table:table-cell>
          <table:table-cell table:style-name="ce5" office:value-type="string" calcext:value-type="string">
            <text:p>0.38 USD per Hour</text:p>
          </table:table-cell>
          <table:table-cell table:style-name="ce5" office:value-type="string" calcext:value-type="string">
            <text:p>0.748 USD per Hour</text:p>
          </table:table-cell>
          <table:table-cell table:style-name="ce10" office:value-type="date" office:date-value="2021-05-04" calcext:value-type="date">
            <text:p>05/04/21</text:p>
          </table:table-cell>
          <table:table-cell table:formula="of:=0.38/60/60" office:value-type="float" office:value="0.000105555555555556" calcext:value-type="float">
            <text:p>0.000105555555556</text:p>
          </table:table-cell>
        </table:table-row>
        <table:table-row table:style-name="ro3">
          <table:table-cell table:style-name="ce5" office:value-type="string" calcext:value-type="string">
            <text:p><text:a xlink:href="https://us-west-1.console.aws.amazon.com/ec2/v2/home?region=us-west-1#InstanceTypeDetails:instanceType=c5a.4xlarge" xlink:type="simple">c5a.4xlarge</text:a>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x86_6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Up to 10 Gigabit</text:p>
          </table:table-cell>
          <table:table-cell table:style-name="ce5" office:value-type="string" calcext:value-type="string">
            <text:p>0.76 USD per Hour</text:p>
          </table:table-cell>
          <table:table-cell table:style-name="ce5" office:value-type="string" calcext:value-type="string">
            <text:p>1.496 USD per Hour</text:p>
          </table:table-cell>
          <table:table-cell table:style-name="ce10" office:value-type="date" office:date-value="2021-05-04" calcext:value-type="date">
            <text:p>05/04/21</text:p>
          </table:table-cell>
          <table:table-cell table:formula="of:=0.76/60/60" office:value-type="float" office:value="0.000211111111111111" calcext:value-type="float">
            <text:p>0.000211111111111</text:p>
          </table:table-cell>
        </table:table-row>
        <table:table-row table:style-name="ro3">
          <table:table-cell table:style-name="ce5" office:value-type="string" calcext:value-type="string">
            <text:p><text:a xlink:href="https://us-west-1.console.aws.amazon.com/ec2/v2/home?region=us-west-1#InstanceTypeDetails:instanceType=c5a.8xlarge" xlink:type="simple">c5a.8xlarge</text:a>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x86_64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10 Gigabit</text:p>
          </table:table-cell>
          <table:table-cell table:style-name="ce5" office:value-type="string" calcext:value-type="string">
            <text:p>1.52 USD per Hour</text:p>
          </table:table-cell>
          <table:table-cell table:style-name="ce5" office:value-type="string" calcext:value-type="string">
            <text:p>2.992 USD per Hour</text:p>
          </table:table-cell>
          <table:table-cell table:style-name="ce10" office:value-type="date" office:date-value="2021-06-04" calcext:value-type="date">
            <text:p>06/04/21</text:p>
          </table:table-cell>
          <table:table-cell table:formula="of:=1.52/60/60" office:value-type="float" office:value="0.000422222222222222" calcext:value-type="float">
            <text:p>0.000422222222222</text:p>
          </table:table-cell>
        </table:table-row>
        <table:table-row table:style-name="ro3">
          <table:table-cell table:style-name="ce5" office:value-type="string" calcext:value-type="string">
            <text:p><text:a xlink:href="https://us-west-1.console.aws.amazon.com/ec2/v2/home?region=us-west-1#InstanceTypeDetails:instanceType=t3a.xlarge" xlink:type="simple">t3a.xlarge</text:a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x86_6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Up to 5 Gigabit</text:p>
          </table:table-cell>
          <table:table-cell table:style-name="ce5" office:value-type="string" calcext:value-type="string">
            <text:p>0.1786 USD per Hour</text:p>
          </table:table-cell>
          <table:table-cell table:style-name="ce5" office:value-type="string" calcext:value-type="string">
            <text:p>0.2522 USD per Hour</text:p>
          </table:table-cell>
          <table:table-cell table:style-name="ce10" office:value-type="date" office:date-value="2021-06-04" calcext:value-type="date">
            <text:p>06/04/21</text:p>
          </table:table-cell>
          <table:table-cell table:formula="of:=0.1786/60/60" office:value-type="float" office:value="0.0000496111111111111" calcext:value-type="float">
            <text:p>4.96111111111111E-05</text:p>
          </table:table-cell>
        </table:table-row>
        <table:table-row table:style-name="ro3">
          <table:table-cell table:style-name="ce5" office:value-type="string" calcext:value-type="string">
            <text:p>t4g.xlar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rm6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Up to 5 Gigabit</text:p>
          </table:table-cell>
          <table:table-cell table:style-name="ce9" office:value-type="string" calcext:value-type="string">
            <text:p>0.16 USD per Hour</text:p>
          </table:table-cell>
          <table:table-cell table:style-name="ce5" office:value-type="string" calcext:value-type="string">
            <text:p>-</text:p>
          </table:table-cell>
          <table:table-cell table:style-name="ce10" office:value-type="string" calcext:value-type="string">
            <text:p>20/01/2022</text:p>
          </table:table-cell>
          <table:table-cell table:style-name="ce11" table:formula="of:=0.16/60/60" office:value-type="float" office:value="0.0000444444444444444" calcext:value-type="float">
            <text:p>4.44444444444444E-05</text:p>
          </table:table-cell>
        </table:table-row>
        <table:table-row table:style-name="ro3">
          <table:table-cell table:style-name="ce5" office:value-type="string" calcext:value-type="string">
            <text:p>c6g.2xlarge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mr6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Up to 5 Gigabit</text:p>
          </table:table-cell>
          <table:table-cell table:style-name="ce9" office:value-type="string" calcext:value-type="string">
            <text:p>0.3392 USD per Hour</text:p>
          </table:table-cell>
          <table:table-cell table:style-name="ce5" office:value-type="string" calcext:value-type="string">
            <text:p>-</text:p>
          </table:table-cell>
          <table:table-cell table:style-name="ce10" office:value-type="string" calcext:value-type="string">
            <text:p>20/01/2023</text:p>
          </table:table-cell>
          <table:table-cell table:style-name="ce11" table:formula="of:=0.3392/60/60" office:value-type="float" office:value="0.0000942222222222222" calcext:value-type="float">
            <text:p>9.42222222222222E-05</text:p>
          </table:table-cell>
        </table:table-row>
        <table:table-row table:style-name="ro3">
          <table:table-cell table:style-name="ce5" office:value-type="string" calcext:value-type="string">
            <text:p>c6g.4xlarge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amr6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Up to 5 Gigabit</text:p>
          </table:table-cell>
          <table:table-cell table:style-name="ce5" office:value-type="string" calcext:value-type="string">
            <text:p>0.6784 USD per Hour</text:p>
          </table:table-cell>
          <table:table-cell table:style-name="ce5" office:value-type="string" calcext:value-type="string">
            <text:p>-</text:p>
          </table:table-cell>
          <table:table-cell table:style-name="ce10" office:value-type="string" calcext:value-type="string">
            <text:p>20/01/2023</text:p>
          </table:table-cell>
          <table:table-cell table:style-name="ce11" table:formula="of:=0.6784/60/60" office:value-type="float" office:value="0.000188444444444444" calcext:value-type="float">
            <text:p>0.000188444444444</text:p>
          </table:table-cell>
        </table:table-row>
        <table:table-row table:style-name="ro3">
          <table:table-cell table:style-name="ce5" office:value-type="string" calcext:value-type="string">
            <text:p>c6g.8xlarge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amr66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Up to 5 Gigabit</text:p>
          </table:table-cell>
          <table:table-cell table:style-name="ce5" office:value-type="string" calcext:value-type="string">
            <text:p>1.3568 USD per Hour</text:p>
          </table:table-cell>
          <table:table-cell table:style-name="ce5" office:value-type="string" calcext:value-type="string">
            <text:p>-</text:p>
          </table:table-cell>
          <table:table-cell table:style-name="ce10" office:value-type="string" calcext:value-type="string">
            <text:p>20/01/2023</text:p>
          </table:table-cell>
          <table:table-cell table:style-name="ce11" table:formula="of:=1.3568/60/60" office:value-type="float" office:value="0.000376888888888889" calcext:value-type="float">
            <text:p>0.000376888888889</text:p>
          </table:table-cell>
        </table:table-row>
        <table:table-row table:style-name="ro1" table:number-rows-repeated="2">
          <table:table-cell table:style-name="ce5" table:number-columns-repeated="9"/>
          <table:table-cell table:style-name="ce10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6" office:value-type="string" calcext:value-type="string" table:number-columns-spanned="3" table:number-rows-spanned="1">
            <text:p>Lambda Prices</text:p>
          </table:table-cell>
          <table:covered-table-cell table:number-columns-repeated="2" table:style-name="ce8"/>
          <table:table-cell table:number-columns-repeated="8"/>
        </table:table-row>
        <table:table-row table:style-name="ro1">
          <table:table-cell table:style-name="ce30" office:value-type="string" calcext:value-type="string">
            <text:p>Memory (GB)</text:p>
          </table:table-cell>
          <table:table-cell table:style-name="ce30" office:value-type="string" calcext:value-type="string">
            <text:p>vCPUs</text:p>
          </table:table-cell>
          <table:table-cell table:style-name="ce30" office:value-type="string" calcext:value-type="string">
            <text:p>Value per second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5]/[.$B$26]*[.A17]" office:value-type="float" office:value="0.6" calcext:value-type="float">
            <text:p>0.6</text:p>
          </table:table-cell>
          <table:table-cell table:formula="of:=[.$B$24]*[.A17]+[.$B$27]" office:value-type="float" office:value="0.0000168667" calcext:value-type="float">
            <text:p>1.68667E-05</text:p>
          </table:table-cell>
          <table:table-cell table:number-columns-repeated="8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$B$25]/[.$B$26]*[.A18]" office:value-type="float" office:value="0.9" calcext:value-type="float">
            <text:p>0.9</text:p>
          </table:table-cell>
          <table:table-cell table:formula="of:=[.$B$24]*[.A18]+[.$B$27]" office:value-type="float" office:value="0.00002520005" calcext:value-type="float">
            <text:p>2.520005E-0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25]/[.$B$26]*[.A19]" office:value-type="float" office:value="1.2" calcext:value-type="float">
            <text:p>1.2</text:p>
          </table:table-cell>
          <table:table-cell table:formula="of:=[.$B$24]*[.A19]+[.$B$27]" office:value-type="float" office:value="0.0000335334" calcext:value-type="float">
            <text:p>3.35334E-05</text:p>
          </table:table-cell>
          <table:table-cell table:number-columns-repeated="8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$B$25]/[.$B$26]*[.A20]" office:value-type="float" office:value="1.5" calcext:value-type="float">
            <text:p>1.5</text:p>
          </table:table-cell>
          <table:table-cell table:formula="of:=[.$B$24]*[.A20]+[.$B$27]" office:value-type="float" office:value="0.00004186675" calcext:value-type="float">
            <text:p>4.186675E-0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25]/[.$B$26]*[.A21]" office:value-type="float" office:value="1.8" calcext:value-type="float">
            <text:p>1.8</text:p>
          </table:table-cell>
          <table:table-cell table:formula="of:=[.$B$24]*[.A21]+[.$B$27]" office:value-type="float" office:value="0.0000502001" calcext:value-type="float">
            <text:p>5.02001E-05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0" office:value-type="string" calcext:value-type="string">
            <text:p>Lambda value (GB/s)</text:p>
          </table:table-cell>
          <table:table-cell office:value-type="float" office:value="0.0000166667" calcext:value-type="float">
            <text:p>1.66667E-05</text:p>
          </table:table-cell>
          <table:table-cell table:number-columns-repeated="9"/>
        </table:table-row>
        <table:table-row table:style-name="ro1">
          <table:table-cell table:style-name="ce30" office:value-type="string" calcext:value-type="string">
            <text:p>Lambda max vCPU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30" office:value-type="string" calcext:value-type="string">
            <text:p>Lambda max Memory (GB)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30" office:value-type="string" calcext:value-type="string">
            <text:p>Lambda request value</text:p>
          </table:table-cell>
          <table:table-cell table:formula="of:=0.2/1000000" office:value-type="float" office:value="0.0000002" calcext:value-type="float">
            <text:p>2E-07</text:p>
          </table:table-cell>
          <table:table-cell table:number-columns-repeated="9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table:style-name="ce5" office:value-type="string" calcext:value-type="string">
            <text:p>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Data Disk</text:p>
          </table:table-cell>
          <table:table-cell office:value-type="string" calcext:value-type="string">
            <text:p>Max Iops</text:p>
          </table:table-cell>
          <table:table-cell office:value-type="string" calcext:value-type="string">
            <text:p>Temp storage (GB)</text:p>
          </table:table-cell>
          <table:table-cell office:value-type="string" calcext:value-type="string">
            <text:p>Premium Disk</text:p>
          </table:table-cell>
          <table:table-cell office:value-type="string" calcext:value-type="string">
            <text:p>Cost Month (R$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Cost Month ($)</text:p>
          </table:table-cell>
        </table:table-row>
        <table:table-row table:style-name="ro1">
          <table:table-cell office:value-type="string" calcext:value-type="string">
            <text:p>Standard_D4s_v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pported</text:p>
          </table:table-cell>
          <table:table-cell office:value-type="float" office:value="765.31" calcext:value-type="float">
            <text:p>765.31</text:p>
          </table:table-cell>
          <table:table-cell table:style-name="ce10" office:value-type="date" office:date-value="2022-02-01" calcext:value-type="date">
            <text:p>02/01/22</text:p>
          </table:table-cell>
          <table:table-cell office:value-type="float" office:value="5.28" calcext:value-type="float">
            <text:p>5.28</text:p>
          </table:table-cell>
          <table:table-cell table:formula="of:=[.H40]/[.J40]" office:value-type="float" office:value="144.945075757576" calcext:value-type="float">
            <text:p>144.945075757576</text:p>
          </table:table-cell>
        </table:table-row>
        <table:table-row table:style-name="ro1">
          <table:table-cell office:value-type="string" calcext:value-type="string">
            <text:p>Standard_D8s_v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upported</text:p>
          </table:table-cell>
          <table:table-cell office:value-type="float" office:value="1530.61" calcext:value-type="float">
            <text:p>1530.61</text:p>
          </table:table-cell>
          <table:table-cell table:style-name="ce10" office:value-type="date" office:date-value="2022-02-01" calcext:value-type="date">
            <text:p>02/01/22</text:p>
          </table:table-cell>
          <table:table-cell office:value-type="float" office:value="5.28" calcext:value-type="float">
            <text:p>5.28</text:p>
          </table:table-cell>
          <table:table-cell table:formula="of:=[.H41]/[.J41]" office:value-type="float" office:value="289.888257575758" calcext:value-type="float">
            <text:p>289.888257575758</text:p>
          </table:table-cell>
        </table:table-row>
      </table:table>
      <table:table table:name="Total duration" table:style-name="ta1">
        <table:table-column table:style-name="co20" table:default-cell-style-name="Default"/>
        <table:table-column table:style-name="co21" table:number-columns-repeated="6" table:default-cell-style-name="Default"/>
        <table:table-column table:style-name="co21" table:default-cell-style-name="ce21"/>
        <table:table-row table:style-name="ro1">
          <table:table-cell table:style-name="ce12" office:value-type="string" calcext:value-type="string">
            <text:p>servi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00" calcext:value-type="float">
            <text:p>100</text:p>
          </table:table-cell>
          <table:table-cell table:style-name="ce19" office:value-type="string" calcext:value-type="string">
            <text:p>Subtotal</text:p>
          </table:table-cell>
        </table:table-row>
        <table:table-row table:style-name="ro1">
          <table:table-cell office:value-type="string" calcext:value-type="string">
            <text:p>Lambda (1.0GB / 0.6vcpus)</text:p>
          </table:table-cell>
          <table:table-cell table:style-name="ce1" office:value-type="time" office:time-value="PT00H08M31S" calcext:value-type="time">
            <text:p>00:08:31</text:p>
          </table:table-cell>
          <table:table-cell table:style-name="ce1" office:value-type="time" office:time-value="PT00H09M31S" calcext:value-type="time">
            <text:p>00:09:31</text:p>
          </table:table-cell>
          <table:table-cell table:style-name="ce1" office:value-type="time" office:time-value="PT00H14M46S" calcext:value-type="time">
            <text:p>00:14:46</text:p>
          </table:table-cell>
          <table:table-cell table:style-name="ce1" office:value-type="time" office:time-value="PT00H09M15S" calcext:value-type="time">
            <text:p>00:09:15</text:p>
          </table:table-cell>
          <table:table-cell table:style-name="ce1" office:value-type="time" office:time-value="PT00H09M24S" calcext:value-type="time">
            <text:p>00:09:24</text:p>
          </table:table-cell>
          <table:table-cell table:style-name="ce1" office:value-type="time" office:time-value="PT00H09M29S" calcext:value-type="time">
            <text:p>00:09:29</text:p>
          </table:table-cell>
          <table:table-cell table:style-name="ce20" table:formula="of:=SUM([.B2:.G2])" office:value-type="time" office:time-value="PT01H00M56S" calcext:value-type="time">
            <text:p>01:00:56</text:p>
          </table:table-cell>
        </table:table-row>
        <table:table-row table:style-name="ro1">
          <table:table-cell office:value-type="string" calcext:value-type="string">
            <text:p>Lambda (1.5GB / 0.9vcpus)</text:p>
          </table:table-cell>
          <table:table-cell table:style-name="ce1" office:value-type="time" office:time-value="PT00H05M53S" calcext:value-type="time">
            <text:p>00:05:53</text:p>
          </table:table-cell>
          <table:table-cell table:style-name="ce1" office:value-type="time" office:time-value="PT00H06M09S" calcext:value-type="time">
            <text:p>00:06:09</text:p>
          </table:table-cell>
          <table:table-cell table:style-name="ce1" office:value-type="time" office:time-value="PT00H06M23S" calcext:value-type="time">
            <text:p>00:06:23</text:p>
          </table:table-cell>
          <table:table-cell table:style-name="ce1" office:value-type="time" office:time-value="PT00H07M04S" calcext:value-type="time">
            <text:p>00:07:04</text:p>
          </table:table-cell>
          <table:table-cell table:style-name="ce1" office:value-type="time" office:time-value="PT00H06M26S" calcext:value-type="time">
            <text:p>00:06:26</text:p>
          </table:table-cell>
          <table:table-cell table:style-name="ce1" office:value-type="time" office:time-value="PT00H06M32S" calcext:value-type="time">
            <text:p>00:06:32</text:p>
          </table:table-cell>
          <table:table-cell table:style-name="ce20" table:formula="of:=SUM([.B3:.G3])" office:value-type="time" office:time-value="PT00H38M27S" calcext:value-type="time">
            <text:p>00:38:27</text:p>
          </table:table-cell>
        </table:table-row>
        <table:table-row table:style-name="ro1">
          <table:table-cell office:value-type="string" calcext:value-type="string">
            <text:p>Lambda (2.0GB / 1.2vcpus)</text:p>
          </table:table-cell>
          <table:table-cell table:style-name="ce1" office:value-type="time" office:time-value="PT00H05M03S" calcext:value-type="time">
            <text:p>00:05:03</text:p>
          </table:table-cell>
          <table:table-cell table:style-name="ce1" office:value-type="time" office:time-value="PT00H05M19S" calcext:value-type="time">
            <text:p>00:05:19</text:p>
          </table:table-cell>
          <table:table-cell table:style-name="ce1" office:value-type="time" office:time-value="PT00H05M37S" calcext:value-type="time">
            <text:p>00:05:37</text:p>
          </table:table-cell>
          <table:table-cell table:style-name="ce1" office:value-type="time" office:time-value="PT00H05M27S" calcext:value-type="time">
            <text:p>00:05:27</text:p>
          </table:table-cell>
          <table:table-cell table:style-name="ce1" office:value-type="time" office:time-value="PT00H05M19S" calcext:value-type="time">
            <text:p>00:05:19</text:p>
          </table:table-cell>
          <table:table-cell table:style-name="ce1" office:value-type="time" office:time-value="PT00H05M26S" calcext:value-type="time">
            <text:p>00:05:26</text:p>
          </table:table-cell>
          <table:table-cell table:style-name="ce20" table:formula="of:=SUM([.B4:.G4])" office:value-type="time" office:time-value="PT00H32M11S" calcext:value-type="time">
            <text:p>00:32:11</text:p>
          </table:table-cell>
        </table:table-row>
        <table:table-row table:style-name="ro1">
          <table:table-cell office:value-type="string" calcext:value-type="string">
            <text:p>Lambda (2.5GB / 1.5vcpus)</text:p>
          </table:table-cell>
          <table:table-cell table:style-name="ce1" office:value-type="time" office:time-value="PT00H05M02S" calcext:value-type="time">
            <text:p>00:05:02</text:p>
          </table:table-cell>
          <table:table-cell table:style-name="ce1" office:value-type="time" office:time-value="PT00H05M34S" calcext:value-type="time">
            <text:p>00:05:34</text:p>
          </table:table-cell>
          <table:table-cell table:style-name="ce1" office:value-type="time" office:time-value="PT00H05M21S" calcext:value-type="time">
            <text:p>00:05:21</text:p>
          </table:table-cell>
          <table:table-cell table:style-name="ce1" office:value-type="time" office:time-value="PT00H05M12S" calcext:value-type="time">
            <text:p>00:05:12</text:p>
          </table:table-cell>
          <table:table-cell table:style-name="ce1" office:value-type="time" office:time-value="PT00H05M23S" calcext:value-type="time">
            <text:p>00:05:23</text:p>
          </table:table-cell>
          <table:table-cell table:style-name="ce1" office:value-type="time" office:time-value="PT00H05M42S" calcext:value-type="time">
            <text:p>00:05:42</text:p>
          </table:table-cell>
          <table:table-cell table:style-name="ce20" table:formula="of:=SUM([.B5:.G5])" office:value-type="time" office:time-value="PT00H32M14S" calcext:value-type="time">
            <text:p>00:32:14</text:p>
          </table:table-cell>
        </table:table-row>
        <table:table-row table:style-name="ro1">
          <table:table-cell office:value-type="string" calcext:value-type="string">
            <text:p>Lambda (3.0GB / 1.8vcpus)</text:p>
          </table:table-cell>
          <table:table-cell table:style-name="ce1" office:value-type="time" office:time-value="PT00H04M55S" calcext:value-type="time">
            <text:p>00:04:55</text:p>
          </table:table-cell>
          <table:table-cell table:style-name="ce1" office:value-type="time" office:time-value="PT00H05M16S" calcext:value-type="time">
            <text:p>00:05:16</text:p>
          </table:table-cell>
          <table:table-cell table:style-name="ce1" office:value-type="time" office:time-value="PT00H05M13S" calcext:value-type="time">
            <text:p>00:05:13</text:p>
          </table:table-cell>
          <table:table-cell table:style-name="ce1" office:value-type="time" office:time-value="PT00H05M15S" calcext:value-type="time">
            <text:p>00:05:15</text:p>
          </table:table-cell>
          <table:table-cell table:style-name="ce1" office:value-type="time" office:time-value="PT00H05M33S" calcext:value-type="time">
            <text:p>00:05:33</text:p>
          </table:table-cell>
          <table:table-cell table:style-name="ce1" office:value-type="time" office:time-value="PT00H05M21S" calcext:value-type="time">
            <text:p>00:05:21</text:p>
          </table:table-cell>
          <table:table-cell table:style-name="ce20" table:formula="of:=SUM([.B6:.G6])" office:value-type="time" office:time-value="PT00H31M33S" calcext:value-type="time">
            <text:p>00:31:33</text:p>
          </table:table-cell>
        </table:table-row>
        <table:table-row table:style-name="ro1">
          <table:table-cell office:value-type="string" calcext:value-type="string">
            <text:p>EC2 t3a.xlarge (16GB / 4vcpus / x86)</text:p>
          </table:table-cell>
          <table:table-cell table:style-name="ce1" office:value-type="time" office:time-value="PT00H05M52S" calcext:value-type="time">
            <text:p>00:05:52</text:p>
          </table:table-cell>
          <table:table-cell table:style-name="ce1" office:value-type="time" office:time-value="PT00H46M30S" calcext:value-type="time">
            <text:p>00:46:30</text:p>
          </table:table-cell>
          <table:table-cell table:style-name="ce1" office:value-type="time" office:time-value="PT01H29M32S" calcext:value-type="time">
            <text:p>01:29:32</text:p>
          </table:table-cell>
          <table:table-cell table:style-name="ce1" office:value-type="time" office:time-value="PT02H15M27S" calcext:value-type="time">
            <text:p>02:15:27</text:p>
          </table:table-cell>
          <table:table-cell table:style-name="ce1" office:value-type="time" office:time-value="PT03H20M19S" calcext:value-type="time">
            <text:p>03:20:19</text:p>
          </table:table-cell>
          <table:table-cell table:style-name="ce1" office:value-type="time" office:time-value="PT03H50M57S" calcext:value-type="time">
            <text:p>03:50:57</text:p>
          </table:table-cell>
          <table:table-cell table:style-name="ce20" table:formula="of:=SUM([.B7:.G7])" office:value-type="time" office:time-value="PT11H48M37S" calcext:value-type="time">
            <text:p>11:48:37</text:p>
          </table:table-cell>
        </table:table-row>
        <table:table-row table:style-name="ro1">
          <table:table-cell office:value-type="string" calcext:value-type="string">
            <text:p>EC2 c5a.2xlarge (16GB / 8vcpus / x86)</text:p>
          </table:table-cell>
          <table:table-cell table:style-name="ce1" office:value-type="time" office:time-value="PT00H03M49S" calcext:value-type="time">
            <text:p>00:03:49</text:p>
          </table:table-cell>
          <table:table-cell table:style-name="ce1" office:value-type="time" office:time-value="PT00H17M05S" calcext:value-type="time">
            <text:p>00:17:05</text:p>
          </table:table-cell>
          <table:table-cell table:style-name="ce1" office:value-type="time" office:time-value="PT00H34M11S" calcext:value-type="time">
            <text:p>00:34:11</text:p>
          </table:table-cell>
          <table:table-cell table:style-name="ce1" office:value-type="time" office:time-value="PT00H50M50S" calcext:value-type="time">
            <text:p>00:50:50</text:p>
          </table:table-cell>
          <table:table-cell table:style-name="ce1" office:value-type="time" office:time-value="PT01H06M47S" calcext:value-type="time">
            <text:p>01:06:47</text:p>
          </table:table-cell>
          <table:table-cell table:style-name="ce1" office:value-type="time" office:time-value="PT01H20M53S" calcext:value-type="time">
            <text:p>01:20:53</text:p>
          </table:table-cell>
          <table:table-cell table:style-name="ce20" table:formula="of:=SUM([.B8:.G8])" office:value-type="time" office:time-value="PT04H13M35S" calcext:value-type="time">
            <text:p>04:13:35</text:p>
          </table:table-cell>
        </table:table-row>
        <table:table-row table:style-name="ro1">
          <table:table-cell office:value-type="string" calcext:value-type="string">
            <text:p>EC2 c5a.4xlarge (32GB / 16vcpus / x86)</text:p>
          </table:table-cell>
          <table:table-cell table:style-name="ce1" office:value-type="time" office:time-value="PT00H03M46S" calcext:value-type="time">
            <text:p>00:03:46</text:p>
          </table:table-cell>
          <table:table-cell table:style-name="ce1" office:value-type="time" office:time-value="PT00H10M04S" calcext:value-type="time">
            <text:p>00:10:04</text:p>
          </table:table-cell>
          <table:table-cell table:style-name="ce1" office:value-type="time" office:time-value="PT00H17M19S" calcext:value-type="time">
            <text:p>00:17:19</text:p>
          </table:table-cell>
          <table:table-cell table:style-name="ce1" office:value-type="time" office:time-value="PT00H25M45S" calcext:value-type="time">
            <text:p>00:25:45</text:p>
          </table:table-cell>
          <table:table-cell table:style-name="ce1" office:value-type="time" office:time-value="PT00H35M08S" calcext:value-type="time">
            <text:p>00:35:08</text:p>
          </table:table-cell>
          <table:table-cell table:style-name="ce1" office:value-type="time" office:time-value="PT00H42M48S" calcext:value-type="time">
            <text:p>00:42:48</text:p>
          </table:table-cell>
          <table:table-cell table:style-name="ce20" table:formula="of:=SUM([.B9:.G9])" office:value-type="time" office:time-value="PT02H14M50S" calcext:value-type="time">
            <text:p>02:14:50</text:p>
          </table:table-cell>
        </table:table-row>
        <table:table-row table:style-name="ro1">
          <table:table-cell office:value-type="string" calcext:value-type="string">
            <text:p>EC2 c5a.8xlarge (64GB / 32vcpus / x86)</text:p>
          </table:table-cell>
          <table:table-cell table:style-name="ce1" office:value-type="time" office:time-value="PT00H03M53S" calcext:value-type="time">
            <text:p>00:03:53</text:p>
          </table:table-cell>
          <table:table-cell table:style-name="ce1" office:value-type="time" office:time-value="PT00H05M47S" calcext:value-type="time">
            <text:p>00:05:47</text:p>
          </table:table-cell>
          <table:table-cell table:style-name="ce1" office:value-type="time" office:time-value="PT00H10M29S" calcext:value-type="time">
            <text:p>00:10:29</text:p>
          </table:table-cell>
          <table:table-cell table:style-name="ce1" office:value-type="time" office:time-value="PT00H12M58S" calcext:value-type="time">
            <text:p>00:12:58</text:p>
          </table:table-cell>
          <table:table-cell table:style-name="ce1" office:value-type="time" office:time-value="PT00H17M54S" calcext:value-type="time">
            <text:p>00:17:54</text:p>
          </table:table-cell>
          <table:table-cell table:style-name="ce1" office:value-type="time" office:time-value="PT00H21M34S" calcext:value-type="time">
            <text:p>00:21:34</text:p>
          </table:table-cell>
          <table:table-cell table:style-name="ce20" table:formula="of:=SUM([.B10:.G10])" office:value-type="time" office:time-value="PT01H12M35S" calcext:value-type="time">
            <text:p>01:12:35</text:p>
          </table:table-cell>
        </table:table-row>
        <table:table-row table:style-name="ro1">
          <table:table-cell office:value-type="string" calcext:value-type="string">
            <text:p>EC2 t4g.xlarge (16GB / 4vcpus / arm)</text:p>
          </table:table-cell>
          <table:table-cell table:style-name="ce1" office:value-type="time" office:time-value="PT00H04M27S" calcext:value-type="time">
            <text:p>00:04:27</text:p>
          </table:table-cell>
          <table:table-cell table:style-name="ce1" office:value-type="time" office:time-value="PT00H22M21S" calcext:value-type="time">
            <text:p>00:22:21</text:p>
          </table:table-cell>
          <table:table-cell table:style-name="ce1" office:value-type="time" office:time-value="PT00H45M12S" calcext:value-type="time">
            <text:p>00:45:12</text:p>
          </table:table-cell>
          <table:table-cell table:style-name="ce1" office:value-type="time" office:time-value="PT01H05M45S" calcext:value-type="time">
            <text:p>01:05:45</text:p>
          </table:table-cell>
          <table:table-cell table:style-name="ce1" office:value-type="time" office:time-value="PT01H26M16S" calcext:value-type="time">
            <text:p>01:26:16</text:p>
          </table:table-cell>
          <table:table-cell table:style-name="ce1" office:value-type="time" office:time-value="PT01H48M07S" calcext:value-type="time">
            <text:p>01:48:07</text:p>
          </table:table-cell>
          <table:table-cell table:style-name="ce20" table:formula="of:=SUM([.B11:.G11])" office:value-type="time" office:time-value="PT05H32M08S" calcext:value-type="time">
            <text:p>05:32:08</text:p>
          </table:table-cell>
        </table:table-row>
        <table:table-row table:style-name="ro1">
          <table:table-cell office:value-type="string" calcext:value-type="string">
            <text:p>EC2 c6g.2xlarge (16GB / 8vcpus / arm)</text:p>
          </table:table-cell>
          <table:table-cell table:style-name="ce1" office:value-type="time" office:time-value="PT00H04M20S" calcext:value-type="time">
            <text:p>00:04:20</text:p>
          </table:table-cell>
          <table:table-cell table:style-name="ce1" office:value-type="time" office:time-value="PT00H13M00S" calcext:value-type="time">
            <text:p>00:13:00</text:p>
          </table:table-cell>
          <table:table-cell table:style-name="ce1" office:value-type="time" office:time-value="PT00H21M48S" calcext:value-type="time">
            <text:p>00:21:48</text:p>
          </table:table-cell>
          <table:table-cell table:style-name="ce1" office:value-type="time" office:time-value="PT00H34M05S" calcext:value-type="time">
            <text:p>00:34:05</text:p>
          </table:table-cell>
          <table:table-cell table:style-name="ce1" office:value-type="time" office:time-value="PT00H42M58S" calcext:value-type="time">
            <text:p>00:42:58</text:p>
          </table:table-cell>
          <table:table-cell table:style-name="ce1" office:value-type="time" office:time-value="PT00H54M56S" calcext:value-type="time">
            <text:p>00:54:56</text:p>
          </table:table-cell>
          <table:table-cell table:style-name="ce20" table:formula="of:=SUM([.B12:.G12])" office:value-type="time" office:time-value="PT02H51M07S" calcext:value-type="time">
            <text:p>02:51:07</text:p>
          </table:table-cell>
        </table:table-row>
        <table:table-row table:style-name="ro1">
          <table:table-cell office:value-type="string" calcext:value-type="string">
            <text:p>EC2 c6g.4xlarge (32GB / 16vcpus / arm)</text:p>
          </table:table-cell>
          <table:table-cell table:style-name="ce1" office:value-type="time" office:time-value="PT00H04M17S" calcext:value-type="time">
            <text:p>00:04:17</text:p>
          </table:table-cell>
          <table:table-cell table:style-name="ce1" office:value-type="time" office:time-value="PT00H08M33S" calcext:value-type="time">
            <text:p>00:08:33</text:p>
          </table:table-cell>
          <table:table-cell table:style-name="ce1" office:value-type="time" office:time-value="PT00H12M51S" calcext:value-type="time">
            <text:p>00:12:51</text:p>
          </table:table-cell>
          <table:table-cell table:style-name="ce1" office:value-type="time" office:time-value="PT00H17M08S" calcext:value-type="time">
            <text:p>00:17:08</text:p>
          </table:table-cell>
          <table:table-cell table:style-name="ce1" office:value-type="time" office:time-value="PT00H21M28S" calcext:value-type="time">
            <text:p>00:21:28</text:p>
          </table:table-cell>
          <table:table-cell table:style-name="ce1" office:value-type="time" office:time-value="PT00H29M10S" calcext:value-type="time">
            <text:p>00:29:10</text:p>
          </table:table-cell>
          <table:table-cell table:style-name="ce20" table:formula="of:=SUM([.B13:.G13])" office:value-type="time" office:time-value="PT01H33M27S" calcext:value-type="time">
            <text:p>01:33:27</text:p>
          </table:table-cell>
        </table:table-row>
        <table:table-row table:style-name="ro1">
          <table:table-cell office:value-type="string" calcext:value-type="string">
            <text:p>EC2 c6g.8xlarge (64GB / 32vcpus / arm)</text:p>
          </table:table-cell>
          <table:table-cell table:style-name="ce1" office:value-type="time" office:time-value="PT00H04M23S" calcext:value-type="time">
            <text:p>00:04:23</text:p>
          </table:table-cell>
          <table:table-cell table:style-name="ce1" office:value-type="time" office:time-value="PT00H04M44S" calcext:value-type="time">
            <text:p>00:04:44</text:p>
          </table:table-cell>
          <table:table-cell table:style-name="ce1" office:value-type="time" office:time-value="PT00H08M47S" calcext:value-type="time">
            <text:p>00:08:47</text:p>
          </table:table-cell>
          <table:table-cell table:style-name="ce1" office:value-type="time" office:time-value="PT00H11M08S" calcext:value-type="time">
            <text:p>00:11:08</text:p>
          </table:table-cell>
          <table:table-cell table:style-name="ce1" office:value-type="time" office:time-value="PT00H13M11S" calcext:value-type="time">
            <text:p>00:13:11</text:p>
          </table:table-cell>
          <table:table-cell table:style-name="ce1" office:value-type="time" office:time-value="PT00H16M59S" calcext:value-type="time">
            <text:p>00:16:59</text:p>
          </table:table-cell>
          <table:table-cell table:style-name="ce20" table:formula="of:=SUM([.B14:.G14])" office:value-type="time" office:time-value="PT00H59M12S" calcext:value-type="time">
            <text:p>00:59:12</text:p>
          </table:table-cell>
        </table:table-row>
        <table:table-row table:style-name="ro1">
          <table:table-cell table:style-name="ce12" office:value-type="string" calcext:value-type="string">
            <text:p>Subtotal</text:p>
          </table:table-cell>
          <table:table-cell table:style-name="ce14" table:formula="of:=SUM([.B2:.B14])" office:value-type="time" office:time-value="PT01H04M11S" calcext:value-type="time">
            <text:p>01:04:11</text:p>
          </table:table-cell>
          <table:table-cell table:style-name="ce14" table:formula="of:=SUM([.C2:.C14])" office:value-type="time" office:time-value="PT02H39M53S" calcext:value-type="time">
            <text:p>02:39:53</text:p>
          </table:table-cell>
          <table:table-cell table:style-name="ce14" table:formula="of:=SUM([.D2:.D14])" office:value-type="time" office:time-value="PT04H37M29S" calcext:value-type="time">
            <text:p>04:37:29</text:p>
          </table:table-cell>
          <table:table-cell table:style-name="ce14" table:formula="of:=SUM([.E2:.E14])" office:value-type="time" office:time-value="PT06H25M19S" calcext:value-type="time">
            <text:p>06:25:19</text:p>
          </table:table-cell>
          <table:table-cell table:style-name="ce14" table:formula="of:=SUM([.F2:.F14])" office:value-type="time" office:time-value="PT08H36M06S" calcext:value-type="time">
            <text:p>08:36:06</text:p>
          </table:table-cell>
          <table:table-cell table:style-name="ce14" table:formula="of:=SUM([.G2:.G14])" office:value-type="time" office:time-value="PT10H17M54S" calcext:value-type="time">
            <text:p>10:17:54</text:p>
          </table:table-cell>
          <table:table-cell table:style-name="ce20" table:formula="of:=SUM([.H2:.H11])" office:value-type="time" office:time-value="PT28H17M06S" calcext:value-type="time">
            <text:p>04:17:06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4">
          <table:table-cell/>
          <table:table-cell table:style-name="ce15"/>
          <table:table-cell table:style-name="ce17"/>
          <table:table-cell table:number-columns-repeated="5"/>
        </table:table-row>
        <table:table-row table:style-name="ro4">
          <table:table-cell/>
          <table:table-cell table:style-name="ce15"/>
          <table:table-cell table:style-name="ce18"/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4" table:number-rows-repeated="2">
          <table:table-cell/>
          <table:table-cell table:style-name="ce16"/>
          <table:table-cell table:number-columns-repeated="6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art-total-duration" table:style-name="ta1">
        <table:table-column table:style-name="co20" table:default-cell-style-name="Default"/>
        <table:table-column table:style-name="co2" table:default-cell-style-name="ce1"/>
        <table:table-column table:style-name="co6" table:number-columns-repeated="4" table:default-cell-style-name="ce1"/>
        <table:table-column table:style-name="co11" table:default-cell-style-name="ce1"/>
        <table:table-row table:style-name="ro1">
          <table:table-cell table:style-name="ce12" office:value-type="string" calcext:value-type="string">
            <text:p>servi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bda (1.0GB / 0.6vcpus)</text:p>
          </table:table-cell>
          <table:table-cell office:value-type="time" office:time-value="PT00H08M31S" calcext:value-type="time">
            <text:p>00:08:31</text:p>
          </table:table-cell>
          <table:table-cell office:value-type="time" office:time-value="PT00H09M31S" calcext:value-type="time">
            <text:p>00:09:31</text:p>
          </table:table-cell>
          <table:table-cell office:value-type="time" office:time-value="PT00H14M46S" calcext:value-type="time">
            <text:p>00:14:46</text:p>
          </table:table-cell>
          <table:table-cell office:value-type="time" office:time-value="PT00H09M15S" calcext:value-type="time">
            <text:p>00:09:15</text:p>
          </table:table-cell>
          <table:table-cell office:value-type="time" office:time-value="PT00H09M24S" calcext:value-type="time">
            <text:p>00:09:24</text:p>
          </table:table-cell>
          <table:table-cell office:value-type="time" office:time-value="PT00H09M29S" calcext:value-type="time">
            <text:p>00:09:29</text:p>
          </table:table-cell>
        </table:table-row>
        <table:table-row table:style-name="ro1">
          <table:table-cell office:value-type="string" calcext:value-type="string">
            <text:p>Lambda (1.5GB / 0.9vcpus)</text:p>
          </table:table-cell>
          <table:table-cell office:value-type="time" office:time-value="PT00H05M53S" calcext:value-type="time">
            <text:p>00:05:53</text:p>
          </table:table-cell>
          <table:table-cell office:value-type="time" office:time-value="PT00H06M09S" calcext:value-type="time">
            <text:p>00:06:09</text:p>
          </table:table-cell>
          <table:table-cell office:value-type="time" office:time-value="PT00H06M23S" calcext:value-type="time">
            <text:p>00:06:23</text:p>
          </table:table-cell>
          <table:table-cell office:value-type="time" office:time-value="PT00H07M04S" calcext:value-type="time">
            <text:p>00:07:04</text:p>
          </table:table-cell>
          <table:table-cell office:value-type="time" office:time-value="PT00H06M26S" calcext:value-type="time">
            <text:p>00:06:26</text:p>
          </table:table-cell>
          <table:table-cell office:value-type="time" office:time-value="PT00H06M32S" calcext:value-type="time">
            <text:p>00:06:32</text:p>
          </table:table-cell>
        </table:table-row>
        <table:table-row table:style-name="ro1">
          <table:table-cell office:value-type="string" calcext:value-type="string">
            <text:p>Lambda (2.0GB / 1.2vcpus)</text:p>
          </table:table-cell>
          <table:table-cell office:value-type="time" office:time-value="PT00H05M03S" calcext:value-type="time">
            <text:p>00:05:03</text:p>
          </table:table-cell>
          <table:table-cell office:value-type="time" office:time-value="PT00H05M19S" calcext:value-type="time">
            <text:p>00:05:19</text:p>
          </table:table-cell>
          <table:table-cell office:value-type="time" office:time-value="PT00H05M37S" calcext:value-type="time">
            <text:p>00:05:37</text:p>
          </table:table-cell>
          <table:table-cell office:value-type="time" office:time-value="PT00H05M27S" calcext:value-type="time">
            <text:p>00:05:27</text:p>
          </table:table-cell>
          <table:table-cell office:value-type="time" office:time-value="PT00H05M19S" calcext:value-type="time">
            <text:p>00:05:19</text:p>
          </table:table-cell>
          <table:table-cell office:value-type="time" office:time-value="PT00H05M26S" calcext:value-type="time">
            <text:p>00:05:26</text:p>
          </table:table-cell>
        </table:table-row>
        <table:table-row table:style-name="ro1">
          <table:table-cell office:value-type="string" calcext:value-type="string">
            <text:p>Lambda (2.5GB / 1.5vcpus)</text:p>
          </table:table-cell>
          <table:table-cell office:value-type="time" office:time-value="PT00H05M02S" calcext:value-type="time">
            <text:p>00:05:02</text:p>
          </table:table-cell>
          <table:table-cell office:value-type="time" office:time-value="PT00H05M34S" calcext:value-type="time">
            <text:p>00:05:34</text:p>
          </table:table-cell>
          <table:table-cell office:value-type="time" office:time-value="PT00H05M21S" calcext:value-type="time">
            <text:p>00:05:21</text:p>
          </table:table-cell>
          <table:table-cell office:value-type="time" office:time-value="PT00H05M12S" calcext:value-type="time">
            <text:p>00:05:12</text:p>
          </table:table-cell>
          <table:table-cell office:value-type="time" office:time-value="PT00H05M23S" calcext:value-type="time">
            <text:p>00:05:23</text:p>
          </table:table-cell>
          <table:table-cell office:value-type="time" office:time-value="PT00H05M42S" calcext:value-type="time">
            <text:p>00:05:42</text:p>
          </table:table-cell>
        </table:table-row>
        <table:table-row table:style-name="ro1">
          <table:table-cell office:value-type="string" calcext:value-type="string">
            <text:p>Lambda (3.0GB / 1.8vcpus)</text:p>
          </table:table-cell>
          <table:table-cell office:value-type="time" office:time-value="PT00H04M55S" calcext:value-type="time">
            <text:p>00:04:55</text:p>
          </table:table-cell>
          <table:table-cell office:value-type="time" office:time-value="PT00H05M16S" calcext:value-type="time">
            <text:p>00:05:16</text:p>
            <draw:frame table:end-cell-address="'Chart-total-duration'.K35" table:end-x="0.4902in" table:end-y="0.0894in" draw:z-index="0" draw:style-name="gr1" draw:text-style-name="P1" svg:width="10.0898in" svg:height="4.6732in" svg:x="0.1803in" svg:y="0.0059in">
              <draw:object draw:notify-on-update-of-ranges="'Chart-total-duration'.B17:'Chart-total-duration'.G17 'Chart-total-duration'.A18:'Chart-total-duration'.A18 'Chart-total-duration'.B18:'Chart-total-duration'.G18 'Chart-total-duration'.A19:'Chart-total-duration'.A19 'Chart-total-duration'.B19:'Chart-total-duration'.G19 'Chart-total-duration'.A20:'Chart-total-duration'.A20 'Chart-total-duration'.B20:'Chart-total-duration'.G20 'Chart-total-duration'.A21:'Chart-total-duration'.A21 'Chart-total-duration'.B21:'Chart-total-duration'.G21 'Chart-total-duration'.A22:'Chart-total-duration'.A22 'Chart-total-duration'.B22:'Chart-total-duration'.G22 'Chart-total-duration'.A23:'Chart-total-duration'.A23 'Chart-total-duration'.B23:'Chart-total-duration'.G23 'Chart-total-duration'.A24:'Chart-total-duration'.A24 'Chart-total-duration'.B24:'Chart-total-duration'.G24 'Chart-total-duration'.A25:'Chart-total-duration'.A25 'Chart-total-duration'.B25:'Chart-total-duration'.G25 'Chart-total-duration'.A26:'Chart-total-duration'.A26 'Chart-total-duration'.B26:'Chart-total-duration'.G26 'Chart-total-duration'.A27:'Chart-total-duration'.A27 'Chart-total-duration'.B27:'Chart-total-duration'.G27 'Chart-total-duration'.A28:'Chart-total-duration'.A28 'Chart-total-duration'.B28:'Chart-total-duration'.G28 'Chart-total-duration'.A29:'Chart-total-duration'.A29 'Chart-total-duration'.B29:'Chart-total-duration'.G29 'Chart-total-duration'.A30:'Chart-total-duration'.A30 'Chart-total-duration'.B30:'Chart-total-duration'.G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office:value-type="time" office:time-value="PT00H05M13S" calcext:value-type="time">
            <text:p>00:05:13</text:p>
          </table:table-cell>
          <table:table-cell office:value-type="time" office:time-value="PT00H05M15S" calcext:value-type="time">
            <text:p>00:05:15</text:p>
          </table:table-cell>
          <table:table-cell office:value-type="time" office:time-value="PT00H05M33S" calcext:value-type="time">
            <text:p>00:05:33</text:p>
          </table:table-cell>
          <table:table-cell office:value-type="time" office:time-value="PT00H05M21S" calcext:value-type="time">
            <text:p>00:05:21</text:p>
          </table:table-cell>
        </table:table-row>
        <table:table-row table:style-name="ro1">
          <table:table-cell office:value-type="string" calcext:value-type="string">
            <text:p>EC2 t3a.xlarge (16GB / 4vcpus / x86)</text:p>
          </table:table-cell>
          <table:table-cell office:value-type="time" office:time-value="PT00H05M52S" calcext:value-type="time">
            <text:p>00:05:52</text:p>
          </table:table-cell>
          <table:table-cell office:value-type="time" office:time-value="PT00H46M30S" calcext:value-type="time">
            <text:p>00:46:30</text:p>
          </table:table-cell>
          <table:table-cell office:value-type="time" office:time-value="PT01H29M32S" calcext:value-type="time">
            <text:p>01:29:32</text:p>
          </table:table-cell>
          <table:table-cell office:value-type="time" office:time-value="PT02H15M27S" calcext:value-type="time">
            <text:p>02:15:27</text:p>
          </table:table-cell>
          <table:table-cell office:value-type="time" office:time-value="PT03H20M19S" calcext:value-type="time">
            <text:p>03:20:19</text:p>
          </table:table-cell>
          <table:table-cell office:value-type="time" office:time-value="PT03H50M57S" calcext:value-type="time">
            <text:p>03:50:57</text:p>
          </table:table-cell>
        </table:table-row>
        <table:table-row table:style-name="ro1">
          <table:table-cell office:value-type="string" calcext:value-type="string">
            <text:p>EC2 c5a.2xlarge (16GB / 8vcpus / x86)</text:p>
          </table:table-cell>
          <table:table-cell office:value-type="time" office:time-value="PT00H03M49S" calcext:value-type="time">
            <text:p>00:03:49</text:p>
          </table:table-cell>
          <table:table-cell office:value-type="time" office:time-value="PT00H17M05S" calcext:value-type="time">
            <text:p>00:17:05</text:p>
          </table:table-cell>
          <table:table-cell office:value-type="time" office:time-value="PT00H34M11S" calcext:value-type="time">
            <text:p>00:34:11</text:p>
          </table:table-cell>
          <table:table-cell office:value-type="time" office:time-value="PT00H50M50S" calcext:value-type="time">
            <text:p>00:50:50</text:p>
          </table:table-cell>
          <table:table-cell office:value-type="time" office:time-value="PT01H06M47S" calcext:value-type="time">
            <text:p>01:06:47</text:p>
          </table:table-cell>
          <table:table-cell office:value-type="time" office:time-value="PT01H20M53S" calcext:value-type="time">
            <text:p>01:20:53</text:p>
          </table:table-cell>
        </table:table-row>
        <table:table-row table:style-name="ro1">
          <table:table-cell office:value-type="string" calcext:value-type="string">
            <text:p>EC2 c5a.4xlarge (32GB / 16vcpus / x86)</text:p>
          </table:table-cell>
          <table:table-cell office:value-type="time" office:time-value="PT00H03M46S" calcext:value-type="time">
            <text:p>00:03:46</text:p>
          </table:table-cell>
          <table:table-cell office:value-type="time" office:time-value="PT00H10M04S" calcext:value-type="time">
            <text:p>00:10:04</text:p>
          </table:table-cell>
          <table:table-cell office:value-type="time" office:time-value="PT00H17M19S" calcext:value-type="time">
            <text:p>00:17:19</text:p>
          </table:table-cell>
          <table:table-cell office:value-type="time" office:time-value="PT00H25M45S" calcext:value-type="time">
            <text:p>00:25:45</text:p>
          </table:table-cell>
          <table:table-cell office:value-type="time" office:time-value="PT00H35M08S" calcext:value-type="time">
            <text:p>00:35:08</text:p>
          </table:table-cell>
          <table:table-cell office:value-type="time" office:time-value="PT00H42M48S" calcext:value-type="time">
            <text:p>00:42:48</text:p>
          </table:table-cell>
        </table:table-row>
        <table:table-row table:style-name="ro1">
          <table:table-cell office:value-type="string" calcext:value-type="string">
            <text:p>EC2 c5a.8xlarge (64GB / 32vcpus / x86)</text:p>
          </table:table-cell>
          <table:table-cell office:value-type="time" office:time-value="PT00H03M53S" calcext:value-type="time">
            <text:p>00:03:53</text:p>
          </table:table-cell>
          <table:table-cell office:value-type="time" office:time-value="PT00H05M47S" calcext:value-type="time">
            <text:p>00:05:47</text:p>
          </table:table-cell>
          <table:table-cell office:value-type="time" office:time-value="PT00H10M29S" calcext:value-type="time">
            <text:p>00:10:29</text:p>
          </table:table-cell>
          <table:table-cell office:value-type="time" office:time-value="PT00H12M58S" calcext:value-type="time">
            <text:p>00:12:58</text:p>
          </table:table-cell>
          <table:table-cell office:value-type="time" office:time-value="PT00H17M54S" calcext:value-type="time">
            <text:p>00:17:54</text:p>
          </table:table-cell>
          <table:table-cell office:value-type="time" office:time-value="PT00H21M34S" calcext:value-type="time">
            <text:p>00:21:34</text:p>
          </table:table-cell>
        </table:table-row>
        <table:table-row table:style-name="ro1">
          <table:table-cell office:value-type="string" calcext:value-type="string">
            <text:p>EC2 t4g.xlarge (16GB / 4vcpus / arm)</text:p>
          </table:table-cell>
          <table:table-cell office:value-type="time" office:time-value="PT00H04M27S" calcext:value-type="time">
            <text:p>00:04:27</text:p>
          </table:table-cell>
          <table:table-cell office:value-type="time" office:time-value="PT00H22M21S" calcext:value-type="time">
            <text:p>00:22:21</text:p>
          </table:table-cell>
          <table:table-cell office:value-type="time" office:time-value="PT00H45M12S" calcext:value-type="time">
            <text:p>00:45:12</text:p>
          </table:table-cell>
          <table:table-cell office:value-type="time" office:time-value="PT01H05M45S" calcext:value-type="time">
            <text:p>01:05:45</text:p>
          </table:table-cell>
          <table:table-cell office:value-type="time" office:time-value="PT01H26M16S" calcext:value-type="time">
            <text:p>01:26:16</text:p>
          </table:table-cell>
          <table:table-cell office:value-type="time" office:time-value="PT01H48M07S" calcext:value-type="time">
            <text:p>01:48:07</text:p>
          </table:table-cell>
        </table:table-row>
        <table:table-row table:style-name="ro1">
          <table:table-cell office:value-type="string" calcext:value-type="string">
            <text:p>EC2 c6g.2xlarge (16GB / 8vcpus / arm)</text:p>
          </table:table-cell>
          <table:table-cell office:value-type="time" office:time-value="PT00H04M20S" calcext:value-type="time">
            <text:p>00:04:20</text:p>
          </table:table-cell>
          <table:table-cell office:value-type="time" office:time-value="PT00H13M00S" calcext:value-type="time">
            <text:p>00:13:00</text:p>
          </table:table-cell>
          <table:table-cell office:value-type="time" office:time-value="PT00H21M48S" calcext:value-type="time">
            <text:p>00:21:48</text:p>
          </table:table-cell>
          <table:table-cell office:value-type="time" office:time-value="PT00H34M05S" calcext:value-type="time">
            <text:p>00:34:05</text:p>
          </table:table-cell>
          <table:table-cell office:value-type="time" office:time-value="PT00H42M58S" calcext:value-type="time">
            <text:p>00:42:58</text:p>
          </table:table-cell>
          <table:table-cell office:value-type="time" office:time-value="PT00H54M56S" calcext:value-type="time">
            <text:p>00:54:56</text:p>
          </table:table-cell>
        </table:table-row>
        <table:table-row table:style-name="ro1">
          <table:table-cell office:value-type="string" calcext:value-type="string">
            <text:p>EC2 c6g.4xlarge (32GB / 16vcpus / arm)</text:p>
          </table:table-cell>
          <table:table-cell office:value-type="time" office:time-value="PT00H04M17S" calcext:value-type="time">
            <text:p>00:04:17</text:p>
          </table:table-cell>
          <table:table-cell office:value-type="time" office:time-value="PT00H08M33S" calcext:value-type="time">
            <text:p>00:08:33</text:p>
          </table:table-cell>
          <table:table-cell office:value-type="time" office:time-value="PT00H12M51S" calcext:value-type="time">
            <text:p>00:12:51</text:p>
          </table:table-cell>
          <table:table-cell office:value-type="time" office:time-value="PT00H17M08S" calcext:value-type="time">
            <text:p>00:17:08</text:p>
          </table:table-cell>
          <table:table-cell office:value-type="time" office:time-value="PT00H21M28S" calcext:value-type="time">
            <text:p>00:21:28</text:p>
          </table:table-cell>
          <table:table-cell office:value-type="time" office:time-value="PT00H29M10S" calcext:value-type="time">
            <text:p>00:29:10</text:p>
          </table:table-cell>
        </table:table-row>
        <table:table-row table:style-name="ro1">
          <table:table-cell office:value-type="string" calcext:value-type="string">
            <text:p>EC2 c6g.8xlarge (64GB / 32vcpus / arm)</text:p>
          </table:table-cell>
          <table:table-cell office:value-type="time" office:time-value="PT00H04M23S" calcext:value-type="time">
            <text:p>00:04:23</text:p>
          </table:table-cell>
          <table:table-cell office:value-type="time" office:time-value="PT00H04M44S" calcext:value-type="time">
            <text:p>00:04:44</text:p>
          </table:table-cell>
          <table:table-cell office:value-type="time" office:time-value="PT00H08M47S" calcext:value-type="time">
            <text:p>00:08:47</text:p>
          </table:table-cell>
          <table:table-cell office:value-type="time" office:time-value="PT00H11M08S" calcext:value-type="time">
            <text:p>00:11:08</text:p>
          </table:table-cell>
          <table:table-cell office:value-type="time" office:time-value="PT00H13M11S" calcext:value-type="time">
            <text:p>00:13:11</text:p>
          </table:table-cell>
          <table:table-cell office:value-type="time" office:time-value="PT00H16M59S" calcext:value-type="time">
            <text:p>00:16:5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2" office:value-type="string" calcext:value-type="string">
            <text:p>servi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bda (1.0GB / 0.6vcpus)</text:p>
          </table:table-cell>
          <table:table-cell table:formula="of:=LOG10([.B2])" office:value-type="time" office:time-value="-PT53H28M27.221579S" calcext:value-type="time">
            <text:p>18:31:32</text:p>
          </table:table-cell>
          <table:table-cell table:formula="of:=LOG10([.C2])" office:value-type="time" office:time-value="-PT52H19M01.427598S" calcext:value-type="time">
            <text:p>19:40:58</text:p>
          </table:table-cell>
          <table:table-cell table:formula="of:=LOG10([.D2])" office:value-type="time" office:time-value="-PT47H44M16.513779S" calcext:value-type="time">
            <text:p>00:15:43</text:p>
          </table:table-cell>
          <table:table-cell table:formula="of:=LOG10([.E2])" office:value-type="time" office:time-value="-PT52H36M47.873608S" calcext:value-type="time">
            <text:p>19:23:12</text:p>
          </table:table-cell>
          <table:table-cell table:formula="of:=LOG10([.F2])" office:value-type="time" office:time-value="-PT52H26M44.272766S" calcext:value-type="time">
            <text:p>19:33:15</text:p>
          </table:table-cell>
          <table:table-cell table:formula="of:=LOG10([.G2])" office:value-type="time" office:time-value="-PT52H21M13.087534S" calcext:value-type="time">
            <text:p>19:38:46</text:p>
          </table:table-cell>
        </table:table-row>
        <table:table-row table:style-name="ro1">
          <table:table-cell office:value-type="string" calcext:value-type="string">
            <text:p>Lambda (1.5GB / 0.9vcpus)</text:p>
          </table:table-cell>
          <table:table-cell table:formula="of:=LOG10([.B3])" office:value-type="time" office:time-value="-PT57H19M47.052805S" calcext:value-type="time">
            <text:p>14:40:12</text:p>
          </table:table-cell>
          <table:table-cell table:formula="of:=LOG10([.C3])" office:value-type="time" office:time-value="-PT56H52M03.709314S" calcext:value-type="time">
            <text:p>15:07:56</text:p>
          </table:table-cell>
          <table:table-cell table:formula="of:=LOG10([.D3])" office:value-type="time" office:time-value="-PT56H28M46.413279S" calcext:value-type="time">
            <text:p>15:31:13</text:p>
          </table:table-cell>
          <table:table-cell table:formula="of:=LOG10([.E3])" office:value-type="time" office:time-value="-PT55H25M10.377341S" calcext:value-type="time">
            <text:p>16:34:49</text:p>
          </table:table-cell>
          <table:table-cell table:formula="of:=LOG10([.F3])" office:value-type="time" office:time-value="-PT56H23M53.644227S" calcext:value-type="time">
            <text:p>15:36:06</text:p>
          </table:table-cell>
          <table:table-cell table:formula="of:=LOG10([.G3])" office:value-type="time" office:time-value="-PT56H14M14.87116S" calcext:value-type="time">
            <text:p>15:45:45</text:p>
          </table:table-cell>
        </table:table-row>
        <table:table-row table:style-name="ro1">
          <table:table-cell office:value-type="string" calcext:value-type="string">
            <text:p>Lambda (2.0GB / 1.2vcpus)</text:p>
          </table:table-cell>
          <table:table-cell table:formula="of:=LOG10([.B4])" office:value-type="time" office:time-value="-PT58H55M18.144248S" calcext:value-type="time">
            <text:p>13:04:41</text:p>
          </table:table-cell>
          <table:table-cell table:formula="of:=LOG10([.C4])" office:value-type="time" office:time-value="-PT58H23M07.272334S" calcext:value-type="time">
            <text:p>13:36:52</text:p>
          </table:table-cell>
          <table:table-cell table:formula="of:=LOG10([.D4])" office:value-type="time" office:time-value="-PT57H48M47.563915S" calcext:value-type="time">
            <text:p>14:11:12</text:p>
          </table:table-cell>
          <table:table-cell table:formula="of:=LOG10([.E4])" office:value-type="time" office:time-value="-PT58H07M37.86152S" calcext:value-type="time">
            <text:p>13:52:22</text:p>
          </table:table-cell>
          <table:table-cell table:formula="of:=LOG10([.F4])" office:value-type="time" office:time-value="-PT58H23M07.272334S" calcext:value-type="time">
            <text:p>13:36:52</text:p>
          </table:table-cell>
          <table:table-cell table:formula="of:=LOG10([.G4])" office:value-type="time" office:time-value="-PT58H09M32.786704S" calcext:value-type="time">
            <text:p>13:50:27</text:p>
          </table:table-cell>
        </table:table-row>
        <table:table-row table:style-name="ro1">
          <table:table-cell office:value-type="string" calcext:value-type="string">
            <text:p>Lambda (2.5GB / 1.5vcpus)</text:p>
          </table:table-cell>
          <table:table-cell table:formula="of:=LOG10([.B5])" office:value-type="time" office:time-value="-PT58H57M22.187479S" calcext:value-type="time">
            <text:p>13:02:37</text:p>
          </table:table-cell>
          <table:table-cell table:formula="of:=LOG10([.C5])" office:value-type="time" office:time-value="-PT57H54M23.092618S" calcext:value-type="time">
            <text:p>14:05:36</text:p>
          </table:table-cell>
          <table:table-cell table:formula="of:=LOG10([.D5])" office:value-type="time" office:time-value="-PT58H19M12.75255S" calcext:value-type="time">
            <text:p>13:40:47</text:p>
          </table:table-cell>
          <table:table-cell table:formula="of:=LOG10([.E5])" office:value-type="time" office:time-value="-PT58H36M59.830427S" calcext:value-type="time">
            <text:p>13:23:00</text:p>
          </table:table-cell>
          <table:table-cell table:formula="of:=LOG10([.F5])" office:value-type="time" office:time-value="-PT58H15M19.689421S" calcext:value-type="time">
            <text:p>13:44:40</text:p>
          </table:table-cell>
          <table:table-cell table:formula="of:=LOG10([.G5])" office:value-type="time" office:time-value="-PT57H39M34.931787S" calcext:value-type="time">
            <text:p>14:20:25</text:p>
          </table:table-cell>
        </table:table-row>
        <table:table-row table:style-name="ro1">
          <table:table-cell office:value-type="string" calcext:value-type="string">
            <text:p>Lambda (3.0GB / 1.8vcpus)</text:p>
          </table:table-cell>
          <table:table-cell table:formula="of:=LOG10([.B6])" office:value-type="time" office:time-value="-PT59H12M02.16517S" calcext:value-type="time">
            <text:p>12:47:57</text:p>
          </table:table-cell>
          <table:table-cell table:formula="of:=LOG10([.C6])" office:value-type="time" office:time-value="-PT58H29M01.823412S" calcext:value-type="time">
            <text:p>13:30:58</text:p>
          </table:table-cell>
          <table:table-cell table:formula="of:=LOG10([.D6])" office:value-type="time" office:time-value="-PT58H34M59.756586S" calcext:value-type="time">
            <text:p>13:25:00</text:p>
          </table:table-cell>
          <table:table-cell table:formula="of:=LOG10([.E6])" office:value-type="time" office:time-value="-PT58H31M00.755503S" calcext:value-type="time">
            <text:p>13:28:59</text:p>
          </table:table-cell>
          <table:table-cell table:formula="of:=LOG10([.F6])" office:value-type="time" office:time-value="-PT57H56M15.605575S" calcext:value-type="time">
            <text:p>14:03:44</text:p>
          </table:table-cell>
          <table:table-cell table:formula="of:=LOG10([.G6])" office:value-type="time" office:time-value="-PT58H19M12.75255S" calcext:value-type="time">
            <text:p>13:40:47</text:p>
          </table:table-cell>
        </table:table-row>
        <table:table-row table:style-name="ro1">
          <table:table-cell office:value-type="string" calcext:value-type="string">
            <text:p>EC2 t3a.xlarge (16GB / 4vcpus / x86)</text:p>
          </table:table-cell>
          <table:table-cell table:formula="of:=LOG10([.B7])" office:value-type="time" office:time-value="-PT57H21M33.501226S" calcext:value-type="time">
            <text:p>14:38:26</text:p>
          </table:table-cell>
          <table:table-cell table:formula="of:=LOG10([.C7])" office:value-type="time" office:time-value="-PT35H46M54.584187S" calcext:value-type="time">
            <text:p>12:13:05</text:p>
          </table:table-cell>
          <table:table-cell table:formula="of:=LOG10([.D7])" office:value-type="time" office:time-value="-PT28H57M11.036605S" calcext:value-type="time">
            <text:p>19:02:48</text:p>
          </table:table-cell>
          <table:table-cell table:formula="of:=LOG10([.E7])" office:value-type="time" office:time-value="-PT24H38M16.812908S" calcext:value-type="time">
            <text:p>23:21:43</text:p>
          </table:table-cell>
          <table:table-cell table:formula="of:=LOG10([.F7])" office:value-type="time" office:time-value="-PT20H33M34.163191S" calcext:value-type="time">
            <text:p>03:26:25</text:p>
          </table:table-cell>
          <table:table-cell table:formula="of:=LOG10([.G7])" office:value-type="time" office:time-value="-PT19H04M34.567004S" calcext:value-type="time">
            <text:p>04:55:25</text:p>
          </table:table-cell>
        </table:table-row>
        <table:table-row table:style-name="ro1">
          <table:table-cell office:value-type="string" calcext:value-type="string">
            <text:p>EC2 c5a.2xlarge (16GB / 8vcpus / x86)</text:p>
          </table:table-cell>
          <table:table-cell table:formula="of:=LOG10([.B8])" office:value-type="time" office:time-value="-PT61H50M25.001676S" calcext:value-type="time">
            <text:p>10:09:34</text:p>
          </table:table-cell>
          <table:table-cell table:formula="of:=LOG10([.C8])" office:value-type="time" office:time-value="-PT46H13M08.24538S" calcext:value-type="time">
            <text:p>01:46:51</text:p>
          </table:table-cell>
          <table:table-cell table:formula="of:=LOG10([.D8])" office:value-type="time" office:time-value="-PT38H59M20.954294S" calcext:value-type="time">
            <text:p>09:00:39</text:p>
          </table:table-cell>
          <table:table-cell table:formula="of:=LOG10([.E8])" office:value-type="time" office:time-value="-PT34H51M11.281231S" calcext:value-type="time">
            <text:p>13:08:48</text:p>
          </table:table-cell>
          <table:table-cell table:formula="of:=LOG10([.F8])" office:value-type="time" office:time-value="-PT32H00M31.196164S" calcext:value-type="time">
            <text:p>15:59:28</text:p>
          </table:table-cell>
          <table:table-cell table:formula="of:=LOG10([.G8])" office:value-type="time" office:time-value="-PT30H00M43.498181S" calcext:value-type="time">
            <text:p>17:59:16</text:p>
          </table:table-cell>
        </table:table-row>
        <table:table-row table:style-name="ro1">
          <table:table-cell office:value-type="string" calcext:value-type="string">
            <text:p>EC2 c5a.4xlarge (32GB / 16vcpus / x86)</text:p>
          </table:table-cell>
          <table:table-cell table:formula="of:=LOG10([.B9])" office:value-type="time" office:time-value="-PT61H58M39.818208S" calcext:value-type="time">
            <text:p>10:01:20</text:p>
          </table:table-cell>
          <table:table-cell table:formula="of:=LOG10([.C9])" office:value-type="time" office:time-value="-PT51H43M53.195853S" calcext:value-type="time">
            <text:p>20:16:06</text:p>
          </table:table-cell>
          <table:table-cell table:formula="of:=LOG10([.D9])" office:value-type="time" office:time-value="-PT46H04M39.204041S" calcext:value-type="time">
            <text:p>01:55:20</text:p>
          </table:table-cell>
          <table:table-cell table:formula="of:=LOG10([.E9])" office:value-type="time" office:time-value="-PT41H56M31.366353S" calcext:value-type="time">
            <text:p>06:03:28</text:p>
          </table:table-cell>
          <table:table-cell table:formula="of:=LOG10([.F9])" office:value-type="time" office:time-value="-PT38H42M12.366945S" calcext:value-type="time">
            <text:p>09:17:47</text:p>
          </table:table-cell>
          <table:table-cell table:formula="of:=LOG10([.G9])" office:value-type="time" office:time-value="-PT36H38M45.777674S" calcext:value-type="time">
            <text:p>11:21:14</text:p>
          </table:table-cell>
        </table:table-row>
        <table:table-row table:style-name="ro1">
          <table:table-cell office:value-type="string" calcext:value-type="string">
            <text:p>EC2 c5a.8xlarge (64GB / 32vcpus / x86)</text:p>
          </table:table-cell>
          <table:table-cell table:formula="of:=LOG10([.B10])" office:value-type="time" office:time-value="-PT61H39M35.235774S" calcext:value-type="time">
            <text:p>10:20:24</text:p>
          </table:table-cell>
          <table:table-cell table:formula="of:=LOG10([.C10])" office:value-type="time" office:time-value="-PT57H30M30.320728S" calcext:value-type="time">
            <text:p>14:29:29</text:p>
          </table:table-cell>
          <table:table-cell table:formula="of:=LOG10([.D10])" office:value-type="time" office:time-value="-PT51H18M31.371584S" calcext:value-type="time">
            <text:p>20:41:28</text:p>
          </table:table-cell>
          <table:table-cell table:formula="of:=LOG10([.E10])" office:value-type="time" office:time-value="-PT49H05M34.15017S" calcext:value-type="time">
            <text:p>22:54:25</text:p>
          </table:table-cell>
          <table:table-cell table:formula="of:=LOG10([.F10])" office:value-type="time" office:time-value="-PT45H43M56.01744S" calcext:value-type="time">
            <text:p>02:16:03</text:p>
          </table:table-cell>
          <table:table-cell table:formula="of:=LOG10([.G10])" office:value-type="time" office:time-value="-PT43H47M23.665875S" calcext:value-type="time">
            <text:p>04:12:36</text:p>
          </table:table-cell>
        </table:table-row>
        <table:table-row table:style-name="ro1">
          <table:table-cell office:value-type="string" calcext:value-type="string">
            <text:p>EC2 t4g.xlarge (16GB / 4vcpus / arm)</text:p>
          </table:table-cell>
          <table:table-cell table:formula="of:=LOG10([.B11])" office:value-type="time" office:time-value="-PT60H14M24.214368S" calcext:value-type="time">
            <text:p>11:45:35</text:p>
          </table:table-cell>
          <table:table-cell table:formula="of:=LOG10([.C11])" office:value-type="time" office:time-value="-PT43H25M04.940944S" calcext:value-type="time">
            <text:p>04:34:55</text:p>
          </table:table-cell>
          <table:table-cell table:formula="of:=LOG10([.D11])" office:value-type="time" office:time-value="-PT36H04M38.558549S" calcext:value-type="time">
            <text:p>11:55:21</text:p>
          </table:table-cell>
          <table:table-cell table:formula="of:=LOG10([.E11])" office:value-type="time" office:time-value="-PT32H10M16.325898S" calcext:value-type="time">
            <text:p>15:49:43</text:p>
          </table:table-cell>
          <table:table-cell table:formula="of:=LOG10([.F11])" office:value-type="time" office:time-value="-PT29H20M25.682624S" calcext:value-type="time">
            <text:p>18:39:34</text:p>
          </table:table-cell>
          <table:table-cell table:formula="of:=LOG10([.G11])" office:value-type="time" office:time-value="-PT26H59M14.194569S" calcext:value-type="time">
            <text:p>21:00:45</text:p>
          </table:table-cell>
        </table:table-row>
        <table:table-row table:style-name="ro1">
          <table:table-cell office:value-type="string" calcext:value-type="string">
            <text:p>EC2 c6g.2xlarge (16GB / 8vcpus / arm)</text:p>
          </table:table-cell>
          <table:table-cell table:formula="of:=LOG10([.B12])" office:value-type="time" office:time-value="-PT60H31M01.090085S" calcext:value-type="time">
            <text:p>11:28:58</text:p>
          </table:table-cell>
          <table:table-cell table:formula="of:=LOG10([.C12])" office:value-type="time" office:time-value="-PT49H03M57.813678S" calcext:value-type="time">
            <text:p>22:56:02</text:p>
          </table:table-cell>
          <table:table-cell table:formula="of:=LOG10([.D12])" office:value-type="time" office:time-value="-PT43H40M39.87827S" calcext:value-type="time">
            <text:p>04:19:20</text:p>
          </table:table-cell>
          <table:table-cell table:formula="of:=LOG10([.E12])" office:value-type="time" office:time-value="-PT39H01M10.885164S" calcext:value-type="time">
            <text:p>08:58:49</text:p>
          </table:table-cell>
          <table:table-cell table:formula="of:=LOG10([.F12])" office:value-type="time" office:time-value="-PT36H36M19.943665S" calcext:value-type="time">
            <text:p>11:23:40</text:p>
          </table:table-cell>
          <table:table-cell table:formula="of:=LOG10([.G12])" office:value-type="time" office:time-value="-PT34H02M40.693009S" calcext:value-type="time">
            <text:p>13:57:19</text:p>
          </table:table-cell>
        </table:table-row>
        <table:table-row table:style-name="ro1">
          <table:table-cell office:value-type="string" calcext:value-type="string">
            <text:p>EC2 c6g.4xlarge (32GB / 16vcpus / arm)</text:p>
          </table:table-cell>
          <table:table-cell table:formula="of:=LOG10([.B13])" office:value-type="time" office:time-value="-PT60H38M16.565494S" calcext:value-type="time">
            <text:p>11:21:43</text:p>
          </table:table-cell>
          <table:table-cell table:formula="of:=LOG10([.C13])" office:value-type="time" office:time-value="-PT53H26M00.647005S" calcext:value-type="time">
            <text:p>18:33:59</text:p>
          </table:table-cell>
          <table:table-cell table:formula="of:=LOG10([.D13])" office:value-type="time" office:time-value="-PT49H11M13.289087S" calcext:value-type="time">
            <text:p>22:48:46</text:p>
          </table:table-cell>
          <table:table-cell table:formula="of:=LOG10([.E13])" office:value-type="time" office:time-value="-PT46H11M18.582244S" calcext:value-type="time">
            <text:p>01:48:41</text:p>
          </table:table-cell>
          <table:table-cell table:formula="of:=LOG10([.F13])" office:value-type="time" office:time-value="-PT43H50M18.056785S" calcext:value-type="time">
            <text:p>04:09:41</text:p>
          </table:table-cell>
          <table:table-cell table:formula="of:=LOG10([.G13])" office:value-type="time" office:time-value="-PT40H38M36.299944S" calcext:value-type="time">
            <text:p>07:21:23</text:p>
          </table:table-cell>
        </table:table-row>
        <table:table-row table:style-name="ro1">
          <table:table-cell office:value-type="string" calcext:value-type="string">
            <text:p>EC2 c6g.8xlarge (64GB / 32vcpus / arm)</text:p>
          </table:table-cell>
          <table:table-cell table:formula="of:=LOG10([.B14])" office:value-type="time" office:time-value="-PT60H23M50.610681S" calcext:value-type="time">
            <text:p>11:36:09</text:p>
          </table:table-cell>
          <table:table-cell table:formula="of:=LOG10([.C14])" office:value-type="time" office:time-value="-PT59H35M48.08277S" calcext:value-type="time">
            <text:p>12:24:11</text:p>
          </table:table-cell>
          <table:table-cell table:formula="of:=LOG10([.D14])" office:value-type="time" office:time-value="-PT53H09M10.350196S" calcext:value-type="time">
            <text:p>18:50:49</text:p>
          </table:table-cell>
          <table:table-cell table:formula="of:=LOG10([.E14])" office:value-type="time" office:time-value="-PT50H40M54.100992S" calcext:value-type="time">
            <text:p>21:19:05</text:p>
          </table:table-cell>
          <table:table-cell table:formula="of:=LOG10([.F14])" office:value-type="time" office:time-value="-PT48H55M12.339176S" calcext:value-type="time">
            <text:p>23:04:47</text:p>
          </table:table-cell>
          <table:table-cell table:formula="of:=LOG10([.G14])" office:value-type="time" office:time-value="-PT46H16M48.537852S" calcext:value-type="time">
            <text:p>01:43:11</text:p>
          </table:table-cell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otal-cost" table:style-name="ta1">
        <table:table-column table:style-name="co20" table:default-cell-style-name="Default"/>
        <table:table-column table:style-name="co22" table:visibility="collapse" table:default-cell-style-name="Default"/>
        <table:table-column table:style-name="co2" table:visibility="collapse" table:default-cell-style-name="Default"/>
        <table:table-column table:style-name="co23" table:visibility="collapse" table:default-cell-style-name="ce22"/>
        <table:table-column table:style-name="co24" table:visibility="collapse" table:default-cell-style-name="ce22"/>
        <table:table-column table:style-name="co25" table:default-cell-style-name="ce22"/>
        <table:table-column table:style-name="co23" table:visibility="collapse" table:default-cell-style-name="Default"/>
        <table:table-column table:style-name="co6" table:visibility="collapse" table:default-cell-style-name="Default"/>
        <table:table-column table:style-name="co23" table:visibility="collapse" table:default-cell-style-name="Default"/>
        <table:table-column table:style-name="co26" table:visibility="collapse" table:default-cell-style-name="Default"/>
        <table:table-column table:style-name="co23" table:default-cell-style-name="Default"/>
        <table:table-column table:style-name="co23" table:visibility="collapse" table:default-cell-style-name="Default"/>
        <table:table-column table:style-name="co6" table:visibility="collapse" table:number-columns-repeated="3" table:default-cell-style-name="Default"/>
        <table:table-column table:style-name="co6" table:default-cell-style-name="Default"/>
        <table:table-column table:style-name="co6" table:visibility="collapse" table:default-cell-style-name="Default"/>
        <table:table-column table:style-name="co23" table:visibility="collapse" table:number-columns-repeated="3" table:default-cell-style-name="Default"/>
        <table:table-column table:style-name="co23" table:default-cell-style-name="Default"/>
        <table:table-column table:style-name="co23" table:visibility="collapse" table:default-cell-style-name="Default"/>
        <table:table-column table:style-name="co6" table:visibility="collapse" table:default-cell-style-name="Default"/>
        <table:table-column table:style-name="co18" table:visibility="collapse" table:number-columns-repeated="2" table:default-cell-style-name="Default"/>
        <table:table-column table:style-name="co18" table:default-cell-style-name="Default"/>
        <table:table-column table:style-name="co18" table:visibility="collapse" table:default-cell-style-name="Default"/>
        <table:table-column table:style-name="co11" table:visibility="collapse" table:default-cell-style-name="Default"/>
        <table:table-column table:style-name="co15" table:visibility="collapse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service</text:p>
          </table:table-cell>
          <table:table-cell table:style-name="ce1" office:value-type="string" calcext:value-type="string">
            <text:p>total-duration-1</text:p>
          </table:table-cell>
          <table:table-cell table:style-name="ce1" office:value-type="string" calcext:value-type="string">
            <text:p>avg-align-duration-1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style-name="ce1" office:value-type="string" calcext:value-type="string">
            <text:p>total-duration-20</text:p>
          </table:table-cell>
          <table:table-cell table:style-name="ce1" office:value-type="string" calcext:value-type="string">
            <text:p>avg-align-duration-20</text:p>
          </table:table-cell>
          <table:table-cell table:style-name="ce1" table:number-columns-repeated="2"/>
          <table:table-cell table:style-name="ce22" office:value-type="float" office:value="20" calcext:value-type="float">
            <text:p>20.00</text:p>
          </table:table-cell>
          <table:table-cell table:style-name="ce1" office:value-type="string" calcext:value-type="string">
            <text:p>total-duration-40</text:p>
          </table:table-cell>
          <table:table-cell table:style-name="ce1" office:value-type="string" calcext:value-type="string">
            <text:p>avg-align-duration-40</text:p>
          </table:table-cell>
          <table:table-cell table:style-name="ce1" table:number-columns-repeated="2"/>
          <table:table-cell table:style-name="ce22" office:value-type="float" office:value="40" calcext:value-type="float">
            <text:p>40.00</text:p>
          </table:table-cell>
          <table:table-cell table:style-name="ce1" office:value-type="string" calcext:value-type="string">
            <text:p>total-duration-60</text:p>
          </table:table-cell>
          <table:table-cell table:style-name="ce1" office:value-type="string" calcext:value-type="string">
            <text:p>avg-align-duration-60</text:p>
          </table:table-cell>
          <table:table-cell table:style-name="ce1" table:number-columns-repeated="2"/>
          <table:table-cell table:style-name="ce22" office:value-type="float" office:value="60" calcext:value-type="float">
            <text:p>60.00</text:p>
          </table:table-cell>
          <table:table-cell table:style-name="ce1" office:value-type="string" calcext:value-type="string">
            <text:p>total-duration-80</text:p>
          </table:table-cell>
          <table:table-cell table:style-name="ce1" office:value-type="string" calcext:value-type="string">
            <text:p>avg-align-duration-80</text:p>
          </table:table-cell>
          <table:table-cell table:style-name="ce1" table:number-columns-repeated="2"/>
          <table:table-cell table:style-name="ce22" office:value-type="float" office:value="80" calcext:value-type="float">
            <text:p>80.00</text:p>
          </table:table-cell>
          <table:table-cell table:style-name="ce1" office:value-type="string" calcext:value-type="string">
            <text:p>total-duration-100</text:p>
          </table:table-cell>
          <table:table-cell table:style-name="ce1" office:value-type="string" calcext:value-type="string">
            <text:p>avg-align-duration-100</text:p>
          </table:table-cell>
          <table:table-cell table:style-name="ce1" table:number-columns-repeated="2"/>
          <table:table-cell table:style-name="ce22" office:value-type="float" office:value="100" calcext:value-type="float">
            <text:p>100.00</text:p>
          </table:table-cell>
          <table:table-cell office:value-type="string" calcext:value-type="string">
            <text:p>Subtotal</text:p>
          </table:table-cell>
        </table:table-row>
        <table:table-row table:style-name="ro1">
          <table:table-cell office:value-type="string" calcext:value-type="string">
            <text:p>Lambda (1.0GB / 0.6vcpus)</text:p>
          </table:table-cell>
          <table:table-cell table:style-name="ce1" office:value-type="time" office:time-value="PT00H08M31S" calcext:value-type="time">
            <text:p>00:08:31</text:p>
          </table:table-cell>
          <table:table-cell table:style-name="ce1" office:value-type="time" office:time-value="PT00H08M30S" calcext:value-type="time">
            <text:p>00:08:30</text:p>
          </table:table-cell>
          <table:table-cell table:formula="of:=(HOUR([.B2])*3600)+(MINUTE([.B2])*60)+SECOND([.B2])" office:value-type="float" office:value="511" calcext:value-type="float">
            <text:p>511.00</text:p>
          </table:table-cell>
          <table:table-cell table:formula="of:=(HOUR([.C2])*3600)+(MINUTE([.C2])*60)+SECOND([.C2])" office:value-type="float" office:value="510" calcext:value-type="float">
            <text:p>510.00</text:p>
          </table:table-cell>
          <table:table-cell table:style-name="ce23" table:formula="of:=[.E2]*[$Prices.$C17]*[.$F$1]" office:value-type="float" office:value="0.008602017" calcext:value-type="float">
            <text:p>0.008602017000</text:p>
          </table:table-cell>
          <table:table-cell table:style-name="ce1" office:value-type="time" office:time-value="PT00H09M31S" calcext:value-type="time">
            <text:p>00:09:31</text:p>
          </table:table-cell>
          <table:table-cell table:style-name="ce1" office:value-type="time" office:time-value="PT00H08M48S" calcext:value-type="time">
            <text:p>00:08:48</text:p>
          </table:table-cell>
          <table:table-cell table:style-name="ce22" table:formula="of:=(HOUR([.G2])*3600)+(MINUTE([.G2])*60)+SECOND([.G2])" office:value-type="float" office:value="571" calcext:value-type="float">
            <text:p>571.00</text:p>
          </table:table-cell>
          <table:table-cell table:style-name="ce22" table:formula="of:=(HOUR([.H2])*3600)+(MINUTE([.H2])*60)+SECOND([.H2])" office:value-type="float" office:value="528" calcext:value-type="float">
            <text:p>528.00</text:p>
          </table:table-cell>
          <table:table-cell table:style-name="ce23" table:formula="of:=[.J2]*[$Prices.$C17]*[.$K$1]" office:value-type="float" office:value="0.178112352" calcext:value-type="float">
            <text:p>0.178112352000</text:p>
          </table:table-cell>
          <table:table-cell table:style-name="ce1" office:value-type="time" office:time-value="PT00H14M46S" calcext:value-type="time">
            <text:p>00:14:46</text:p>
          </table:table-cell>
          <table:table-cell table:style-name="ce1" office:value-type="time" office:time-value="PT00H08M53S" calcext:value-type="time">
            <text:p>00:08:53</text:p>
          </table:table-cell>
          <table:table-cell table:style-name="ce22" table:formula="of:=(HOUR([.L2])*3600)+(MINUTE([.L2])*60)+SECOND([.L2])" office:value-type="float" office:value="886" calcext:value-type="float">
            <text:p>886.00</text:p>
          </table:table-cell>
          <table:table-cell table:style-name="ce22" table:formula="of:=(HOUR([.M2])*3600)+(MINUTE([.M2])*60)+SECOND([.M2])" office:value-type="float" office:value="533" calcext:value-type="float">
            <text:p>533.00</text:p>
          </table:table-cell>
          <table:table-cell table:style-name="ce23" table:formula="of:=[.O2]*[$Prices.$C17]*[.$P$1]" office:value-type="float" office:value="0.359598044" calcext:value-type="float">
            <text:p>0.359598044000</text:p>
          </table:table-cell>
          <table:table-cell table:style-name="ce1" office:value-type="time" office:time-value="PT00H09M15S" calcext:value-type="time">
            <text:p>00:09:15</text:p>
          </table:table-cell>
          <table:table-cell table:style-name="ce1" office:value-type="time" office:time-value="PT00H08M38S" calcext:value-type="time">
            <text:p>00:08:38</text:p>
          </table:table-cell>
          <table:table-cell table:style-name="ce22" table:formula="of:=(HOUR([.Q2])*3600)+(MINUTE([.Q2])*60)+SECOND([.Q2])" office:value-type="float" office:value="555" calcext:value-type="float">
            <text:p>555.00</text:p>
          </table:table-cell>
          <table:table-cell table:style-name="ce22" table:formula="of:=(HOUR([.R2])*3600)+(MINUTE([.R2])*60)+SECOND([.R2])" office:value-type="float" office:value="518" calcext:value-type="float">
            <text:p>518.00</text:p>
          </table:table-cell>
          <table:table-cell table:style-name="ce23" table:formula="of:=[.T2]*[$Prices.$C17]*[.$U$1]" office:value-type="float" office:value="0.524217036" calcext:value-type="float">
            <text:p>0.524217036000</text:p>
          </table:table-cell>
          <table:table-cell table:style-name="ce1" office:value-type="time" office:time-value="PT00H09M24S" calcext:value-type="time">
            <text:p>00:09:24</text:p>
          </table:table-cell>
          <table:table-cell table:style-name="ce1" office:value-type="time" office:time-value="PT00H08M42S" calcext:value-type="time">
            <text:p>00:08:42</text:p>
          </table:table-cell>
          <table:table-cell table:style-name="ce22" table:formula="of:=(HOUR([.V2])*3600)+(MINUTE([.V2])*60)+SECOND([.V2])" office:value-type="float" office:value="564" calcext:value-type="float">
            <text:p>564.00</text:p>
          </table:table-cell>
          <table:table-cell table:style-name="ce22" table:formula="of:=(HOUR([.W2])*3600)+(MINUTE([.W2])*60)+SECOND([.W2])" office:value-type="float" office:value="522" calcext:value-type="float">
            <text:p>522.00</text:p>
          </table:table-cell>
          <table:table-cell table:style-name="ce23" table:formula="of:=[.Y2]*[$Prices.$C17]*[.$Z$1]" office:value-type="float" office:value="0.704353392" calcext:value-type="float">
            <text:p>0.704353392000</text:p>
          </table:table-cell>
          <table:table-cell table:style-name="ce1" office:value-type="time" office:time-value="PT00H09M29S" calcext:value-type="time">
            <text:p>00:09:29</text:p>
          </table:table-cell>
          <table:table-cell table:style-name="ce1" office:value-type="time" office:time-value="PT00H08M41S" calcext:value-type="time">
            <text:p>00:08:41</text:p>
          </table:table-cell>
          <table:table-cell table:style-name="ce22" table:formula="of:=(HOUR([.AA2])*3600)+(MINUTE([.AA2])*60)+SECOND([.AA2])" office:value-type="float" office:value="569" calcext:value-type="float">
            <text:p>569.00</text:p>
          </table:table-cell>
          <table:table-cell table:style-name="ce22" table:formula="of:=(HOUR([.AB2])*3600)+(MINUTE([.AB2])*60)+SECOND([.AB2])" office:value-type="float" office:value="521" calcext:value-type="float">
            <text:p>521.00</text:p>
          </table:table-cell>
          <table:table-cell table:style-name="ce23" table:formula="of:=[.AD2]*[$Prices.$C17]*[.$AE$1]" office:value-type="float" office:value="0.87875507" calcext:value-type="float">
            <text:p>0.878755070000</text:p>
          </table:table-cell>
          <table:table-cell table:style-name="ce24" table:formula="of:=[.F2]+[.K2]+[.P2]+[.U2]+[.Z2]+[.AE2]" office:value-type="float" office:value="2.653637911" calcext:value-type="float">
            <text:p>2.653637911000</text:p>
          </table:table-cell>
        </table:table-row>
        <table:table-row table:style-name="ro1">
          <table:table-cell office:value-type="string" calcext:value-type="string">
            <text:p>Lambda (1.5GB / 0.9vcpus)</text:p>
          </table:table-cell>
          <table:table-cell table:number-columns-repeated="2" table:style-name="ce1" office:value-type="time" office:time-value="PT00H05M53S" calcext:value-type="time">
            <text:p>00:05:53</text:p>
          </table:table-cell>
          <table:table-cell table:formula="of:=(HOUR([.B3])*3600)+(MINUTE([.B3])*60)+SECOND([.B3])" office:value-type="float" office:value="353" calcext:value-type="float">
            <text:p>353.00</text:p>
          </table:table-cell>
          <table:table-cell table:formula="of:=(HOUR([.C3])*3600)+(MINUTE([.C3])*60)+SECOND([.C3])" office:value-type="float" office:value="353" calcext:value-type="float">
            <text:p>353.00</text:p>
          </table:table-cell>
          <table:table-cell table:style-name="ce23" table:formula="of:=[.E3]*[$Prices.$C18]*[.$F$1]" office:value-type="float" office:value="0.00889561765" calcext:value-type="float">
            <text:p>0.008895617650</text:p>
          </table:table-cell>
          <table:table-cell table:style-name="ce1" office:value-type="time" office:time-value="PT00H06M09S" calcext:value-type="time">
            <text:p>00:06:09</text:p>
          </table:table-cell>
          <table:table-cell table:style-name="ce1" office:value-type="time" office:time-value="PT00H05M45S" calcext:value-type="time">
            <text:p>00:05:45</text:p>
          </table:table-cell>
          <table:table-cell table:style-name="ce22" table:formula="of:=(HOUR([.G3])*3600)+(MINUTE([.G3])*60)+SECOND([.G3])" office:value-type="float" office:value="369" calcext:value-type="float">
            <text:p>369.00</text:p>
          </table:table-cell>
          <table:table-cell table:style-name="ce22" table:formula="of:=(HOUR([.H3])*3600)+(MINUTE([.H3])*60)+SECOND([.H3])" office:value-type="float" office:value="345" calcext:value-type="float">
            <text:p>345.00</text:p>
          </table:table-cell>
          <table:table-cell table:style-name="ce23" table:formula="of:=[.J3]*[$Prices.$C18]*[.$K$1]" office:value-type="float" office:value="0.173880345" calcext:value-type="float">
            <text:p>0.173880345000</text:p>
          </table:table-cell>
          <table:table-cell table:style-name="ce1" office:value-type="time" office:time-value="PT00H06M23S" calcext:value-type="time">
            <text:p>00:06:23</text:p>
          </table:table-cell>
          <table:table-cell table:style-name="ce1" office:value-type="time" office:time-value="PT00H05M49S" calcext:value-type="time">
            <text:p>00:05:49</text:p>
          </table:table-cell>
          <table:table-cell table:style-name="ce22" table:formula="of:=(HOUR([.L3])*3600)+(MINUTE([.L3])*60)+SECOND([.L3])" office:value-type="float" office:value="383" calcext:value-type="float">
            <text:p>383.00</text:p>
          </table:table-cell>
          <table:table-cell table:style-name="ce22" table:formula="of:=(HOUR([.M3])*3600)+(MINUTE([.M3])*60)+SECOND([.M3])" office:value-type="float" office:value="349" calcext:value-type="float">
            <text:p>349.00</text:p>
          </table:table-cell>
          <table:table-cell table:style-name="ce23" table:formula="of:=[.O3]*[$Prices.$C18]*[.$P$1]" office:value-type="float" office:value="0.351792698" calcext:value-type="float">
            <text:p>0.351792698000</text:p>
          </table:table-cell>
          <table:table-cell table:style-name="ce1" office:value-type="time" office:time-value="PT00H07M04S" calcext:value-type="time">
            <text:p>00:07:04</text:p>
          </table:table-cell>
          <table:table-cell table:style-name="ce1" office:value-type="time" office:time-value="PT00H05M46S" calcext:value-type="time">
            <text:p>00:05:46</text:p>
          </table:table-cell>
          <table:table-cell table:style-name="ce22" table:formula="of:=(HOUR([.Q3])*3600)+(MINUTE([.Q3])*60)+SECOND([.Q3])" office:value-type="float" office:value="424" calcext:value-type="float">
            <text:p>424.00</text:p>
          </table:table-cell>
          <table:table-cell table:style-name="ce22" table:formula="of:=(HOUR([.R3])*3600)+(MINUTE([.R3])*60)+SECOND([.R3])" office:value-type="float" office:value="346" calcext:value-type="float">
            <text:p>346.00</text:p>
          </table:table-cell>
          <table:table-cell table:style-name="ce23" table:formula="of:=[.T3]*[$Prices.$C18]*[.$U$1]" office:value-type="float" office:value="0.523153038" calcext:value-type="float">
            <text:p>0.523153038000</text:p>
          </table:table-cell>
          <table:table-cell table:style-name="ce1" office:value-type="time" office:time-value="PT00H06M26S" calcext:value-type="time">
            <text:p>00:06:26</text:p>
          </table:table-cell>
          <table:table-cell table:style-name="ce1" office:value-type="time" office:time-value="PT00H05M47S" calcext:value-type="time">
            <text:p>00:05:47</text:p>
          </table:table-cell>
          <table:table-cell table:style-name="ce22" table:formula="of:=(HOUR([.V3])*3600)+(MINUTE([.V3])*60)+SECOND([.V3])" office:value-type="float" office:value="386" calcext:value-type="float">
            <text:p>386.00</text:p>
          </table:table-cell>
          <table:table-cell table:style-name="ce22" table:formula="of:=(HOUR([.W3])*3600)+(MINUTE([.W3])*60)+SECOND([.W3])" office:value-type="float" office:value="347" calcext:value-type="float">
            <text:p>347.00</text:p>
          </table:table-cell>
          <table:table-cell table:style-name="ce23" table:formula="of:=[.Y3]*[$Prices.$C18]*[.$Z$1]" office:value-type="float" office:value="0.699553388" calcext:value-type="float">
            <text:p>0.699553388000</text:p>
          </table:table-cell>
          <table:table-cell table:style-name="ce1" office:value-type="time" office:time-value="PT00H06M32S" calcext:value-type="time">
            <text:p>00:06:32</text:p>
          </table:table-cell>
          <table:table-cell table:style-name="ce1" office:value-type="time" office:time-value="PT00H05M49S" calcext:value-type="time">
            <text:p>00:05:49</text:p>
          </table:table-cell>
          <table:table-cell table:style-name="ce22" table:formula="of:=(HOUR([.AA3])*3600)+(MINUTE([.AA3])*60)+SECOND([.AA3])" office:value-type="float" office:value="392" calcext:value-type="float">
            <text:p>392.00</text:p>
          </table:table-cell>
          <table:table-cell table:style-name="ce22" table:formula="of:=(HOUR([.AB3])*3600)+(MINUTE([.AB3])*60)+SECOND([.AB3])" office:value-type="float" office:value="349" calcext:value-type="float">
            <text:p>349.00</text:p>
          </table:table-cell>
          <table:table-cell table:style-name="ce23" table:formula="of:=[.AD3]*[$Prices.$C18]*[.$AE$1]" office:value-type="float" office:value="0.879481745" calcext:value-type="float">
            <text:p>0.879481745000</text:p>
          </table:table-cell>
          <table:table-cell table:style-name="ce24" table:formula="of:=[.F3]+[.K3]+[.P3]+[.U3]+[.Z3]+[.AE3]" office:value-type="float" office:value="2.63675683165" calcext:value-type="float">
            <text:p>2.636756831650</text:p>
          </table:table-cell>
        </table:table-row>
        <table:table-row table:style-name="ro1">
          <table:table-cell office:value-type="string" calcext:value-type="string">
            <text:p>Lambda (2.0GB / 1.2vcpus)</text:p>
          </table:table-cell>
          <table:table-cell table:style-name="ce1" office:value-type="time" office:time-value="PT00H05M03S" calcext:value-type="time">
            <text:p>00:05:03</text:p>
          </table:table-cell>
          <table:table-cell table:style-name="ce1" office:value-type="time" office:time-value="PT00H05M02S" calcext:value-type="time">
            <text:p>00:05:02</text:p>
          </table:table-cell>
          <table:table-cell table:formula="of:=(HOUR([.B4])*3600)+(MINUTE([.B4])*60)+SECOND([.B4])" office:value-type="float" office:value="303" calcext:value-type="float">
            <text:p>303.00</text:p>
          </table:table-cell>
          <table:table-cell table:formula="of:=(HOUR([.C4])*3600)+(MINUTE([.C4])*60)+SECOND([.C4])" office:value-type="float" office:value="302" calcext:value-type="float">
            <text:p>302.00</text:p>
          </table:table-cell>
          <table:table-cell table:style-name="ce23" table:formula="of:=[.E4]*[$Prices.$C19]*[.$F$1]" office:value-type="float" office:value="0.0101270868" calcext:value-type="float">
            <text:p>0.010127086800</text:p>
          </table:table-cell>
          <table:table-cell table:style-name="ce1" office:value-type="time" office:time-value="PT00H05M19S" calcext:value-type="time">
            <text:p>00:05:19</text:p>
          </table:table-cell>
          <table:table-cell table:style-name="ce1" office:value-type="time" office:time-value="PT00H05M01S" calcext:value-type="time">
            <text:p>00:05:01</text:p>
          </table:table-cell>
          <table:table-cell table:style-name="ce22" table:formula="of:=(HOUR([.G4])*3600)+(MINUTE([.G4])*60)+SECOND([.G4])" office:value-type="float" office:value="319" calcext:value-type="float">
            <text:p>319.00</text:p>
          </table:table-cell>
          <table:table-cell table:style-name="ce22" table:formula="of:=(HOUR([.H4])*3600)+(MINUTE([.H4])*60)+SECOND([.H4])" office:value-type="float" office:value="301" calcext:value-type="float">
            <text:p>301.00</text:p>
          </table:table-cell>
          <table:table-cell table:style-name="ce23" table:formula="of:=[.J4]*[$Prices.$C19]*[.$K$1]" office:value-type="float" office:value="0.201871068" calcext:value-type="float">
            <text:p>0.201871068000</text:p>
          </table:table-cell>
          <table:table-cell table:style-name="ce1" office:value-type="time" office:time-value="PT00H05M37S" calcext:value-type="time">
            <text:p>00:05:37</text:p>
          </table:table-cell>
          <table:table-cell table:style-name="ce1" office:value-type="time" office:time-value="PT00H05M01S" calcext:value-type="time">
            <text:p>00:05:01</text:p>
          </table:table-cell>
          <table:table-cell table:style-name="ce22" table:formula="of:=(HOUR([.L4])*3600)+(MINUTE([.L4])*60)+SECOND([.L4])" office:value-type="float" office:value="337" calcext:value-type="float">
            <text:p>337.00</text:p>
          </table:table-cell>
          <table:table-cell table:style-name="ce22" table:formula="of:=(HOUR([.M4])*3600)+(MINUTE([.M4])*60)+SECOND([.M4])" office:value-type="float" office:value="301" calcext:value-type="float">
            <text:p>301.00</text:p>
          </table:table-cell>
          <table:table-cell table:style-name="ce23" table:formula="of:=[.O4]*[$Prices.$C19]*[.$P$1]" office:value-type="float" office:value="0.403742136" calcext:value-type="float">
            <text:p>0.403742136000</text:p>
          </table:table-cell>
          <table:table-cell table:style-name="ce1" office:value-type="time" office:time-value="PT00H05M27S" calcext:value-type="time">
            <text:p>00:05:27</text:p>
          </table:table-cell>
          <table:table-cell table:style-name="ce1" office:value-type="time" office:time-value="PT00H04M56S" calcext:value-type="time">
            <text:p>00:04:56</text:p>
          </table:table-cell>
          <table:table-cell table:style-name="ce22" table:formula="of:=(HOUR([.Q4])*3600)+(MINUTE([.Q4])*60)+SECOND([.Q4])" office:value-type="float" office:value="327" calcext:value-type="float">
            <text:p>327.00</text:p>
          </table:table-cell>
          <table:table-cell table:style-name="ce22" table:formula="of:=(HOUR([.R4])*3600)+(MINUTE([.R4])*60)+SECOND([.R4])" office:value-type="float" office:value="296" calcext:value-type="float">
            <text:p>296.00</text:p>
          </table:table-cell>
          <table:table-cell table:style-name="ce23" table:formula="of:=[.T4]*[$Prices.$C19]*[.$U$1]" office:value-type="float" office:value="0.595553184" calcext:value-type="float">
            <text:p>0.595553184000</text:p>
          </table:table-cell>
          <table:table-cell table:style-name="ce1" office:value-type="time" office:time-value="PT00H05M19S" calcext:value-type="time">
            <text:p>00:05:19</text:p>
          </table:table-cell>
          <table:table-cell table:style-name="ce1" office:value-type="time" office:time-value="PT00H04M58S" calcext:value-type="time">
            <text:p>00:04:58</text:p>
          </table:table-cell>
          <table:table-cell table:style-name="ce22" table:formula="of:=(HOUR([.V4])*3600)+(MINUTE([.V4])*60)+SECOND([.V4])" office:value-type="float" office:value="319" calcext:value-type="float">
            <text:p>319.00</text:p>
          </table:table-cell>
          <table:table-cell table:style-name="ce22" table:formula="of:=(HOUR([.W4])*3600)+(MINUTE([.W4])*60)+SECOND([.W4])" office:value-type="float" office:value="298" calcext:value-type="float">
            <text:p>298.00</text:p>
          </table:table-cell>
          <table:table-cell table:style-name="ce23" table:formula="of:=[.Y4]*[$Prices.$C19]*[.$Z$1]" office:value-type="float" office:value="0.799436256" calcext:value-type="float">
            <text:p>0.799436256000</text:p>
          </table:table-cell>
          <table:table-cell table:style-name="ce1" office:value-type="time" office:time-value="PT00H05M26S" calcext:value-type="time">
            <text:p>00:05:26</text:p>
          </table:table-cell>
          <table:table-cell table:style-name="ce1" office:value-type="time" office:time-value="PT00H04M56S" calcext:value-type="time">
            <text:p>00:04:56</text:p>
          </table:table-cell>
          <table:table-cell table:style-name="ce22" table:formula="of:=(HOUR([.AA4])*3600)+(MINUTE([.AA4])*60)+SECOND([.AA4])" office:value-type="float" office:value="326" calcext:value-type="float">
            <text:p>326.00</text:p>
          </table:table-cell>
          <table:table-cell table:style-name="ce22" table:formula="of:=(HOUR([.AB4])*3600)+(MINUTE([.AB4])*60)+SECOND([.AB4])" office:value-type="float" office:value="296" calcext:value-type="float">
            <text:p>296.00</text:p>
          </table:table-cell>
          <table:table-cell table:style-name="ce23" table:formula="of:=[.AD4]*[$Prices.$C19]*[.$AE$1]" office:value-type="float" office:value="0.99258864" calcext:value-type="float">
            <text:p>0.992588640000</text:p>
          </table:table-cell>
          <table:table-cell table:style-name="ce24" table:formula="of:=[.F4]+[.K4]+[.P4]+[.U4]+[.Z4]+[.AE4]" office:value-type="float" office:value="3.0033183708" calcext:value-type="float">
            <text:p>3.003318370800</text:p>
          </table:table-cell>
        </table:table-row>
        <table:table-row table:style-name="ro1">
          <table:table-cell office:value-type="string" calcext:value-type="string">
            <text:p>Lambda (2.5GB / 1.5vcpus)</text:p>
          </table:table-cell>
          <table:table-cell table:number-columns-repeated="2" table:style-name="ce1" office:value-type="time" office:time-value="PT00H05M02S" calcext:value-type="time">
            <text:p>00:05:02</text:p>
          </table:table-cell>
          <table:table-cell table:formula="of:=(HOUR([.B5])*3600)+(MINUTE([.B5])*60)+SECOND([.B5])" office:value-type="float" office:value="302" calcext:value-type="float">
            <text:p>302.00</text:p>
          </table:table-cell>
          <table:table-cell table:formula="of:=(HOUR([.C5])*3600)+(MINUTE([.C5])*60)+SECOND([.C5])" office:value-type="float" office:value="302" calcext:value-type="float">
            <text:p>302.00</text:p>
          </table:table-cell>
          <table:table-cell table:style-name="ce23" table:formula="of:=[.E5]*[$Prices.$C20]*[.$F$1]" office:value-type="float" office:value="0.0126437585" calcext:value-type="float">
            <text:p>0.012643758500</text:p>
          </table:table-cell>
          <table:table-cell table:style-name="ce1" office:value-type="time" office:time-value="PT00H05M34S" calcext:value-type="time">
            <text:p>00:05:34</text:p>
          </table:table-cell>
          <table:table-cell table:style-name="ce1" office:value-type="time" office:time-value="PT00H04M58S" calcext:value-type="time">
            <text:p>00:04:58</text:p>
          </table:table-cell>
          <table:table-cell table:style-name="ce22" table:formula="of:=(HOUR([.G5])*3600)+(MINUTE([.G5])*60)+SECOND([.G5])" office:value-type="float" office:value="334" calcext:value-type="float">
            <text:p>334.00</text:p>
          </table:table-cell>
          <table:table-cell table:style-name="ce22" table:formula="of:=(HOUR([.H5])*3600)+(MINUTE([.H5])*60)+SECOND([.H5])" office:value-type="float" office:value="298" calcext:value-type="float">
            <text:p>298.00</text:p>
          </table:table-cell>
          <table:table-cell table:style-name="ce23" table:formula="of:=[.J5]*[$Prices.$C20]*[.$K$1]" office:value-type="float" office:value="0.24952583" calcext:value-type="float">
            <text:p>0.249525830000</text:p>
          </table:table-cell>
          <table:table-cell table:style-name="ce1" office:value-type="time" office:time-value="PT00H05M21S" calcext:value-type="time">
            <text:p>00:05:21</text:p>
          </table:table-cell>
          <table:table-cell table:style-name="ce1" office:value-type="time" office:time-value="PT00H04M58S" calcext:value-type="time">
            <text:p>00:04:58</text:p>
          </table:table-cell>
          <table:table-cell table:style-name="ce22" table:formula="of:=(HOUR([.L5])*3600)+(MINUTE([.L5])*60)+SECOND([.L5])" office:value-type="float" office:value="321" calcext:value-type="float">
            <text:p>321.00</text:p>
          </table:table-cell>
          <table:table-cell table:style-name="ce22" table:formula="of:=(HOUR([.M5])*3600)+(MINUTE([.M5])*60)+SECOND([.M5])" office:value-type="float" office:value="298" calcext:value-type="float">
            <text:p>298.00</text:p>
          </table:table-cell>
          <table:table-cell table:style-name="ce23" table:formula="of:=[.O5]*[$Prices.$C20]*[.$P$1]" office:value-type="float" office:value="0.49905166" calcext:value-type="float">
            <text:p>0.499051660000</text:p>
          </table:table-cell>
          <table:table-cell table:style-name="ce1" office:value-type="time" office:time-value="PT00H05M12S" calcext:value-type="time">
            <text:p>00:05:12</text:p>
          </table:table-cell>
          <table:table-cell table:style-name="ce1" office:value-type="time" office:time-value="PT00H04M54S" calcext:value-type="time">
            <text:p>00:04:54</text:p>
          </table:table-cell>
          <table:table-cell table:style-name="ce22" table:formula="of:=(HOUR([.Q5])*3600)+(MINUTE([.Q5])*60)+SECOND([.Q5])" office:value-type="float" office:value="312" calcext:value-type="float">
            <text:p>312.00</text:p>
          </table:table-cell>
          <table:table-cell table:style-name="ce22" table:formula="of:=(HOUR([.R5])*3600)+(MINUTE([.R5])*60)+SECOND([.R5])" office:value-type="float" office:value="294" calcext:value-type="float">
            <text:p>294.00</text:p>
          </table:table-cell>
          <table:table-cell table:style-name="ce23" table:formula="of:=[.T5]*[$Prices.$C20]*[.$U$1]" office:value-type="float" office:value="0.73852947" calcext:value-type="float">
            <text:p>0.738529470000</text:p>
          </table:table-cell>
          <table:table-cell table:style-name="ce1" office:value-type="time" office:time-value="PT00H05M23S" calcext:value-type="time">
            <text:p>00:05:23</text:p>
          </table:table-cell>
          <table:table-cell table:style-name="ce1" office:value-type="time" office:time-value="PT00H04M57S" calcext:value-type="time">
            <text:p>00:04:57</text:p>
          </table:table-cell>
          <table:table-cell table:style-name="ce22" table:formula="of:=(HOUR([.V5])*3600)+(MINUTE([.V5])*60)+SECOND([.V5])" office:value-type="float" office:value="323" calcext:value-type="float">
            <text:p>323.00</text:p>
          </table:table-cell>
          <table:table-cell table:style-name="ce22" table:formula="of:=(HOUR([.W5])*3600)+(MINUTE([.W5])*60)+SECOND([.W5])" office:value-type="float" office:value="297" calcext:value-type="float">
            <text:p>297.00</text:p>
          </table:table-cell>
          <table:table-cell table:style-name="ce23" table:formula="of:=[.Y5]*[$Prices.$C20]*[.$Z$1]" office:value-type="float" office:value="0.99475398" calcext:value-type="float">
            <text:p>0.994753980000</text:p>
          </table:table-cell>
          <table:table-cell table:style-name="ce1" office:value-type="time" office:time-value="PT00H05M42S" calcext:value-type="time">
            <text:p>00:05:42</text:p>
          </table:table-cell>
          <table:table-cell table:style-name="ce1" office:value-type="time" office:time-value="PT00H04M57S" calcext:value-type="time">
            <text:p>00:04:57</text:p>
          </table:table-cell>
          <table:table-cell table:style-name="ce22" table:formula="of:=(HOUR([.AA5])*3600)+(MINUTE([.AA5])*60)+SECOND([.AA5])" office:value-type="float" office:value="342" calcext:value-type="float">
            <text:p>342.00</text:p>
          </table:table-cell>
          <table:table-cell table:style-name="ce22" table:formula="of:=(HOUR([.AB5])*3600)+(MINUTE([.AB5])*60)+SECOND([.AB5])" office:value-type="float" office:value="297" calcext:value-type="float">
            <text:p>297.00</text:p>
          </table:table-cell>
          <table:table-cell table:style-name="ce23" table:formula="of:=[.AD5]*[$Prices.$C20]*[.$AE$1]" office:value-type="float" office:value="1.243442475" calcext:value-type="float">
            <text:p>1.243442475000</text:p>
          </table:table-cell>
          <table:table-cell table:style-name="ce24" table:formula="of:=[.F5]+[.K5]+[.P5]+[.U5]+[.Z5]+[.AE5]" office:value-type="float" office:value="3.7379471735" calcext:value-type="float">
            <text:p>3.737947173500</text:p>
          </table:table-cell>
        </table:table-row>
        <table:table-row table:style-name="ro1">
          <table:table-cell office:value-type="string" calcext:value-type="string">
            <text:p>Lambda (3.0GB / 1.8vcpus)</text:p>
          </table:table-cell>
          <table:table-cell table:number-columns-repeated="2" table:style-name="ce1" office:value-type="time" office:time-value="PT00H04M55S" calcext:value-type="time">
            <text:p>00:04:55</text:p>
          </table:table-cell>
          <table:table-cell table:formula="of:=(HOUR([.B6])*3600)+(MINUTE([.B6])*60)+SECOND([.B6])" office:value-type="float" office:value="295" calcext:value-type="float">
            <text:p>295.00</text:p>
          </table:table-cell>
          <table:table-cell table:formula="of:=(HOUR([.C6])*3600)+(MINUTE([.C6])*60)+SECOND([.C6])" office:value-type="float" office:value="295" calcext:value-type="float">
            <text:p>295.00</text:p>
          </table:table-cell>
          <table:table-cell table:style-name="ce23" table:formula="of:=[.E6]*[$Prices.$C21]*[.$F$1]" office:value-type="float" office:value="0.0148090295" calcext:value-type="float">
            <text:p>0.014809029500</text:p>
          </table:table-cell>
          <table:table-cell table:style-name="ce1" office:value-type="time" office:time-value="PT00H05M16S" calcext:value-type="time">
            <text:p>00:05:16</text:p>
          </table:table-cell>
          <table:table-cell table:style-name="ce1" office:value-type="time" office:time-value="PT00H04M58S" calcext:value-type="time">
            <text:p>00:04:58</text:p>
          </table:table-cell>
          <table:table-cell table:style-name="ce22" table:formula="of:=(HOUR([.G6])*3600)+(MINUTE([.G6])*60)+SECOND([.G6])" office:value-type="float" office:value="316" calcext:value-type="float">
            <text:p>316.00</text:p>
          </table:table-cell>
          <table:table-cell table:style-name="ce22" table:formula="of:=(HOUR([.H6])*3600)+(MINUTE([.H6])*60)+SECOND([.H6])" office:value-type="float" office:value="298" calcext:value-type="float">
            <text:p>298.00</text:p>
          </table:table-cell>
          <table:table-cell table:style-name="ce23" table:formula="of:=[.J6]*[$Prices.$C21]*[.$K$1]" office:value-type="float" office:value="0.299192596" calcext:value-type="float">
            <text:p>0.299192596000</text:p>
          </table:table-cell>
          <table:table-cell table:style-name="ce1" office:value-type="time" office:time-value="PT00H05M13S" calcext:value-type="time">
            <text:p>00:05:13</text:p>
          </table:table-cell>
          <table:table-cell table:style-name="ce1" office:value-type="time" office:time-value="PT00H04M56S" calcext:value-type="time">
            <text:p>00:04:56</text:p>
          </table:table-cell>
          <table:table-cell table:style-name="ce22" table:formula="of:=(HOUR([.L6])*3600)+(MINUTE([.L6])*60)+SECOND([.L6])" office:value-type="float" office:value="313" calcext:value-type="float">
            <text:p>313.00</text:p>
          </table:table-cell>
          <table:table-cell table:style-name="ce22" table:formula="of:=(HOUR([.M6])*3600)+(MINUTE([.M6])*60)+SECOND([.M6])" office:value-type="float" office:value="296" calcext:value-type="float">
            <text:p>296.00</text:p>
          </table:table-cell>
          <table:table-cell table:style-name="ce23" table:formula="of:=[.O6]*[$Prices.$C21]*[.$P$1]" office:value-type="float" office:value="0.594369184" calcext:value-type="float">
            <text:p>0.594369184000</text:p>
          </table:table-cell>
          <table:table-cell table:style-name="ce1" office:value-type="time" office:time-value="PT00H05M15S" calcext:value-type="time">
            <text:p>00:05:15</text:p>
          </table:table-cell>
          <table:table-cell table:style-name="ce1" office:value-type="time" office:time-value="PT00H04M53S" calcext:value-type="time">
            <text:p>00:04:53</text:p>
          </table:table-cell>
          <table:table-cell table:style-name="ce22" table:formula="of:=(HOUR([.Q6])*3600)+(MINUTE([.Q6])*60)+SECOND([.Q6])" office:value-type="float" office:value="315" calcext:value-type="float">
            <text:p>315.00</text:p>
          </table:table-cell>
          <table:table-cell table:style-name="ce22" table:formula="of:=(HOUR([.R6])*3600)+(MINUTE([.R6])*60)+SECOND([.R6])" office:value-type="float" office:value="293" calcext:value-type="float">
            <text:p>293.00</text:p>
          </table:table-cell>
          <table:table-cell table:style-name="ce23" table:formula="of:=[.T6]*[$Prices.$C21]*[.$U$1]" office:value-type="float" office:value="0.882517758" calcext:value-type="float">
            <text:p>0.882517758000</text:p>
          </table:table-cell>
          <table:table-cell table:style-name="ce1" office:value-type="time" office:time-value="PT00H05M33S" calcext:value-type="time">
            <text:p>00:05:33</text:p>
          </table:table-cell>
          <table:table-cell table:style-name="ce1" office:value-type="time" office:time-value="PT00H04M56S" calcext:value-type="time">
            <text:p>00:04:56</text:p>
          </table:table-cell>
          <table:table-cell table:style-name="ce22" table:formula="of:=(HOUR([.V6])*3600)+(MINUTE([.V6])*60)+SECOND([.V6])" office:value-type="float" office:value="333" calcext:value-type="float">
            <text:p>333.00</text:p>
          </table:table-cell>
          <table:table-cell table:style-name="ce22" table:formula="of:=(HOUR([.W6])*3600)+(MINUTE([.W6])*60)+SECOND([.W6])" office:value-type="float" office:value="296" calcext:value-type="float">
            <text:p>296.00</text:p>
          </table:table-cell>
          <table:table-cell table:style-name="ce23" table:formula="of:=[.Y6]*[$Prices.$C21]*[.$Z$1]" office:value-type="float" office:value="1.188738368" calcext:value-type="float">
            <text:p>1.188738368000</text:p>
          </table:table-cell>
          <table:table-cell table:style-name="ce1" office:value-type="time" office:time-value="PT00H05M21S" calcext:value-type="time">
            <text:p>00:05:21</text:p>
          </table:table-cell>
          <table:table-cell table:style-name="ce1" office:value-type="time" office:time-value="PT00H04M55S" calcext:value-type="time">
            <text:p>00:04:55</text:p>
          </table:table-cell>
          <table:table-cell table:style-name="ce22" table:formula="of:=(HOUR([.AA6])*3600)+(MINUTE([.AA6])*60)+SECOND([.AA6])" office:value-type="float" office:value="321" calcext:value-type="float">
            <text:p>321.00</text:p>
          </table:table-cell>
          <table:table-cell table:style-name="ce22" table:formula="of:=(HOUR([.AB6])*3600)+(MINUTE([.AB6])*60)+SECOND([.AB6])" office:value-type="float" office:value="295" calcext:value-type="float">
            <text:p>295.00</text:p>
          </table:table-cell>
          <table:table-cell table:style-name="ce23" table:formula="of:=[.AD6]*[$Prices.$C21]*[.$AE$1]" office:value-type="float" office:value="1.48090295" calcext:value-type="float">
            <text:p>1.480902950000</text:p>
          </table:table-cell>
          <table:table-cell table:style-name="ce24" table:formula="of:=[.F6]+[.K6]+[.P6]+[.U6]+[.Z6]+[.AE6]" office:value-type="float" office:value="4.4605298855" calcext:value-type="float">
            <text:p>4.460529885500</text:p>
          </table:table-cell>
        </table:table-row>
        <table:table-row table:style-name="ro1">
          <table:table-cell office:value-type="string" calcext:value-type="string">
            <text:p>EC2 t3a.xlarge (16GB / 4vcpus <text:s/>/ x86)</text:p>
          </table:table-cell>
          <table:table-cell table:number-columns-repeated="2" table:style-name="ce1" office:value-type="time" office:time-value="PT00H05M52S" calcext:value-type="time">
            <text:p>00:05:52</text:p>
          </table:table-cell>
          <table:table-cell table:formula="of:=(HOUR([.B7])*3600)+(MINUTE([.B7])*60)+SECOND([.B7])" office:value-type="float" office:value="352" calcext:value-type="float">
            <text:p>352.00</text:p>
          </table:table-cell>
          <table:table-cell table:formula="of:=(HOUR([.C7])*3600)+(MINUTE([.C7])*60)+SECOND([.C7])" office:value-type="float" office:value="352" calcext:value-type="float">
            <text:p>352.00</text:p>
          </table:table-cell>
          <table:table-cell table:style-name="ce23" table:formula="of:=[.D7]*[$Prices.$K6]" office:value-type="float" office:value="0.0174631111111111" calcext:value-type="float">
            <text:p>0.017463111111</text:p>
          </table:table-cell>
          <table:table-cell table:style-name="ce1" office:value-type="time" office:time-value="PT00H46M30S" calcext:value-type="time">
            <text:p>00:46:30</text:p>
          </table:table-cell>
          <table:table-cell table:style-name="ce1" office:value-type="time" office:time-value="PT00H09M12S" calcext:value-type="time">
            <text:p>00:09:12</text:p>
          </table:table-cell>
          <table:table-cell table:style-name="ce22" table:formula="of:=(HOUR([.G7])*3600)+(MINUTE([.G7])*60)+SECOND([.G7])" office:value-type="float" office:value="2790" calcext:value-type="float">
            <text:p>2,790.00</text:p>
          </table:table-cell>
          <table:table-cell table:style-name="ce22" table:formula="of:=(HOUR([.H7])*3600)+(MINUTE([.H7])*60)+SECOND([.H7])" office:value-type="float" office:value="552" calcext:value-type="float">
            <text:p>552.00</text:p>
          </table:table-cell>
          <table:table-cell table:style-name="ce23" table:formula="of:=[.I7]*[$Prices.$K6]" office:value-type="float" office:value="0.138415" calcext:value-type="float">
            <text:p>0.138415000000</text:p>
          </table:table-cell>
          <table:table-cell table:style-name="ce1" office:value-type="time" office:time-value="PT01H29M32S" calcext:value-type="time">
            <text:p>01:29:32</text:p>
          </table:table-cell>
          <table:table-cell table:style-name="ce1" office:value-type="time" office:time-value="PT00H08M52S" calcext:value-type="time">
            <text:p>00:08:52</text:p>
          </table:table-cell>
          <table:table-cell table:style-name="ce22" table:formula="of:=(HOUR([.L7])*3600)+(MINUTE([.L7])*60)+SECOND([.L7])" office:value-type="float" office:value="5372" calcext:value-type="float">
            <text:p>5,372.00</text:p>
          </table:table-cell>
          <table:table-cell table:style-name="ce22" table:formula="of:=(HOUR([.M7])*3600)+(MINUTE([.M7])*60)+SECOND([.M7])" office:value-type="float" office:value="532" calcext:value-type="float">
            <text:p>532.00</text:p>
          </table:table-cell>
          <table:table-cell table:style-name="ce23" table:formula="of:=[.N7]*[$Prices.$K6]" office:value-type="float" office:value="0.266510888888889" calcext:value-type="float">
            <text:p>0.266510888889</text:p>
          </table:table-cell>
          <table:table-cell table:style-name="ce1" office:value-type="time" office:time-value="PT02H15M27S" calcext:value-type="time">
            <text:p>02:15:27</text:p>
          </table:table-cell>
          <table:table-cell table:style-name="ce1" office:value-type="time" office:time-value="PT00H08M57S" calcext:value-type="time">
            <text:p>00:08:57</text:p>
          </table:table-cell>
          <table:table-cell table:style-name="ce22" table:formula="of:=(HOUR([.Q7])*3600)+(MINUTE([.Q7])*60)+SECOND([.Q7])" office:value-type="float" office:value="8127" calcext:value-type="float">
            <text:p>8,127.00</text:p>
          </table:table-cell>
          <table:table-cell table:style-name="ce22" table:formula="of:=(HOUR([.R7])*3600)+(MINUTE([.R7])*60)+SECOND([.R7])" office:value-type="float" office:value="537" calcext:value-type="float">
            <text:p>537.00</text:p>
          </table:table-cell>
          <table:table-cell table:style-name="ce23" table:formula="of:=[.S7]*[$Prices.$K6]" office:value-type="float" office:value="0.4031895" calcext:value-type="float">
            <text:p>0.403189500000</text:p>
          </table:table-cell>
          <table:table-cell table:style-name="ce1" office:value-type="time" office:time-value="PT03H20M19S" calcext:value-type="time">
            <text:p>03:20:19</text:p>
          </table:table-cell>
          <table:table-cell table:style-name="ce1" office:value-type="time" office:time-value="PT00H09M59S" calcext:value-type="time">
            <text:p>00:09:59</text:p>
          </table:table-cell>
          <table:table-cell table:style-name="ce22" table:formula="of:=(HOUR([.V7])*3600)+(MINUTE([.V7])*60)+SECOND([.V7])" office:value-type="float" office:value="12019" calcext:value-type="float">
            <text:p>12,019.00</text:p>
          </table:table-cell>
          <table:table-cell table:style-name="ce22" table:formula="of:=(HOUR([.W7])*3600)+(MINUTE([.W7])*60)+SECOND([.W7])" office:value-type="float" office:value="599" calcext:value-type="float">
            <text:p>599.00</text:p>
          </table:table-cell>
          <table:table-cell table:style-name="ce23" table:formula="of:=[.X7]*[$Prices.$K6]" office:value-type="float" office:value="0.596275944444445" calcext:value-type="float">
            <text:p>0.596275944444</text:p>
          </table:table-cell>
          <table:table-cell table:style-name="ce1" office:value-type="time" office:time-value="PT03H50M57S" calcext:value-type="time">
            <text:p>03:50:57</text:p>
          </table:table-cell>
          <table:table-cell table:style-name="ce1" office:value-type="time" office:time-value="PT00H09M12S" calcext:value-type="time">
            <text:p>00:09:12</text:p>
          </table:table-cell>
          <table:table-cell table:style-name="ce22" table:formula="of:=(HOUR([.AA7])*3600)+(MINUTE([.AA7])*60)+SECOND([.AA7])" office:value-type="float" office:value="13857" calcext:value-type="float">
            <text:p>13,857.00</text:p>
          </table:table-cell>
          <table:table-cell table:style-name="ce22" table:formula="of:=(HOUR([.AB7])*3600)+(MINUTE([.AB7])*60)+SECOND([.AB7])" office:value-type="float" office:value="552" calcext:value-type="float">
            <text:p>552.00</text:p>
          </table:table-cell>
          <table:table-cell table:style-name="ce23" table:formula="of:=[.AC7]*[$Prices.$K6]" office:value-type="float" office:value="0.687461166666667" calcext:value-type="float">
            <text:p>0.687461166667</text:p>
          </table:table-cell>
          <table:table-cell table:style-name="ce24" table:formula="of:=[.F7]+[.K7]+[.P7]+[.U7]+[.Z7]+[.AE7]" office:value-type="float" office:value="2.10931561111111" calcext:value-type="float">
            <text:p>2.109315611111</text:p>
          </table:table-cell>
        </table:table-row>
        <table:table-row table:style-name="ro1">
          <table:table-cell office:value-type="string" calcext:value-type="string">
            <text:p>EC2 c5a.2xlarge (16GB / 8vcpus / x86)</text:p>
          </table:table-cell>
          <table:table-cell table:number-columns-repeated="2" table:style-name="ce1" office:value-type="time" office:time-value="PT00H03M49S" calcext:value-type="time">
            <text:p>00:03:49</text:p>
          </table:table-cell>
          <table:table-cell table:formula="of:=(HOUR([.B8])*3600)+(MINUTE([.B8])*60)+SECOND([.B8])" office:value-type="float" office:value="229" calcext:value-type="float">
            <text:p>229.00</text:p>
          </table:table-cell>
          <table:table-cell table:formula="of:=(HOUR([.C8])*3600)+(MINUTE([.C8])*60)+SECOND([.C8])" office:value-type="float" office:value="229" calcext:value-type="float">
            <text:p>229.00</text:p>
          </table:table-cell>
          <table:table-cell table:style-name="ce23" table:formula="of:=[.D8]*[$Prices.$K3]" office:value-type="float" office:value="0.0241722222222222" calcext:value-type="float">
            <text:p>0.024172222222</text:p>
          </table:table-cell>
          <table:table-cell table:style-name="ce1" office:value-type="time" office:time-value="PT00H17M05S" calcext:value-type="time">
            <text:p>00:17:05</text:p>
          </table:table-cell>
          <table:table-cell table:style-name="ce1" office:value-type="time" office:time-value="PT00H06M06S" calcext:value-type="time">
            <text:p>00:06:06</text:p>
          </table:table-cell>
          <table:table-cell table:style-name="ce22" table:formula="of:=(HOUR([.G8])*3600)+(MINUTE([.G8])*60)+SECOND([.G8])" office:value-type="float" office:value="1025" calcext:value-type="float">
            <text:p>1,025.00</text:p>
          </table:table-cell>
          <table:table-cell table:style-name="ce22" table:formula="of:=(HOUR([.H8])*3600)+(MINUTE([.H8])*60)+SECOND([.H8])" office:value-type="float" office:value="366" calcext:value-type="float">
            <text:p>366.00</text:p>
          </table:table-cell>
          <table:table-cell table:style-name="ce23" table:formula="of:=[.I8]*[$Prices.$K3]" office:value-type="float" office:value="0.108194444444444" calcext:value-type="float">
            <text:p>0.108194444444</text:p>
          </table:table-cell>
          <table:table-cell table:style-name="ce1" office:value-type="time" office:time-value="PT00H34M11S" calcext:value-type="time">
            <text:p>00:34:11</text:p>
          </table:table-cell>
          <table:table-cell table:style-name="ce1" office:value-type="time" office:time-value="PT00H06M32S" calcext:value-type="time">
            <text:p>00:06:32</text:p>
          </table:table-cell>
          <table:table-cell table:style-name="ce22" table:formula="of:=(HOUR([.L8])*3600)+(MINUTE([.L8])*60)+SECOND([.L8])" office:value-type="float" office:value="2051" calcext:value-type="float">
            <text:p>2,051.00</text:p>
          </table:table-cell>
          <table:table-cell table:style-name="ce22" table:formula="of:=(HOUR([.M8])*3600)+(MINUTE([.M8])*60)+SECOND([.M8])" office:value-type="float" office:value="392" calcext:value-type="float">
            <text:p>392.00</text:p>
          </table:table-cell>
          <table:table-cell table:style-name="ce23" table:formula="of:=[.N8]*[$Prices.$K3]" office:value-type="float" office:value="0.216494444444444" calcext:value-type="float">
            <text:p>0.216494444444</text:p>
          </table:table-cell>
          <table:table-cell table:style-name="ce1" office:value-type="time" office:time-value="PT00H50M50S" calcext:value-type="time">
            <text:p>00:50:50</text:p>
          </table:table-cell>
          <table:table-cell table:style-name="ce1" office:value-type="time" office:time-value="PT00H06M31S" calcext:value-type="time">
            <text:p>00:06:31</text:p>
          </table:table-cell>
          <table:table-cell table:style-name="ce22" table:formula="of:=(HOUR([.Q8])*3600)+(MINUTE([.Q8])*60)+SECOND([.Q8])" office:value-type="float" office:value="3050" calcext:value-type="float">
            <text:p>3,050.00</text:p>
          </table:table-cell>
          <table:table-cell table:style-name="ce22" table:formula="of:=(HOUR([.R8])*3600)+(MINUTE([.R8])*60)+SECOND([.R8])" office:value-type="float" office:value="391" calcext:value-type="float">
            <text:p>391.00</text:p>
          </table:table-cell>
          <table:table-cell table:style-name="ce23" table:formula="of:=[.S8]*[$Prices.$K3]" office:value-type="float" office:value="0.321944444444444" calcext:value-type="float">
            <text:p>0.321944444444</text:p>
          </table:table-cell>
          <table:table-cell table:style-name="ce1" office:value-type="time" office:time-value="PT01H06M47S" calcext:value-type="time">
            <text:p>01:06:47</text:p>
          </table:table-cell>
          <table:table-cell table:style-name="ce1" office:value-type="time" office:time-value="PT00H06M24S" calcext:value-type="time">
            <text:p>00:06:24</text:p>
          </table:table-cell>
          <table:table-cell table:style-name="ce22" table:formula="of:=(HOUR([.V8])*3600)+(MINUTE([.V8])*60)+SECOND([.V8])" office:value-type="float" office:value="4007" calcext:value-type="float">
            <text:p>4,007.00</text:p>
          </table:table-cell>
          <table:table-cell table:style-name="ce22" table:formula="of:=(HOUR([.W8])*3600)+(MINUTE([.W8])*60)+SECOND([.W8])" office:value-type="float" office:value="384" calcext:value-type="float">
            <text:p>384.00</text:p>
          </table:table-cell>
          <table:table-cell table:style-name="ce23" table:formula="of:=[.X8]*[$Prices.$K3]" office:value-type="float" office:value="0.422961111111111" calcext:value-type="float">
            <text:p>0.422961111111</text:p>
          </table:table-cell>
          <table:table-cell table:style-name="ce1" office:value-type="time" office:time-value="PT01H20M53S" calcext:value-type="time">
            <text:p>01:20:53</text:p>
          </table:table-cell>
          <table:table-cell table:style-name="ce1" office:value-type="time" office:time-value="PT00H06M19S" calcext:value-type="time">
            <text:p>00:06:19</text:p>
          </table:table-cell>
          <table:table-cell table:style-name="ce22" table:formula="of:=(HOUR([.AA8])*3600)+(MINUTE([.AA8])*60)+SECOND([.AA8])" office:value-type="float" office:value="4853" calcext:value-type="float">
            <text:p>4,853.00</text:p>
          </table:table-cell>
          <table:table-cell table:style-name="ce22" table:formula="of:=(HOUR([.AB8])*3600)+(MINUTE([.AB8])*60)+SECOND([.AB8])" office:value-type="float" office:value="379" calcext:value-type="float">
            <text:p>379.00</text:p>
          </table:table-cell>
          <table:table-cell table:style-name="ce23" table:formula="of:=[.AC8]*[$Prices.$K3]" office:value-type="float" office:value="0.512261111111111" calcext:value-type="float">
            <text:p>0.512261111111</text:p>
          </table:table-cell>
          <table:table-cell table:style-name="ce24" table:formula="of:=[.F8]+[.K8]+[.P8]+[.U8]+[.Z8]+[.AE8]" office:value-type="float" office:value="1.60602777777778" calcext:value-type="float">
            <text:p>1.606027777778</text:p>
          </table:table-cell>
        </table:table-row>
        <table:table-row table:style-name="ro1">
          <table:table-cell office:value-type="string" calcext:value-type="string">
            <text:p>EC2 c5a.4xlarge (32GB / 16vcpus <text:s/>/ x86)</text:p>
          </table:table-cell>
          <table:table-cell table:number-columns-repeated="2" table:style-name="ce1" office:value-type="time" office:time-value="PT00H03M46S" calcext:value-type="time">
            <text:p>00:03:46</text:p>
          </table:table-cell>
          <table:table-cell table:formula="of:=(HOUR([.B9])*3600)+(MINUTE([.B9])*60)+SECOND([.B9])" office:value-type="float" office:value="226" calcext:value-type="float">
            <text:p>226.00</text:p>
          </table:table-cell>
          <table:table-cell table:formula="of:=(HOUR([.C9])*3600)+(MINUTE([.C9])*60)+SECOND([.C9])" office:value-type="float" office:value="226" calcext:value-type="float">
            <text:p>226.00</text:p>
          </table:table-cell>
          <table:table-cell table:style-name="ce23" table:formula="of:=[.D9]*[$Prices.$K4]" office:value-type="float" office:value="0.0477111111111111" calcext:value-type="float">
            <text:p>0.047711111111</text:p>
          </table:table-cell>
          <table:table-cell table:style-name="ce1" office:value-type="time" office:time-value="PT00H10M04S" calcext:value-type="time">
            <text:p>00:10:04</text:p>
          </table:table-cell>
          <table:table-cell table:style-name="ce1" office:value-type="time" office:time-value="PT00H05M50S" calcext:value-type="time">
            <text:p>00:05:50</text:p>
          </table:table-cell>
          <table:table-cell table:style-name="ce22" table:formula="of:=(HOUR([.G9])*3600)+(MINUTE([.G9])*60)+SECOND([.G9])" office:value-type="float" office:value="604" calcext:value-type="float">
            <text:p>604.00</text:p>
          </table:table-cell>
          <table:table-cell table:style-name="ce22" table:formula="of:=(HOUR([.H9])*3600)+(MINUTE([.H9])*60)+SECOND([.H9])" office:value-type="float" office:value="350" calcext:value-type="float">
            <text:p>350.00</text:p>
          </table:table-cell>
          <table:table-cell table:style-name="ce23" table:formula="of:=[.I9]*[$Prices.$K4]" office:value-type="float" office:value="0.127511111111111" calcext:value-type="float">
            <text:p>0.127511111111</text:p>
          </table:table-cell>
          <table:table-cell table:style-name="ce1" office:value-type="time" office:time-value="PT00H17M19S" calcext:value-type="time">
            <text:p>00:17:19</text:p>
          </table:table-cell>
          <table:table-cell table:style-name="ce1" office:value-type="time" office:time-value="PT00H06M05S" calcext:value-type="time">
            <text:p>00:06:05</text:p>
          </table:table-cell>
          <table:table-cell table:style-name="ce22" table:formula="of:=(HOUR([.L9])*3600)+(MINUTE([.L9])*60)+SECOND([.L9])" office:value-type="float" office:value="1039" calcext:value-type="float">
            <text:p>1,039.00</text:p>
          </table:table-cell>
          <table:table-cell table:style-name="ce22" table:formula="of:=(HOUR([.M9])*3600)+(MINUTE([.M9])*60)+SECOND([.M9])" office:value-type="float" office:value="365" calcext:value-type="float">
            <text:p>365.00</text:p>
          </table:table-cell>
          <table:table-cell table:style-name="ce23" table:formula="of:=[.N9]*[$Prices.$K4]" office:value-type="float" office:value="0.219344444444444" calcext:value-type="float">
            <text:p>0.219344444444</text:p>
          </table:table-cell>
          <table:table-cell table:style-name="ce1" office:value-type="time" office:time-value="PT00H25M45S" calcext:value-type="time">
            <text:p>00:25:45</text:p>
          </table:table-cell>
          <table:table-cell table:style-name="ce1" office:value-type="time" office:time-value="PT00H06M18S" calcext:value-type="time">
            <text:p>00:06:18</text:p>
          </table:table-cell>
          <table:table-cell table:style-name="ce22" table:formula="of:=(HOUR([.Q9])*3600)+(MINUTE([.Q9])*60)+SECOND([.Q9])" office:value-type="float" office:value="1545" calcext:value-type="float">
            <text:p>1,545.00</text:p>
          </table:table-cell>
          <table:table-cell table:style-name="ce22" table:formula="of:=(HOUR([.R9])*3600)+(MINUTE([.R9])*60)+SECOND([.R9])" office:value-type="float" office:value="378" calcext:value-type="float">
            <text:p>378.00</text:p>
          </table:table-cell>
          <table:table-cell table:style-name="ce23" table:formula="of:=[.S9]*[$Prices.$K4]" office:value-type="float" office:value="0.326166666666667" calcext:value-type="float">
            <text:p>0.326166666667</text:p>
          </table:table-cell>
          <table:table-cell table:style-name="ce1" office:value-type="time" office:time-value="PT00H35M08S" calcext:value-type="time">
            <text:p>00:35:08</text:p>
          </table:table-cell>
          <table:table-cell table:style-name="ce1" office:value-type="time" office:time-value="PT00H06M47S" calcext:value-type="time">
            <text:p>00:06:47</text:p>
          </table:table-cell>
          <table:table-cell table:style-name="ce22" table:formula="of:=(HOUR([.V9])*3600)+(MINUTE([.V9])*60)+SECOND([.V9])" office:value-type="float" office:value="2108" calcext:value-type="float">
            <text:p>2,108.00</text:p>
          </table:table-cell>
          <table:table-cell table:style-name="ce22" table:formula="of:=(HOUR([.W9])*3600)+(MINUTE([.W9])*60)+SECOND([.W9])" office:value-type="float" office:value="407" calcext:value-type="float">
            <text:p>407.00</text:p>
          </table:table-cell>
          <table:table-cell table:style-name="ce23" table:formula="of:=[.X9]*[$Prices.$K4]" office:value-type="float" office:value="0.445022222222222" calcext:value-type="float">
            <text:p>0.445022222222</text:p>
          </table:table-cell>
          <table:table-cell table:style-name="ce1" office:value-type="time" office:time-value="PT00H42M48S" calcext:value-type="time">
            <text:p>00:42:48</text:p>
          </table:table-cell>
          <table:table-cell table:style-name="ce1" office:value-type="time" office:time-value="PT00H06M22S" calcext:value-type="time">
            <text:p>00:06:22</text:p>
          </table:table-cell>
          <table:table-cell table:style-name="ce22" table:formula="of:=(HOUR([.AA9])*3600)+(MINUTE([.AA9])*60)+SECOND([.AA9])" office:value-type="float" office:value="2568" calcext:value-type="float">
            <text:p>2,568.00</text:p>
          </table:table-cell>
          <table:table-cell table:style-name="ce22" table:formula="of:=(HOUR([.AB9])*3600)+(MINUTE([.AB9])*60)+SECOND([.AB9])" office:value-type="float" office:value="382" calcext:value-type="float">
            <text:p>382.00</text:p>
          </table:table-cell>
          <table:table-cell table:style-name="ce23" table:formula="of:=[.AC9]*[$Prices.$K4]" office:value-type="float" office:value="0.542133333333333" calcext:value-type="float">
            <text:p>0.542133333333</text:p>
          </table:table-cell>
          <table:table-cell table:style-name="ce24" table:formula="of:=[.F9]+[.K9]+[.P9]+[.U9]+[.Z9]+[.AE9]" office:value-type="float" office:value="1.70788888888889" calcext:value-type="float">
            <text:p>1.707888888889</text:p>
          </table:table-cell>
        </table:table-row>
        <table:table-row table:style-name="ro1">
          <table:table-cell office:value-type="string" calcext:value-type="string">
            <text:p>EC2 c5a.8xlarge (64GB / 32vcpus <text:s/>/ x86)</text:p>
          </table:table-cell>
          <table:table-cell table:style-name="ce1" office:value-type="time" office:time-value="PT00H03M53S" calcext:value-type="time">
            <text:p>00:03:53</text:p>
          </table:table-cell>
          <table:table-cell table:style-name="ce1" office:value-type="time" office:time-value="PT00H03M52S" calcext:value-type="time">
            <text:p>00:03:52</text:p>
          </table:table-cell>
          <table:table-cell table:formula="of:=(HOUR([.B10])*3600)+(MINUTE([.B10])*60)+SECOND([.B10])" office:value-type="float" office:value="233" calcext:value-type="float">
            <text:p>233.00</text:p>
          </table:table-cell>
          <table:table-cell table:formula="of:=(HOUR([.C10])*3600)+(MINUTE([.C10])*60)+SECOND([.C10])" office:value-type="float" office:value="232" calcext:value-type="float">
            <text:p>232.00</text:p>
          </table:table-cell>
          <table:table-cell table:style-name="ce23" table:formula="of:=[.D10]*[$Prices.$K5]" office:value-type="float" office:value="0.0983777777777778" calcext:value-type="float">
            <text:p>0.098377777778</text:p>
          </table:table-cell>
          <table:table-cell table:style-name="ce1" office:value-type="time" office:time-value="PT00H05M47S" calcext:value-type="time">
            <text:p>00:05:47</text:p>
          </table:table-cell>
          <table:table-cell table:style-name="ce1" office:value-type="time" office:time-value="PT00H04M35S" calcext:value-type="time">
            <text:p>00:04:35</text:p>
          </table:table-cell>
          <table:table-cell table:style-name="ce22" table:formula="of:=(HOUR([.G10])*3600)+(MINUTE([.G10])*60)+SECOND([.G10])" office:value-type="float" office:value="347" calcext:value-type="float">
            <text:p>347.00</text:p>
          </table:table-cell>
          <table:table-cell table:style-name="ce22" table:formula="of:=(HOUR([.H10])*3600)+(MINUTE([.H10])*60)+SECOND([.H10])" office:value-type="float" office:value="275" calcext:value-type="float">
            <text:p>275.00</text:p>
          </table:table-cell>
          <table:table-cell table:style-name="ce23" table:formula="of:=[.I10]*[$Prices.$K5]" office:value-type="float" office:value="0.146511111111111" calcext:value-type="float">
            <text:p>0.146511111111</text:p>
          </table:table-cell>
          <table:table-cell table:style-name="ce1" office:value-type="time" office:time-value="PT00H10M29S" calcext:value-type="time">
            <text:p>00:10:29</text:p>
          </table:table-cell>
          <table:table-cell table:style-name="ce1" office:value-type="time" office:time-value="PT00H06M02S" calcext:value-type="time">
            <text:p>00:06:02</text:p>
          </table:table-cell>
          <table:table-cell table:style-name="ce22" table:formula="of:=(HOUR([.L10])*3600)+(MINUTE([.L10])*60)+SECOND([.L10])" office:value-type="float" office:value="629" calcext:value-type="float">
            <text:p>629.00</text:p>
          </table:table-cell>
          <table:table-cell table:style-name="ce22" table:formula="of:=(HOUR([.M10])*3600)+(MINUTE([.M10])*60)+SECOND([.M10])" office:value-type="float" office:value="362" calcext:value-type="float">
            <text:p>362.00</text:p>
          </table:table-cell>
          <table:table-cell table:style-name="ce23" table:formula="of:=[.N10]*[$Prices.$K5]" office:value-type="float" office:value="0.265577777777778" calcext:value-type="float">
            <text:p>0.265577777778</text:p>
          </table:table-cell>
          <table:table-cell table:style-name="ce1" office:value-type="time" office:time-value="PT00H12M58S" calcext:value-type="time">
            <text:p>00:12:58</text:p>
          </table:table-cell>
          <table:table-cell table:style-name="ce1" office:value-type="time" office:time-value="PT00H06M08S" calcext:value-type="time">
            <text:p>00:06:08</text:p>
          </table:table-cell>
          <table:table-cell table:style-name="ce22" table:formula="of:=(HOUR([.Q10])*3600)+(MINUTE([.Q10])*60)+SECOND([.Q10])" office:value-type="float" office:value="778" calcext:value-type="float">
            <text:p>778.00</text:p>
          </table:table-cell>
          <table:table-cell table:style-name="ce22" table:formula="of:=(HOUR([.R10])*3600)+(MINUTE([.R10])*60)+SECOND([.R10])" office:value-type="float" office:value="368" calcext:value-type="float">
            <text:p>368.00</text:p>
          </table:table-cell>
          <table:table-cell table:style-name="ce23" table:formula="of:=[.S10]*[$Prices.$K5]" office:value-type="float" office:value="0.328488888888889" calcext:value-type="float">
            <text:p>0.328488888889</text:p>
          </table:table-cell>
          <table:table-cell table:style-name="ce1" office:value-type="time" office:time-value="PT00H17M54S" calcext:value-type="time">
            <text:p>00:17:54</text:p>
          </table:table-cell>
          <table:table-cell table:style-name="ce1" office:value-type="time" office:time-value="PT00H06M09S" calcext:value-type="time">
            <text:p>00:06:09</text:p>
          </table:table-cell>
          <table:table-cell table:style-name="ce22" table:formula="of:=(HOUR([.V10])*3600)+(MINUTE([.V10])*60)+SECOND([.V10])" office:value-type="float" office:value="1074" calcext:value-type="float">
            <text:p>1,074.00</text:p>
          </table:table-cell>
          <table:table-cell table:style-name="ce22" table:formula="of:=(HOUR([.W10])*3600)+(MINUTE([.W10])*60)+SECOND([.W10])" office:value-type="float" office:value="369" calcext:value-type="float">
            <text:p>369.00</text:p>
          </table:table-cell>
          <table:table-cell table:style-name="ce23" table:formula="of:=[.X10]*[$Prices.$K5]" office:value-type="float" office:value="0.453466666666667" calcext:value-type="float">
            <text:p>0.453466666667</text:p>
          </table:table-cell>
          <table:table-cell table:style-name="ce1" office:value-type="time" office:time-value="PT00H21M34S" calcext:value-type="time">
            <text:p>00:21:34</text:p>
          </table:table-cell>
          <table:table-cell table:style-name="ce1" office:value-type="time" office:time-value="PT00H05M58S" calcext:value-type="time">
            <text:p>00:05:58</text:p>
          </table:table-cell>
          <table:table-cell table:style-name="ce22" table:formula="of:=(HOUR([.AA10])*3600)+(MINUTE([.AA10])*60)+SECOND([.AA10])" office:value-type="float" office:value="1294" calcext:value-type="float">
            <text:p>1,294.00</text:p>
          </table:table-cell>
          <table:table-cell table:style-name="ce22" table:formula="of:=(HOUR([.AB10])*3600)+(MINUTE([.AB10])*60)+SECOND([.AB10])" office:value-type="float" office:value="358" calcext:value-type="float">
            <text:p>358.00</text:p>
          </table:table-cell>
          <table:table-cell table:style-name="ce23" table:formula="of:=[.AC10]*[$Prices.$K5]" office:value-type="float" office:value="0.546355555555556" calcext:value-type="float">
            <text:p>0.546355555556</text:p>
          </table:table-cell>
          <table:table-cell table:style-name="ce24" table:formula="of:=[.F10]+[.K10]+[.P10]+[.U10]+[.Z10]+[.AE10]" office:value-type="float" office:value="1.83877777777778" calcext:value-type="float">
            <text:p>1.838777777778</text:p>
          </table:table-cell>
        </table:table-row>
        <table:table-row table:style-name="ro1">
          <table:table-cell office:value-type="string" calcext:value-type="string">
            <text:p>EC2 t4g.xlarge (16GB / 4vcpus / arm)</text:p>
          </table:table-cell>
          <table:table-cell table:style-name="ce1" office:value-type="time" office:time-value="PT00H04M27S" calcext:value-type="time">
            <text:p>00:04:27</text:p>
          </table:table-cell>
          <table:table-cell table:style-name="ce1"/>
          <table:table-cell table:formula="of:=(HOUR([.B11])*3600)+(MINUTE([.B11])*60)+SECOND([.B11])" office:value-type="float" office:value="267" calcext:value-type="float">
            <text:p>267.00</text:p>
          </table:table-cell>
          <table:table-cell/>
          <table:table-cell table:style-name="ce23" table:formula="of:=[.D11]*[$Prices.$K7]" office:value-type="float" office:value="0.0118666666666667" calcext:value-type="float">
            <text:p>0.011866666667</text:p>
          </table:table-cell>
          <table:table-cell table:style-name="ce1" office:value-type="time" office:time-value="PT00H22M21S" calcext:value-type="time">
            <text:p>00:22:21</text:p>
          </table:table-cell>
          <table:table-cell table:style-name="ce1"/>
          <table:table-cell table:style-name="ce22" table:formula="of:=(HOUR([.G11])*3600)+(MINUTE([.G11])*60)+SECOND([.G11])" office:value-type="float" office:value="1341" calcext:value-type="float">
            <text:p>1,341.00</text:p>
          </table:table-cell>
          <table:table-cell table:style-name="ce22"/>
          <table:table-cell table:style-name="ce23" table:formula="of:=[.I11]*[$Prices.$K7]" office:value-type="float" office:value="0.0596" calcext:value-type="float">
            <text:p>0.059600000000</text:p>
          </table:table-cell>
          <table:table-cell table:style-name="ce1" office:value-type="time" office:time-value="PT00H45M12S" calcext:value-type="time">
            <text:p>00:45:12</text:p>
          </table:table-cell>
          <table:table-cell table:style-name="ce1"/>
          <table:table-cell table:style-name="ce22" table:formula="of:=(HOUR([.L11])*3600)+(MINUTE([.L11])*60)+SECOND([.L11])" office:value-type="float" office:value="2712" calcext:value-type="float">
            <text:p>2,712.00</text:p>
          </table:table-cell>
          <table:table-cell table:style-name="ce22"/>
          <table:table-cell table:style-name="ce23" table:formula="of:=[.N11]*[$Prices.$K7]" office:value-type="float" office:value="0.120533333333333" calcext:value-type="float">
            <text:p>0.120533333333</text:p>
          </table:table-cell>
          <table:table-cell table:style-name="ce1" office:value-type="time" office:time-value="PT01H05M45S" calcext:value-type="time">
            <text:p>01:05:45</text:p>
          </table:table-cell>
          <table:table-cell table:style-name="ce1"/>
          <table:table-cell table:style-name="ce22" table:formula="of:=(HOUR([.Q11])*3600)+(MINUTE([.Q11])*60)+SECOND([.Q11])" office:value-type="float" office:value="3945" calcext:value-type="float">
            <text:p>3,945.00</text:p>
          </table:table-cell>
          <table:table-cell table:style-name="ce22"/>
          <table:table-cell table:style-name="ce23" table:formula="of:=[.S11]*[$Prices.$K7]" office:value-type="float" office:value="0.175333333333333" calcext:value-type="float">
            <text:p>0.175333333333</text:p>
          </table:table-cell>
          <table:table-cell table:style-name="ce1" office:value-type="time" office:time-value="PT01H26M16S" calcext:value-type="time">
            <text:p>01:26:16</text:p>
          </table:table-cell>
          <table:table-cell/>
          <table:table-cell table:style-name="ce22" table:formula="of:=(HOUR([.V11])*3600)+(MINUTE([.V11])*60)+SECOND([.V11])" office:value-type="float" office:value="5176" calcext:value-type="float">
            <text:p>5,176.00</text:p>
          </table:table-cell>
          <table:table-cell table:style-name="ce22"/>
          <table:table-cell table:style-name="ce23" table:formula="of:=[.X11]*[$Prices.$K7]" office:value-type="float" office:value="0.230044444444444" calcext:value-type="float">
            <text:p>0.230044444444</text:p>
          </table:table-cell>
          <table:table-cell table:style-name="ce1" office:value-type="time" office:time-value="PT01H48M07S" calcext:value-type="time">
            <text:p>01:48:07</text:p>
          </table:table-cell>
          <table:table-cell table:style-name="ce1"/>
          <table:table-cell table:style-name="ce22" table:formula="of:=(HOUR([.AA11])*3600)+(MINUTE([.AA11])*60)+SECOND([.AA11])" office:value-type="float" office:value="6487" calcext:value-type="float">
            <text:p>6,487.00</text:p>
          </table:table-cell>
          <table:table-cell table:style-name="ce22"/>
          <table:table-cell table:style-name="ce23" table:formula="of:=[.AC11]*[$Prices.$K7]" office:value-type="float" office:value="0.288311111111111" calcext:value-type="float">
            <text:p>0.288311111111</text:p>
          </table:table-cell>
          <table:table-cell table:style-name="ce24" table:formula="of:=[.F11]+[.K11]+[.P11]+[.U11]+[.Z11]+[.AE11]" office:value-type="float" office:value="0.885688888888889" calcext:value-type="float">
            <text:p>0.885688888889</text:p>
          </table:table-cell>
        </table:table-row>
        <table:table-row table:style-name="ro1">
          <table:table-cell office:value-type="string" calcext:value-type="string">
            <text:p>EC2 c6g.2xlarge (16GB / 8vcpus / arm)</text:p>
          </table:table-cell>
          <table:table-cell table:style-name="ce1" office:value-type="time" office:time-value="PT00H04M20S" calcext:value-type="time">
            <text:p>00:04:20</text:p>
          </table:table-cell>
          <table:table-cell table:style-name="ce1"/>
          <table:table-cell table:formula="of:=(HOUR([.B12])*3600)+(MINUTE([.B12])*60)+SECOND([.B12])" office:value-type="float" office:value="260" calcext:value-type="float">
            <text:p>260.00</text:p>
          </table:table-cell>
          <table:table-cell/>
          <table:table-cell table:style-name="ce23" table:formula="of:=[.D12]*[$Prices.$K8]" office:value-type="float" office:value="0.0244977777777778" calcext:value-type="float">
            <text:p>0.024497777778</text:p>
          </table:table-cell>
          <table:table-cell table:style-name="ce1" office:value-type="time" office:time-value="PT00H13M00S" calcext:value-type="time">
            <text:p>00:13:00</text:p>
          </table:table-cell>
          <table:table-cell table:style-name="ce1"/>
          <table:table-cell table:style-name="ce22" table:formula="of:=(HOUR([.G12])*3600)+(MINUTE([.G12])*60)+SECOND([.G12])" office:value-type="float" office:value="780" calcext:value-type="float">
            <text:p>780.00</text:p>
          </table:table-cell>
          <table:table-cell table:style-name="ce22"/>
          <table:table-cell table:style-name="ce23" table:formula="of:=[.I12]*[$Prices.$K8]" office:value-type="float" office:value="0.0734933333333333" calcext:value-type="float">
            <text:p>0.073493333333</text:p>
          </table:table-cell>
          <table:table-cell table:style-name="ce1" office:value-type="time" office:time-value="PT00H21M48S" calcext:value-type="time">
            <text:p>00:21:48</text:p>
          </table:table-cell>
          <table:table-cell table:style-name="ce1"/>
          <table:table-cell table:style-name="ce22" table:formula="of:=(HOUR([.L12])*3600)+(MINUTE([.L12])*60)+SECOND([.L12])" office:value-type="float" office:value="1308" calcext:value-type="float">
            <text:p>1,308.00</text:p>
          </table:table-cell>
          <table:table-cell table:style-name="ce22"/>
          <table:table-cell table:style-name="ce23" table:formula="of:=[.N12]*[$Prices.$K8]" office:value-type="float" office:value="0.123242666666667" calcext:value-type="float">
            <text:p>0.123242666667</text:p>
          </table:table-cell>
          <table:table-cell table:style-name="ce1" office:value-type="time" office:time-value="PT00H34M05S" calcext:value-type="time">
            <text:p>00:34:05</text:p>
          </table:table-cell>
          <table:table-cell table:style-name="ce1"/>
          <table:table-cell table:style-name="ce22" table:formula="of:=(HOUR([.Q12])*3600)+(MINUTE([.Q12])*60)+SECOND([.Q12])" office:value-type="float" office:value="2045" calcext:value-type="float">
            <text:p>2,045.00</text:p>
          </table:table-cell>
          <table:table-cell table:style-name="ce22"/>
          <table:table-cell table:style-name="ce23" table:formula="of:=[.S12]*[$Prices.$K8]" office:value-type="float" office:value="0.192684444444444" calcext:value-type="float">
            <text:p>0.192684444444</text:p>
          </table:table-cell>
          <table:table-cell table:style-name="ce1" office:value-type="time" office:time-value="PT00H42M58S" calcext:value-type="time">
            <text:p>00:42:58</text:p>
          </table:table-cell>
          <table:table-cell/>
          <table:table-cell table:style-name="ce22" table:formula="of:=(HOUR([.V12])*3600)+(MINUTE([.V12])*60)+SECOND([.V12])" office:value-type="float" office:value="2578" calcext:value-type="float">
            <text:p>2,578.00</text:p>
          </table:table-cell>
          <table:table-cell table:style-name="ce22"/>
          <table:table-cell table:style-name="ce23" table:formula="of:=[.X12]*[$Prices.$K8]" office:value-type="float" office:value="0.242904888888889" calcext:value-type="float">
            <text:p>0.242904888889</text:p>
          </table:table-cell>
          <table:table-cell table:style-name="ce1" office:value-type="time" office:time-value="PT00H54M56S" calcext:value-type="time">
            <text:p>00:54:56</text:p>
          </table:table-cell>
          <table:table-cell table:style-name="ce1"/>
          <table:table-cell table:style-name="ce22" table:formula="of:=(HOUR([.AA12])*3600)+(MINUTE([.AA12])*60)+SECOND([.AA12])" office:value-type="float" office:value="3296" calcext:value-type="float">
            <text:p>3,296.00</text:p>
          </table:table-cell>
          <table:table-cell table:style-name="ce22"/>
          <table:table-cell table:style-name="ce23" table:formula="of:=[.AC12]*[$Prices.$K8]" office:value-type="float" office:value="0.310556444444444" calcext:value-type="float">
            <text:p>0.310556444444</text:p>
          </table:table-cell>
          <table:table-cell table:style-name="ce24" table:formula="of:=[.F12]+[.K12]+[.P12]+[.U12]+[.Z12]+[.AE12]" office:value-type="float" office:value="0.967379555555556" calcext:value-type="float">
            <text:p>0.967379555556</text:p>
          </table:table-cell>
        </table:table-row>
        <table:table-row table:style-name="ro1">
          <table:table-cell office:value-type="string" calcext:value-type="string">
            <text:p>EC2 c6g.4xlarge (32GB / 16vcpus / arm)</text:p>
          </table:table-cell>
          <table:table-cell table:style-name="ce1" office:value-type="time" office:time-value="PT00H04M17S" calcext:value-type="time">
            <text:p>00:04:17</text:p>
          </table:table-cell>
          <table:table-cell table:style-name="ce1"/>
          <table:table-cell table:formula="of:=(HOUR([.B13])*3600)+(MINUTE([.B13])*60)+SECOND([.B13])" office:value-type="float" office:value="257" calcext:value-type="float">
            <text:p>257.00</text:p>
          </table:table-cell>
          <table:table-cell/>
          <table:table-cell table:style-name="ce23" table:formula="of:=[.D13]*[$Prices.$K9]" office:value-type="float" office:value="0.0484302222222222" calcext:value-type="float">
            <text:p>0.048430222222</text:p>
          </table:table-cell>
          <table:table-cell table:style-name="ce1" office:value-type="time" office:time-value="PT00H08M33S" calcext:value-type="time">
            <text:p>00:08:33</text:p>
          </table:table-cell>
          <table:table-cell table:style-name="ce1"/>
          <table:table-cell table:style-name="ce22" table:formula="of:=(HOUR([.G13])*3600)+(MINUTE([.G13])*60)+SECOND([.G13])" office:value-type="float" office:value="513" calcext:value-type="float">
            <text:p>513.00</text:p>
          </table:table-cell>
          <table:table-cell table:style-name="ce22"/>
          <table:table-cell table:style-name="ce23" table:formula="of:=[.I13]*[$Prices.$K9]" office:value-type="float" office:value="0.096672" calcext:value-type="float">
            <text:p>0.096672000000</text:p>
          </table:table-cell>
          <table:table-cell table:style-name="ce1" office:value-type="time" office:time-value="PT00H12M51S" calcext:value-type="time">
            <text:p>00:12:51</text:p>
          </table:table-cell>
          <table:table-cell table:style-name="ce1"/>
          <table:table-cell table:style-name="ce22" table:formula="of:=(HOUR([.L13])*3600)+(MINUTE([.L13])*60)+SECOND([.L13])" office:value-type="float" office:value="771" calcext:value-type="float">
            <text:p>771.00</text:p>
          </table:table-cell>
          <table:table-cell table:style-name="ce22"/>
          <table:table-cell table:style-name="ce23" table:formula="of:=[.N13]*[$Prices.$K9]" office:value-type="float" office:value="0.145290666666667" calcext:value-type="float">
            <text:p>0.145290666667</text:p>
          </table:table-cell>
          <table:table-cell table:style-name="ce1" office:value-type="time" office:time-value="PT00H17M08S" calcext:value-type="time">
            <text:p>00:17:08</text:p>
          </table:table-cell>
          <table:table-cell table:style-name="ce1"/>
          <table:table-cell table:style-name="ce22" table:formula="of:=(HOUR([.Q13])*3600)+(MINUTE([.Q13])*60)+SECOND([.Q13])" office:value-type="float" office:value="1028" calcext:value-type="float">
            <text:p>1,028.00</text:p>
          </table:table-cell>
          <table:table-cell table:style-name="ce22"/>
          <table:table-cell table:style-name="ce23" table:formula="of:=[.S13]*[$Prices.$K9]" office:value-type="float" office:value="0.193720888888889" calcext:value-type="float">
            <text:p>0.193720888889</text:p>
          </table:table-cell>
          <table:table-cell table:style-name="ce1" office:value-type="time" office:time-value="PT00H21M28S" calcext:value-type="time">
            <text:p>00:21:28</text:p>
          </table:table-cell>
          <table:table-cell/>
          <table:table-cell table:style-name="ce22" table:formula="of:=(HOUR([.V13])*3600)+(MINUTE([.V13])*60)+SECOND([.V13])" office:value-type="float" office:value="1288" calcext:value-type="float">
            <text:p>1,288.00</text:p>
          </table:table-cell>
          <table:table-cell table:style-name="ce22"/>
          <table:table-cell table:style-name="ce23" table:formula="of:=[.X13]*[$Prices.$K9]" office:value-type="float" office:value="0.242716444444444" calcext:value-type="float">
            <text:p>0.242716444444</text:p>
          </table:table-cell>
          <table:table-cell table:style-name="ce1" office:value-type="time" office:time-value="PT00H29M10S" calcext:value-type="time">
            <text:p>00:29:10</text:p>
          </table:table-cell>
          <table:table-cell table:style-name="ce1"/>
          <table:table-cell table:style-name="ce22" table:formula="of:=(HOUR([.AA13])*3600)+(MINUTE([.AA13])*60)+SECOND([.AA13])" office:value-type="float" office:value="1750" calcext:value-type="float">
            <text:p>1,750.00</text:p>
          </table:table-cell>
          <table:table-cell table:style-name="ce22"/>
          <table:table-cell table:style-name="ce23" table:formula="of:=[.AC13]*[$Prices.$K9]" office:value-type="float" office:value="0.329777777777778" calcext:value-type="float">
            <text:p>0.329777777778</text:p>
          </table:table-cell>
          <table:table-cell table:style-name="ce24" table:formula="of:=[.F13]+[.K13]+[.P13]+[.U13]+[.Z13]+[.AE13]" office:value-type="float" office:value="1.056608" calcext:value-type="float">
            <text:p>1.056608000000</text:p>
          </table:table-cell>
        </table:table-row>
        <table:table-row table:style-name="ro1">
          <table:table-cell office:value-type="string" calcext:value-type="string">
            <text:p>EC2 c6g.8xlarge (64GB / 32vcpus / arm)</text:p>
          </table:table-cell>
          <table:table-cell table:style-name="ce1" office:value-type="time" office:time-value="PT00H04M23S" calcext:value-type="time">
            <text:p>00:04:23</text:p>
          </table:table-cell>
          <table:table-cell table:style-name="ce1"/>
          <table:table-cell table:formula="of:=(HOUR([.B14])*3600)+(MINUTE([.B14])*60)+SECOND([.B14])" office:value-type="float" office:value="263" calcext:value-type="float">
            <text:p>263.00</text:p>
          </table:table-cell>
          <table:table-cell/>
          <table:table-cell table:style-name="ce23" table:formula="of:=[.D14]*[$Prices.$K10]" office:value-type="float" office:value="0.0991217777777778" calcext:value-type="float">
            <text:p>0.099121777778</text:p>
          </table:table-cell>
          <table:table-cell table:style-name="ce1" office:value-type="time" office:time-value="PT00H04M44S" calcext:value-type="time">
            <text:p>00:04:44</text:p>
          </table:table-cell>
          <table:table-cell table:style-name="ce1"/>
          <table:table-cell table:style-name="ce22" table:formula="of:=(HOUR([.G14])*3600)+(MINUTE([.G14])*60)+SECOND([.G14])" office:value-type="float" office:value="284" calcext:value-type="float">
            <text:p>284.00</text:p>
          </table:table-cell>
          <table:table-cell table:style-name="ce22"/>
          <table:table-cell table:style-name="ce23" table:formula="of:=[.I14]*[$Prices.$K10]" office:value-type="float" office:value="0.107036444444444" calcext:value-type="float">
            <text:p>0.107036444444</text:p>
          </table:table-cell>
          <table:table-cell table:style-name="ce1" office:value-type="time" office:time-value="PT00H08M47S" calcext:value-type="time">
            <text:p>00:08:47</text:p>
          </table:table-cell>
          <table:table-cell table:style-name="ce1"/>
          <table:table-cell table:style-name="ce22" table:formula="of:=(HOUR([.L14])*3600)+(MINUTE([.L14])*60)+SECOND([.L14])" office:value-type="float" office:value="527" calcext:value-type="float">
            <text:p>527.00</text:p>
          </table:table-cell>
          <table:table-cell table:style-name="ce22"/>
          <table:table-cell table:style-name="ce23" table:formula="of:=[.N14]*[$Prices.$K10]" office:value-type="float" office:value="0.198620444444444" calcext:value-type="float">
            <text:p>0.198620444444</text:p>
          </table:table-cell>
          <table:table-cell table:style-name="ce1" office:value-type="time" office:time-value="PT00H11M08S" calcext:value-type="time">
            <text:p>00:11:08</text:p>
          </table:table-cell>
          <table:table-cell table:style-name="ce1"/>
          <table:table-cell table:style-name="ce22" table:formula="of:=(HOUR([.Q14])*3600)+(MINUTE([.Q14])*60)+SECOND([.Q14])" office:value-type="float" office:value="668" calcext:value-type="float">
            <text:p>668.00</text:p>
          </table:table-cell>
          <table:table-cell table:style-name="ce22"/>
          <table:table-cell table:style-name="ce23" table:formula="of:=[.S14]*[$Prices.$K10]" office:value-type="float" office:value="0.251761777777778" calcext:value-type="float">
            <text:p>0.251761777778</text:p>
          </table:table-cell>
          <table:table-cell table:style-name="ce1" office:value-type="time" office:time-value="PT00H13M11S" calcext:value-type="time">
            <text:p>00:13:11</text:p>
          </table:table-cell>
          <table:table-cell/>
          <table:table-cell table:style-name="ce22" table:formula="of:=(HOUR([.V14])*3600)+(MINUTE([.V14])*60)+SECOND([.V14])" office:value-type="float" office:value="791" calcext:value-type="float">
            <text:p>791.00</text:p>
          </table:table-cell>
          <table:table-cell table:style-name="ce22"/>
          <table:table-cell table:style-name="ce23" table:formula="of:=[.X14]*[$Prices.$K10]" office:value-type="float" office:value="0.298119111111111" calcext:value-type="float">
            <text:p>0.298119111111</text:p>
          </table:table-cell>
          <table:table-cell table:style-name="ce1" office:value-type="time" office:time-value="PT00H16M59S" calcext:value-type="time">
            <text:p>00:16:59</text:p>
          </table:table-cell>
          <table:table-cell table:style-name="ce1"/>
          <table:table-cell table:style-name="ce22" table:formula="of:=(HOUR([.AA14])*3600)+(MINUTE([.AA14])*60)+SECOND([.AA14])" office:value-type="float" office:value="1019" calcext:value-type="float">
            <text:p>1,019.00</text:p>
          </table:table-cell>
          <table:table-cell table:style-name="ce22"/>
          <table:table-cell table:style-name="ce23" table:formula="of:=[.AC14]*[$Prices.$K10]" office:value-type="float" office:value="0.384049777777778" calcext:value-type="float">
            <text:p>0.384049777778</text:p>
          </table:table-cell>
          <table:table-cell table:style-name="ce24" table:formula="of:=[.F14]+[.K14]+[.P14]+[.U14]+[.Z14]+[.AE14]" office:value-type="float" office:value="1.33870933333333" calcext:value-type="float">
            <text:p>1.338709333333</text:p>
          </table:table-cell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4"/>
          <table:table-cell table:style-name="ce23" table:formula="of:=SUM([.F2:.F14])" office:value-type="float" office:value="0.426718176116667" calcext:value-type="float">
            <text:p>0.426718176117</text:p>
          </table:table-cell>
          <table:table-cell table:style-name="ce23" table:number-columns-repeated="4"/>
          <table:table-cell table:style-name="ce23" table:formula="of:=SUM([.K2:.K14])" office:value-type="float" office:value="1.96001563544445" calcext:value-type="float">
            <text:p>1.960015635444</text:p>
          </table:table-cell>
          <table:table-cell table:style-name="ce23" table:number-columns-repeated="4"/>
          <table:table-cell table:style-name="ce23" table:formula="of:=SUM([.P2:.P14])" office:value-type="float" office:value="3.76416838866667" calcext:value-type="float">
            <text:p>3.764168388667</text:p>
          </table:table-cell>
          <table:table-cell table:style-name="ce23" table:number-columns-repeated="4"/>
          <table:table-cell table:style-name="ce23" table:formula="of:=SUM([.U2:.U14])" office:value-type="float" office:value="5.45726043044444" calcext:value-type="float">
            <text:p>5.457260430444</text:p>
          </table:table-cell>
          <table:table-cell table:style-name="ce23" table:number-columns-repeated="4"/>
          <table:table-cell table:style-name="ce23" table:formula="of:=SUM([.Z2:.Z14])" office:value-type="float" office:value="7.31834621733333" calcext:value-type="float">
            <text:p>7.318346217333</text:p>
          </table:table-cell>
          <table:table-cell table:style-name="ce23" table:number-columns-repeated="4"/>
          <table:table-cell table:style-name="ce23" table:formula="of:=SUM([.AE2:.AE14])" office:value-type="float" office:value="9.07607715777778" calcext:value-type="float">
            <text:p>9.076077157778</text:p>
          </table:table-cell>
          <table:table-cell table:style-name="ce24" table:formula="of:=SUM([.AF2:.AF14])" office:value-type="float" office:value="28.0025860057833" calcext:value-type="float">
            <text:p>28.002586005783</text:p>
          </table:table-cell>
        </table:table-row>
        <table:table-row table:style-name="ro1" table:number-rows-repeated="4">
          <table:table-cell table:number-columns-repeated="32"/>
        </table:table-row>
        <table:table-row table:style-name="ro1" table:number-rows-repeated="4">
          <table:table-cell table:number-columns-repeated="3"/>
          <table:table-cell table:style-name="Default" table:number-columns-repeated="3"/>
          <table:table-cell table:number-columns-repeated="26"/>
        </table:table-row>
        <table:table-row table:style-name="ro1" table:number-rows-repeated="1048552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hart-total-cost" table:style-name="ta1">
        <table:shapes>
          <draw:frame draw:z-index="0" draw:style-name="gr1" draw:text-style-name="P1" svg:width="13.3717in" svg:height="7.5213in" svg:x="5.7843in" svg:y="0.176in">
            <draw:object draw:notify-on-update-of-ranges="'Chart-total-cost'.A2:'Chart-total-cost'.A2 'Chart-total-cost'.A3:'Chart-total-cost'.A3 'Chart-total-cost'.A4:'Chart-total-cost'.A4 'Chart-total-cost'.A5:'Chart-total-cost'.A5 'Chart-total-cost'.A6:'Chart-total-cost'.A6 'Chart-total-cost'.A7:'Chart-total-cost'.A7 'Chart-total-cost'.A8:'Chart-total-cost'.A8 'Chart-total-cost'.A9:'Chart-total-cost'.A9 'Chart-total-cost'.A10:'Chart-total-cost'.A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9" table:default-cell-style-name="Default"/>
        <table:table-column table:style-name="co22" table:visibility="collapse" table:default-cell-style-name="Default"/>
        <table:table-column table:style-name="co2" table:visibility="collapse" table:default-cell-style-name="Default"/>
        <table:table-column table:style-name="co23" table:visibility="collapse" table:default-cell-style-name="ce22"/>
        <table:table-column table:style-name="co24" table:visibility="collapse" table:default-cell-style-name="ce22"/>
        <table:table-column table:style-name="co30" table:default-cell-style-name="ce22"/>
        <table:table-column table:style-name="co23" table:visibility="collapse" table:default-cell-style-name="Default"/>
        <table:table-column table:style-name="co6" table:visibility="collapse" table:default-cell-style-name="Default"/>
        <table:table-column table:style-name="co23" table:visibility="collapse" table:number-columns-repeated="2" table:default-cell-style-name="Default"/>
        <table:table-column table:style-name="co23" table:default-cell-style-name="Default"/>
        <table:table-column table:style-name="co23" table:visibility="collapse" table:default-cell-style-name="Default"/>
        <table:table-column table:style-name="co6" table:visibility="collapse" table:number-columns-repeated="3" table:default-cell-style-name="Default"/>
        <table:table-column table:style-name="co6" table:default-cell-style-name="Default"/>
        <table:table-column table:style-name="co6" table:visibility="collapse" table:default-cell-style-name="Default"/>
        <table:table-column table:style-name="co23" table:visibility="collapse" table:number-columns-repeated="3" table:default-cell-style-name="Default"/>
        <table:table-column table:style-name="co23" table:default-cell-style-name="Default"/>
        <table:table-column table:style-name="co23" table:visibility="collapse" table:default-cell-style-name="Default"/>
        <table:table-column table:style-name="co6" table:visibility="collapse" table:default-cell-style-name="Default"/>
        <table:table-column table:style-name="co18" table:visibility="collapse" table:number-columns-repeated="2" table:default-cell-style-name="Default"/>
        <table:table-column table:style-name="co18" table:default-cell-style-name="Default"/>
        <table:table-column table:style-name="co18" table:visibility="collapse" table:default-cell-style-name="Default"/>
        <table:table-column table:style-name="co11" table:visibility="collapse" table:default-cell-style-name="Default"/>
        <table:table-column table:style-name="co15" table:visibility="collapse" table:number-columns-repeated="2" table:default-cell-style-name="Default"/>
        <table:table-column table:style-name="co27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ervice</text:p>
          </table:table-cell>
          <table:table-cell table:style-name="ce1" office:value-type="string" calcext:value-type="string">
            <text:p>total-duration-1</text:p>
          </table:table-cell>
          <table:table-cell table:style-name="ce1" office:value-type="string" calcext:value-type="string">
            <text:p>avg-align-duration-1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style-name="ce1" office:value-type="string" calcext:value-type="string">
            <text:p>total-duration-20</text:p>
          </table:table-cell>
          <table:table-cell table:style-name="ce1" office:value-type="string" calcext:value-type="string">
            <text:p>avg-align-duration-20</text:p>
          </table:table-cell>
          <table:table-cell table:style-name="ce1" table:number-columns-repeated="2"/>
          <table:table-cell table:style-name="ce22" office:value-type="float" office:value="20" calcext:value-type="float">
            <text:p>20.00</text:p>
          </table:table-cell>
          <table:table-cell table:style-name="ce1" office:value-type="string" calcext:value-type="string">
            <text:p>total-duration-40</text:p>
          </table:table-cell>
          <table:table-cell table:style-name="ce1" office:value-type="string" calcext:value-type="string">
            <text:p>avg-align-duration-40</text:p>
          </table:table-cell>
          <table:table-cell table:style-name="ce1" table:number-columns-repeated="2"/>
          <table:table-cell table:style-name="ce22" office:value-type="float" office:value="40" calcext:value-type="float">
            <text:p>40.00</text:p>
          </table:table-cell>
          <table:table-cell table:style-name="ce1" office:value-type="string" calcext:value-type="string">
            <text:p>total-duration-60</text:p>
          </table:table-cell>
          <table:table-cell table:style-name="ce1" office:value-type="string" calcext:value-type="string">
            <text:p>avg-align-duration-60</text:p>
          </table:table-cell>
          <table:table-cell table:style-name="ce1" table:number-columns-repeated="2"/>
          <table:table-cell table:style-name="ce22" office:value-type="float" office:value="60" calcext:value-type="float">
            <text:p>60.00</text:p>
          </table:table-cell>
          <table:table-cell table:style-name="ce1" office:value-type="string" calcext:value-type="string">
            <text:p>total-duration-80</text:p>
          </table:table-cell>
          <table:table-cell table:style-name="ce1" office:value-type="string" calcext:value-type="string">
            <text:p>avg-align-duration-80</text:p>
          </table:table-cell>
          <table:table-cell table:style-name="ce1" table:number-columns-repeated="2"/>
          <table:table-cell table:style-name="ce22" office:value-type="float" office:value="80" calcext:value-type="float">
            <text:p>80.00</text:p>
          </table:table-cell>
          <table:table-cell table:style-name="ce1" office:value-type="string" calcext:value-type="string">
            <text:p>total-duration-100</text:p>
          </table:table-cell>
          <table:table-cell table:style-name="ce1" office:value-type="string" calcext:value-type="string">
            <text:p>avg-align-duration-100</text:p>
          </table:table-cell>
          <table:table-cell table:style-name="ce1" table:number-columns-repeated="2"/>
          <table:table-cell table:style-name="ce22" office:value-type="float" office:value="100" calcext:value-type="float">
            <text:p>100.00</text:p>
          </table:table-cell>
          <table:table-cell office:value-type="string" calcext:value-type="string">
            <text:p>Subtotal</text:p>
          </table:table-cell>
        </table:table-row>
        <table:table-row table:style-name="ro1">
          <table:table-cell office:value-type="string" calcext:value-type="string">
            <text:p>Lambda (1.0GB / 0.6vcpus)</text:p>
          </table:table-cell>
          <table:table-cell table:style-name="ce1" office:value-type="time" office:time-value="PT00H08M31S" calcext:value-type="time">
            <text:p>00:08:31</text:p>
          </table:table-cell>
          <table:table-cell table:style-name="ce1" office:value-type="time" office:time-value="PT00H08M30S" calcext:value-type="time">
            <text:p>00:08:30</text:p>
          </table:table-cell>
          <table:table-cell table:formula="of:=(HOUR([.B2])*3600)+(MINUTE([.B2])*60)+SECOND([.B2])" office:value-type="float" office:value="511" calcext:value-type="float">
            <text:p>511.00</text:p>
          </table:table-cell>
          <table:table-cell table:formula="of:=(HOUR([.C2])*3600)+(MINUTE([.C2])*60)+SECOND([.C2])" office:value-type="float" office:value="510" calcext:value-type="float">
            <text:p>510.00</text:p>
          </table:table-cell>
          <table:table-cell table:style-name="ce23" table:formula="of:=[.E2]*[$Prices.$C17]*[.$F$1]" office:value-type="float" office:value="0.008602017" calcext:value-type="float">
            <text:p>0.008602017000</text:p>
          </table:table-cell>
          <table:table-cell table:style-name="ce1" office:value-type="time" office:time-value="PT00H09M31S" calcext:value-type="time">
            <text:p>00:09:31</text:p>
          </table:table-cell>
          <table:table-cell table:style-name="ce1" office:value-type="time" office:time-value="PT00H08M48S" calcext:value-type="time">
            <text:p>00:08:48</text:p>
          </table:table-cell>
          <table:table-cell table:style-name="ce22" table:formula="of:=(HOUR([.G2])*3600)+(MINUTE([.G2])*60)+SECOND([.G2])" office:value-type="float" office:value="571" calcext:value-type="float">
            <text:p>571.00</text:p>
          </table:table-cell>
          <table:table-cell table:style-name="ce22" table:formula="of:=(HOUR([.H2])*3600)+(MINUTE([.H2])*60)+SECOND([.H2])" office:value-type="float" office:value="528" calcext:value-type="float">
            <text:p>528.00</text:p>
          </table:table-cell>
          <table:table-cell table:style-name="ce23" table:formula="of:=[.J2]*[$Prices.$C17]*[.$K$1]" office:value-type="float" office:value="0.178112352" calcext:value-type="float">
            <text:p>0.178112352000</text:p>
          </table:table-cell>
          <table:table-cell table:style-name="ce1" office:value-type="time" office:time-value="PT00H14M46S" calcext:value-type="time">
            <text:p>00:14:46</text:p>
          </table:table-cell>
          <table:table-cell table:style-name="ce1" office:value-type="time" office:time-value="PT00H08M53S" calcext:value-type="time">
            <text:p>00:08:53</text:p>
          </table:table-cell>
          <table:table-cell table:style-name="ce22" table:formula="of:=(HOUR([.L2])*3600)+(MINUTE([.L2])*60)+SECOND([.L2])" office:value-type="float" office:value="886" calcext:value-type="float">
            <text:p>886.00</text:p>
          </table:table-cell>
          <table:table-cell table:style-name="ce22" table:formula="of:=(HOUR([.M2])*3600)+(MINUTE([.M2])*60)+SECOND([.M2])" office:value-type="float" office:value="533" calcext:value-type="float">
            <text:p>533.00</text:p>
          </table:table-cell>
          <table:table-cell table:style-name="ce23" table:formula="of:=[.O2]*[$Prices.$C17]*[.$P$1]" office:value-type="float" office:value="0.359598044" calcext:value-type="float">
            <text:p>0.359598044000</text:p>
          </table:table-cell>
          <table:table-cell table:style-name="ce1" office:value-type="time" office:time-value="PT00H09M15S" calcext:value-type="time">
            <text:p>00:09:15</text:p>
          </table:table-cell>
          <table:table-cell table:style-name="ce1" office:value-type="time" office:time-value="PT00H08M38S" calcext:value-type="time">
            <text:p>00:08:38</text:p>
          </table:table-cell>
          <table:table-cell table:style-name="ce22" table:formula="of:=(HOUR([.Q2])*3600)+(MINUTE([.Q2])*60)+SECOND([.Q2])" office:value-type="float" office:value="555" calcext:value-type="float">
            <text:p>555.00</text:p>
          </table:table-cell>
          <table:table-cell table:style-name="ce22" table:formula="of:=(HOUR([.R2])*3600)+(MINUTE([.R2])*60)+SECOND([.R2])" office:value-type="float" office:value="518" calcext:value-type="float">
            <text:p>518.00</text:p>
          </table:table-cell>
          <table:table-cell table:style-name="ce23" table:formula="of:=[.T2]*[$Prices.$C17]*[.$U$1]" office:value-type="float" office:value="0.524217036" calcext:value-type="float">
            <text:p>0.524217036000</text:p>
          </table:table-cell>
          <table:table-cell table:style-name="ce1" office:value-type="time" office:time-value="PT00H09M24S" calcext:value-type="time">
            <text:p>00:09:24</text:p>
          </table:table-cell>
          <table:table-cell table:style-name="ce1" office:value-type="time" office:time-value="PT00H08M42S" calcext:value-type="time">
            <text:p>00:08:42</text:p>
          </table:table-cell>
          <table:table-cell table:style-name="ce22" table:formula="of:=(HOUR([.V2])*3600)+(MINUTE([.V2])*60)+SECOND([.V2])" office:value-type="float" office:value="564" calcext:value-type="float">
            <text:p>564.00</text:p>
          </table:table-cell>
          <table:table-cell table:style-name="ce22" table:formula="of:=(HOUR([.W2])*3600)+(MINUTE([.W2])*60)+SECOND([.W2])" office:value-type="float" office:value="522" calcext:value-type="float">
            <text:p>522.00</text:p>
          </table:table-cell>
          <table:table-cell table:style-name="ce23" table:formula="of:=[.Y2]*[$Prices.$C17]*[.$Z$1]" office:value-type="float" office:value="0.704353392" calcext:value-type="float">
            <text:p>0.704353392000</text:p>
          </table:table-cell>
          <table:table-cell table:style-name="ce1" office:value-type="time" office:time-value="PT00H09M29S" calcext:value-type="time">
            <text:p>00:09:29</text:p>
          </table:table-cell>
          <table:table-cell table:style-name="ce1" office:value-type="time" office:time-value="PT00H08M41S" calcext:value-type="time">
            <text:p>00:08:41</text:p>
          </table:table-cell>
          <table:table-cell table:style-name="ce22" table:formula="of:=(HOUR([.AA2])*3600)+(MINUTE([.AA2])*60)+SECOND([.AA2])" office:value-type="float" office:value="569" calcext:value-type="float">
            <text:p>569.00</text:p>
          </table:table-cell>
          <table:table-cell table:style-name="ce22" table:formula="of:=(HOUR([.AB2])*3600)+(MINUTE([.AB2])*60)+SECOND([.AB2])" office:value-type="float" office:value="521" calcext:value-type="float">
            <text:p>521.00</text:p>
          </table:table-cell>
          <table:table-cell table:style-name="ce23" table:formula="of:=[.AD2]*[$Prices.$C17]*[.$AE$1]" office:value-type="float" office:value="0.87875507" calcext:value-type="float">
            <text:p>0.878755070000</text:p>
          </table:table-cell>
          <table:table-cell table:style-name="ce24" table:formula="of:=[.F2]+[.K2]+[.P2]+[.U2]+[.Z2]+[.AE2]" office:value-type="float" office:value="2.653637911" calcext:value-type="float">
            <text:p>2.653637911000</text:p>
          </table:table-cell>
        </table:table-row>
        <table:table-row table:style-name="ro1">
          <table:table-cell office:value-type="string" calcext:value-type="string">
            <text:p>Lambda (1.5GB / 0.9vcpus)</text:p>
          </table:table-cell>
          <table:table-cell table:number-columns-repeated="2" table:style-name="ce1" office:value-type="time" office:time-value="PT00H05M53S" calcext:value-type="time">
            <text:p>00:05:53</text:p>
          </table:table-cell>
          <table:table-cell table:formula="of:=(HOUR([.B3])*3600)+(MINUTE([.B3])*60)+SECOND([.B3])" office:value-type="float" office:value="353" calcext:value-type="float">
            <text:p>353.00</text:p>
          </table:table-cell>
          <table:table-cell table:formula="of:=(HOUR([.C3])*3600)+(MINUTE([.C3])*60)+SECOND([.C3])" office:value-type="float" office:value="353" calcext:value-type="float">
            <text:p>353.00</text:p>
          </table:table-cell>
          <table:table-cell table:style-name="ce23" table:formula="of:=[.E3]*[$Prices.$C18]*[.$F$1]" office:value-type="float" office:value="0.00889561765" calcext:value-type="float">
            <text:p>0.008895617650</text:p>
          </table:table-cell>
          <table:table-cell table:style-name="ce1" office:value-type="time" office:time-value="PT00H06M09S" calcext:value-type="time">
            <text:p>00:06:09</text:p>
          </table:table-cell>
          <table:table-cell table:style-name="ce1" office:value-type="time" office:time-value="PT00H05M45S" calcext:value-type="time">
            <text:p>00:05:45</text:p>
          </table:table-cell>
          <table:table-cell table:style-name="ce22" table:formula="of:=(HOUR([.G3])*3600)+(MINUTE([.G3])*60)+SECOND([.G3])" office:value-type="float" office:value="369" calcext:value-type="float">
            <text:p>369.00</text:p>
          </table:table-cell>
          <table:table-cell table:style-name="ce22" table:formula="of:=(HOUR([.H3])*3600)+(MINUTE([.H3])*60)+SECOND([.H3])" office:value-type="float" office:value="345" calcext:value-type="float">
            <text:p>345.00</text:p>
          </table:table-cell>
          <table:table-cell table:style-name="ce23" table:formula="of:=[.J3]*[$Prices.$C18]*[.$K$1]" office:value-type="float" office:value="0.173880345" calcext:value-type="float">
            <text:p>0.173880345000</text:p>
          </table:table-cell>
          <table:table-cell table:style-name="ce1" office:value-type="time" office:time-value="PT00H06M23S" calcext:value-type="time">
            <text:p>00:06:23</text:p>
          </table:table-cell>
          <table:table-cell table:style-name="ce1" office:value-type="time" office:time-value="PT00H05M49S" calcext:value-type="time">
            <text:p>00:05:49</text:p>
          </table:table-cell>
          <table:table-cell table:style-name="ce22" table:formula="of:=(HOUR([.L3])*3600)+(MINUTE([.L3])*60)+SECOND([.L3])" office:value-type="float" office:value="383" calcext:value-type="float">
            <text:p>383.00</text:p>
          </table:table-cell>
          <table:table-cell table:style-name="ce22" table:formula="of:=(HOUR([.M3])*3600)+(MINUTE([.M3])*60)+SECOND([.M3])" office:value-type="float" office:value="349" calcext:value-type="float">
            <text:p>349.00</text:p>
          </table:table-cell>
          <table:table-cell table:style-name="ce23" table:formula="of:=[.O3]*[$Prices.$C18]*[.$P$1]" office:value-type="float" office:value="0.351792698" calcext:value-type="float">
            <text:p>0.351792698000</text:p>
          </table:table-cell>
          <table:table-cell table:style-name="ce1" office:value-type="time" office:time-value="PT00H07M04S" calcext:value-type="time">
            <text:p>00:07:04</text:p>
          </table:table-cell>
          <table:table-cell table:style-name="ce1" office:value-type="time" office:time-value="PT00H05M46S" calcext:value-type="time">
            <text:p>00:05:46</text:p>
          </table:table-cell>
          <table:table-cell table:style-name="ce22" table:formula="of:=(HOUR([.Q3])*3600)+(MINUTE([.Q3])*60)+SECOND([.Q3])" office:value-type="float" office:value="424" calcext:value-type="float">
            <text:p>424.00</text:p>
          </table:table-cell>
          <table:table-cell table:style-name="ce22" table:formula="of:=(HOUR([.R3])*3600)+(MINUTE([.R3])*60)+SECOND([.R3])" office:value-type="float" office:value="346" calcext:value-type="float">
            <text:p>346.00</text:p>
          </table:table-cell>
          <table:table-cell table:style-name="ce23" table:formula="of:=[.T3]*[$Prices.$C18]*[.$U$1]" office:value-type="float" office:value="0.523153038" calcext:value-type="float">
            <text:p>0.523153038000</text:p>
          </table:table-cell>
          <table:table-cell table:style-name="ce1" office:value-type="time" office:time-value="PT00H06M26S" calcext:value-type="time">
            <text:p>00:06:26</text:p>
          </table:table-cell>
          <table:table-cell table:style-name="ce1" office:value-type="time" office:time-value="PT00H05M47S" calcext:value-type="time">
            <text:p>00:05:47</text:p>
          </table:table-cell>
          <table:table-cell table:style-name="ce22" table:formula="of:=(HOUR([.V3])*3600)+(MINUTE([.V3])*60)+SECOND([.V3])" office:value-type="float" office:value="386" calcext:value-type="float">
            <text:p>386.00</text:p>
          </table:table-cell>
          <table:table-cell table:style-name="ce22" table:formula="of:=(HOUR([.W3])*3600)+(MINUTE([.W3])*60)+SECOND([.W3])" office:value-type="float" office:value="347" calcext:value-type="float">
            <text:p>347.00</text:p>
          </table:table-cell>
          <table:table-cell table:style-name="ce23" table:formula="of:=[.Y3]*[$Prices.$C18]*[.$Z$1]" office:value-type="float" office:value="0.699553388" calcext:value-type="float">
            <text:p>0.699553388000</text:p>
          </table:table-cell>
          <table:table-cell table:style-name="ce1" office:value-type="time" office:time-value="PT00H06M32S" calcext:value-type="time">
            <text:p>00:06:32</text:p>
          </table:table-cell>
          <table:table-cell table:style-name="ce1" office:value-type="time" office:time-value="PT00H05M49S" calcext:value-type="time">
            <text:p>00:05:49</text:p>
          </table:table-cell>
          <table:table-cell table:style-name="ce22" table:formula="of:=(HOUR([.AA3])*3600)+(MINUTE([.AA3])*60)+SECOND([.AA3])" office:value-type="float" office:value="392" calcext:value-type="float">
            <text:p>392.00</text:p>
          </table:table-cell>
          <table:table-cell table:style-name="ce22" table:formula="of:=(HOUR([.AB3])*3600)+(MINUTE([.AB3])*60)+SECOND([.AB3])" office:value-type="float" office:value="349" calcext:value-type="float">
            <text:p>349.00</text:p>
          </table:table-cell>
          <table:table-cell table:style-name="ce23" table:formula="of:=[.AD3]*[$Prices.$C18]*[.$AE$1]" office:value-type="float" office:value="0.879481745" calcext:value-type="float">
            <text:p>0.879481745000</text:p>
          </table:table-cell>
          <table:table-cell table:style-name="ce24" table:formula="of:=[.F3]+[.K3]+[.P3]+[.U3]+[.Z3]+[.AE3]" office:value-type="float" office:value="2.63675683165" calcext:value-type="float">
            <text:p>2.636756831650</text:p>
          </table:table-cell>
        </table:table-row>
        <table:table-row table:style-name="ro1">
          <table:table-cell office:value-type="string" calcext:value-type="string">
            <text:p>Lambda (2.0GB / 1.2vcpus)</text:p>
          </table:table-cell>
          <table:table-cell table:style-name="ce1" office:value-type="time" office:time-value="PT00H05M03S" calcext:value-type="time">
            <text:p>00:05:03</text:p>
          </table:table-cell>
          <table:table-cell table:style-name="ce1" office:value-type="time" office:time-value="PT00H05M02S" calcext:value-type="time">
            <text:p>00:05:02</text:p>
          </table:table-cell>
          <table:table-cell table:formula="of:=(HOUR([.B4])*3600)+(MINUTE([.B4])*60)+SECOND([.B4])" office:value-type="float" office:value="303" calcext:value-type="float">
            <text:p>303.00</text:p>
          </table:table-cell>
          <table:table-cell table:formula="of:=(HOUR([.C4])*3600)+(MINUTE([.C4])*60)+SECOND([.C4])" office:value-type="float" office:value="302" calcext:value-type="float">
            <text:p>302.00</text:p>
          </table:table-cell>
          <table:table-cell table:style-name="ce23" table:formula="of:=[.E4]*[$Prices.$C19]*[.$F$1]" office:value-type="float" office:value="0.0101270868" calcext:value-type="float">
            <text:p>0.010127086800</text:p>
          </table:table-cell>
          <table:table-cell table:style-name="ce1" office:value-type="time" office:time-value="PT00H05M19S" calcext:value-type="time">
            <text:p>00:05:19</text:p>
          </table:table-cell>
          <table:table-cell table:style-name="ce1" office:value-type="time" office:time-value="PT00H05M01S" calcext:value-type="time">
            <text:p>00:05:01</text:p>
          </table:table-cell>
          <table:table-cell table:style-name="ce22" table:formula="of:=(HOUR([.G4])*3600)+(MINUTE([.G4])*60)+SECOND([.G4])" office:value-type="float" office:value="319" calcext:value-type="float">
            <text:p>319.00</text:p>
          </table:table-cell>
          <table:table-cell table:style-name="ce22" table:formula="of:=(HOUR([.H4])*3600)+(MINUTE([.H4])*60)+SECOND([.H4])" office:value-type="float" office:value="301" calcext:value-type="float">
            <text:p>301.00</text:p>
          </table:table-cell>
          <table:table-cell table:style-name="ce23" table:formula="of:=[.J4]*[$Prices.$C19]*[.$K$1]" office:value-type="float" office:value="0.201871068" calcext:value-type="float">
            <text:p>0.201871068000</text:p>
          </table:table-cell>
          <table:table-cell table:style-name="ce1" office:value-type="time" office:time-value="PT00H05M37S" calcext:value-type="time">
            <text:p>00:05:37</text:p>
          </table:table-cell>
          <table:table-cell table:style-name="ce1" office:value-type="time" office:time-value="PT00H05M01S" calcext:value-type="time">
            <text:p>00:05:01</text:p>
          </table:table-cell>
          <table:table-cell table:style-name="ce22" table:formula="of:=(HOUR([.L4])*3600)+(MINUTE([.L4])*60)+SECOND([.L4])" office:value-type="float" office:value="337" calcext:value-type="float">
            <text:p>337.00</text:p>
          </table:table-cell>
          <table:table-cell table:style-name="ce22" table:formula="of:=(HOUR([.M4])*3600)+(MINUTE([.M4])*60)+SECOND([.M4])" office:value-type="float" office:value="301" calcext:value-type="float">
            <text:p>301.00</text:p>
          </table:table-cell>
          <table:table-cell table:style-name="ce23" table:formula="of:=[.O4]*[$Prices.$C19]*[.$P$1]" office:value-type="float" office:value="0.403742136" calcext:value-type="float">
            <text:p>0.403742136000</text:p>
          </table:table-cell>
          <table:table-cell table:style-name="ce1" office:value-type="time" office:time-value="PT00H05M27S" calcext:value-type="time">
            <text:p>00:05:27</text:p>
          </table:table-cell>
          <table:table-cell table:style-name="ce1" office:value-type="time" office:time-value="PT00H04M56S" calcext:value-type="time">
            <text:p>00:04:56</text:p>
          </table:table-cell>
          <table:table-cell table:style-name="ce22" table:formula="of:=(HOUR([.Q4])*3600)+(MINUTE([.Q4])*60)+SECOND([.Q4])" office:value-type="float" office:value="327" calcext:value-type="float">
            <text:p>327.00</text:p>
          </table:table-cell>
          <table:table-cell table:style-name="ce22" table:formula="of:=(HOUR([.R4])*3600)+(MINUTE([.R4])*60)+SECOND([.R4])" office:value-type="float" office:value="296" calcext:value-type="float">
            <text:p>296.00</text:p>
          </table:table-cell>
          <table:table-cell table:style-name="ce23" table:formula="of:=[.T4]*[$Prices.$C19]*[.$U$1]" office:value-type="float" office:value="0.595553184" calcext:value-type="float">
            <text:p>0.595553184000</text:p>
          </table:table-cell>
          <table:table-cell table:style-name="ce1" office:value-type="time" office:time-value="PT00H05M19S" calcext:value-type="time">
            <text:p>00:05:19</text:p>
          </table:table-cell>
          <table:table-cell table:style-name="ce1" office:value-type="time" office:time-value="PT00H04M58S" calcext:value-type="time">
            <text:p>00:04:58</text:p>
          </table:table-cell>
          <table:table-cell table:style-name="ce22" table:formula="of:=(HOUR([.V4])*3600)+(MINUTE([.V4])*60)+SECOND([.V4])" office:value-type="float" office:value="319" calcext:value-type="float">
            <text:p>319.00</text:p>
          </table:table-cell>
          <table:table-cell table:style-name="ce22" table:formula="of:=(HOUR([.W4])*3600)+(MINUTE([.W4])*60)+SECOND([.W4])" office:value-type="float" office:value="298" calcext:value-type="float">
            <text:p>298.00</text:p>
          </table:table-cell>
          <table:table-cell table:style-name="ce23" table:formula="of:=[.Y4]*[$Prices.$C19]*[.$Z$1]" office:value-type="float" office:value="0.799436256" calcext:value-type="float">
            <text:p>0.799436256000</text:p>
          </table:table-cell>
          <table:table-cell table:style-name="ce1" office:value-type="time" office:time-value="PT00H05M26S" calcext:value-type="time">
            <text:p>00:05:26</text:p>
          </table:table-cell>
          <table:table-cell table:style-name="ce1" office:value-type="time" office:time-value="PT00H04M56S" calcext:value-type="time">
            <text:p>00:04:56</text:p>
          </table:table-cell>
          <table:table-cell table:style-name="ce22" table:formula="of:=(HOUR([.AA4])*3600)+(MINUTE([.AA4])*60)+SECOND([.AA4])" office:value-type="float" office:value="326" calcext:value-type="float">
            <text:p>326.00</text:p>
          </table:table-cell>
          <table:table-cell table:style-name="ce22" table:formula="of:=(HOUR([.AB4])*3600)+(MINUTE([.AB4])*60)+SECOND([.AB4])" office:value-type="float" office:value="296" calcext:value-type="float">
            <text:p>296.00</text:p>
          </table:table-cell>
          <table:table-cell table:style-name="ce23" table:formula="of:=[.AD4]*[$Prices.$C19]*[.$AE$1]" office:value-type="float" office:value="0.99258864" calcext:value-type="float">
            <text:p>0.992588640000</text:p>
          </table:table-cell>
          <table:table-cell table:style-name="ce24" table:formula="of:=[.F4]+[.K4]+[.P4]+[.U4]+[.Z4]+[.AE4]" office:value-type="float" office:value="3.0033183708" calcext:value-type="float">
            <text:p>3.003318370800</text:p>
          </table:table-cell>
        </table:table-row>
        <table:table-row table:style-name="ro1">
          <table:table-cell office:value-type="string" calcext:value-type="string">
            <text:p>Lambda (2.5GB / 1.5vcpus)</text:p>
          </table:table-cell>
          <table:table-cell table:number-columns-repeated="2" table:style-name="ce1" office:value-type="time" office:time-value="PT00H05M02S" calcext:value-type="time">
            <text:p>00:05:02</text:p>
          </table:table-cell>
          <table:table-cell table:formula="of:=(HOUR([.B5])*3600)+(MINUTE([.B5])*60)+SECOND([.B5])" office:value-type="float" office:value="302" calcext:value-type="float">
            <text:p>302.00</text:p>
          </table:table-cell>
          <table:table-cell table:formula="of:=(HOUR([.C5])*3600)+(MINUTE([.C5])*60)+SECOND([.C5])" office:value-type="float" office:value="302" calcext:value-type="float">
            <text:p>302.00</text:p>
          </table:table-cell>
          <table:table-cell table:style-name="ce23" table:formula="of:=[.E5]*[$Prices.$C20]*[.$F$1]" office:value-type="float" office:value="0.0126437585" calcext:value-type="float">
            <text:p>0.012643758500</text:p>
          </table:table-cell>
          <table:table-cell table:style-name="ce1" office:value-type="time" office:time-value="PT00H05M34S" calcext:value-type="time">
            <text:p>00:05:34</text:p>
          </table:table-cell>
          <table:table-cell table:style-name="ce1" office:value-type="time" office:time-value="PT00H04M58S" calcext:value-type="time">
            <text:p>00:04:58</text:p>
          </table:table-cell>
          <table:table-cell table:style-name="ce22" table:formula="of:=(HOUR([.G5])*3600)+(MINUTE([.G5])*60)+SECOND([.G5])" office:value-type="float" office:value="334" calcext:value-type="float">
            <text:p>334.00</text:p>
          </table:table-cell>
          <table:table-cell table:style-name="ce22" table:formula="of:=(HOUR([.H5])*3600)+(MINUTE([.H5])*60)+SECOND([.H5])" office:value-type="float" office:value="298" calcext:value-type="float">
            <text:p>298.00</text:p>
          </table:table-cell>
          <table:table-cell table:style-name="ce23" table:formula="of:=[.J5]*[$Prices.$C20]*[.$K$1]" office:value-type="float" office:value="0.24952583" calcext:value-type="float">
            <text:p>0.249525830000</text:p>
          </table:table-cell>
          <table:table-cell table:style-name="ce1" office:value-type="time" office:time-value="PT00H05M21S" calcext:value-type="time">
            <text:p>00:05:21</text:p>
          </table:table-cell>
          <table:table-cell table:style-name="ce1" office:value-type="time" office:time-value="PT00H04M58S" calcext:value-type="time">
            <text:p>00:04:58</text:p>
          </table:table-cell>
          <table:table-cell table:style-name="ce22" table:formula="of:=(HOUR([.L5])*3600)+(MINUTE([.L5])*60)+SECOND([.L5])" office:value-type="float" office:value="321" calcext:value-type="float">
            <text:p>321.00</text:p>
          </table:table-cell>
          <table:table-cell table:style-name="ce22" table:formula="of:=(HOUR([.M5])*3600)+(MINUTE([.M5])*60)+SECOND([.M5])" office:value-type="float" office:value="298" calcext:value-type="float">
            <text:p>298.00</text:p>
          </table:table-cell>
          <table:table-cell table:style-name="ce23" table:formula="of:=[.O5]*[$Prices.$C20]*[.$P$1]" office:value-type="float" office:value="0.49905166" calcext:value-type="float">
            <text:p>0.499051660000</text:p>
          </table:table-cell>
          <table:table-cell table:style-name="ce1" office:value-type="time" office:time-value="PT00H05M12S" calcext:value-type="time">
            <text:p>00:05:12</text:p>
          </table:table-cell>
          <table:table-cell table:style-name="ce1" office:value-type="time" office:time-value="PT00H04M54S" calcext:value-type="time">
            <text:p>00:04:54</text:p>
          </table:table-cell>
          <table:table-cell table:style-name="ce22" table:formula="of:=(HOUR([.Q5])*3600)+(MINUTE([.Q5])*60)+SECOND([.Q5])" office:value-type="float" office:value="312" calcext:value-type="float">
            <text:p>312.00</text:p>
          </table:table-cell>
          <table:table-cell table:style-name="ce22" table:formula="of:=(HOUR([.R5])*3600)+(MINUTE([.R5])*60)+SECOND([.R5])" office:value-type="float" office:value="294" calcext:value-type="float">
            <text:p>294.00</text:p>
          </table:table-cell>
          <table:table-cell table:style-name="ce23" table:formula="of:=[.T5]*[$Prices.$C20]*[.$U$1]" office:value-type="float" office:value="0.73852947" calcext:value-type="float">
            <text:p>0.738529470000</text:p>
          </table:table-cell>
          <table:table-cell table:style-name="ce1" office:value-type="time" office:time-value="PT00H05M23S" calcext:value-type="time">
            <text:p>00:05:23</text:p>
          </table:table-cell>
          <table:table-cell table:style-name="ce1" office:value-type="time" office:time-value="PT00H04M57S" calcext:value-type="time">
            <text:p>00:04:57</text:p>
          </table:table-cell>
          <table:table-cell table:style-name="ce22" table:formula="of:=(HOUR([.V5])*3600)+(MINUTE([.V5])*60)+SECOND([.V5])" office:value-type="float" office:value="323" calcext:value-type="float">
            <text:p>323.00</text:p>
          </table:table-cell>
          <table:table-cell table:style-name="ce22" table:formula="of:=(HOUR([.W5])*3600)+(MINUTE([.W5])*60)+SECOND([.W5])" office:value-type="float" office:value="297" calcext:value-type="float">
            <text:p>297.00</text:p>
          </table:table-cell>
          <table:table-cell table:style-name="ce23" table:formula="of:=[.Y5]*[$Prices.$C20]*[.$Z$1]" office:value-type="float" office:value="0.99475398" calcext:value-type="float">
            <text:p>0.994753980000</text:p>
          </table:table-cell>
          <table:table-cell table:style-name="ce1" office:value-type="time" office:time-value="PT00H05M42S" calcext:value-type="time">
            <text:p>00:05:42</text:p>
          </table:table-cell>
          <table:table-cell table:style-name="ce1" office:value-type="time" office:time-value="PT00H04M57S" calcext:value-type="time">
            <text:p>00:04:57</text:p>
          </table:table-cell>
          <table:table-cell table:style-name="ce22" table:formula="of:=(HOUR([.AA5])*3600)+(MINUTE([.AA5])*60)+SECOND([.AA5])" office:value-type="float" office:value="342" calcext:value-type="float">
            <text:p>342.00</text:p>
          </table:table-cell>
          <table:table-cell table:style-name="ce22" table:formula="of:=(HOUR([.AB5])*3600)+(MINUTE([.AB5])*60)+SECOND([.AB5])" office:value-type="float" office:value="297" calcext:value-type="float">
            <text:p>297.00</text:p>
          </table:table-cell>
          <table:table-cell table:style-name="ce23" table:formula="of:=[.AD5]*[$Prices.$C20]*[.$AE$1]" office:value-type="float" office:value="1.243442475" calcext:value-type="float">
            <text:p>1.243442475000</text:p>
          </table:table-cell>
          <table:table-cell table:style-name="ce24" table:formula="of:=[.F5]+[.K5]+[.P5]+[.U5]+[.Z5]+[.AE5]" office:value-type="float" office:value="3.7379471735" calcext:value-type="float">
            <text:p>3.737947173500</text:p>
          </table:table-cell>
        </table:table-row>
        <table:table-row table:style-name="ro1">
          <table:table-cell office:value-type="string" calcext:value-type="string">
            <text:p>Lambda (3.0GB / 1.8vcpus)</text:p>
          </table:table-cell>
          <table:table-cell table:number-columns-repeated="2" table:style-name="ce1" office:value-type="time" office:time-value="PT00H04M55S" calcext:value-type="time">
            <text:p>00:04:55</text:p>
          </table:table-cell>
          <table:table-cell table:formula="of:=(HOUR([.B6])*3600)+(MINUTE([.B6])*60)+SECOND([.B6])" office:value-type="float" office:value="295" calcext:value-type="float">
            <text:p>295.00</text:p>
          </table:table-cell>
          <table:table-cell table:formula="of:=(HOUR([.C6])*3600)+(MINUTE([.C6])*60)+SECOND([.C6])" office:value-type="float" office:value="295" calcext:value-type="float">
            <text:p>295.00</text:p>
          </table:table-cell>
          <table:table-cell table:style-name="ce23" table:formula="of:=[.E6]*[$Prices.$C21]*[.$F$1]" office:value-type="float" office:value="0.0148090295" calcext:value-type="float">
            <text:p>0.014809029500</text:p>
          </table:table-cell>
          <table:table-cell table:style-name="ce1" office:value-type="time" office:time-value="PT00H05M16S" calcext:value-type="time">
            <text:p>00:05:16</text:p>
          </table:table-cell>
          <table:table-cell table:style-name="ce1" office:value-type="time" office:time-value="PT00H04M58S" calcext:value-type="time">
            <text:p>00:04:58</text:p>
          </table:table-cell>
          <table:table-cell table:style-name="ce22" table:formula="of:=(HOUR([.G6])*3600)+(MINUTE([.G6])*60)+SECOND([.G6])" office:value-type="float" office:value="316" calcext:value-type="float">
            <text:p>316.00</text:p>
          </table:table-cell>
          <table:table-cell table:style-name="ce22" table:formula="of:=(HOUR([.H6])*3600)+(MINUTE([.H6])*60)+SECOND([.H6])" office:value-type="float" office:value="298" calcext:value-type="float">
            <text:p>298.00</text:p>
          </table:table-cell>
          <table:table-cell table:style-name="ce23" table:formula="of:=[.J6]*[$Prices.$C21]*[.$K$1]" office:value-type="float" office:value="0.299192596" calcext:value-type="float">
            <text:p>0.299192596000</text:p>
          </table:table-cell>
          <table:table-cell table:style-name="ce1" office:value-type="time" office:time-value="PT00H05M13S" calcext:value-type="time">
            <text:p>00:05:13</text:p>
          </table:table-cell>
          <table:table-cell table:style-name="ce1" office:value-type="time" office:time-value="PT00H04M56S" calcext:value-type="time">
            <text:p>00:04:56</text:p>
          </table:table-cell>
          <table:table-cell table:style-name="ce22" table:formula="of:=(HOUR([.L6])*3600)+(MINUTE([.L6])*60)+SECOND([.L6])" office:value-type="float" office:value="313" calcext:value-type="float">
            <text:p>313.00</text:p>
          </table:table-cell>
          <table:table-cell table:style-name="ce22" table:formula="of:=(HOUR([.M6])*3600)+(MINUTE([.M6])*60)+SECOND([.M6])" office:value-type="float" office:value="296" calcext:value-type="float">
            <text:p>296.00</text:p>
          </table:table-cell>
          <table:table-cell table:style-name="ce23" table:formula="of:=[.O6]*[$Prices.$C21]*[.$P$1]" office:value-type="float" office:value="0.594369184" calcext:value-type="float">
            <text:p>0.594369184000</text:p>
          </table:table-cell>
          <table:table-cell table:style-name="ce1" office:value-type="time" office:time-value="PT00H05M15S" calcext:value-type="time">
            <text:p>00:05:15</text:p>
          </table:table-cell>
          <table:table-cell table:style-name="ce1" office:value-type="time" office:time-value="PT00H04M53S" calcext:value-type="time">
            <text:p>00:04:53</text:p>
          </table:table-cell>
          <table:table-cell table:style-name="ce22" table:formula="of:=(HOUR([.Q6])*3600)+(MINUTE([.Q6])*60)+SECOND([.Q6])" office:value-type="float" office:value="315" calcext:value-type="float">
            <text:p>315.00</text:p>
          </table:table-cell>
          <table:table-cell table:style-name="ce22" table:formula="of:=(HOUR([.R6])*3600)+(MINUTE([.R6])*60)+SECOND([.R6])" office:value-type="float" office:value="293" calcext:value-type="float">
            <text:p>293.00</text:p>
          </table:table-cell>
          <table:table-cell table:style-name="ce23" table:formula="of:=[.T6]*[$Prices.$C21]*[.$U$1]" office:value-type="float" office:value="0.882517758" calcext:value-type="float">
            <text:p>0.882517758000</text:p>
          </table:table-cell>
          <table:table-cell table:style-name="ce1" office:value-type="time" office:time-value="PT00H05M33S" calcext:value-type="time">
            <text:p>00:05:33</text:p>
          </table:table-cell>
          <table:table-cell table:style-name="ce1" office:value-type="time" office:time-value="PT00H04M56S" calcext:value-type="time">
            <text:p>00:04:56</text:p>
          </table:table-cell>
          <table:table-cell table:style-name="ce22" table:formula="of:=(HOUR([.V6])*3600)+(MINUTE([.V6])*60)+SECOND([.V6])" office:value-type="float" office:value="333" calcext:value-type="float">
            <text:p>333.00</text:p>
          </table:table-cell>
          <table:table-cell table:style-name="ce22" table:formula="of:=(HOUR([.W6])*3600)+(MINUTE([.W6])*60)+SECOND([.W6])" office:value-type="float" office:value="296" calcext:value-type="float">
            <text:p>296.00</text:p>
          </table:table-cell>
          <table:table-cell table:style-name="ce23" table:formula="of:=[.Y6]*[$Prices.$C21]*[.$Z$1]" office:value-type="float" office:value="1.188738368" calcext:value-type="float">
            <text:p>1.188738368000</text:p>
          </table:table-cell>
          <table:table-cell table:style-name="ce1" office:value-type="time" office:time-value="PT00H05M21S" calcext:value-type="time">
            <text:p>00:05:21</text:p>
          </table:table-cell>
          <table:table-cell table:style-name="ce1" office:value-type="time" office:time-value="PT00H04M55S" calcext:value-type="time">
            <text:p>00:04:55</text:p>
          </table:table-cell>
          <table:table-cell table:style-name="ce22" table:formula="of:=(HOUR([.AA6])*3600)+(MINUTE([.AA6])*60)+SECOND([.AA6])" office:value-type="float" office:value="321" calcext:value-type="float">
            <text:p>321.00</text:p>
          </table:table-cell>
          <table:table-cell table:style-name="ce22" table:formula="of:=(HOUR([.AB6])*3600)+(MINUTE([.AB6])*60)+SECOND([.AB6])" office:value-type="float" office:value="295" calcext:value-type="float">
            <text:p>295.00</text:p>
          </table:table-cell>
          <table:table-cell table:style-name="ce23" table:formula="of:=[.AD6]*[$Prices.$C21]*[.$AE$1]" office:value-type="float" office:value="1.48090295" calcext:value-type="float">
            <text:p>1.480902950000</text:p>
          </table:table-cell>
          <table:table-cell table:style-name="ce24" table:formula="of:=[.F6]+[.K6]+[.P6]+[.U6]+[.Z6]+[.AE6]" office:value-type="float" office:value="4.4605298855" calcext:value-type="float">
            <text:p>4.460529885500</text:p>
          </table:table-cell>
        </table:table-row>
        <table:table-row table:style-name="ro1">
          <table:table-cell office:value-type="string" calcext:value-type="string">
            <text:p>EC2 c5a.2xlarge (16GB / 8vcpus)</text:p>
          </table:table-cell>
          <table:table-cell table:number-columns-repeated="2" table:style-name="ce1" office:value-type="time" office:time-value="PT00H03M49S" calcext:value-type="time">
            <text:p>00:03:49</text:p>
          </table:table-cell>
          <table:table-cell table:formula="of:=(HOUR([.B7])*3600)+(MINUTE([.B7])*60)+SECOND([.B7])" office:value-type="float" office:value="229" calcext:value-type="float">
            <text:p>229.00</text:p>
          </table:table-cell>
          <table:table-cell table:formula="of:=(HOUR([.C7])*3600)+(MINUTE([.C7])*60)+SECOND([.C7])" office:value-type="float" office:value="229" calcext:value-type="float">
            <text:p>229.00</text:p>
          </table:table-cell>
          <table:table-cell table:style-name="ce23" table:formula="of:=[.D7]*[$Prices.$K3]" office:value-type="float" office:value="0.0241722222222222" calcext:value-type="float">
            <text:p>0.024172222222</text:p>
          </table:table-cell>
          <table:table-cell table:style-name="ce1" office:value-type="time" office:time-value="PT00H17M05S" calcext:value-type="time">
            <text:p>00:17:05</text:p>
          </table:table-cell>
          <table:table-cell table:style-name="ce1" office:value-type="time" office:time-value="PT00H06M06S" calcext:value-type="time">
            <text:p>00:06:06</text:p>
          </table:table-cell>
          <table:table-cell table:style-name="ce22" table:formula="of:=(HOUR([.G7])*3600)+(MINUTE([.G7])*60)+SECOND([.G7])" office:value-type="float" office:value="1025" calcext:value-type="float">
            <text:p>1,025.00</text:p>
          </table:table-cell>
          <table:table-cell table:style-name="ce22" table:formula="of:=(HOUR([.H7])*3600)+(MINUTE([.H7])*60)+SECOND([.H7])" office:value-type="float" office:value="366" calcext:value-type="float">
            <text:p>366.00</text:p>
          </table:table-cell>
          <table:table-cell table:style-name="ce23" table:formula="of:=[.I7]*[$Prices.$K3]" office:value-type="float" office:value="0.108194444444444" calcext:value-type="float">
            <text:p>0.108194444444</text:p>
          </table:table-cell>
          <table:table-cell table:style-name="ce1" office:value-type="time" office:time-value="PT00H34M11S" calcext:value-type="time">
            <text:p>00:34:11</text:p>
          </table:table-cell>
          <table:table-cell table:style-name="ce1" office:value-type="time" office:time-value="PT00H06M32S" calcext:value-type="time">
            <text:p>00:06:32</text:p>
          </table:table-cell>
          <table:table-cell table:style-name="ce22" table:formula="of:=(HOUR([.L7])*3600)+(MINUTE([.L7])*60)+SECOND([.L7])" office:value-type="float" office:value="2051" calcext:value-type="float">
            <text:p>2,051.00</text:p>
          </table:table-cell>
          <table:table-cell table:style-name="ce22" table:formula="of:=(HOUR([.M7])*3600)+(MINUTE([.M7])*60)+SECOND([.M7])" office:value-type="float" office:value="392" calcext:value-type="float">
            <text:p>392.00</text:p>
          </table:table-cell>
          <table:table-cell table:style-name="ce23" table:formula="of:=[.N7]*[$Prices.$K3]" office:value-type="float" office:value="0.216494444444444" calcext:value-type="float">
            <text:p>0.216494444444</text:p>
          </table:table-cell>
          <table:table-cell table:style-name="ce1" office:value-type="time" office:time-value="PT00H50M50S" calcext:value-type="time">
            <text:p>00:50:50</text:p>
          </table:table-cell>
          <table:table-cell table:style-name="ce1" office:value-type="time" office:time-value="PT00H06M31S" calcext:value-type="time">
            <text:p>00:06:31</text:p>
          </table:table-cell>
          <table:table-cell table:style-name="ce22" table:formula="of:=(HOUR([.Q7])*3600)+(MINUTE([.Q7])*60)+SECOND([.Q7])" office:value-type="float" office:value="3050" calcext:value-type="float">
            <text:p>3,050.00</text:p>
          </table:table-cell>
          <table:table-cell table:style-name="ce22" table:formula="of:=(HOUR([.R7])*3600)+(MINUTE([.R7])*60)+SECOND([.R7])" office:value-type="float" office:value="391" calcext:value-type="float">
            <text:p>391.00</text:p>
          </table:table-cell>
          <table:table-cell table:style-name="ce23" table:formula="of:=[.S7]*[$Prices.$K3]" office:value-type="float" office:value="0.321944444444444" calcext:value-type="float">
            <text:p>0.321944444444</text:p>
          </table:table-cell>
          <table:table-cell table:style-name="ce1" office:value-type="time" office:time-value="PT01H06M47S" calcext:value-type="time">
            <text:p>01:06:47</text:p>
          </table:table-cell>
          <table:table-cell table:style-name="ce1" office:value-type="time" office:time-value="PT00H06M24S" calcext:value-type="time">
            <text:p>00:06:24</text:p>
          </table:table-cell>
          <table:table-cell table:style-name="ce22" table:formula="of:=(HOUR([.V7])*3600)+(MINUTE([.V7])*60)+SECOND([.V7])" office:value-type="float" office:value="4007" calcext:value-type="float">
            <text:p>4,007.00</text:p>
          </table:table-cell>
          <table:table-cell table:style-name="ce22" table:formula="of:=(HOUR([.W7])*3600)+(MINUTE([.W7])*60)+SECOND([.W7])" office:value-type="float" office:value="384" calcext:value-type="float">
            <text:p>384.00</text:p>
          </table:table-cell>
          <table:table-cell table:style-name="ce23" table:formula="of:=[.X7]*[$Prices.$K3]" office:value-type="float" office:value="0.422961111111111" calcext:value-type="float">
            <text:p>0.422961111111</text:p>
          </table:table-cell>
          <table:table-cell table:style-name="ce1" office:value-type="time" office:time-value="PT01H20M53S" calcext:value-type="time">
            <text:p>01:20:53</text:p>
          </table:table-cell>
          <table:table-cell table:style-name="ce1" office:value-type="time" office:time-value="PT00H06M19S" calcext:value-type="time">
            <text:p>00:06:19</text:p>
          </table:table-cell>
          <table:table-cell table:style-name="ce22" table:formula="of:=(HOUR([.AA7])*3600)+(MINUTE([.AA7])*60)+SECOND([.AA7])" office:value-type="float" office:value="4853" calcext:value-type="float">
            <text:p>4,853.00</text:p>
          </table:table-cell>
          <table:table-cell table:style-name="ce22" table:formula="of:=(HOUR([.AB7])*3600)+(MINUTE([.AB7])*60)+SECOND([.AB7])" office:value-type="float" office:value="379" calcext:value-type="float">
            <text:p>379.00</text:p>
          </table:table-cell>
          <table:table-cell table:style-name="ce23" table:formula="of:=[.AC7]*[$Prices.$K3]" office:value-type="float" office:value="0.512261111111111" calcext:value-type="float">
            <text:p>0.512261111111</text:p>
          </table:table-cell>
          <table:table-cell table:style-name="ce24" table:formula="of:=[.F7]+[.K7]+[.P7]+[.U7]+[.Z7]+[.AE7]" office:value-type="float" office:value="1.60602777777778" calcext:value-type="float">
            <text:p>1.606027777778</text:p>
          </table:table-cell>
        </table:table-row>
        <table:table-row table:style-name="ro1">
          <table:table-cell office:value-type="string" calcext:value-type="string">
            <text:p>EC2 c5a.4xlarge (32GB / 16vcpus)</text:p>
          </table:table-cell>
          <table:table-cell table:number-columns-repeated="2" table:style-name="ce1" office:value-type="time" office:time-value="PT00H03M46S" calcext:value-type="time">
            <text:p>00:03:46</text:p>
          </table:table-cell>
          <table:table-cell table:formula="of:=(HOUR([.B8])*3600)+(MINUTE([.B8])*60)+SECOND([.B8])" office:value-type="float" office:value="226" calcext:value-type="float">
            <text:p>226.00</text:p>
          </table:table-cell>
          <table:table-cell table:formula="of:=(HOUR([.C8])*3600)+(MINUTE([.C8])*60)+SECOND([.C8])" office:value-type="float" office:value="226" calcext:value-type="float">
            <text:p>226.00</text:p>
          </table:table-cell>
          <table:table-cell table:style-name="ce23" table:formula="of:=[.D8]*[$Prices.$K4]" office:value-type="float" office:value="0.0477111111111111" calcext:value-type="float">
            <text:p>0.047711111111</text:p>
          </table:table-cell>
          <table:table-cell table:style-name="ce1" office:value-type="time" office:time-value="PT00H10M04S" calcext:value-type="time">
            <text:p>00:10:04</text:p>
          </table:table-cell>
          <table:table-cell table:style-name="ce1" office:value-type="time" office:time-value="PT00H05M50S" calcext:value-type="time">
            <text:p>00:05:50</text:p>
          </table:table-cell>
          <table:table-cell table:style-name="ce22" table:formula="of:=(HOUR([.G8])*3600)+(MINUTE([.G8])*60)+SECOND([.G8])" office:value-type="float" office:value="604" calcext:value-type="float">
            <text:p>604.00</text:p>
          </table:table-cell>
          <table:table-cell table:style-name="ce22" table:formula="of:=(HOUR([.H8])*3600)+(MINUTE([.H8])*60)+SECOND([.H8])" office:value-type="float" office:value="350" calcext:value-type="float">
            <text:p>350.00</text:p>
          </table:table-cell>
          <table:table-cell table:style-name="ce23" table:formula="of:=[.I8]*[$Prices.$K4]" office:value-type="float" office:value="0.127511111111111" calcext:value-type="float">
            <text:p>0.127511111111</text:p>
          </table:table-cell>
          <table:table-cell table:style-name="ce1" office:value-type="time" office:time-value="PT00H17M19S" calcext:value-type="time">
            <text:p>00:17:19</text:p>
          </table:table-cell>
          <table:table-cell table:style-name="ce1" office:value-type="time" office:time-value="PT00H06M05S" calcext:value-type="time">
            <text:p>00:06:05</text:p>
          </table:table-cell>
          <table:table-cell table:style-name="ce22" table:formula="of:=(HOUR([.L8])*3600)+(MINUTE([.L8])*60)+SECOND([.L8])" office:value-type="float" office:value="1039" calcext:value-type="float">
            <text:p>1,039.00</text:p>
          </table:table-cell>
          <table:table-cell table:style-name="ce22" table:formula="of:=(HOUR([.M8])*3600)+(MINUTE([.M8])*60)+SECOND([.M8])" office:value-type="float" office:value="365" calcext:value-type="float">
            <text:p>365.00</text:p>
          </table:table-cell>
          <table:table-cell table:style-name="ce23" table:formula="of:=[.N8]*[$Prices.$K4]" office:value-type="float" office:value="0.219344444444444" calcext:value-type="float">
            <text:p>0.219344444444</text:p>
          </table:table-cell>
          <table:table-cell table:style-name="ce1" office:value-type="time" office:time-value="PT00H25M45S" calcext:value-type="time">
            <text:p>00:25:45</text:p>
          </table:table-cell>
          <table:table-cell table:style-name="ce1" office:value-type="time" office:time-value="PT00H06M18S" calcext:value-type="time">
            <text:p>00:06:18</text:p>
          </table:table-cell>
          <table:table-cell table:style-name="ce22" table:formula="of:=(HOUR([.Q8])*3600)+(MINUTE([.Q8])*60)+SECOND([.Q8])" office:value-type="float" office:value="1545" calcext:value-type="float">
            <text:p>1,545.00</text:p>
          </table:table-cell>
          <table:table-cell table:style-name="ce22" table:formula="of:=(HOUR([.R8])*3600)+(MINUTE([.R8])*60)+SECOND([.R8])" office:value-type="float" office:value="378" calcext:value-type="float">
            <text:p>378.00</text:p>
          </table:table-cell>
          <table:table-cell table:style-name="ce23" table:formula="of:=[.S8]*[$Prices.$K4]" office:value-type="float" office:value="0.326166666666667" calcext:value-type="float">
            <text:p>0.326166666667</text:p>
          </table:table-cell>
          <table:table-cell table:style-name="ce1" office:value-type="time" office:time-value="PT00H35M08S" calcext:value-type="time">
            <text:p>00:35:08</text:p>
          </table:table-cell>
          <table:table-cell table:style-name="ce1" office:value-type="time" office:time-value="PT00H06M47S" calcext:value-type="time">
            <text:p>00:06:47</text:p>
          </table:table-cell>
          <table:table-cell table:style-name="ce22" table:formula="of:=(HOUR([.V8])*3600)+(MINUTE([.V8])*60)+SECOND([.V8])" office:value-type="float" office:value="2108" calcext:value-type="float">
            <text:p>2,108.00</text:p>
          </table:table-cell>
          <table:table-cell table:style-name="ce22" table:formula="of:=(HOUR([.W8])*3600)+(MINUTE([.W8])*60)+SECOND([.W8])" office:value-type="float" office:value="407" calcext:value-type="float">
            <text:p>407.00</text:p>
          </table:table-cell>
          <table:table-cell table:style-name="ce23" table:formula="of:=[.X8]*[$Prices.$K4]" office:value-type="float" office:value="0.445022222222222" calcext:value-type="float">
            <text:p>0.445022222222</text:p>
          </table:table-cell>
          <table:table-cell table:style-name="ce1" office:value-type="time" office:time-value="PT00H42M48S" calcext:value-type="time">
            <text:p>00:42:48</text:p>
          </table:table-cell>
          <table:table-cell table:style-name="ce1" office:value-type="time" office:time-value="PT00H06M22S" calcext:value-type="time">
            <text:p>00:06:22</text:p>
          </table:table-cell>
          <table:table-cell table:style-name="ce22" table:formula="of:=(HOUR([.AA8])*3600)+(MINUTE([.AA8])*60)+SECOND([.AA8])" office:value-type="float" office:value="2568" calcext:value-type="float">
            <text:p>2,568.00</text:p>
          </table:table-cell>
          <table:table-cell table:style-name="ce22" table:formula="of:=(HOUR([.AB8])*3600)+(MINUTE([.AB8])*60)+SECOND([.AB8])" office:value-type="float" office:value="382" calcext:value-type="float">
            <text:p>382.00</text:p>
          </table:table-cell>
          <table:table-cell table:style-name="ce23" table:formula="of:=[.AC8]*[$Prices.$K4]" office:value-type="float" office:value="0.542133333333333" calcext:value-type="float">
            <text:p>0.542133333333</text:p>
          </table:table-cell>
          <table:table-cell table:style-name="ce24" table:formula="of:=[.F8]+[.K8]+[.P8]+[.U8]+[.Z8]+[.AE8]" office:value-type="float" office:value="1.70788888888889" calcext:value-type="float">
            <text:p>1.707888888889</text:p>
          </table:table-cell>
        </table:table-row>
        <table:table-row table:style-name="ro1">
          <table:table-cell office:value-type="string" calcext:value-type="string">
            <text:p>EC2 c5a.8xlarge (64GB / 32vcpus)</text:p>
          </table:table-cell>
          <table:table-cell table:style-name="ce1" office:value-type="time" office:time-value="PT00H03M53S" calcext:value-type="time">
            <text:p>00:03:53</text:p>
          </table:table-cell>
          <table:table-cell table:style-name="ce1" office:value-type="time" office:time-value="PT00H03M52S" calcext:value-type="time">
            <text:p>00:03:52</text:p>
          </table:table-cell>
          <table:table-cell table:formula="of:=(HOUR([.B9])*3600)+(MINUTE([.B9])*60)+SECOND([.B9])" office:value-type="float" office:value="233" calcext:value-type="float">
            <text:p>233.00</text:p>
          </table:table-cell>
          <table:table-cell table:formula="of:=(HOUR([.C9])*3600)+(MINUTE([.C9])*60)+SECOND([.C9])" office:value-type="float" office:value="232" calcext:value-type="float">
            <text:p>232.00</text:p>
          </table:table-cell>
          <table:table-cell table:style-name="ce23" table:formula="of:=[.D9]*[$Prices.$K5]" office:value-type="float" office:value="0.0983777777777778" calcext:value-type="float">
            <text:p>0.098377777778</text:p>
          </table:table-cell>
          <table:table-cell table:style-name="ce1" office:value-type="time" office:time-value="PT00H05M47S" calcext:value-type="time">
            <text:p>00:05:47</text:p>
          </table:table-cell>
          <table:table-cell table:style-name="ce1" office:value-type="time" office:time-value="PT00H04M35S" calcext:value-type="time">
            <text:p>00:04:35</text:p>
          </table:table-cell>
          <table:table-cell table:style-name="ce22" table:formula="of:=(HOUR([.G9])*3600)+(MINUTE([.G9])*60)+SECOND([.G9])" office:value-type="float" office:value="347" calcext:value-type="float">
            <text:p>347.00</text:p>
          </table:table-cell>
          <table:table-cell table:style-name="ce22" table:formula="of:=(HOUR([.H9])*3600)+(MINUTE([.H9])*60)+SECOND([.H9])" office:value-type="float" office:value="275" calcext:value-type="float">
            <text:p>275.00</text:p>
          </table:table-cell>
          <table:table-cell table:style-name="ce23" table:formula="of:=[.I9]*[$Prices.$K5]" office:value-type="float" office:value="0.146511111111111" calcext:value-type="float">
            <text:p>0.146511111111</text:p>
          </table:table-cell>
          <table:table-cell table:style-name="ce1" office:value-type="time" office:time-value="PT00H10M29S" calcext:value-type="time">
            <text:p>00:10:29</text:p>
          </table:table-cell>
          <table:table-cell table:style-name="ce1" office:value-type="time" office:time-value="PT00H06M02S" calcext:value-type="time">
            <text:p>00:06:02</text:p>
          </table:table-cell>
          <table:table-cell table:style-name="ce22" table:formula="of:=(HOUR([.L9])*3600)+(MINUTE([.L9])*60)+SECOND([.L9])" office:value-type="float" office:value="629" calcext:value-type="float">
            <text:p>629.00</text:p>
          </table:table-cell>
          <table:table-cell table:style-name="ce22" table:formula="of:=(HOUR([.M9])*3600)+(MINUTE([.M9])*60)+SECOND([.M9])" office:value-type="float" office:value="362" calcext:value-type="float">
            <text:p>362.00</text:p>
          </table:table-cell>
          <table:table-cell table:style-name="ce23" table:formula="of:=[.N9]*[$Prices.$K5]" office:value-type="float" office:value="0.265577777777778" calcext:value-type="float">
            <text:p>0.265577777778</text:p>
          </table:table-cell>
          <table:table-cell table:style-name="ce1" office:value-type="time" office:time-value="PT00H12M58S" calcext:value-type="time">
            <text:p>00:12:58</text:p>
          </table:table-cell>
          <table:table-cell table:style-name="ce1" office:value-type="time" office:time-value="PT00H06M08S" calcext:value-type="time">
            <text:p>00:06:08</text:p>
          </table:table-cell>
          <table:table-cell table:style-name="ce22" table:formula="of:=(HOUR([.Q9])*3600)+(MINUTE([.Q9])*60)+SECOND([.Q9])" office:value-type="float" office:value="778" calcext:value-type="float">
            <text:p>778.00</text:p>
          </table:table-cell>
          <table:table-cell table:style-name="ce22" table:formula="of:=(HOUR([.R9])*3600)+(MINUTE([.R9])*60)+SECOND([.R9])" office:value-type="float" office:value="368" calcext:value-type="float">
            <text:p>368.00</text:p>
          </table:table-cell>
          <table:table-cell table:style-name="ce23" table:formula="of:=[.S9]*[$Prices.$K5]" office:value-type="float" office:value="0.328488888888889" calcext:value-type="float">
            <text:p>0.328488888889</text:p>
          </table:table-cell>
          <table:table-cell table:style-name="ce1" office:value-type="time" office:time-value="PT00H17M54S" calcext:value-type="time">
            <text:p>00:17:54</text:p>
          </table:table-cell>
          <table:table-cell table:style-name="ce1" office:value-type="time" office:time-value="PT00H06M09S" calcext:value-type="time">
            <text:p>00:06:09</text:p>
          </table:table-cell>
          <table:table-cell table:style-name="ce22" table:formula="of:=(HOUR([.V9])*3600)+(MINUTE([.V9])*60)+SECOND([.V9])" office:value-type="float" office:value="1074" calcext:value-type="float">
            <text:p>1,074.00</text:p>
          </table:table-cell>
          <table:table-cell table:style-name="ce22" table:formula="of:=(HOUR([.W9])*3600)+(MINUTE([.W9])*60)+SECOND([.W9])" office:value-type="float" office:value="369" calcext:value-type="float">
            <text:p>369.00</text:p>
          </table:table-cell>
          <table:table-cell table:style-name="ce23" table:formula="of:=[.X9]*[$Prices.$K5]" office:value-type="float" office:value="0.453466666666667" calcext:value-type="float">
            <text:p>0.453466666667</text:p>
          </table:table-cell>
          <table:table-cell table:style-name="ce1" office:value-type="time" office:time-value="PT00H21M34S" calcext:value-type="time">
            <text:p>00:21:34</text:p>
          </table:table-cell>
          <table:table-cell table:style-name="ce1" office:value-type="time" office:time-value="PT00H05M58S" calcext:value-type="time">
            <text:p>00:05:58</text:p>
          </table:table-cell>
          <table:table-cell table:style-name="ce22" table:formula="of:=(HOUR([.AA9])*3600)+(MINUTE([.AA9])*60)+SECOND([.AA9])" office:value-type="float" office:value="1294" calcext:value-type="float">
            <text:p>1,294.00</text:p>
          </table:table-cell>
          <table:table-cell table:style-name="ce22" table:formula="of:=(HOUR([.AB9])*3600)+(MINUTE([.AB9])*60)+SECOND([.AB9])" office:value-type="float" office:value="358" calcext:value-type="float">
            <text:p>358.00</text:p>
          </table:table-cell>
          <table:table-cell table:style-name="ce23" table:formula="of:=[.AC9]*[$Prices.$K5]" office:value-type="float" office:value="0.546355555555556" calcext:value-type="float">
            <text:p>0.546355555556</text:p>
          </table:table-cell>
          <table:table-cell table:style-name="ce24" table:formula="of:=[.F9]+[.K9]+[.P9]+[.U9]+[.Z9]+[.AE9]" office:value-type="float" office:value="1.83877777777778" calcext:value-type="float">
            <text:p>1.838777777778</text:p>
          </table:table-cell>
        </table:table-row>
        <table:table-row table:style-name="ro1">
          <table:table-cell office:value-type="string" calcext:value-type="string">
            <text:p>EC2 t3a.xlarge (16GB / 4vcpus)</text:p>
          </table:table-cell>
          <table:table-cell table:number-columns-repeated="2" table:style-name="ce1" office:value-type="time" office:time-value="PT00H05M52S" calcext:value-type="time">
            <text:p>00:05:52</text:p>
          </table:table-cell>
          <table:table-cell table:formula="of:=(HOUR([.B10])*3600)+(MINUTE([.B10])*60)+SECOND([.B10])" office:value-type="float" office:value="352" calcext:value-type="float">
            <text:p>352.00</text:p>
          </table:table-cell>
          <table:table-cell table:formula="of:=(HOUR([.C10])*3600)+(MINUTE([.C10])*60)+SECOND([.C10])" office:value-type="float" office:value="352" calcext:value-type="float">
            <text:p>352.00</text:p>
          </table:table-cell>
          <table:table-cell table:style-name="ce23" table:formula="of:=[.D10]*[$Prices.$K6]" office:value-type="float" office:value="0.0174631111111111" calcext:value-type="float">
            <text:p>0.017463111111</text:p>
          </table:table-cell>
          <table:table-cell table:style-name="ce1" office:value-type="time" office:time-value="PT00H46M30S" calcext:value-type="time">
            <text:p>00:46:30</text:p>
          </table:table-cell>
          <table:table-cell table:style-name="ce1" office:value-type="time" office:time-value="PT00H09M12S" calcext:value-type="time">
            <text:p>00:09:12</text:p>
          </table:table-cell>
          <table:table-cell table:style-name="ce22" table:formula="of:=(HOUR([.G10])*3600)+(MINUTE([.G10])*60)+SECOND([.G10])" office:value-type="float" office:value="2790" calcext:value-type="float">
            <text:p>2,790.00</text:p>
          </table:table-cell>
          <table:table-cell table:style-name="ce22" table:formula="of:=(HOUR([.H10])*3600)+(MINUTE([.H10])*60)+SECOND([.H10])" office:value-type="float" office:value="552" calcext:value-type="float">
            <text:p>552.00</text:p>
          </table:table-cell>
          <table:table-cell table:style-name="ce23" table:formula="of:=[.I10]*[$Prices.$K6]" office:value-type="float" office:value="0.138415" calcext:value-type="float">
            <text:p>0.138415000000</text:p>
          </table:table-cell>
          <table:table-cell table:style-name="ce1" office:value-type="time" office:time-value="PT01H29M32S" calcext:value-type="time">
            <text:p>01:29:32</text:p>
          </table:table-cell>
          <table:table-cell table:style-name="ce1" office:value-type="time" office:time-value="PT00H08M52S" calcext:value-type="time">
            <text:p>00:08:52</text:p>
          </table:table-cell>
          <table:table-cell table:style-name="ce22" table:formula="of:=(HOUR([.L10])*3600)+(MINUTE([.L10])*60)+SECOND([.L10])" office:value-type="float" office:value="5372" calcext:value-type="float">
            <text:p>5,372.00</text:p>
          </table:table-cell>
          <table:table-cell table:style-name="ce22" table:formula="of:=(HOUR([.M10])*3600)+(MINUTE([.M10])*60)+SECOND([.M10])" office:value-type="float" office:value="532" calcext:value-type="float">
            <text:p>532.00</text:p>
          </table:table-cell>
          <table:table-cell table:style-name="ce23" table:formula="of:=[.N10]*[$Prices.$K6]" office:value-type="float" office:value="0.266510888888889" calcext:value-type="float">
            <text:p>0.266510888889</text:p>
          </table:table-cell>
          <table:table-cell table:style-name="ce1" office:value-type="time" office:time-value="PT02H15M27S" calcext:value-type="time">
            <text:p>02:15:27</text:p>
          </table:table-cell>
          <table:table-cell table:style-name="ce1" office:value-type="time" office:time-value="PT00H08M57S" calcext:value-type="time">
            <text:p>00:08:57</text:p>
          </table:table-cell>
          <table:table-cell table:style-name="ce22" table:formula="of:=(HOUR([.Q10])*3600)+(MINUTE([.Q10])*60)+SECOND([.Q10])" office:value-type="float" office:value="8127" calcext:value-type="float">
            <text:p>8,127.00</text:p>
          </table:table-cell>
          <table:table-cell table:style-name="ce22" table:formula="of:=(HOUR([.R10])*3600)+(MINUTE([.R10])*60)+SECOND([.R10])" office:value-type="float" office:value="537" calcext:value-type="float">
            <text:p>537.00</text:p>
          </table:table-cell>
          <table:table-cell table:style-name="ce23" table:formula="of:=[.S10]*[$Prices.$K6]" office:value-type="float" office:value="0.4031895" calcext:value-type="float">
            <text:p>0.403189500000</text:p>
          </table:table-cell>
          <table:table-cell table:style-name="ce1" office:value-type="time" office:time-value="PT03H20M19S" calcext:value-type="time">
            <text:p>03:20:19</text:p>
          </table:table-cell>
          <table:table-cell table:style-name="ce1" office:value-type="time" office:time-value="PT00H09M59S" calcext:value-type="time">
            <text:p>00:09:59</text:p>
          </table:table-cell>
          <table:table-cell table:style-name="ce22" table:formula="of:=(HOUR([.V10])*3600)+(MINUTE([.V10])*60)+SECOND([.V10])" office:value-type="float" office:value="12019" calcext:value-type="float">
            <text:p>12,019.00</text:p>
          </table:table-cell>
          <table:table-cell table:style-name="ce22" table:formula="of:=(HOUR([.W10])*3600)+(MINUTE([.W10])*60)+SECOND([.W10])" office:value-type="float" office:value="599" calcext:value-type="float">
            <text:p>599.00</text:p>
          </table:table-cell>
          <table:table-cell table:style-name="ce23" table:formula="of:=[.X10]*[$Prices.$K6]" office:value-type="float" office:value="0.596275944444445" calcext:value-type="float">
            <text:p>0.596275944444</text:p>
          </table:table-cell>
          <table:table-cell table:style-name="ce1" office:value-type="time" office:time-value="PT03H50M57S" calcext:value-type="time">
            <text:p>03:50:57</text:p>
          </table:table-cell>
          <table:table-cell table:style-name="ce1" office:value-type="time" office:time-value="PT00H09M12S" calcext:value-type="time">
            <text:p>00:09:12</text:p>
          </table:table-cell>
          <table:table-cell table:style-name="ce22" table:formula="of:=(HOUR([.AA10])*3600)+(MINUTE([.AA10])*60)+SECOND([.AA10])" office:value-type="float" office:value="13857" calcext:value-type="float">
            <text:p>13,857.00</text:p>
          </table:table-cell>
          <table:table-cell table:style-name="ce22" table:formula="of:=(HOUR([.AB10])*3600)+(MINUTE([.AB10])*60)+SECOND([.AB10])" office:value-type="float" office:value="552" calcext:value-type="float">
            <text:p>552.00</text:p>
          </table:table-cell>
          <table:table-cell table:style-name="ce23" table:formula="of:=[.AC10]*[$Prices.$K6]" office:value-type="float" office:value="0.687461166666667" calcext:value-type="float">
            <text:p>0.687461166667</text:p>
          </table:table-cell>
          <table:table-cell table:style-name="ce24" table:formula="of:=[.F10]+[.K10]+[.P10]+[.U10]+[.Z10]+[.AE10]" office:value-type="float" office:value="2.10931561111111" calcext:value-type="float">
            <text:p>2.109315611111</text:p>
          </table:table-cell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4"/>
          <table:table-cell table:style-name="ce23" table:formula="of:=SUM([.F2:.F10])" office:value-type="float" office:value="0.242801731672222" calcext:value-type="float">
            <text:p>0.242801731672</text:p>
          </table:table-cell>
          <table:table-cell table:style-name="ce23" table:number-columns-repeated="4"/>
          <table:table-cell table:style-name="ce23" table:formula="of:=SUM([.K2:.K10])" office:value-type="float" office:value="1.62321385766667" calcext:value-type="float">
            <text:p>1.623213857667</text:p>
          </table:table-cell>
          <table:table-cell table:style-name="ce23" table:number-columns-repeated="4"/>
          <table:table-cell table:style-name="ce23" table:formula="of:=SUM([.P2:.P10])" office:value-type="float" office:value="3.17648127755556" calcext:value-type="float">
            <text:p>3.176481277556</text:p>
          </table:table-cell>
          <table:table-cell table:style-name="ce23" table:number-columns-repeated="4"/>
          <table:table-cell table:style-name="ce23" table:formula="of:=SUM([.U2:.U10])" office:value-type="float" office:value="4.643759986" calcext:value-type="float">
            <text:p>4.643759986000</text:p>
          </table:table-cell>
          <table:table-cell table:style-name="ce23" table:number-columns-repeated="4"/>
          <table:table-cell table:style-name="ce23" table:formula="of:=SUM([.Z2:.Z10])" office:value-type="float" office:value="6.30456132844444" calcext:value-type="float">
            <text:p>6.304561328444</text:p>
          </table:table-cell>
          <table:table-cell table:style-name="ce23" table:number-columns-repeated="4"/>
          <table:table-cell table:style-name="ce23" table:formula="of:=SUM([.AE2:.AE10])" office:value-type="float" office:value="7.76338204666667" calcext:value-type="float">
            <text:p>7.763382046667</text:p>
          </table:table-cell>
          <table:table-cell table:style-name="ce24" table:formula="of:=SUM([.AF2:.AF10])" office:value-type="float" office:value="23.7542002280056" calcext:value-type="float">
            <text:p>23.754200228006</text:p>
          </table:table-cell>
        </table:table-row>
        <table:table-row table:style-name="ro1" table:number-rows-repeated="1048564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vcpus" table:style-name="ta1">
        <table:table-column table:style-name="co31" table:default-cell-style-name="Default"/>
        <table:table-column table:style-name="co15" table:number-columns-repeated="6" table:default-cell-style-name="ce22"/>
        <table:table-row table:style-name="ro1">
          <table:table-cell table:style-name="ce12" office:value-type="string" calcext:value-type="string">
            <text:p>servi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bda (1.0GB / 0.6vcpus)</text:p>
          </table:table-cell>
          <table:table-cell table:formula="of:=0.6*[.B1]" office:value-type="float" office:value="0.6" calcext:value-type="float">
            <text:p>0.60</text:p>
          </table:table-cell>
          <table:table-cell table:formula="of:=0.6*[.C1]" office:value-type="float" office:value="12" calcext:value-type="float">
            <text:p>12.00</text:p>
          </table:table-cell>
          <table:table-cell table:formula="of:=0.6*[.D1]" office:value-type="float" office:value="24" calcext:value-type="float">
            <text:p>24.00</text:p>
          </table:table-cell>
          <table:table-cell table:formula="of:=0.6*[.E1]" office:value-type="float" office:value="36" calcext:value-type="float">
            <text:p>36.00</text:p>
          </table:table-cell>
          <table:table-cell table:formula="of:=0.6*[.F1]" office:value-type="float" office:value="48" calcext:value-type="float">
            <text:p>48.00</text:p>
          </table:table-cell>
          <table:table-cell table:formula="of:=0.6*[.G1]" office:value-type="float" office:value="60" calcext:value-type="float">
            <text:p>60.00</text:p>
          </table:table-cell>
        </table:table-row>
        <table:table-row table:style-name="ro1">
          <table:table-cell office:value-type="string" calcext:value-type="string">
            <text:p>Lambda (1.5GB / 0.9vcpus)</text:p>
          </table:table-cell>
          <table:table-cell table:formula="of:=0.9*[.B1]" office:value-type="float" office:value="0.9" calcext:value-type="float">
            <text:p>0.90</text:p>
          </table:table-cell>
          <table:table-cell table:formula="of:=0.9*[.C1]" office:value-type="float" office:value="18" calcext:value-type="float">
            <text:p>18.00</text:p>
          </table:table-cell>
          <table:table-cell table:formula="of:=0.9*[.D1]" office:value-type="float" office:value="36" calcext:value-type="float">
            <text:p>36.00</text:p>
          </table:table-cell>
          <table:table-cell table:formula="of:=0.9*[.E1]" office:value-type="float" office:value="54" calcext:value-type="float">
            <text:p>54.00</text:p>
          </table:table-cell>
          <table:table-cell table:formula="of:=0.9*[.F1]" office:value-type="float" office:value="72" calcext:value-type="float">
            <text:p>72.00</text:p>
          </table:table-cell>
          <table:table-cell table:formula="of:=0.9*[.G1]" office:value-type="float" office:value="90" calcext:value-type="float">
            <text:p>90.00</text:p>
          </table:table-cell>
        </table:table-row>
        <table:table-row table:style-name="ro1">
          <table:table-cell office:value-type="string" calcext:value-type="string">
            <text:p>Lambda (2.0GB / 1.2vcpus)</text:p>
          </table:table-cell>
          <table:table-cell table:formula="of:=1.2*[.B1]" office:value-type="float" office:value="1.2" calcext:value-type="float">
            <text:p>1.20</text:p>
          </table:table-cell>
          <table:table-cell table:formula="of:=1.2*[.C1]" office:value-type="float" office:value="24" calcext:value-type="float">
            <text:p>24.00</text:p>
          </table:table-cell>
          <table:table-cell table:formula="of:=1.2*[.D1]" office:value-type="float" office:value="48" calcext:value-type="float">
            <text:p>48.00</text:p>
          </table:table-cell>
          <table:table-cell table:formula="of:=1.2*[.E1]" office:value-type="float" office:value="72" calcext:value-type="float">
            <text:p>72.00</text:p>
          </table:table-cell>
          <table:table-cell table:formula="of:=1.2*[.F1]" office:value-type="float" office:value="96" calcext:value-type="float">
            <text:p>96.00</text:p>
          </table:table-cell>
          <table:table-cell table:formula="of:=1.2*[.G1]" office:value-type="float" office:value="120" calcext:value-type="float">
            <text:p>120.00</text:p>
          </table:table-cell>
        </table:table-row>
        <table:table-row table:style-name="ro1">
          <table:table-cell office:value-type="string" calcext:value-type="string">
            <text:p>Lambda (2.5GB / 1.5vcpus)</text:p>
          </table:table-cell>
          <table:table-cell table:formula="of:=1.5*[.B1]" office:value-type="float" office:value="1.5" calcext:value-type="float">
            <text:p>1.50</text:p>
          </table:table-cell>
          <table:table-cell table:formula="of:=1.5*[.C1]" office:value-type="float" office:value="30" calcext:value-type="float">
            <text:p>30.00</text:p>
          </table:table-cell>
          <table:table-cell table:formula="of:=1.5*[.D1]" office:value-type="float" office:value="60" calcext:value-type="float">
            <text:p>60.00</text:p>
          </table:table-cell>
          <table:table-cell table:formula="of:=1.5*[.E1]" office:value-type="float" office:value="90" calcext:value-type="float">
            <text:p>90.00</text:p>
          </table:table-cell>
          <table:table-cell table:formula="of:=1.5*[.F1]" office:value-type="float" office:value="120" calcext:value-type="float">
            <text:p>120.00</text:p>
          </table:table-cell>
          <table:table-cell table:formula="of:=1.5*[.G1]" office:value-type="float" office:value="150" calcext:value-type="float">
            <text:p>150.00</text:p>
          </table:table-cell>
        </table:table-row>
        <table:table-row table:style-name="ro1">
          <table:table-cell office:value-type="string" calcext:value-type="string">
            <text:p>Lambda (3.0GB / 1.8vcpus)</text:p>
          </table:table-cell>
          <table:table-cell table:formula="of:=1.8*[.B1]" office:value-type="float" office:value="1.8" calcext:value-type="float">
            <text:p>1.80</text:p>
          </table:table-cell>
          <table:table-cell table:formula="of:=1.8*[.C1]" office:value-type="float" office:value="36" calcext:value-type="float">
            <text:p>36.00</text:p>
          </table:table-cell>
          <table:table-cell table:formula="of:=1.8*[.D1]" office:value-type="float" office:value="72" calcext:value-type="float">
            <text:p>72.00</text:p>
          </table:table-cell>
          <table:table-cell table:formula="of:=1.8*[.E1]" office:value-type="float" office:value="108" calcext:value-type="float">
            <text:p>108.00</text:p>
          </table:table-cell>
          <table:table-cell table:formula="of:=1.8*[.F1]" office:value-type="float" office:value="144" calcext:value-type="float">
            <text:p>144.00</text:p>
          </table:table-cell>
          <table:table-cell table:formula="of:=1.8*[.G1]" office:value-type="float" office:value="180" calcext:value-type="float">
            <text:p>180.00</text:p>
          </table:table-cell>
        </table:table-row>
        <table:table-row table:style-name="ro1">
          <table:table-cell office:value-type="string" calcext:value-type="string">
            <text:p>EC2 c5a.2xlarge (16GB / 8vcpus)</text:p>
          </table:table-cell>
          <table:table-cell table:number-columns-repeated="6" office:value-type="float" office:value="8" calcext:value-type="float">
            <text:p>8.00</text:p>
          </table:table-cell>
        </table:table-row>
        <table:table-row table:style-name="ro1">
          <table:table-cell office:value-type="string" calcext:value-type="string">
            <text:p>EC2 c5a.4xlarge (32GB / 16vcpus)</text:p>
          </table:table-cell>
          <table:table-cell table:number-columns-repeated="6" office:value-type="float" office:value="16" calcext:value-type="float">
            <text:p>16.00</text:p>
          </table:table-cell>
        </table:table-row>
        <table:table-row table:style-name="ro1">
          <table:table-cell office:value-type="string" calcext:value-type="string">
            <text:p>EC2 c5a.8xlarge (64GB / 32vcpus)</text:p>
          </table:table-cell>
          <table:table-cell table:number-columns-repeated="6" office:value-type="float" office:value="32" calcext:value-type="float">
            <text:p>32.00</text:p>
          </table:table-cell>
        </table:table-row>
        <table:table-row table:style-name="ro1">
          <table:table-cell office:value-type="string" calcext:value-type="string">
            <text:p>EC2 t3a.xlarge (16GB / 4vcpus)</text:p>
          </table:table-cell>
          <table:table-cell table:number-columns-repeated="6" office:value-type="float" office:value="4" calcext:value-type="float">
            <text:p>4.00</text:p>
          </table:table-cell>
        </table:table-row>
      </table:table>
      <table:table table:name="cost_vs_vcpu" table:style-name="ta1">
        <table:table-column table:style-name="co32" table:default-cell-style-name="Default"/>
        <table:table-column table:style-name="co33" table:default-cell-style-name="ce25"/>
        <table:table-column table:style-name="co15" table:number-columns-repeated="5" table:default-cell-style-name="ce25"/>
        <table:table-row table:style-name="ro1">
          <table:table-cell table:style-name="ce12" office:value-type="string" calcext:value-type="string">
            <text:p>servi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bda (1.0GB / 0.6vcpus)</text:p>
          </table:table-cell>
          <table:table-cell table:formula="of:=[$'Total-cost'.F2]/[$vcpus.B2]" office:value-type="float" office:value="0.014336695" calcext:value-type="float">
            <text:p>0.014337</text:p>
          </table:table-cell>
          <table:table-cell table:formula="of:=[$'Total-cost'.K2]/[$vcpus.C2]" office:value-type="float" office:value="0.014842696" calcext:value-type="float">
            <text:p>0.014843</text:p>
          </table:table-cell>
          <table:table-cell table:formula="of:=[$'Total-cost'.P2]/[$vcpus.D2]" office:value-type="float" office:value="0.0149832518333333" calcext:value-type="float">
            <text:p>0.014983</text:p>
          </table:table-cell>
          <table:table-cell table:formula="of:=[$'Total-cost'.U2]/[$vcpus.E2]" office:value-type="float" office:value="0.0145615843333333" calcext:value-type="float">
            <text:p>0.014562</text:p>
          </table:table-cell>
          <table:table-cell table:formula="of:=[$'Total-cost'.Z2]/[$vcpus.F2]" office:value-type="float" office:value="0.014674029" calcext:value-type="float">
            <text:p>0.014674</text:p>
          </table:table-cell>
          <table:table-cell table:formula="of:=[$'Total-cost'.AE2]/[$vcpus.G2]" office:value-type="float" office:value="0.0146459178333333" calcext:value-type="float">
            <text:p>0.014646</text:p>
          </table:table-cell>
        </table:table-row>
        <table:table-row table:style-name="ro1">
          <table:table-cell office:value-type="string" calcext:value-type="string">
            <text:p>Lambda (1.5GB / 0.9vcpus)</text:p>
          </table:table-cell>
          <table:table-cell table:formula="of:=[$'Total-cost'.F3]/[$vcpus.B3]" office:value-type="float" office:value="0.00988401961111111" calcext:value-type="float">
            <text:p>0.009884</text:p>
          </table:table-cell>
          <table:table-cell table:formula="of:=[$'Total-cost'.K3]/[$vcpus.C3]" office:value-type="float" office:value="0.00966001916666667" calcext:value-type="float">
            <text:p>0.009660</text:p>
          </table:table-cell>
          <table:table-cell table:formula="of:=[$'Total-cost'.P3]/[$vcpus.D3]" office:value-type="float" office:value="0.00977201938888889" calcext:value-type="float">
            <text:p>0.009772</text:p>
          </table:table-cell>
          <table:table-cell table:formula="of:=[$'Total-cost'.U3]/[$vcpus.E3]" office:value-type="float" office:value="0.00968801922222222" calcext:value-type="float">
            <text:p>0.009688</text:p>
          </table:table-cell>
          <table:table-cell table:formula="of:=[$'Total-cost'.Z3]/[$vcpus.F3]" office:value-type="float" office:value="0.00971601927777778" calcext:value-type="float">
            <text:p>0.009716</text:p>
          </table:table-cell>
          <table:table-cell table:formula="of:=[$'Total-cost'.AE3]/[$vcpus.G3]" office:value-type="float" office:value="0.00977201938888889" calcext:value-type="float">
            <text:p>0.009772</text:p>
          </table:table-cell>
        </table:table-row>
        <table:table-row table:style-name="ro1">
          <table:table-cell office:value-type="string" calcext:value-type="string">
            <text:p>Lambda (2.0GB / 1.2vcpus)</text:p>
          </table:table-cell>
          <table:table-cell table:formula="of:=[$'Total-cost'.F4]/[$vcpus.B4]" office:value-type="float" office:value="0.008439239" calcext:value-type="float">
            <text:p>0.008439</text:p>
          </table:table-cell>
          <table:table-cell table:formula="of:=[$'Total-cost'.K4]/[$vcpus.C4]" office:value-type="float" office:value="0.0084112945" calcext:value-type="float">
            <text:p>0.008411</text:p>
          </table:table-cell>
          <table:table-cell table:formula="of:=[$'Total-cost'.P4]/[$vcpus.D4]" office:value-type="float" office:value="0.0084112945" calcext:value-type="float">
            <text:p>0.008411</text:p>
          </table:table-cell>
          <table:table-cell table:formula="of:=[$'Total-cost'.U4]/[$vcpus.E4]" office:value-type="float" office:value="0.008271572" calcext:value-type="float">
            <text:p>0.008272</text:p>
          </table:table-cell>
          <table:table-cell table:formula="of:=[$'Total-cost'.Z4]/[$vcpus.F4]" office:value-type="float" office:value="0.008327461" calcext:value-type="float">
            <text:p>0.008327</text:p>
          </table:table-cell>
          <table:table-cell table:formula="of:=[$'Total-cost'.AE4]/[$vcpus.G4]" office:value-type="float" office:value="0.008271572" calcext:value-type="float">
            <text:p>0.008272</text:p>
          </table:table-cell>
        </table:table-row>
        <table:table-row table:style-name="ro1">
          <table:table-cell office:value-type="string" calcext:value-type="string">
            <text:p>Lambda (2.5GB / 1.5vcpus)</text:p>
          </table:table-cell>
          <table:table-cell table:formula="of:=[$'Total-cost'.F5]/[$vcpus.B5]" office:value-type="float" office:value="0.00842917233333333" calcext:value-type="float">
            <text:p>0.008429</text:p>
          </table:table-cell>
          <table:table-cell table:formula="of:=[$'Total-cost'.K5]/[$vcpus.C5]" office:value-type="float" office:value="0.00831752766666667" calcext:value-type="float">
            <text:p>0.008318</text:p>
          </table:table-cell>
          <table:table-cell table:formula="of:=[$'Total-cost'.P5]/[$vcpus.D5]" office:value-type="float" office:value="0.00831752766666667" calcext:value-type="float">
            <text:p>0.008318</text:p>
          </table:table-cell>
          <table:table-cell table:formula="of:=[$'Total-cost'.U5]/[$vcpus.E5]" office:value-type="float" office:value="0.008205883" calcext:value-type="float">
            <text:p>0.008206</text:p>
          </table:table-cell>
          <table:table-cell table:formula="of:=[$'Total-cost'.Z5]/[$vcpus.F5]" office:value-type="float" office:value="0.0082896165" calcext:value-type="float">
            <text:p>0.008290</text:p>
          </table:table-cell>
          <table:table-cell table:formula="of:=[$'Total-cost'.AE5]/[$vcpus.G5]" office:value-type="float" office:value="0.0082896165" calcext:value-type="float">
            <text:p>0.008290</text:p>
          </table:table-cell>
        </table:table-row>
        <table:table-row table:style-name="ro1">
          <table:table-cell office:value-type="string" calcext:value-type="string">
            <text:p>Lambda (3.0GB / 1.8vcpus)</text:p>
          </table:table-cell>
          <table:table-cell table:formula="of:=[$'Total-cost'.F6]/[$vcpus.B6]" office:value-type="float" office:value="0.00822723861111111" calcext:value-type="float">
            <text:p>0.008227</text:p>
          </table:table-cell>
          <table:table-cell table:formula="of:=[$'Total-cost'.K6]/[$vcpus.C6]" office:value-type="float" office:value="0.00831090544444445" calcext:value-type="float">
            <text:p>0.008311</text:p>
          </table:table-cell>
          <table:table-cell table:formula="of:=[$'Total-cost'.P6]/[$vcpus.D6]" office:value-type="float" office:value="0.00825512755555556" calcext:value-type="float">
            <text:p>0.008255</text:p>
          </table:table-cell>
          <table:table-cell table:formula="of:=[$'Total-cost'.U6]/[$vcpus.E6]" office:value-type="float" office:value="0.00817146072222222" calcext:value-type="float">
            <text:p>0.008171</text:p>
          </table:table-cell>
          <table:table-cell table:formula="of:=[$'Total-cost'.Z6]/[$vcpus.F6]" office:value-type="float" office:value="0.00825512755555556" calcext:value-type="float">
            <text:p>0.008255</text:p>
          </table:table-cell>
          <table:table-cell table:formula="of:=[$'Total-cost'.AE6]/[$vcpus.G6]" office:value-type="float" office:value="0.00822723861111111" calcext:value-type="float">
            <text:p>0.008227</text:p>
          </table:table-cell>
        </table:table-row>
        <table:table-row table:style-name="ro1">
          <table:table-cell office:value-type="string" calcext:value-type="string">
            <text:p>EC2 c5a.2xlarge (16GB / 8vcpus)</text:p>
          </table:table-cell>
          <table:table-cell table:formula="of:=[$'Total-cost'.F8]/[$vcpus.B7]" office:value-type="float" office:value="0.00302152777777778" calcext:value-type="float">
            <text:p>0.003022</text:p>
          </table:table-cell>
          <table:table-cell table:formula="of:=[$'Total-cost'.K8]/[$vcpus.C7]" office:value-type="float" office:value="0.0135243055555556" calcext:value-type="float">
            <text:p>0.013524</text:p>
          </table:table-cell>
          <table:table-cell table:formula="of:=[$'Total-cost'.P8]/[$vcpus.D7]" office:value-type="float" office:value="0.0270618055555556" calcext:value-type="float">
            <text:p>0.027062</text:p>
          </table:table-cell>
          <table:table-cell table:formula="of:=[$'Total-cost'.U8]/[$vcpus.E7]" office:value-type="float" office:value="0.0402430555555556" calcext:value-type="float">
            <text:p>0.040243</text:p>
          </table:table-cell>
          <table:table-cell table:formula="of:=[$'Total-cost'.Z8]/[$vcpus.F7]" office:value-type="float" office:value="0.0528701388888889" calcext:value-type="float">
            <text:p>0.052870</text:p>
          </table:table-cell>
          <table:table-cell table:formula="of:=[$'Total-cost'.AE8]/[$vcpus.G7]" office:value-type="float" office:value="0.0640326388888889" calcext:value-type="float">
            <text:p>0.064033</text:p>
          </table:table-cell>
        </table:table-row>
        <table:table-row table:style-name="ro1">
          <table:table-cell office:value-type="string" calcext:value-type="string">
            <text:p>EC2 c5a.4xlarge (32GB / 16vcpus)</text:p>
          </table:table-cell>
          <table:table-cell table:formula="of:=[$'Total-cost'.F9]/[$vcpus.B8]" office:value-type="float" office:value="0.00298194444444444" calcext:value-type="float">
            <text:p>0.002982</text:p>
          </table:table-cell>
          <table:table-cell table:formula="of:=[$'Total-cost'.K9]/[$vcpus.C8]" office:value-type="float" office:value="0.00796944444444444" calcext:value-type="float">
            <text:p>0.007969</text:p>
          </table:table-cell>
          <table:table-cell table:formula="of:=[$'Total-cost'.P9]/[$vcpus.D8]" office:value-type="float" office:value="0.0137090277777778" calcext:value-type="float">
            <text:p>0.013709</text:p>
          </table:table-cell>
          <table:table-cell table:formula="of:=[$'Total-cost'.U9]/[$vcpus.E8]" office:value-type="float" office:value="0.0203854166666667" calcext:value-type="float">
            <text:p>0.020385</text:p>
          </table:table-cell>
          <table:table-cell table:formula="of:=[$'Total-cost'.Z9]/[$vcpus.F8]" office:value-type="float" office:value="0.0278138888888889" calcext:value-type="float">
            <text:p>0.027814</text:p>
          </table:table-cell>
          <table:table-cell table:formula="of:=[$'Total-cost'.AE9]/[$vcpus.G8]" office:value-type="float" office:value="0.0338833333333333" calcext:value-type="float">
            <text:p>0.033883</text:p>
          </table:table-cell>
        </table:table-row>
        <table:table-row table:style-name="ro1">
          <table:table-cell office:value-type="string" calcext:value-type="string">
            <text:p>EC2 c5a.8xlarge (64GB / 32vcpus)</text:p>
          </table:table-cell>
          <table:table-cell table:formula="of:=[$'Total-cost'.F10]/[$vcpus.B9]" office:value-type="float" office:value="0.00307430555555556" calcext:value-type="float">
            <text:p>0.003074</text:p>
          </table:table-cell>
          <table:table-cell table:formula="of:=[$'Total-cost'.K10]/[$vcpus.C9]" office:value-type="float" office:value="0.00457847222222222" calcext:value-type="float">
            <text:p>0.004578</text:p>
          </table:table-cell>
          <table:table-cell table:formula="of:=[$'Total-cost'.P10]/[$vcpus.D9]" office:value-type="float" office:value="0.00829930555555555" calcext:value-type="float">
            <text:p>0.008299</text:p>
          </table:table-cell>
          <table:table-cell table:formula="of:=[$'Total-cost'.U10]/[$vcpus.E9]" office:value-type="float" office:value="0.0102652777777778" calcext:value-type="float">
            <text:p>0.010265</text:p>
          </table:table-cell>
          <table:table-cell table:formula="of:=[$'Total-cost'.Z10]/[$vcpus.F9]" office:value-type="float" office:value="0.0141708333333333" calcext:value-type="float">
            <text:p>0.014171</text:p>
          </table:table-cell>
          <table:table-cell table:formula="of:=[$'Total-cost'.AE10]/[$vcpus.G9]" office:value-type="float" office:value="0.0170736111111111" calcext:value-type="float">
            <text:p>0.017074</text:p>
          </table:table-cell>
        </table:table-row>
        <table:table-row table:style-name="ro1">
          <table:table-cell office:value-type="string" calcext:value-type="string">
            <text:p>EC2 t3a.xlarge (16GB / 4vcpus)</text:p>
          </table:table-cell>
          <table:table-cell table:formula="of:=[$'Total-cost'.F7]/[$vcpus.B10]" office:value-type="float" office:value="0.00436577777777778" calcext:value-type="float">
            <text:p>0.004366</text:p>
          </table:table-cell>
          <table:table-cell table:formula="of:=[$'Total-cost'.K7]/[$vcpus.C10]" office:value-type="float" office:value="0.03460375" calcext:value-type="float">
            <text:p>0.034604</text:p>
          </table:table-cell>
          <table:table-cell table:formula="of:=[$'Total-cost'.P7]/[$vcpus.D10]" office:value-type="float" office:value="0.0666277222222222" calcext:value-type="float">
            <text:p>0.066628</text:p>
          </table:table-cell>
          <table:table-cell table:formula="of:=[$'Total-cost'.U7]/[$vcpus.E10]" office:value-type="float" office:value="0.100797375" calcext:value-type="float">
            <text:p>0.100797</text:p>
          </table:table-cell>
          <table:table-cell table:formula="of:=[$'Total-cost'.Z7]/[$vcpus.F10]" office:value-type="float" office:value="0.149068986111111" calcext:value-type="float">
            <text:p>0.149069</text:p>
          </table:table-cell>
          <table:table-cell table:formula="of:=[$'Total-cost'.AE7]/[$vcpus.G10]" office:value-type="float" office:value="0.171865291666667" calcext:value-type="float">
            <text:p>0.171865</text:p>
          </table:table-cell>
        </table:table-row>
      </table:table>
      <table:table table:name="Chart_cost_vs_vcpu" table:style-name="ta1">
        <table:shapes>
          <draw:frame draw:z-index="0" draw:style-name="gr1" draw:text-style-name="P1" svg:width="12.4374in" svg:height="6.1803in" svg:x="4.1346in" svg:y="1.9665in">
            <draw:object draw:notify-on-update-of-ranges="Chart_cost_vs_vcpu.B1:Chart_cost_vs_vcpu.G1 Chart_cost_vs_vcpu.A2:Chart_cost_vs_vcpu.A2 Chart_cost_vs_vcpu.B2:Chart_cost_vs_vcpu.G2 Chart_cost_vs_vcpu.A3:Chart_cost_vs_vcpu.A3 Chart_cost_vs_vcpu.B3:Chart_cost_vs_vcpu.G3 Chart_cost_vs_vcpu.A4:Chart_cost_vs_vcpu.A4 Chart_cost_vs_vcpu.B4:Chart_cost_vs_vcpu.G4 Chart_cost_vs_vcpu.A5:Chart_cost_vs_vcpu.A5 Chart_cost_vs_vcpu.B5:Chart_cost_vs_vcpu.G5 Chart_cost_vs_vcpu.A6:Chart_cost_vs_vcpu.A6 Chart_cost_vs_vcpu.B6:Chart_cost_vs_vcpu.G6 Chart_cost_vs_vcpu.A7:Chart_cost_vs_vcpu.A7 Chart_cost_vs_vcpu.B7:Chart_cost_vs_vcpu.G7 Chart_cost_vs_vcpu.A8:Chart_cost_vs_vcpu.A8 Chart_cost_vs_vcpu.B8:Chart_cost_vs_vcpu.G8 Chart_cost_vs_vcpu.A9:Chart_cost_vs_vcpu.A9 Chart_cost_vs_vcpu.B9:Chart_cost_vs_vcpu.G9 Chart_cost_vs_vcpu.A10:Chart_cost_vs_vcpu.A10 Chart_cost_vs_vcpu.B10:Chart_cost_vs_vcpu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2" table:default-cell-style-name="Default"/>
        <table:table-column table:style-name="co33" table:default-cell-style-name="ce25"/>
        <table:table-column table:style-name="co15" table:number-columns-repeated="5" table:default-cell-style-name="ce25"/>
        <table:table-row table:style-name="ro1">
          <table:table-cell table:style-name="ce12" office:value-type="string" calcext:value-type="string">
            <text:p>servi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bda (1.0GB / 0.6vcpus)</text:p>
          </table:table-cell>
          <table:table-cell table:formula="of:=[$'Total-cost'.F2]/[$vcpus.B2]" office:value-type="float" office:value="0.014336695" calcext:value-type="float">
            <text:p>0.014337</text:p>
          </table:table-cell>
          <table:table-cell table:formula="of:=[$'Total-cost'.K2]/[$vcpus.C2]" office:value-type="float" office:value="0.014842696" calcext:value-type="float">
            <text:p>0.014843</text:p>
          </table:table-cell>
          <table:table-cell table:formula="of:=[$'Total-cost'.P2]/[$vcpus.D2]" office:value-type="float" office:value="0.0149832518333333" calcext:value-type="float">
            <text:p>0.014983</text:p>
          </table:table-cell>
          <table:table-cell table:formula="of:=[$'Total-cost'.U2]/[$vcpus.E2]" office:value-type="float" office:value="0.0145615843333333" calcext:value-type="float">
            <text:p>0.014562</text:p>
          </table:table-cell>
          <table:table-cell table:formula="of:=[$'Total-cost'.Z2]/[$vcpus.F2]" office:value-type="float" office:value="0.014674029" calcext:value-type="float">
            <text:p>0.014674</text:p>
          </table:table-cell>
          <table:table-cell table:formula="of:=[$'Total-cost'.AE2]/[$vcpus.G2]" office:value-type="float" office:value="0.0146459178333333" calcext:value-type="float">
            <text:p>0.014646</text:p>
          </table:table-cell>
        </table:table-row>
        <table:table-row table:style-name="ro1">
          <table:table-cell office:value-type="string" calcext:value-type="string">
            <text:p>Lambda (1.5GB / 0.9vcpus)</text:p>
          </table:table-cell>
          <table:table-cell table:formula="of:=[$'Total-cost'.F3]/[$vcpus.B3]" office:value-type="float" office:value="0.00988401961111111" calcext:value-type="float">
            <text:p>0.009884</text:p>
          </table:table-cell>
          <table:table-cell table:formula="of:=[$'Total-cost'.K3]/[$vcpus.C3]" office:value-type="float" office:value="0.00966001916666667" calcext:value-type="float">
            <text:p>0.009660</text:p>
          </table:table-cell>
          <table:table-cell table:formula="of:=[$'Total-cost'.P3]/[$vcpus.D3]" office:value-type="float" office:value="0.00977201938888889" calcext:value-type="float">
            <text:p>0.009772</text:p>
          </table:table-cell>
          <table:table-cell table:formula="of:=[$'Total-cost'.U3]/[$vcpus.E3]" office:value-type="float" office:value="0.00968801922222222" calcext:value-type="float">
            <text:p>0.009688</text:p>
          </table:table-cell>
          <table:table-cell table:formula="of:=[$'Total-cost'.Z3]/[$vcpus.F3]" office:value-type="float" office:value="0.00971601927777778" calcext:value-type="float">
            <text:p>0.009716</text:p>
          </table:table-cell>
          <table:table-cell table:formula="of:=[$'Total-cost'.AE3]/[$vcpus.G3]" office:value-type="float" office:value="0.00977201938888889" calcext:value-type="float">
            <text:p>0.009772</text:p>
          </table:table-cell>
        </table:table-row>
        <table:table-row table:style-name="ro1">
          <table:table-cell office:value-type="string" calcext:value-type="string">
            <text:p>Lambda (2.0GB / 1.2vcpus)</text:p>
          </table:table-cell>
          <table:table-cell table:formula="of:=[$'Total-cost'.F4]/[$vcpus.B4]" office:value-type="float" office:value="0.008439239" calcext:value-type="float">
            <text:p>0.008439</text:p>
          </table:table-cell>
          <table:table-cell table:formula="of:=[$'Total-cost'.K4]/[$vcpus.C4]" office:value-type="float" office:value="0.0084112945" calcext:value-type="float">
            <text:p>0.008411</text:p>
          </table:table-cell>
          <table:table-cell table:formula="of:=[$'Total-cost'.P4]/[$vcpus.D4]" office:value-type="float" office:value="0.0084112945" calcext:value-type="float">
            <text:p>0.008411</text:p>
          </table:table-cell>
          <table:table-cell table:formula="of:=[$'Total-cost'.U4]/[$vcpus.E4]" office:value-type="float" office:value="0.008271572" calcext:value-type="float">
            <text:p>0.008272</text:p>
          </table:table-cell>
          <table:table-cell table:formula="of:=[$'Total-cost'.Z4]/[$vcpus.F4]" office:value-type="float" office:value="0.008327461" calcext:value-type="float">
            <text:p>0.008327</text:p>
          </table:table-cell>
          <table:table-cell table:formula="of:=[$'Total-cost'.AE4]/[$vcpus.G4]" office:value-type="float" office:value="0.008271572" calcext:value-type="float">
            <text:p>0.008272</text:p>
          </table:table-cell>
        </table:table-row>
        <table:table-row table:style-name="ro1">
          <table:table-cell office:value-type="string" calcext:value-type="string">
            <text:p>Lambda (2.5GB / 1.5vcpus)</text:p>
          </table:table-cell>
          <table:table-cell table:formula="of:=[$'Total-cost'.F5]/[$vcpus.B5]" office:value-type="float" office:value="0.00842917233333333" calcext:value-type="float">
            <text:p>0.008429</text:p>
          </table:table-cell>
          <table:table-cell table:formula="of:=[$'Total-cost'.K5]/[$vcpus.C5]" office:value-type="float" office:value="0.00831752766666667" calcext:value-type="float">
            <text:p>0.008318</text:p>
          </table:table-cell>
          <table:table-cell table:formula="of:=[$'Total-cost'.P5]/[$vcpus.D5]" office:value-type="float" office:value="0.00831752766666667" calcext:value-type="float">
            <text:p>0.008318</text:p>
          </table:table-cell>
          <table:table-cell table:formula="of:=[$'Total-cost'.U5]/[$vcpus.E5]" office:value-type="float" office:value="0.008205883" calcext:value-type="float">
            <text:p>0.008206</text:p>
          </table:table-cell>
          <table:table-cell table:formula="of:=[$'Total-cost'.Z5]/[$vcpus.F5]" office:value-type="float" office:value="0.0082896165" calcext:value-type="float">
            <text:p>0.008290</text:p>
          </table:table-cell>
          <table:table-cell table:formula="of:=[$'Total-cost'.AE5]/[$vcpus.G5]" office:value-type="float" office:value="0.0082896165" calcext:value-type="float">
            <text:p>0.008290</text:p>
          </table:table-cell>
        </table:table-row>
        <table:table-row table:style-name="ro1">
          <table:table-cell office:value-type="string" calcext:value-type="string">
            <text:p>Lambda (3.0GB / 1.8vcpus)</text:p>
          </table:table-cell>
          <table:table-cell table:formula="of:=[$'Total-cost'.F6]/[$vcpus.B6]" office:value-type="float" office:value="0.00822723861111111" calcext:value-type="float">
            <text:p>0.008227</text:p>
          </table:table-cell>
          <table:table-cell table:formula="of:=[$'Total-cost'.K6]/[$vcpus.C6]" office:value-type="float" office:value="0.00831090544444445" calcext:value-type="float">
            <text:p>0.008311</text:p>
          </table:table-cell>
          <table:table-cell table:formula="of:=[$'Total-cost'.P6]/[$vcpus.D6]" office:value-type="float" office:value="0.00825512755555556" calcext:value-type="float">
            <text:p>0.008255</text:p>
          </table:table-cell>
          <table:table-cell table:formula="of:=[$'Total-cost'.U6]/[$vcpus.E6]" office:value-type="float" office:value="0.00817146072222222" calcext:value-type="float">
            <text:p>0.008171</text:p>
          </table:table-cell>
          <table:table-cell table:formula="of:=[$'Total-cost'.Z6]/[$vcpus.F6]" office:value-type="float" office:value="0.00825512755555556" calcext:value-type="float">
            <text:p>0.008255</text:p>
          </table:table-cell>
          <table:table-cell table:formula="of:=[$'Total-cost'.AE6]/[$vcpus.G6]" office:value-type="float" office:value="0.00822723861111111" calcext:value-type="float">
            <text:p>0.008227</text:p>
          </table:table-cell>
        </table:table-row>
        <table:table-row table:style-name="ro1">
          <table:table-cell office:value-type="string" calcext:value-type="string">
            <text:p>EC2 c5a.2xlarge (16GB / 8vcpus)</text:p>
          </table:table-cell>
          <table:table-cell table:formula="of:=[$'Total-cost'.F8]/[$vcpus.B7]" office:value-type="float" office:value="0.00302152777777778" calcext:value-type="float">
            <text:p>0.003022</text:p>
          </table:table-cell>
          <table:table-cell table:formula="of:=[$'Total-cost'.K8]/[$vcpus.C7]" office:value-type="float" office:value="0.0135243055555556" calcext:value-type="float">
            <text:p>0.013524</text:p>
          </table:table-cell>
          <table:table-cell table:formula="of:=[$'Total-cost'.P8]/[$vcpus.D7]" office:value-type="float" office:value="0.0270618055555556" calcext:value-type="float">
            <text:p>0.027062</text:p>
          </table:table-cell>
          <table:table-cell table:formula="of:=[$'Total-cost'.U8]/[$vcpus.E7]" office:value-type="float" office:value="0.0402430555555556" calcext:value-type="float">
            <text:p>0.040243</text:p>
          </table:table-cell>
          <table:table-cell table:formula="of:=[$'Total-cost'.Z8]/[$vcpus.F7]" office:value-type="float" office:value="0.0528701388888889" calcext:value-type="float">
            <text:p>0.052870</text:p>
          </table:table-cell>
          <table:table-cell table:formula="of:=[$'Total-cost'.AE8]/[$vcpus.G7]" office:value-type="float" office:value="0.0640326388888889" calcext:value-type="float">
            <text:p>0.064033</text:p>
          </table:table-cell>
        </table:table-row>
        <table:table-row table:style-name="ro1">
          <table:table-cell office:value-type="string" calcext:value-type="string">
            <text:p>EC2 c5a.4xlarge (32GB / 16vcpus)</text:p>
          </table:table-cell>
          <table:table-cell table:formula="of:=[$'Total-cost'.F9]/[$vcpus.B8]" office:value-type="float" office:value="0.00298194444444444" calcext:value-type="float">
            <text:p>0.002982</text:p>
          </table:table-cell>
          <table:table-cell table:formula="of:=[$'Total-cost'.K9]/[$vcpus.C8]" office:value-type="float" office:value="0.00796944444444444" calcext:value-type="float">
            <text:p>0.007969</text:p>
          </table:table-cell>
          <table:table-cell table:formula="of:=[$'Total-cost'.P9]/[$vcpus.D8]" office:value-type="float" office:value="0.0137090277777778" calcext:value-type="float">
            <text:p>0.013709</text:p>
          </table:table-cell>
          <table:table-cell table:formula="of:=[$'Total-cost'.U9]/[$vcpus.E8]" office:value-type="float" office:value="0.0203854166666667" calcext:value-type="float">
            <text:p>0.020385</text:p>
          </table:table-cell>
          <table:table-cell table:formula="of:=[$'Total-cost'.Z9]/[$vcpus.F8]" office:value-type="float" office:value="0.0278138888888889" calcext:value-type="float">
            <text:p>0.027814</text:p>
          </table:table-cell>
          <table:table-cell table:formula="of:=[$'Total-cost'.AE9]/[$vcpus.G8]" office:value-type="float" office:value="0.0338833333333333" calcext:value-type="float">
            <text:p>0.033883</text:p>
          </table:table-cell>
        </table:table-row>
        <table:table-row table:style-name="ro1">
          <table:table-cell office:value-type="string" calcext:value-type="string">
            <text:p>EC2 c5a.8xlarge (64GB / 32vcpus)</text:p>
          </table:table-cell>
          <table:table-cell table:formula="of:=[$'Total-cost'.F10]/[$vcpus.B9]" office:value-type="float" office:value="0.00307430555555556" calcext:value-type="float">
            <text:p>0.003074</text:p>
          </table:table-cell>
          <table:table-cell table:formula="of:=[$'Total-cost'.K10]/[$vcpus.C9]" office:value-type="float" office:value="0.00457847222222222" calcext:value-type="float">
            <text:p>0.004578</text:p>
          </table:table-cell>
          <table:table-cell table:formula="of:=[$'Total-cost'.P10]/[$vcpus.D9]" office:value-type="float" office:value="0.00829930555555555" calcext:value-type="float">
            <text:p>0.008299</text:p>
          </table:table-cell>
          <table:table-cell table:formula="of:=[$'Total-cost'.U10]/[$vcpus.E9]" office:value-type="float" office:value="0.0102652777777778" calcext:value-type="float">
            <text:p>0.010265</text:p>
          </table:table-cell>
          <table:table-cell table:formula="of:=[$'Total-cost'.Z10]/[$vcpus.F9]" office:value-type="float" office:value="0.0141708333333333" calcext:value-type="float">
            <text:p>0.014171</text:p>
          </table:table-cell>
          <table:table-cell table:formula="of:=[$'Total-cost'.AE10]/[$vcpus.G9]" office:value-type="float" office:value="0.0170736111111111" calcext:value-type="float">
            <text:p>0.017074</text:p>
          </table:table-cell>
        </table:table-row>
        <table:table-row table:style-name="ro1">
          <table:table-cell office:value-type="string" calcext:value-type="string">
            <text:p>EC2 t3a.xlarge (16GB / 4vcpus)</text:p>
          </table:table-cell>
          <table:table-cell table:formula="of:=[$'Total-cost'.F7]/[$vcpus.B10]" office:value-type="float" office:value="0.00436577777777778" calcext:value-type="float">
            <text:p>0.004366</text:p>
          </table:table-cell>
          <table:table-cell table:formula="of:=[$'Total-cost'.K7]/[$vcpus.C10]" office:value-type="float" office:value="0.03460375" calcext:value-type="float">
            <text:p>0.034604</text:p>
          </table:table-cell>
          <table:table-cell table:formula="of:=[$'Total-cost'.P7]/[$vcpus.D10]" office:value-type="float" office:value="0.0666277222222222" calcext:value-type="float">
            <text:p>0.066628</text:p>
          </table:table-cell>
          <table:table-cell table:formula="of:=[$'Total-cost'.U7]/[$vcpus.E10]" office:value-type="float" office:value="0.100797375" calcext:value-type="float">
            <text:p>0.100797</text:p>
          </table:table-cell>
          <table:table-cell table:formula="of:=[$'Total-cost'.Z7]/[$vcpus.F10]" office:value-type="float" office:value="0.149068986111111" calcext:value-type="float">
            <text:p>0.149069</text:p>
          </table:table-cell>
          <table:table-cell table:formula="of:=[$'Total-cost'.AE7]/[$vcpus.G10]" office:value-type="float" office:value="0.171865291666667" calcext:value-type="float">
            <text:p>0.171865</text:p>
          </table:table-cell>
        </table:table-row>
      </table:table>
      <table:table table:name="cost_vs_second" table:style-name="ta1">
        <table:shapes>
          <draw:frame draw:z-index="0" draw:style-name="gr1" draw:text-style-name="P1" svg:width="9.7787in" svg:height="5.574in" svg:x="8.187in" svg:y="0.0421in">
            <draw:object draw:notify-on-update-of-ranges="cost_vs_second.B1:cost_vs_second.G1 cost_vs_second.A2:cost_vs_second.A2 cost_vs_second.B2:cost_vs_second.G2 cost_vs_second.A3:cost_vs_second.A3 cost_vs_second.B3:cost_vs_second.G3 cost_vs_second.A4:cost_vs_second.A4 cost_vs_second.B4:cost_vs_second.G4 cost_vs_second.A5:cost_vs_second.A5 cost_vs_second.B5:cost_vs_second.G5 cost_vs_second.A6:cost_vs_second.A6 cost_vs_second.B6:cost_vs_second.G6 cost_vs_second.A7:cost_vs_second.A7 cost_vs_second.B7:cost_vs_second.G7 cost_vs_second.A8:cost_vs_second.A8 cost_vs_second.B8:cost_vs_second.G8 cost_vs_second.A9:cost_vs_second.A9 cost_vs_second.B9:cost_vs_second.G9 cost_vs_second.A10:cost_vs_second.A10 cost_vs_second.B10:cost_vs_second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2" table:default-cell-style-name="Default"/>
        <table:table-column table:style-name="co34" table:default-cell-style-name="ce25"/>
        <table:table-column table:style-name="co15" table:number-columns-repeated="5" table:default-cell-style-name="ce25"/>
        <table:table-row table:style-name="ro1">
          <table:table-cell table:style-name="ce12" office:value-type="string" calcext:value-type="string">
            <text:p>servi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bda (1.0GB / 0.6vcpus)</text:p>
          </table:table-cell>
          <table:table-cell table:formula="of:=[$'Total-cost'.F2]/[$'Total-cost'.D2]" office:value-type="float" office:value="0.0000168336927592955" calcext:value-type="float">
            <text:p>0.000017</text:p>
          </table:table-cell>
          <table:table-cell table:formula="of:=[$'Total-cost'.K2]/[$'Total-cost'.I2]" office:value-type="float" office:value="0.000311930563922942" calcext:value-type="float">
            <text:p>0.000312</text:p>
          </table:table-cell>
          <table:table-cell table:formula="of:=[$'Total-cost'.P2]/[$'Total-cost'.N2]" office:value-type="float" office:value="0.000405866866817156" calcext:value-type="float">
            <text:p>0.000406</text:p>
          </table:table-cell>
          <table:table-cell table:formula="of:=[$'Total-cost'.U2]/[$'Total-cost'.S2]" office:value-type="float" office:value="0.0009445352" calcext:value-type="float">
            <text:p>0.000945</text:p>
          </table:table-cell>
          <table:table-cell table:formula="of:=[$'Total-cost'.Z2]/[$'Total-cost'.X2]" office:value-type="float" office:value="0.00124885353191489" calcext:value-type="float">
            <text:p>0.001249</text:p>
          </table:table-cell>
          <table:table-cell table:formula="of:=[$'Total-cost'.AE2]/[$'Total-cost'.AC2]" office:value-type="float" office:value="0.00154438500878735" calcext:value-type="float">
            <text:p>0.001544</text:p>
          </table:table-cell>
        </table:table-row>
        <table:table-row table:style-name="ro1">
          <table:table-cell office:value-type="string" calcext:value-type="string">
            <text:p>Lambda (1.5GB / 0.9vcpus)</text:p>
          </table:table-cell>
          <table:table-cell table:formula="of:=[$'Total-cost'.F3]/[$'Total-cost'.D3]" office:value-type="float" office:value="0.00002520005" calcext:value-type="float">
            <text:p>0.000025</text:p>
          </table:table-cell>
          <table:table-cell table:formula="of:=[$'Total-cost'.K3]/[$'Total-cost'.I3]" office:value-type="float" office:value="0.000471220447154472" calcext:value-type="float">
            <text:p>0.000471</text:p>
          </table:table-cell>
          <table:table-cell table:formula="of:=[$'Total-cost'.P3]/[$'Total-cost'.N3]" office:value-type="float" office:value="0.000918518793733682" calcext:value-type="float">
            <text:p>0.000919</text:p>
          </table:table-cell>
          <table:table-cell table:formula="of:=[$'Total-cost'.U3]/[$'Total-cost'.S3]" office:value-type="float" office:value="0.00123385150471698" calcext:value-type="float">
            <text:p>0.001234</text:p>
          </table:table-cell>
          <table:table-cell table:formula="of:=[$'Total-cost'.Z3]/[$'Total-cost'.X3]" office:value-type="float" office:value="0.00181231447668394" calcext:value-type="float">
            <text:p>0.001812</text:p>
          </table:table-cell>
          <table:table-cell table:formula="of:=[$'Total-cost'.AE3]/[$'Total-cost'.AC3]" office:value-type="float" office:value="0.00224357588010204" calcext:value-type="float">
            <text:p>0.002244</text:p>
          </table:table-cell>
        </table:table-row>
        <table:table-row table:style-name="ro1">
          <table:table-cell office:value-type="string" calcext:value-type="string">
            <text:p>Lambda (2.0GB / 1.2vcpus)</text:p>
          </table:table-cell>
          <table:table-cell table:formula="of:=[$'Total-cost'.F4]/[$'Total-cost'.D4]" office:value-type="float" office:value="0.0000334227287128713" calcext:value-type="float">
            <text:p>0.000033</text:p>
          </table:table-cell>
          <table:table-cell table:formula="of:=[$'Total-cost'.K4]/[$'Total-cost'.I4]" office:value-type="float" office:value="0.000632824664576803" calcext:value-type="float">
            <text:p>0.000633</text:p>
          </table:table-cell>
          <table:table-cell table:formula="of:=[$'Total-cost'.P4]/[$'Total-cost'.N4]" office:value-type="float" office:value="0.00119804788130564" calcext:value-type="float">
            <text:p>0.001198</text:p>
          </table:table-cell>
          <table:table-cell table:formula="of:=[$'Total-cost'.U4]/[$'Total-cost'.S4]" office:value-type="float" office:value="0.00182126355963303" calcext:value-type="float">
            <text:p>0.001821</text:p>
          </table:table-cell>
          <table:table-cell table:formula="of:=[$'Total-cost'.Z4]/[$'Total-cost'.X4]" office:value-type="float" office:value="0.00250606976802508" calcext:value-type="float">
            <text:p>0.002506</text:p>
          </table:table-cell>
          <table:table-cell table:formula="of:=[$'Total-cost'.AE4]/[$'Total-cost'.AC4]" office:value-type="float" office:value="0.00304475042944785" calcext:value-type="float">
            <text:p>0.003045</text:p>
          </table:table-cell>
        </table:table-row>
        <table:table-row table:style-name="ro1">
          <table:table-cell office:value-type="string" calcext:value-type="string">
            <text:p>Lambda (2.5GB / 1.5vcpus)</text:p>
          </table:table-cell>
          <table:table-cell table:formula="of:=[$'Total-cost'.F5]/[$'Total-cost'.D5]" office:value-type="float" office:value="0.00004186675" calcext:value-type="float">
            <text:p>0.000042</text:p>
          </table:table-cell>
          <table:table-cell table:formula="of:=[$'Total-cost'.K5]/[$'Total-cost'.I5]" office:value-type="float" office:value="0.000747083323353293" calcext:value-type="float">
            <text:p>0.000747</text:p>
          </table:table-cell>
          <table:table-cell table:formula="of:=[$'Total-cost'.P5]/[$'Total-cost'.N5]" office:value-type="float" office:value="0.00155467806853583" calcext:value-type="float">
            <text:p>0.001555</text:p>
          </table:table-cell>
          <table:table-cell table:formula="of:=[$'Total-cost'.U5]/[$'Total-cost'.S5]" office:value-type="float" office:value="0.00236708163461538" calcext:value-type="float">
            <text:p>0.002367</text:p>
          </table:table-cell>
          <table:table-cell table:formula="of:=[$'Total-cost'.Z5]/[$'Total-cost'.X5]" office:value-type="float" office:value="0.00307973368421053" calcext:value-type="float">
            <text:p>0.003080</text:p>
          </table:table-cell>
          <table:table-cell table:formula="of:=[$'Total-cost'.AE5]/[$'Total-cost'.AC5]" office:value-type="float" office:value="0.00363579671052632" calcext:value-type="float">
            <text:p>0.003636</text:p>
          </table:table-cell>
        </table:table-row>
        <table:table-row table:style-name="ro1">
          <table:table-cell office:value-type="string" calcext:value-type="string">
            <text:p>Lambda (3.0GB / 1.8vcpus)</text:p>
          </table:table-cell>
          <table:table-cell table:formula="of:=[$'Total-cost'.F6]/[$'Total-cost'.D6]" office:value-type="float" office:value="0.0000502001" calcext:value-type="float">
            <text:p>0.000050</text:p>
          </table:table-cell>
          <table:table-cell table:formula="of:=[$'Total-cost'.K6]/[$'Total-cost'.I6]" office:value-type="float" office:value="0.000946812012658228" calcext:value-type="float">
            <text:p>0.000947</text:p>
          </table:table-cell>
          <table:table-cell table:formula="of:=[$'Total-cost'.P6]/[$'Total-cost'.N6]" office:value-type="float" office:value="0.0018989430798722" calcext:value-type="float">
            <text:p>0.001899</text:p>
          </table:table-cell>
          <table:table-cell table:formula="of:=[$'Total-cost'.U6]/[$'Total-cost'.S6]" office:value-type="float" office:value="0.00280164367619048" calcext:value-type="float">
            <text:p>0.002802</text:p>
          </table:table-cell>
          <table:table-cell table:formula="of:=[$'Total-cost'.Z6]/[$'Total-cost'.X6]" office:value-type="float" office:value="0.00356978488888889" calcext:value-type="float">
            <text:p>0.003570</text:p>
          </table:table-cell>
          <table:table-cell table:formula="of:=[$'Total-cost'.AE6]/[$'Total-cost'.AC6]" office:value-type="float" office:value="0.00461340482866044" calcext:value-type="float">
            <text:p>0.004613</text:p>
          </table:table-cell>
        </table:table-row>
        <table:table-row table:style-name="ro1">
          <table:table-cell office:value-type="string" calcext:value-type="string">
            <text:p>EC2 c5a.2xlarge (16GB / 8vcpus)</text:p>
          </table:table-cell>
          <table:table-cell table:formula="of:=[$'Total-cost'.F8]/[$'Total-cost'.D8]" office:value-type="float" office:value="0.000105555555555556" calcext:value-type="float">
            <text:p>0.000106</text:p>
          </table:table-cell>
          <table:table-cell table:formula="of:=[$'Total-cost'.K8]/[$'Total-cost'.I8]" office:value-type="float" office:value="0.000105555555555556" calcext:value-type="float">
            <text:p>0.000106</text:p>
          </table:table-cell>
          <table:table-cell table:formula="of:=[$'Total-cost'.P8]/[$'Total-cost'.N8]" office:value-type="float" office:value="0.000105555555555556" calcext:value-type="float">
            <text:p>0.000106</text:p>
          </table:table-cell>
          <table:table-cell table:formula="of:=[$'Total-cost'.U8]/[$'Total-cost'.S8]" office:value-type="float" office:value="0.000105555555555556" calcext:value-type="float">
            <text:p>0.000106</text:p>
          </table:table-cell>
          <table:table-cell table:formula="of:=[$'Total-cost'.Z8]/[$'Total-cost'.X8]" office:value-type="float" office:value="0.000105555555555556" calcext:value-type="float">
            <text:p>0.000106</text:p>
          </table:table-cell>
          <table:table-cell table:formula="of:=[$'Total-cost'.AE8]/[$'Total-cost'.AC8]" office:value-type="float" office:value="0.000105555555555556" calcext:value-type="float">
            <text:p>0.000106</text:p>
          </table:table-cell>
        </table:table-row>
        <table:table-row table:style-name="ro1">
          <table:table-cell office:value-type="string" calcext:value-type="string">
            <text:p>EC2 c5a.4xlarge (32GB / 16vcpus)</text:p>
          </table:table-cell>
          <table:table-cell table:formula="of:=[$'Total-cost'.F9]/[$'Total-cost'.D9]" office:value-type="float" office:value="0.000211111111111111" calcext:value-type="float">
            <text:p>0.000211</text:p>
          </table:table-cell>
          <table:table-cell table:formula="of:=[$'Total-cost'.K9]/[$'Total-cost'.I9]" office:value-type="float" office:value="0.000211111111111111" calcext:value-type="float">
            <text:p>0.000211</text:p>
          </table:table-cell>
          <table:table-cell table:formula="of:=[$'Total-cost'.P9]/[$'Total-cost'.N9]" office:value-type="float" office:value="0.000211111111111111" calcext:value-type="float">
            <text:p>0.000211</text:p>
          </table:table-cell>
          <table:table-cell table:formula="of:=[$'Total-cost'.U9]/[$'Total-cost'.S9]" office:value-type="float" office:value="0.000211111111111111" calcext:value-type="float">
            <text:p>0.000211</text:p>
          </table:table-cell>
          <table:table-cell table:formula="of:=[$'Total-cost'.Z9]/[$'Total-cost'.X9]" office:value-type="float" office:value="0.000211111111111111" calcext:value-type="float">
            <text:p>0.000211</text:p>
          </table:table-cell>
          <table:table-cell table:formula="of:=[$'Total-cost'.AE9]/[$'Total-cost'.AC9]" office:value-type="float" office:value="0.000211111111111111" calcext:value-type="float">
            <text:p>0.000211</text:p>
          </table:table-cell>
        </table:table-row>
        <table:table-row table:style-name="ro1">
          <table:table-cell office:value-type="string" calcext:value-type="string">
            <text:p>EC2 c5a.8xlarge (64GB / 32vcpus)</text:p>
          </table:table-cell>
          <table:table-cell table:formula="of:=[$'Total-cost'.F10]/[$'Total-cost'.D10]" office:value-type="float" office:value="0.000422222222222222" calcext:value-type="float">
            <text:p>0.000422</text:p>
          </table:table-cell>
          <table:table-cell table:formula="of:=[$'Total-cost'.K10]/[$'Total-cost'.I10]" office:value-type="float" office:value="0.000422222222222222" calcext:value-type="float">
            <text:p>0.000422</text:p>
          </table:table-cell>
          <table:table-cell table:formula="of:=[$'Total-cost'.P10]/[$'Total-cost'.N10]" office:value-type="float" office:value="0.000422222222222222" calcext:value-type="float">
            <text:p>0.000422</text:p>
          </table:table-cell>
          <table:table-cell table:formula="of:=[$'Total-cost'.U10]/[$'Total-cost'.S10]" office:value-type="float" office:value="0.000422222222222222" calcext:value-type="float">
            <text:p>0.000422</text:p>
          </table:table-cell>
          <table:table-cell table:formula="of:=[$'Total-cost'.Z10]/[$'Total-cost'.X10]" office:value-type="float" office:value="0.000422222222222222" calcext:value-type="float">
            <text:p>0.000422</text:p>
          </table:table-cell>
          <table:table-cell table:formula="of:=[$'Total-cost'.AE10]/[$'Total-cost'.AC10]" office:value-type="float" office:value="0.000422222222222222" calcext:value-type="float">
            <text:p>0.000422</text:p>
          </table:table-cell>
        </table:table-row>
        <table:table-row table:style-name="ro1">
          <table:table-cell office:value-type="string" calcext:value-type="string">
            <text:p>EC2 t3a.xlarge (16GB / 4vcpus)</text:p>
          </table:table-cell>
          <table:table-cell table:formula="of:=[$'Total-cost'.F7]/[$'Total-cost'.D7]" office:value-type="float" office:value="0.0000496111111111111" calcext:value-type="float">
            <text:p>0.000050</text:p>
          </table:table-cell>
          <table:table-cell table:formula="of:=[$'Total-cost'.K7]/[$'Total-cost'.I7]" office:value-type="float" office:value="0.0000496111111111111" calcext:value-type="float">
            <text:p>0.000050</text:p>
          </table:table-cell>
          <table:table-cell table:formula="of:=[$'Total-cost'.P7]/[$'Total-cost'.N7]" office:value-type="float" office:value="0.0000496111111111111" calcext:value-type="float">
            <text:p>0.000050</text:p>
          </table:table-cell>
          <table:table-cell table:formula="of:=[$'Total-cost'.U7]/[$'Total-cost'.S7]" office:value-type="float" office:value="0.0000496111111111111" calcext:value-type="float">
            <text:p>0.000050</text:p>
          </table:table-cell>
          <table:table-cell table:formula="of:=[$'Total-cost'.Z7]/[$'Total-cost'.X7]" office:value-type="float" office:value="0.0000496111111111111" calcext:value-type="float">
            <text:p>0.000050</text:p>
          </table:table-cell>
          <table:table-cell table:formula="of:=[$'Total-cost'.AE7]/[$'Total-cost'.AC7]" office:value-type="float" office:value="0.0000496111111111111" calcext:value-type="float">
            <text:p>0.0000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2">
      <number:minutes number:style="long"/>
      <number:text>:</number:text>
      <number:seconds number:style="long"/>
    </number:time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7" loext:min-decimal-places="7" number:min-integer-digits="1" number:grouping="true"/>
    </number:number-style>
    <number:number-style style:name="N128">
      <number:number number:decimal-places="8" loext:min-decimal-places="8" number:min-integer-digits="1" number:grouping="true"/>
    </number:number-style>
    <number:number-style style:name="N129">
      <number:number number:decimal-places="9" loext:min-decimal-places="9" number:min-integer-digits="1" number:grouping="true"/>
    </number:number-style>
    <number:number-style style:name="N130">
      <number:number number:decimal-places="10" loext:min-decimal-places="10" number:min-integer-digits="1" number:grouping="true"/>
    </number:number-style>
    <number:number-style style:name="N131" number:title="User-defined">
      <number:number number:decimal-places="11" loext:min-decimal-places="11" number:min-integer-digits="1" number:grouping="true"/>
    </number:number-style>
    <number:number-style style:name="N132" number:title="User-defined">
      <number:number number:decimal-places="12" loext:min-decimal-places="12" number:min-integer-digits="1" number:grouping="true"/>
    </number:number-style>
    <number:number-style style:name="N133">
      <number:number number:decimal-places="13" loext:min-decimal-places="13" number:min-integer-digits="1" number:grouping="true"/>
    </number:number-style>
    <number:number-style style:name="N134">
      <number:number number:decimal-places="14" loext:min-decimal-places="14" number:min-integer-digits="1" number:grouping="true"/>
    </number:number-style>
    <number:number-style style:name="N135">
      <number:number number:decimal-places="15" loext:min-decimal-places="15" number:min-integer-digits="1" number:grouping="true"/>
    </number:number-style>
    <number:number-style style:name="N136">
      <number:number number:decimal-places="16" loext:min-decimal-places="16" number:min-integer-digits="1" number:grouping="true"/>
    </number:number-style>
    <number:number-style style:name="N137">
      <number:number number:decimal-places="17" loext:min-decimal-places="17" number:min-integer-digits="1" number:grouping="true"/>
    </number:number-style>
    <number:number-style style:name="N138">
      <number:number number:decimal-places="18" loext:min-decimal-places="18" number:min-integer-digits="1" number:grouping="true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11" loext:min-decimal-places="11" number:min-integer-digits="1"/>
    </number:number-style>
    <number:number-style style:name="N141">
      <number:number number:decimal-places="12" loext:min-decimal-places="12" number:min-integer-digits="1"/>
    </number:number-style>
    <number:number-style style:name="N142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3:25:34.919911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3:57:03.525936808</meta:creation-date>
    <dc:date>2022-02-01T13:37:09.174601745</dc:date>
    <meta:editing-duration>PT5H45M17S</meta:editing-duration>
    <meta:editing-cycles>30</meta:editing-cycles>
    <meta:generator>LibreOffice/6.4.6.2$Linux_X86_64 LibreOffice_project/40$Build-2</meta:generator>
    <meta:document-statistic meta:table-count="10" meta:cell-count="183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1.592cm" svg:height="15.699cm" xlink:href=".." xlink:type="simple" chart:class="chart:line" chart:style-name="ch1">
        <chart:legend chart:legend-position="end" svg:x="24.789cm" svg:y="5.639cm" style:legend-expansion="high" chart:style-name="ch2"/>
        <chart:plot-area chart:style-name="ch3" table:cell-range-address="Chart_cost_vs_vcpu.A1:Chart_cost_vs_vcpu.G10" chart:data-source-has-labels="both" svg:x="1.629cm" svg:y="1.387cm" svg:width="21.898cm" svg:height="13.031cm">
          <chartooo:coordinate-region svg:x="3.351cm" svg:y="1.577cm" svg:width="19.885cm" svg:height="12.212cm"/>
          <chart:axis chart:dimension="x" chart:name="primary-x" chart:style-name="ch4" chartooo:axis-type="auto">
            <chartooo:date-scale/>
            <chart:title svg:x="11.607cm" svg:y="14.732cm" chart:style-name="ch5">
              <text:p>Concurrence</text:p>
            </chart:title>
            <chart:categories table:cell-range-address="Chart_cost_vs_vcpu.B1:Chart_cost_vs_vcpu.G1"/>
          </chart:axis>
          <chart:axis chart:dimension="y" chart:name="primary-y" chart:style-name="ch6">
            <chart:title svg:x="0.451cm" svg:y="9.174cm" chart:style-name="ch7">
              <text:p>Cost per vcpu ($)</text:p>
            </chart:title>
            <chart:grid chart:style-name="ch8" chart:class="major"/>
          </chart:axis>
          <chart:series chart:style-name="ch9" chart:values-cell-range-address="Chart_cost_vs_vcpu.B2:Chart_cost_vs_vcpu.G2" chart:label-cell-address="Chart_cost_vs_vcpu.A2:Chart_cost_vs_vcpu.A2" chart:class="chart:line">
            <chart:data-point chart:repeated="6"/>
          </chart:series>
          <chart:series chart:style-name="ch10" chart:values-cell-range-address="Chart_cost_vs_vcpu.B3:Chart_cost_vs_vcpu.G3" chart:label-cell-address="Chart_cost_vs_vcpu.A3:Chart_cost_vs_vcpu.A3" chart:class="chart:line">
            <chart:data-point chart:repeated="6"/>
          </chart:series>
          <chart:series chart:style-name="ch11" chart:values-cell-range-address="Chart_cost_vs_vcpu.B4:Chart_cost_vs_vcpu.G4" chart:label-cell-address="Chart_cost_vs_vcpu.A4:Chart_cost_vs_vcpu.A4" chart:class="chart:line">
            <chart:data-point chart:repeated="6"/>
          </chart:series>
          <chart:series chart:style-name="ch12" chart:values-cell-range-address="Chart_cost_vs_vcpu.B5:Chart_cost_vs_vcpu.G5" chart:label-cell-address="Chart_cost_vs_vcpu.A5:Chart_cost_vs_vcpu.A5" chart:class="chart:line">
            <chart:data-point chart:repeated="6"/>
          </chart:series>
          <chart:series chart:style-name="ch13" chart:values-cell-range-address="Chart_cost_vs_vcpu.B6:Chart_cost_vs_vcpu.G6" chart:label-cell-address="Chart_cost_vs_vcpu.A6:Chart_cost_vs_vcpu.A6" chart:class="chart:line">
            <chart:data-point chart:repeated="6"/>
          </chart:series>
          <chart:series chart:style-name="ch14" chart:values-cell-range-address="Chart_cost_vs_vcpu.B7:Chart_cost_vs_vcpu.G7" chart:label-cell-address="Chart_cost_vs_vcpu.A7:Chart_cost_vs_vcpu.A7" chart:class="chart:line">
            <chart:data-point chart:repeated="6"/>
          </chart:series>
          <chart:series chart:style-name="ch15" chart:values-cell-range-address="Chart_cost_vs_vcpu.B8:Chart_cost_vs_vcpu.G8" chart:label-cell-address="Chart_cost_vs_vcpu.A8:Chart_cost_vs_vcpu.A8" chart:class="chart:line">
            <chart:data-point chart:repeated="6"/>
          </chart:series>
          <chart:series chart:style-name="ch16" chart:values-cell-range-address="Chart_cost_vs_vcpu.B9:Chart_cost_vs_vcpu.G9" chart:label-cell-address="Chart_cost_vs_vcpu.A9:Chart_cost_vs_vcpu.A9" chart:class="chart:line">
            <chart:data-point chart:repeated="6"/>
          </chart:series>
          <chart:series chart:style-name="ch17" chart:values-cell-range-address="Chart_cost_vs_vcpu.B10:Chart_cost_vs_vcpu.G10" chart:label-cell-address="Chart_cost_vs_vcpu.A10:Chart_cost_vs_vcpu.A10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Chart_cost_vs_vcpu.B1:Chart_cost_vs_vcpu.G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ambda (1.0GB / 0.6vcpus)</text:p>
                <draw:g>
                  <svg:desc>Chart_cost_vs_vcpu.A2:Chart_cost_vs_vcpu.A2</svg:desc>
                </draw:g>
              </table:table-cell>
              <table:table-cell office:value-type="float" office:value="0.014336695">
                <text:p>0.014336695</text:p>
                <draw:g>
                  <svg:desc>Chart_cost_vs_vcpu.B2:Chart_cost_vs_vcpu.G2</svg:desc>
                </draw:g>
              </table:table-cell>
              <table:table-cell office:value-type="float" office:value="0.014842696">
                <text:p>0.014842696</text:p>
              </table:table-cell>
              <table:table-cell office:value-type="float" office:value="0.0149832518333333">
                <text:p>0.0149832518333333</text:p>
              </table:table-cell>
              <table:table-cell office:value-type="float" office:value="0.0145615843333333">
                <text:p>0.0145615843333333</text:p>
              </table:table-cell>
              <table:table-cell office:value-type="float" office:value="0.014674029">
                <text:p>0.014674029</text:p>
              </table:table-cell>
              <table:table-cell office:value-type="float" office:value="0.0146459178333333">
                <text:p>0.0146459178333333</text:p>
              </table:table-cell>
            </table:table-row>
            <table:table-row>
              <table:table-cell office:value-type="string">
                <text:p>Lambda (1.5GB / 0.9vcpus)</text:p>
                <draw:g>
                  <svg:desc>Chart_cost_vs_vcpu.A3:Chart_cost_vs_vcpu.A3</svg:desc>
                </draw:g>
              </table:table-cell>
              <table:table-cell office:value-type="float" office:value="0.00988401961111111">
                <text:p>0.00988401961111111</text:p>
                <draw:g>
                  <svg:desc>Chart_cost_vs_vcpu.B3:Chart_cost_vs_vcpu.G3</svg:desc>
                </draw:g>
              </table:table-cell>
              <table:table-cell office:value-type="float" office:value="0.00966001916666667">
                <text:p>0.00966001916666667</text:p>
              </table:table-cell>
              <table:table-cell office:value-type="float" office:value="0.00977201938888889">
                <text:p>0.00977201938888889</text:p>
              </table:table-cell>
              <table:table-cell office:value-type="float" office:value="0.00968801922222222">
                <text:p>0.00968801922222222</text:p>
              </table:table-cell>
              <table:table-cell office:value-type="float" office:value="0.00971601927777778">
                <text:p>0.00971601927777778</text:p>
              </table:table-cell>
              <table:table-cell office:value-type="float" office:value="0.00977201938888889">
                <text:p>0.00977201938888889</text:p>
              </table:table-cell>
            </table:table-row>
            <table:table-row>
              <table:table-cell office:value-type="string">
                <text:p>Lambda (2.0GB / 1.2vcpus)</text:p>
                <draw:g>
                  <svg:desc>Chart_cost_vs_vcpu.A4:Chart_cost_vs_vcpu.A4</svg:desc>
                </draw:g>
              </table:table-cell>
              <table:table-cell office:value-type="float" office:value="0.008439239">
                <text:p>0.008439239</text:p>
                <draw:g>
                  <svg:desc>Chart_cost_vs_vcpu.B4:Chart_cost_vs_vcpu.G4</svg:desc>
                </draw:g>
              </table:table-cell>
              <table:table-cell office:value-type="float" office:value="0.0084112945">
                <text:p>0.0084112945</text:p>
              </table:table-cell>
              <table:table-cell office:value-type="float" office:value="0.0084112945">
                <text:p>0.0084112945</text:p>
              </table:table-cell>
              <table:table-cell office:value-type="float" office:value="0.008271572">
                <text:p>0.008271572</text:p>
              </table:table-cell>
              <table:table-cell office:value-type="float" office:value="0.008327461">
                <text:p>0.008327461</text:p>
              </table:table-cell>
              <table:table-cell office:value-type="float" office:value="0.008271572">
                <text:p>0.008271572</text:p>
              </table:table-cell>
            </table:table-row>
            <table:table-row>
              <table:table-cell office:value-type="string">
                <text:p>Lambda (2.5GB / 1.5vcpus)</text:p>
                <draw:g>
                  <svg:desc>Chart_cost_vs_vcpu.A5:Chart_cost_vs_vcpu.A5</svg:desc>
                </draw:g>
              </table:table-cell>
              <table:table-cell office:value-type="float" office:value="0.00842917233333333">
                <text:p>0.00842917233333333</text:p>
                <draw:g>
                  <svg:desc>Chart_cost_vs_vcpu.B5:Chart_cost_vs_vcpu.G5</svg:desc>
                </draw:g>
              </table:table-cell>
              <table:table-cell office:value-type="float" office:value="0.00831752766666667">
                <text:p>0.00831752766666667</text:p>
              </table:table-cell>
              <table:table-cell office:value-type="float" office:value="0.00831752766666667">
                <text:p>0.00831752766666667</text:p>
              </table:table-cell>
              <table:table-cell office:value-type="float" office:value="0.008205883">
                <text:p>0.008205883</text:p>
              </table:table-cell>
              <table:table-cell office:value-type="float" office:value="0.0082896165">
                <text:p>0.0082896165</text:p>
              </table:table-cell>
              <table:table-cell office:value-type="float" office:value="0.0082896165">
                <text:p>0.0082896165</text:p>
              </table:table-cell>
            </table:table-row>
            <table:table-row>
              <table:table-cell office:value-type="string">
                <text:p>Lambda (3.0GB / 1.8vcpus)</text:p>
                <draw:g>
                  <svg:desc>Chart_cost_vs_vcpu.A6:Chart_cost_vs_vcpu.A6</svg:desc>
                </draw:g>
              </table:table-cell>
              <table:table-cell office:value-type="float" office:value="0.00822723861111111">
                <text:p>0.00822723861111111</text:p>
                <draw:g>
                  <svg:desc>Chart_cost_vs_vcpu.B6:Chart_cost_vs_vcpu.G6</svg:desc>
                </draw:g>
              </table:table-cell>
              <table:table-cell office:value-type="float" office:value="0.00831090544444445">
                <text:p>0.00831090544444445</text:p>
              </table:table-cell>
              <table:table-cell office:value-type="float" office:value="0.00825512755555556">
                <text:p>0.00825512755555556</text:p>
              </table:table-cell>
              <table:table-cell office:value-type="float" office:value="0.00817146072222222">
                <text:p>0.00817146072222222</text:p>
              </table:table-cell>
              <table:table-cell office:value-type="float" office:value="0.00825512755555556">
                <text:p>0.00825512755555556</text:p>
              </table:table-cell>
              <table:table-cell office:value-type="float" office:value="0.00822723861111111">
                <text:p>0.00822723861111111</text:p>
              </table:table-cell>
            </table:table-row>
            <table:table-row>
              <table:table-cell office:value-type="string">
                <text:p>EC2 c5a.2xlarge (16GB / 8vcpus)</text:p>
                <draw:g>
                  <svg:desc>Chart_cost_vs_vcpu.A7:Chart_cost_vs_vcpu.A7</svg:desc>
                </draw:g>
              </table:table-cell>
              <table:table-cell office:value-type="float" office:value="0.00302152777777778">
                <text:p>0.00302152777777778</text:p>
                <draw:g>
                  <svg:desc>Chart_cost_vs_vcpu.B7:Chart_cost_vs_vcpu.G7</svg:desc>
                </draw:g>
              </table:table-cell>
              <table:table-cell office:value-type="float" office:value="0.0135243055555556">
                <text:p>0.0135243055555556</text:p>
              </table:table-cell>
              <table:table-cell office:value-type="float" office:value="0.0270618055555556">
                <text:p>0.0270618055555556</text:p>
              </table:table-cell>
              <table:table-cell office:value-type="float" office:value="0.0402430555555556">
                <text:p>0.0402430555555556</text:p>
              </table:table-cell>
              <table:table-cell office:value-type="float" office:value="0.0528701388888889">
                <text:p>0.0528701388888889</text:p>
              </table:table-cell>
              <table:table-cell office:value-type="float" office:value="0.0640326388888889">
                <text:p>0.0640326388888889</text:p>
              </table:table-cell>
            </table:table-row>
            <table:table-row>
              <table:table-cell office:value-type="string">
                <text:p>EC2 c5a.4xlarge (32GB / 16vcpus)</text:p>
                <draw:g>
                  <svg:desc>Chart_cost_vs_vcpu.A8:Chart_cost_vs_vcpu.A8</svg:desc>
                </draw:g>
              </table:table-cell>
              <table:table-cell office:value-type="float" office:value="0.00298194444444444">
                <text:p>0.00298194444444444</text:p>
                <draw:g>
                  <svg:desc>Chart_cost_vs_vcpu.B8:Chart_cost_vs_vcpu.G8</svg:desc>
                </draw:g>
              </table:table-cell>
              <table:table-cell office:value-type="float" office:value="0.00796944444444444">
                <text:p>0.00796944444444444</text:p>
              </table:table-cell>
              <table:table-cell office:value-type="float" office:value="0.0137090277777778">
                <text:p>0.0137090277777778</text:p>
              </table:table-cell>
              <table:table-cell office:value-type="float" office:value="0.0203854166666667">
                <text:p>0.0203854166666667</text:p>
              </table:table-cell>
              <table:table-cell office:value-type="float" office:value="0.0278138888888889">
                <text:p>0.0278138888888889</text:p>
              </table:table-cell>
              <table:table-cell office:value-type="float" office:value="0.0338833333333333">
                <text:p>0.0338833333333333</text:p>
              </table:table-cell>
            </table:table-row>
            <table:table-row>
              <table:table-cell office:value-type="string">
                <text:p>EC2 c5a.8xlarge (64GB / 32vcpus)</text:p>
                <draw:g>
                  <svg:desc>Chart_cost_vs_vcpu.A9:Chart_cost_vs_vcpu.A9</svg:desc>
                </draw:g>
              </table:table-cell>
              <table:table-cell office:value-type="float" office:value="0.00307430555555556">
                <text:p>0.00307430555555556</text:p>
                <draw:g>
                  <svg:desc>Chart_cost_vs_vcpu.B9:Chart_cost_vs_vcpu.G9</svg:desc>
                </draw:g>
              </table:table-cell>
              <table:table-cell office:value-type="float" office:value="0.00457847222222222">
                <text:p>0.00457847222222222</text:p>
              </table:table-cell>
              <table:table-cell office:value-type="float" office:value="0.00829930555555555">
                <text:p>0.00829930555555555</text:p>
              </table:table-cell>
              <table:table-cell office:value-type="float" office:value="0.0102652777777778">
                <text:p>0.0102652777777778</text:p>
              </table:table-cell>
              <table:table-cell office:value-type="float" office:value="0.0141708333333333">
                <text:p>0.0141708333333333</text:p>
              </table:table-cell>
              <table:table-cell office:value-type="float" office:value="0.0170736111111111">
                <text:p>0.0170736111111111</text:p>
              </table:table-cell>
            </table:table-row>
            <table:table-row>
              <table:table-cell office:value-type="string">
                <text:p>EC2 t3a.xlarge (16GB / 4vcpus)</text:p>
                <draw:g>
                  <svg:desc>Chart_cost_vs_vcpu.A10:Chart_cost_vs_vcpu.A10</svg:desc>
                </draw:g>
              </table:table-cell>
              <table:table-cell office:value-type="float" office:value="0.00436577777777778">
                <text:p>0.00436577777777778</text:p>
                <draw:g>
                  <svg:desc>Chart_cost_vs_vcpu.B10:Chart_cost_vs_vcpu.G10</svg:desc>
                </draw:g>
              </table:table-cell>
              <table:table-cell office:value-type="float" office:value="0.03460375">
                <text:p>0.03460375</text:p>
              </table:table-cell>
              <table:table-cell office:value-type="float" office:value="0.0666277222222222">
                <text:p>0.0666277222222222</text:p>
              </table:table-cell>
              <table:table-cell office:value-type="float" office:value="0.100797375">
                <text:p>0.100797375</text:p>
              </table:table-cell>
              <table:table-cell office:value-type="float" office:value="0.149068986111111">
                <text:p>0.149068986111111</text:p>
              </table:table-cell>
              <table:table-cell office:value-type="float" office:value="0.171865291666667">
                <text:p>0.171865291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839cm" svg:height="14.159cm" xlink:href=".." xlink:type="simple" chart:class="chart:line" chart:style-name="ch1">
        <chart:legend chart:legend-position="end" svg:x="18.036cm" svg:y="4.869cm" style:legend-expansion="high" chart:style-name="ch2"/>
        <chart:plot-area chart:style-name="ch3" table:cell-range-address="cost_vs_second.A1:cost_vs_second.G10" chart:data-source-has-labels="both" svg:x="0.946cm" svg:y="1.267cm" svg:width="16.098cm" svg:height="12.189cm">
          <chartooo:coordinate-region svg:x="2.668cm" svg:y="1.457cm" svg:width="14.085cm" svg:height="11.37cm"/>
          <chart:axis chart:dimension="x" chart:name="primary-x" chart:style-name="ch4" chartooo:axis-type="auto">
            <chartooo:date-scale/>
            <chart:categories table:cell-range-address="cost_vs_second.B1:cost_vs_second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st_vs_second.B2:cost_vs_second.G2" chart:label-cell-address="cost_vs_second.A2:cost_vs_second.A2" chart:class="chart:line">
            <chart:data-point chart:repeated="6"/>
          </chart:series>
          <chart:series chart:style-name="ch8" chart:values-cell-range-address="cost_vs_second.B3:cost_vs_second.G3" chart:label-cell-address="cost_vs_second.A3:cost_vs_second.A3" chart:class="chart:line">
            <chart:data-point chart:repeated="6"/>
          </chart:series>
          <chart:series chart:style-name="ch9" chart:values-cell-range-address="cost_vs_second.B4:cost_vs_second.G4" chart:label-cell-address="cost_vs_second.A4:cost_vs_second.A4" chart:class="chart:line">
            <chart:data-point chart:repeated="6"/>
          </chart:series>
          <chart:series chart:style-name="ch10" chart:values-cell-range-address="cost_vs_second.B5:cost_vs_second.G5" chart:label-cell-address="cost_vs_second.A5:cost_vs_second.A5" chart:class="chart:line">
            <chart:data-point chart:repeated="6"/>
          </chart:series>
          <chart:series chart:style-name="ch11" chart:values-cell-range-address="cost_vs_second.B6:cost_vs_second.G6" chart:label-cell-address="cost_vs_second.A6:cost_vs_second.A6" chart:class="chart:line">
            <chart:data-point chart:repeated="6"/>
          </chart:series>
          <chart:series chart:style-name="ch12" chart:values-cell-range-address="cost_vs_second.B7:cost_vs_second.G7" chart:label-cell-address="cost_vs_second.A7:cost_vs_second.A7" chart:class="chart:line">
            <chart:data-point chart:repeated="6"/>
          </chart:series>
          <chart:series chart:style-name="ch13" chart:values-cell-range-address="cost_vs_second.B8:cost_vs_second.G8" chart:label-cell-address="cost_vs_second.A8:cost_vs_second.A8" chart:class="chart:line">
            <chart:data-point chart:repeated="6"/>
          </chart:series>
          <chart:series chart:style-name="ch14" chart:values-cell-range-address="cost_vs_second.B9:cost_vs_second.G9" chart:label-cell-address="cost_vs_second.A9:cost_vs_second.A9" chart:class="chart:line">
            <chart:data-point chart:repeated="6"/>
          </chart:series>
          <chart:series chart:style-name="ch15" chart:values-cell-range-address="cost_vs_second.B10:cost_vs_second.G10" chart:label-cell-address="cost_vs_second.A10:cost_vs_second.A10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cost_vs_second.B1:cost_vs_second.G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ambda (1.0GB / 0.6vcpus)</text:p>
                <draw:g>
                  <svg:desc>cost_vs_second.A2:cost_vs_second.A2</svg:desc>
                </draw:g>
              </table:table-cell>
              <table:table-cell office:value-type="float" office:value="0.0000168336927592955">
                <text:p>0.0000168336927592955</text:p>
                <draw:g>
                  <svg:desc>cost_vs_second.B2:cost_vs_second.G2</svg:desc>
                </draw:g>
              </table:table-cell>
              <table:table-cell office:value-type="float" office:value="0.000311930563922942">
                <text:p>0.000311930563922942</text:p>
              </table:table-cell>
              <table:table-cell office:value-type="float" office:value="0.000405866866817156">
                <text:p>0.000405866866817156</text:p>
              </table:table-cell>
              <table:table-cell office:value-type="float" office:value="0.0009445352">
                <text:p>0.0009445352</text:p>
              </table:table-cell>
              <table:table-cell office:value-type="float" office:value="0.00124885353191489">
                <text:p>0.00124885353191489</text:p>
              </table:table-cell>
              <table:table-cell office:value-type="float" office:value="0.00154438500878735">
                <text:p>0.00154438500878735</text:p>
              </table:table-cell>
            </table:table-row>
            <table:table-row>
              <table:table-cell office:value-type="string">
                <text:p>Lambda (1.5GB / 0.9vcpus)</text:p>
                <draw:g>
                  <svg:desc>cost_vs_second.A3:cost_vs_second.A3</svg:desc>
                </draw:g>
              </table:table-cell>
              <table:table-cell office:value-type="float" office:value="0.00002520005">
                <text:p>0.00002520005</text:p>
                <draw:g>
                  <svg:desc>cost_vs_second.B3:cost_vs_second.G3</svg:desc>
                </draw:g>
              </table:table-cell>
              <table:table-cell office:value-type="float" office:value="0.000471220447154472">
                <text:p>0.000471220447154472</text:p>
              </table:table-cell>
              <table:table-cell office:value-type="float" office:value="0.000918518793733682">
                <text:p>0.000918518793733682</text:p>
              </table:table-cell>
              <table:table-cell office:value-type="float" office:value="0.00123385150471698">
                <text:p>0.00123385150471698</text:p>
              </table:table-cell>
              <table:table-cell office:value-type="float" office:value="0.00181231447668394">
                <text:p>0.00181231447668394</text:p>
              </table:table-cell>
              <table:table-cell office:value-type="float" office:value="0.00224357588010204">
                <text:p>0.00224357588010204</text:p>
              </table:table-cell>
            </table:table-row>
            <table:table-row>
              <table:table-cell office:value-type="string">
                <text:p>Lambda (2.0GB / 1.2vcpus)</text:p>
                <draw:g>
                  <svg:desc>cost_vs_second.A4:cost_vs_second.A4</svg:desc>
                </draw:g>
              </table:table-cell>
              <table:table-cell office:value-type="float" office:value="0.0000334227287128713">
                <text:p>0.0000334227287128713</text:p>
                <draw:g>
                  <svg:desc>cost_vs_second.B4:cost_vs_second.G4</svg:desc>
                </draw:g>
              </table:table-cell>
              <table:table-cell office:value-type="float" office:value="0.000632824664576803">
                <text:p>0.000632824664576803</text:p>
              </table:table-cell>
              <table:table-cell office:value-type="float" office:value="0.00119804788130564">
                <text:p>0.00119804788130564</text:p>
              </table:table-cell>
              <table:table-cell office:value-type="float" office:value="0.00182126355963303">
                <text:p>0.00182126355963303</text:p>
              </table:table-cell>
              <table:table-cell office:value-type="float" office:value="0.00250606976802508">
                <text:p>0.00250606976802508</text:p>
              </table:table-cell>
              <table:table-cell office:value-type="float" office:value="0.00304475042944785">
                <text:p>0.00304475042944785</text:p>
              </table:table-cell>
            </table:table-row>
            <table:table-row>
              <table:table-cell office:value-type="string">
                <text:p>Lambda (2.5GB / 1.5vcpus)</text:p>
                <draw:g>
                  <svg:desc>cost_vs_second.A5:cost_vs_second.A5</svg:desc>
                </draw:g>
              </table:table-cell>
              <table:table-cell office:value-type="float" office:value="0.00004186675">
                <text:p>0.00004186675</text:p>
                <draw:g>
                  <svg:desc>cost_vs_second.B5:cost_vs_second.G5</svg:desc>
                </draw:g>
              </table:table-cell>
              <table:table-cell office:value-type="float" office:value="0.000747083323353293">
                <text:p>0.000747083323353293</text:p>
              </table:table-cell>
              <table:table-cell office:value-type="float" office:value="0.00155467806853583">
                <text:p>0.00155467806853583</text:p>
              </table:table-cell>
              <table:table-cell office:value-type="float" office:value="0.00236708163461538">
                <text:p>0.00236708163461538</text:p>
              </table:table-cell>
              <table:table-cell office:value-type="float" office:value="0.00307973368421053">
                <text:p>0.00307973368421053</text:p>
              </table:table-cell>
              <table:table-cell office:value-type="float" office:value="0.00363579671052632">
                <text:p>0.00363579671052632</text:p>
              </table:table-cell>
            </table:table-row>
            <table:table-row>
              <table:table-cell office:value-type="string">
                <text:p>Lambda (3.0GB / 1.8vcpus)</text:p>
                <draw:g>
                  <svg:desc>cost_vs_second.A6:cost_vs_second.A6</svg:desc>
                </draw:g>
              </table:table-cell>
              <table:table-cell office:value-type="float" office:value="0.0000502001">
                <text:p>0.0000502001</text:p>
                <draw:g>
                  <svg:desc>cost_vs_second.B6:cost_vs_second.G6</svg:desc>
                </draw:g>
              </table:table-cell>
              <table:table-cell office:value-type="float" office:value="0.000946812012658228">
                <text:p>0.000946812012658228</text:p>
              </table:table-cell>
              <table:table-cell office:value-type="float" office:value="0.0018989430798722">
                <text:p>0.0018989430798722</text:p>
              </table:table-cell>
              <table:table-cell office:value-type="float" office:value="0.00280164367619048">
                <text:p>0.00280164367619048</text:p>
              </table:table-cell>
              <table:table-cell office:value-type="float" office:value="0.00356978488888889">
                <text:p>0.00356978488888889</text:p>
              </table:table-cell>
              <table:table-cell office:value-type="float" office:value="0.00461340482866044">
                <text:p>0.00461340482866044</text:p>
              </table:table-cell>
            </table:table-row>
            <table:table-row>
              <table:table-cell office:value-type="string">
                <text:p>EC2 c5a.2xlarge (16GB / 8vcpus)</text:p>
                <draw:g>
                  <svg:desc>cost_vs_second.A7:cost_vs_second.A7</svg:desc>
                </draw:g>
              </table:table-cell>
              <table:table-cell office:value-type="float" office:value="0.000105555555555556">
                <text:p>0.000105555555555556</text:p>
                <draw:g>
                  <svg:desc>cost_vs_second.B7:cost_vs_second.G7</svg:desc>
                </draw:g>
              </table:table-cell>
              <table:table-cell office:value-type="float" office:value="0.000105555555555556">
                <text:p>0.000105555555555556</text:p>
              </table:table-cell>
              <table:table-cell office:value-type="float" office:value="0.000105555555555556">
                <text:p>0.000105555555555556</text:p>
              </table:table-cell>
              <table:table-cell office:value-type="float" office:value="0.000105555555555556">
                <text:p>0.000105555555555556</text:p>
              </table:table-cell>
              <table:table-cell office:value-type="float" office:value="0.000105555555555556">
                <text:p>0.000105555555555556</text:p>
              </table:table-cell>
              <table:table-cell office:value-type="float" office:value="0.000105555555555556">
                <text:p>0.000105555555555556</text:p>
              </table:table-cell>
            </table:table-row>
            <table:table-row>
              <table:table-cell office:value-type="string">
                <text:p>EC2 c5a.4xlarge (32GB / 16vcpus)</text:p>
                <draw:g>
                  <svg:desc>cost_vs_second.A8:cost_vs_second.A8</svg:desc>
                </draw:g>
              </table:table-cell>
              <table:table-cell office:value-type="float" office:value="0.000211111111111111">
                <text:p>0.000211111111111111</text:p>
                <draw:g>
                  <svg:desc>cost_vs_second.B8:cost_vs_second.G8</svg:desc>
                </draw:g>
              </table:table-cell>
              <table:table-cell office:value-type="float" office:value="0.000211111111111111">
                <text:p>0.000211111111111111</text:p>
              </table:table-cell>
              <table:table-cell office:value-type="float" office:value="0.000211111111111111">
                <text:p>0.000211111111111111</text:p>
              </table:table-cell>
              <table:table-cell office:value-type="float" office:value="0.000211111111111111">
                <text:p>0.000211111111111111</text:p>
              </table:table-cell>
              <table:table-cell office:value-type="float" office:value="0.000211111111111111">
                <text:p>0.000211111111111111</text:p>
              </table:table-cell>
              <table:table-cell office:value-type="float" office:value="0.000211111111111111">
                <text:p>0.000211111111111111</text:p>
              </table:table-cell>
            </table:table-row>
            <table:table-row>
              <table:table-cell office:value-type="string">
                <text:p>EC2 c5a.8xlarge (64GB / 32vcpus)</text:p>
                <draw:g>
                  <svg:desc>cost_vs_second.A9:cost_vs_second.A9</svg:desc>
                </draw:g>
              </table:table-cell>
              <table:table-cell office:value-type="float" office:value="0.000422222222222222">
                <text:p>0.000422222222222222</text:p>
                <draw:g>
                  <svg:desc>cost_vs_second.B9:cost_vs_second.G9</svg:desc>
                </draw:g>
              </table:table-cell>
              <table:table-cell office:value-type="float" office:value="0.000422222222222222">
                <text:p>0.000422222222222222</text:p>
              </table:table-cell>
              <table:table-cell office:value-type="float" office:value="0.000422222222222222">
                <text:p>0.000422222222222222</text:p>
              </table:table-cell>
              <table:table-cell office:value-type="float" office:value="0.000422222222222222">
                <text:p>0.000422222222222222</text:p>
              </table:table-cell>
              <table:table-cell office:value-type="float" office:value="0.000422222222222222">
                <text:p>0.000422222222222222</text:p>
              </table:table-cell>
              <table:table-cell office:value-type="float" office:value="0.000422222222222222">
                <text:p>0.000422222222222222</text:p>
              </table:table-cell>
            </table:table-row>
            <table:table-row>
              <table:table-cell office:value-type="string">
                <text:p>EC2 t3a.xlarge (16GB / 4vcpus)</text:p>
                <draw:g>
                  <svg:desc>cost_vs_second.A10:cost_vs_second.A10</svg:desc>
                </draw:g>
              </table:table-cell>
              <table:table-cell office:value-type="float" office:value="0.0000496111111111111">
                <text:p>0.0000496111111111111</text:p>
                <draw:g>
                  <svg:desc>cost_vs_second.B10:cost_vs_second.G10</svg:desc>
                </draw:g>
              </table:table-cell>
              <table:table-cell office:value-type="float" office:value="0.0000496111111111111">
                <text:p>0.0000496111111111111</text:p>
              </table:table-cell>
              <table:table-cell office:value-type="float" office:value="0.0000496111111111111">
                <text:p>0.0000496111111111111</text:p>
              </table:table-cell>
              <table:table-cell office:value-type="float" office:value="0.0000496111111111111">
                <text:p>0.0000496111111111111</text:p>
              </table:table-cell>
              <table:table-cell office:value-type="float" office:value="0.0000496111111111111">
                <text:p>0.0000496111111111111</text:p>
              </table:table-cell>
              <table:table-cell office:value-type="float" office:value="0.0000496111111111111">
                <text:p>0.00004961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1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1">
      <style:chart-properties chart:symbol-type="none" chart:link-data-style-to-source="true"/>
      <style:graphic-properties svg:stroke-width="0.08cm" svg:stroke-color="#99ff99" draw:fill-color="#99ff99" dr3d:edge-rounding="5%"/>
      <style:text-properties fo:font-size="10pt" style:font-size-asian="10pt" style:font-size-complex="10pt"/>
    </style:style>
    <style:style style:name="ch10" style:family="chart" style:data-style-name="N41">
      <style:chart-properties chart:symbol-type="none" chart:link-data-style-to-source="true"/>
      <style:graphic-properties svg:stroke-width="0.08cm" svg:stroke-color="#66ff66" draw:fill-color="#66ff66" dr3d:edge-rounding="5%"/>
      <style:text-properties fo:font-size="10pt" style:font-size-asian="10pt" style:font-size-complex="10pt"/>
    </style:style>
    <style:style style:name="ch11" style:family="chart" style:data-style-name="N41">
      <style:chart-properties chart:symbol-type="none" chart:link-data-style-to-source="true"/>
      <style:graphic-properties svg:stroke-width="0.08cm" svg:stroke-color="#00cc00" draw:fill-color="#00cc00" dr3d:edge-rounding="5%"/>
      <style:text-properties fo:font-size="10pt" style:font-size-asian="10pt" style:font-size-complex="10pt"/>
    </style:style>
    <style:style style:name="ch12" style:family="chart" style:data-style-name="N41">
      <style:chart-properties chart:symbol-type="none" chart:link-data-style-to-source="tru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3" style:family="chart" style:data-style-name="N41">
      <style:chart-properties chart:symbol-type="none" chart:link-data-style-to-source="true"/>
      <style:graphic-properties svg:stroke-width="0.08cm" svg:stroke-color="#006600" draw:fill-color="#006600"/>
      <style:text-properties fo:font-size="10pt" style:font-size-asian="10pt" style:font-size-complex="10pt"/>
    </style:style>
    <style:style style:name="ch14" style:family="chart" style:data-style-name="N41">
      <style:chart-properties chart:symbol-type="none" chart:link-data-style-to-source="true"/>
      <style:graphic-properties draw:stroke="dash" draw:stroke-dash="Fine_20_Dashed" svg:stroke-width="0.08cm" svg:stroke-color="#9999ff" draw:fill-color="#9999ff"/>
      <style:text-properties fo:font-size="10pt" style:font-size-asian="10pt" style:font-size-complex="10pt"/>
    </style:style>
    <style:style style:name="ch15" style:family="chart" style:data-style-name="N41">
      <style:chart-properties chart:symbol-type="none" chart:link-data-style-to-source="true"/>
      <style:graphic-properties draw:stroke="dash" draw:stroke-dash="Fine_20_Dashed" svg:stroke-width="0.08cm" svg:stroke-color="#3333ff" draw:fill-color="#3333ff"/>
      <style:text-properties fo:font-size="10pt" style:font-size-asian="10pt" style:font-size-complex="10pt"/>
    </style:style>
    <style:style style:name="ch16" style:family="chart" style:data-style-name="N41">
      <style:chart-properties chart:symbol-type="none" chart:link-data-style-to-source="true"/>
      <style:graphic-properties draw:stroke="dash" draw:stroke-dash="Fine_20_Dashed" svg:stroke-width="0.08cm" svg:stroke-color="#0000ff" draw:fill-color="#0000ff"/>
      <style:text-properties fo:font-size="10pt" style:font-size-asian="10pt" style:font-size-complex="10pt"/>
    </style:style>
    <style:style style:name="ch17" style:family="chart" style:data-style-name="N41">
      <style:chart-properties chart:symbol-type="none" chart:link-data-style-to-source="true"/>
      <style:graphic-properties draw:stroke="dash" draw:stroke-dash="Fine_20_Dashed" svg:stroke-width="0.08cm" svg:stroke-color="#0000cc" draw:fill-color="#0000cc"/>
      <style:text-properties fo:font-size="10pt" style:font-size-asian="10pt" style:font-size-complex="10pt"/>
    </style:style>
    <style:style style:name="ch18" style:family="chart" style:data-style-name="N41">
      <style:chart-properties chart:symbol-type="none" chart:link-data-style-to-source="true"/>
      <style:graphic-properties draw:stroke="dash" draw:stroke-dash="Ultrafine_20_Dashed" svg:stroke-width="0.08cm" svg:stroke-color="#ffcc00" draw:fill-color="#ffcc00"/>
      <style:text-properties fo:font-size="10pt" style:font-size-asian="10pt" style:font-size-complex="10pt"/>
    </style:style>
    <style:style style:name="ch19" style:family="chart" style:data-style-name="N41">
      <style:chart-properties chart:symbol-type="none" chart:link-data-style-to-source="true"/>
      <style:graphic-properties draw:stroke="dash" draw:stroke-dash="Ultrafine_20_Dashed" svg:stroke-width="0.08cm" svg:stroke-color="#ff9900" draw:fill-color="#ff9900"/>
      <style:text-properties fo:font-size="10pt" style:font-size-asian="10pt" style:font-size-complex="10pt"/>
    </style:style>
    <style:style style:name="ch20" style:family="chart" style:data-style-name="N41">
      <style:chart-properties chart:symbol-type="none" chart:link-data-style-to-source="true"/>
      <style:graphic-properties draw:stroke="dash" draw:stroke-dash="Ultrafine_20_Dashed" svg:stroke-width="0.08cm" svg:stroke-color="#ff3300" draw:fill-color="#ff3300"/>
      <style:text-properties fo:font-size="10pt" style:font-size-asian="10pt" style:font-size-complex="10pt"/>
    </style:style>
    <style:style style:name="ch21" style:family="chart" style:data-style-name="N41">
      <style:chart-properties chart:symbol-type="none" chart:link-data-style-to-source="true"/>
      <style:graphic-properties draw:stroke="dash" draw:stroke-dash="Ultrafine_20_Dashed" svg:stroke-width="0.08cm" svg:stroke-color="#cc3300" draw:fill-color="#cc330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5.564cm" svg:height="11.825cm" xlink:href=".." xlink:type="simple" chart:class="chart:line" chart:style-name="ch1">
        <chart:legend chart:legend-position="bottom" svg:x="0.528cm" svg:y="9.234cm" style:legend-expansion="wide" chart:style-name="ch2"/>
        <chart:plot-area chart:style-name="ch3" table:cell-range-address="'Chart-total-duration'.A17:'Chart-total-duration'.G30" chart:data-source-has-labels="both" svg:x="1.522cm" svg:y="0.236cm" svg:width="23.531cm" svg:height="7.597cm">
          <chartooo:coordinate-region svg:x="3.096cm" svg:y="0.435cm" svg:width="21.677cm" svg:height="7.199cm"/>
          <chart:axis chart:dimension="x" chart:name="primary-x" chart:style-name="ch4" chartooo:axis-type="auto">
            <chartooo:date-scale/>
            <chart:title svg:x="12.29cm" svg:y="8.069cm" chart:style-name="ch5">
              <text:p>Concurrence</text:p>
            </chart:title>
            <chart:categories table:cell-range-address="'Chart-total-duration'.B17:'Chart-total-duration'.G17"/>
          </chart:axis>
          <chart:axis chart:dimension="y" chart:name="primary-y" chart:style-name="ch6">
            <chart:title svg:x="0.451cm" svg:y="5.56cm" chart:style-name="ch7">
              <text:p>Log10(avg duration)</text:p>
            </chart:title>
            <chart:grid chart:style-name="ch8" chart:class="major"/>
          </chart:axis>
          <chart:series chart:style-name="ch9" chart:values-cell-range-address="'Chart-total-duration'.B18:'Chart-total-duration'.G18" chart:label-cell-address="'Chart-total-duration'.A18:'Chart-total-duration'.A18" chart:class="chart:line">
            <chart:data-point chart:repeated="6"/>
          </chart:series>
          <chart:series chart:style-name="ch10" chart:values-cell-range-address="'Chart-total-duration'.B19:'Chart-total-duration'.G19" chart:label-cell-address="'Chart-total-duration'.A19:'Chart-total-duration'.A19" chart:class="chart:line">
            <chart:data-point chart:repeated="6"/>
          </chart:series>
          <chart:series chart:style-name="ch11" chart:values-cell-range-address="'Chart-total-duration'.B20:'Chart-total-duration'.G20" chart:label-cell-address="'Chart-total-duration'.A20:'Chart-total-duration'.A20" chart:class="chart:line">
            <chart:data-point chart:repeated="6"/>
          </chart:series>
          <chart:series chart:style-name="ch12" chart:values-cell-range-address="'Chart-total-duration'.B21:'Chart-total-duration'.G21" chart:label-cell-address="'Chart-total-duration'.A21:'Chart-total-duration'.A21" chart:class="chart:line">
            <chart:data-point chart:repeated="6"/>
          </chart:series>
          <chart:series chart:style-name="ch13" chart:values-cell-range-address="'Chart-total-duration'.B22:'Chart-total-duration'.G22" chart:label-cell-address="'Chart-total-duration'.A22:'Chart-total-duration'.A22" chart:class="chart:line">
            <chart:data-point chart:repeated="6"/>
          </chart:series>
          <chart:series chart:style-name="ch14" chart:values-cell-range-address="'Chart-total-duration'.B23:'Chart-total-duration'.G23" chart:label-cell-address="'Chart-total-duration'.A23:'Chart-total-duration'.A23" chart:class="chart:line">
            <chart:data-point chart:repeated="6"/>
          </chart:series>
          <chart:series chart:style-name="ch15" chart:values-cell-range-address="'Chart-total-duration'.B24:'Chart-total-duration'.G24" chart:label-cell-address="'Chart-total-duration'.A24:'Chart-total-duration'.A24" chart:class="chart:line">
            <chart:data-point chart:repeated="6"/>
          </chart:series>
          <chart:series chart:style-name="ch16" chart:values-cell-range-address="'Chart-total-duration'.B25:'Chart-total-duration'.G25" chart:label-cell-address="'Chart-total-duration'.A25:'Chart-total-duration'.A25" chart:class="chart:line">
            <chart:data-point chart:repeated="6"/>
          </chart:series>
          <chart:series chart:style-name="ch17" chart:values-cell-range-address="'Chart-total-duration'.B26:'Chart-total-duration'.G26" chart:label-cell-address="'Chart-total-duration'.A26:'Chart-total-duration'.A26" chart:class="chart:line">
            <chart:data-point chart:repeated="6"/>
          </chart:series>
          <chart:series chart:style-name="ch18" chart:values-cell-range-address="'Chart-total-duration'.B27:'Chart-total-duration'.G27" chart:label-cell-address="'Chart-total-duration'.A27:'Chart-total-duration'.A27" chart:class="chart:line">
            <chart:data-point chart:repeated="6"/>
          </chart:series>
          <chart:series chart:style-name="ch19" chart:values-cell-range-address="'Chart-total-duration'.B28:'Chart-total-duration'.G28" chart:label-cell-address="'Chart-total-duration'.A28:'Chart-total-duration'.A28" chart:class="chart:line">
            <chart:data-point chart:repeated="6"/>
          </chart:series>
          <chart:series chart:style-name="ch20" chart:values-cell-range-address="'Chart-total-duration'.B29:'Chart-total-duration'.G29" chart:label-cell-address="'Chart-total-duration'.A29:'Chart-total-duration'.A29" chart:class="chart:line">
            <chart:data-point chart:repeated="6"/>
          </chart:series>
          <chart:series chart:style-name="ch21" chart:values-cell-range-address="'Chart-total-duration'.B30:'Chart-total-duration'.G30" chart:label-cell-address="'Chart-total-duration'.A30:'Chart-total-duration'.A30" chart:class="chart:line">
            <chart:data-point chart:repeated="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hart-total-duration'.B17:'Chart-total-duration'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ambda (1.0GB / 0.6vcpus)</text:p>
                <draw:g>
                  <svg:desc>'Chart-total-duration'.A18:'Chart-total-duration'.A18</svg:desc>
                </draw:g>
              </table:table-cell>
              <table:table-cell office:value-type="float" office:value="-2.22809284234954">
                <text:p>-2.22809284234954</text:p>
                <draw:g>
                  <svg:desc>'Chart-total-duration'.B18:'Chart-total-duration'.G18</svg:desc>
                </draw:g>
              </table:table-cell>
              <table:table-cell office:value-type="float" office:value="-2.17987763423611">
                <text:p>-2.17987763423611</text:p>
              </table:table-cell>
              <table:table-cell office:value-type="float" office:value="-1.98908002059028">
                <text:p>-1.98908002059028</text:p>
              </table:table-cell>
              <table:table-cell office:value-type="float" office:value="-2.19222075935185">
                <text:p>-2.19222075935185</text:p>
              </table:table-cell>
              <table:table-cell office:value-type="float" office:value="-2.18523463849537">
                <text:p>-2.18523463849537</text:p>
              </table:table-cell>
              <table:table-cell office:value-type="float" office:value="-2.18140147608796">
                <text:p>-2.18140147608796</text:p>
              </table:table-cell>
            </table:table-row>
            <table:table-row>
              <table:table-cell office:value-type="string">
                <text:p>Lambda (1.5GB / 0.9vcpus)</text:p>
                <draw:g>
                  <svg:desc>'Chart-total-duration'.A19:'Chart-total-duration'.A19</svg:desc>
                </draw:g>
              </table:table-cell>
              <table:table-cell office:value-type="float" office:value="-2.38873903709491">
                <text:p>-2.38873903709491</text:p>
                <draw:g>
                  <svg:desc>'Chart-total-duration'.B19:'Chart-total-duration'.G19</svg:desc>
                </draw:g>
              </table:table-cell>
              <table:table-cell office:value-type="float" office:value="-2.36948737631944">
                <text:p>-2.36948737631944</text:p>
              </table:table-cell>
              <table:table-cell office:value-type="float" office:value="-2.35331496850694">
                <text:p>-2.35331496850694</text:p>
              </table:table-cell>
              <table:table-cell office:value-type="float" office:value="-2.3091478858912">
                <text:p>-2.3091478858912</text:p>
              </table:table-cell>
              <table:table-cell office:value-type="float" office:value="-2.3499264378125">
                <text:p>-2.3499264378125</text:p>
              </table:table-cell>
              <table:table-cell office:value-type="float" office:value="-2.34322767546296">
                <text:p>-2.34322767546296</text:p>
              </table:table-cell>
            </table:table-row>
            <table:table-row>
              <table:table-cell office:value-type="string">
                <text:p>Lambda (2.0GB / 1.2vcpus)</text:p>
                <draw:g>
                  <svg:desc>'Chart-total-duration'.A20:'Chart-total-duration'.A20</svg:desc>
                </draw:g>
              </table:table-cell>
              <table:table-cell office:value-type="float" office:value="-2.45507111398148">
                <text:p>-2.45507111398148</text:p>
                <draw:g>
                  <svg:desc>'Chart-total-duration'.B20:'Chart-total-duration'.G20</svg:desc>
                </draw:g>
              </table:table-cell>
              <table:table-cell office:value-type="float" office:value="-2.4327230594213">
                <text:p>-2.4327230594213</text:p>
              </table:table-cell>
              <table:table-cell office:value-type="float" office:value="-2.4088838416088">
                <text:p>-2.4088838416088</text:p>
              </table:table-cell>
              <table:table-cell office:value-type="float" office:value="-2.42196598981481">
                <text:p>-2.42196598981481</text:p>
              </table:table-cell>
              <table:table-cell office:value-type="float" office:value="-2.4327230594213">
                <text:p>-2.4327230594213</text:p>
              </table:table-cell>
              <table:table-cell office:value-type="float" office:value="-2.42329614240741">
                <text:p>-2.42329614240741</text:p>
              </table:table-cell>
            </table:table-row>
            <table:table-row>
              <table:table-cell office:value-type="string">
                <text:p>Lambda (2.5GB / 1.5vcpus)</text:p>
                <draw:g>
                  <svg:desc>'Chart-total-duration'.A21:'Chart-total-duration'.A21</svg:desc>
                </draw:g>
              </table:table-cell>
              <table:table-cell office:value-type="float" office:value="-2.45650679952546">
                <text:p>-2.45650679952546</text:p>
                <draw:g>
                  <svg:desc>'Chart-total-duration'.B21:'Chart-total-duration'.G21</svg:desc>
                </draw:g>
              </table:table-cell>
              <table:table-cell office:value-type="float" office:value="-2.4127672756713">
                <text:p>-2.4127672756713</text:p>
              </table:table-cell>
              <table:table-cell office:value-type="float" office:value="-2.43000871006944">
                <text:p>-2.43000871006944</text:p>
              </table:table-cell>
              <table:table-cell office:value-type="float" office:value="-2.44235914846065">
                <text:p>-2.44235914846065</text:p>
              </table:table-cell>
              <table:table-cell office:value-type="float" office:value="-2.42731122015046">
                <text:p>-2.42731122015046</text:p>
              </table:table-cell>
              <table:table-cell office:value-type="float" office:value="-2.40248763642361">
                <text:p>-2.40248763642361</text:p>
              </table:table-cell>
            </table:table-row>
            <table:table-row>
              <table:table-cell office:value-type="string">
                <text:p>Lambda (3.0GB / 1.8vcpus)</text:p>
                <draw:g>
                  <svg:desc>'Chart-total-duration'.A22:'Chart-total-duration'.A22</svg:desc>
                </draw:g>
              </table:table-cell>
              <table:table-cell office:value-type="float" office:value="-2.46669172650463">
                <text:p>-2.46669172650463</text:p>
                <draw:g>
                  <svg:desc>'Chart-total-duration'.B22:'Chart-total-duration'.G22</svg:desc>
                </draw:g>
              </table:table-cell>
              <table:table-cell office:value-type="float" office:value="-2.43682665986111">
                <text:p>-2.43682665986111</text:p>
              </table:table-cell>
              <table:table-cell office:value-type="float" office:value="-2.44096940493056">
                <text:p>-2.44096940493056</text:p>
              </table:table-cell>
              <table:table-cell office:value-type="float" office:value="-2.43820318869213">
                <text:p>-2.43820318869213</text:p>
              </table:table-cell>
              <table:table-cell office:value-type="float" office:value="-2.41406950896991">
                <text:p>-2.41406950896991</text:p>
              </table:table-cell>
              <table:table-cell office:value-type="float" office:value="-2.43000871006944">
                <text:p>-2.43000871006944</text:p>
              </table:table-cell>
            </table:table-row>
            <table:table-row>
              <table:table-cell office:value-type="string">
                <text:p>EC2 t3a.xlarge (16GB / 4vcpus / x86)</text:p>
                <draw:g>
                  <svg:desc>'Chart-total-duration'.A23:'Chart-total-duration'.A23</svg:desc>
                </draw:g>
              </table:table-cell>
              <table:table-cell office:value-type="float" office:value="-2.38997107900463">
                <text:p>-2.38997107900463</text:p>
                <draw:g>
                  <svg:desc>'Chart-total-duration'.B23:'Chart-total-duration'.G23</svg:desc>
                </draw:g>
              </table:table-cell>
              <table:table-cell office:value-type="float" office:value="-1.49090953920139">
                <text:p>-1.49090953920139</text:p>
              </table:table-cell>
              <table:table-cell office:value-type="float" office:value="-1.2063777384838">
                <text:p>-1.2063777384838</text:p>
              </table:table-cell>
              <table:table-cell office:value-type="float" office:value="-1.02658348273148">
                <text:p>-1.02658348273148</text:p>
              </table:table-cell>
              <table:table-cell office:value-type="float" office:value="-0.856645407303241">
                <text:p>-0.856645407303241</text:p>
              </table:table-cell>
              <table:table-cell office:value-type="float" office:value="-0.794844525509259">
                <text:p>-0.794844525509259</text:p>
              </table:table-cell>
            </table:table-row>
            <table:table-row>
              <table:table-cell office:value-type="string">
                <text:p>EC2 c5a.2xlarge (16GB / 8vcpus / x86)</text:p>
                <draw:g>
                  <svg:desc>'Chart-total-duration'.A24:'Chart-total-duration'.A24</svg:desc>
                </draw:g>
              </table:table-cell>
              <table:table-cell office:value-type="float" office:value="-2.57667826013889">
                <text:p>-2.57667826013889</text:p>
                <draw:g>
                  <svg:desc>'Chart-total-duration'.B24:'Chart-total-duration'.G24</svg:desc>
                </draw:g>
              </table:table-cell>
              <table:table-cell office:value-type="float" office:value="-1.92578987708333">
                <text:p>-1.92578987708333</text:p>
              </table:table-cell>
              <table:table-cell office:value-type="float" office:value="-1.62454808210648">
                <text:p>-1.62454808210648</text:p>
              </table:table-cell>
              <table:table-cell office:value-type="float" office:value="-1.45221390313657">
                <text:p>-1.45221390313657</text:p>
              </table:table-cell>
              <table:table-cell office:value-type="float" office:value="-1.3336944000463">
                <text:p>-1.3336944000463</text:p>
              </table:table-cell>
              <table:table-cell office:value-type="float" office:value="-1.25050345116898">
                <text:p>-1.25050345116898</text:p>
              </table:table-cell>
            </table:table-row>
            <table:table-row>
              <table:table-cell office:value-type="string">
                <text:p>EC2 c5a.4xlarge (32GB / 16vcpus / x86)</text:p>
                <draw:g>
                  <svg:desc>'Chart-total-duration'.A25:'Chart-total-duration'.A25</svg:desc>
                </draw:g>
              </table:table-cell>
              <table:table-cell office:value-type="float" office:value="-2.58240530333333">
                <text:p>-2.58240530333333</text:p>
                <draw:g>
                  <svg:desc>'Chart-total-duration'.B25:'Chart-total-duration'.G25</svg:desc>
                </draw:g>
              </table:table-cell>
              <table:table-cell office:value-type="float" office:value="-2.15547680385417">
                <text:p>-2.15547680385417</text:p>
              </table:table-cell>
              <table:table-cell office:value-type="float" office:value="-1.91989819491898">
                <text:p>-1.91989819491898</text:p>
              </table:table-cell>
              <table:table-cell office:value-type="float" office:value="-1.74758525871528">
                <text:p>-1.74758525871528</text:p>
              </table:table-cell>
              <table:table-cell office:value-type="float" office:value="-1.6126431359375">
                <text:p>-1.6126431359375</text:p>
              </table:table-cell>
              <table:table-cell office:value-type="float" office:value="-1.5269187230787">
                <text:p>-1.5269187230787</text:p>
              </table:table-cell>
            </table:table-row>
            <table:table-row>
              <table:table-cell office:value-type="string">
                <text:p>EC2 c5a.8xlarge (64GB / 32vcpus / x86)</text:p>
                <draw:g>
                  <svg:desc>'Chart-total-duration'.A26:'Chart-total-duration'.A26</svg:desc>
                </draw:g>
              </table:table-cell>
              <table:table-cell office:value-type="float" office:value="-2.56915782145833">
                <text:p>-2.56915782145833</text:p>
                <draw:g>
                  <svg:desc>'Chart-total-duration'.B26:'Chart-total-duration'.G26</svg:desc>
                </draw:g>
              </table:table-cell>
              <table:table-cell office:value-type="float" office:value="-2.39618426768518">
                <text:p>-2.39618426768518</text:p>
              </table:table-cell>
              <table:table-cell office:value-type="float" office:value="-2.13786309703704">
                <text:p>-2.13786309703704</text:p>
              </table:table-cell>
              <table:table-cell office:value-type="float" office:value="-2.04553414548611">
                <text:p>-2.04553414548611</text:p>
              </table:table-cell>
              <table:table-cell office:value-type="float" office:value="-1.90550946111111">
                <text:p>-1.90550946111111</text:p>
              </table:table-cell>
              <table:table-cell office:value-type="float" office:value="-1.82457946614583">
                <text:p>-1.82457946614583</text:p>
              </table:table-cell>
            </table:table-row>
            <table:table-row>
              <table:table-cell office:value-type="string">
                <text:p>EC2 t4g.xlarge (16GB / 4vcpus / arm)</text:p>
                <draw:g>
                  <svg:desc>'Chart-total-duration'.A27:'Chart-total-duration'.A27</svg:desc>
                </draw:g>
              </table:table-cell>
              <table:table-cell office:value-type="float" office:value="-2.51000248111111">
                <text:p>-2.51000248111111</text:p>
                <draw:g>
                  <svg:desc>'Chart-total-duration'.B27:'Chart-total-duration'.G27</svg:desc>
                </draw:g>
              </table:table-cell>
              <table:table-cell office:value-type="float" office:value="-1.80908496462963">
                <text:p>-1.80908496462963</text:p>
              </table:table-cell>
              <table:table-cell office:value-type="float" office:value="-1.50322405728009">
                <text:p>-1.50322405728009</text:p>
              </table:table-cell>
              <table:table-cell office:value-type="float" office:value="-1.34046673493056">
                <text:p>-1.34046673493056</text:p>
              </table:table-cell>
              <table:table-cell office:value-type="float" office:value="-1.22251947481481">
                <text:p>-1.22251947481481</text:p>
              </table:table-cell>
              <table:table-cell office:value-type="float" office:value="-1.12446984454861">
                <text:p>-1.12446984454861</text:p>
              </table:table-cell>
            </table:table-row>
            <table:table-row>
              <table:table-cell office:value-type="string">
                <text:p>EC2 c6g.2xlarge (16GB / 8vcpus / arm)</text:p>
                <draw:g>
                  <svg:desc>'Chart-total-duration'.A28:'Chart-total-duration'.A28</svg:desc>
                </draw:g>
              </table:table-cell>
              <table:table-cell office:value-type="float" office:value="-2.52154039450231">
                <text:p>-2.52154039450231</text:p>
                <draw:g>
                  <svg:desc>'Chart-total-duration'.B28:'Chart-total-duration'.G28</svg:desc>
                </draw:g>
              </table:table-cell>
              <table:table-cell office:value-type="float" office:value="-2.04441913979167">
                <text:p>-2.04441913979167</text:p>
              </table:table-cell>
              <table:table-cell office:value-type="float" office:value="-1.81990599849537">
                <text:p>-1.81990599849537</text:p>
              </table:table-cell>
              <table:table-cell office:value-type="float" office:value="-1.62582043013889">
                <text:p>-1.62582043013889</text:p>
              </table:table-cell>
              <table:table-cell office:value-type="float" office:value="-1.52523082945602">
                <text:p>-1.52523082945602</text:p>
              </table:table-cell>
              <table:table-cell office:value-type="float" office:value="-1.41852653945602">
                <text:p>-1.41852653945602</text:p>
              </table:table-cell>
            </table:table-row>
            <table:table-row>
              <table:table-cell office:value-type="string">
                <text:p>EC2 c6g.4xlarge (32GB / 16vcpus / arm)</text:p>
                <draw:g>
                  <svg:desc>'Chart-total-duration'.A29:'Chart-total-duration'.A29</svg:desc>
                </draw:g>
              </table:table-cell>
              <table:table-cell office:value-type="float" office:value="-2.52658061914352">
                <text:p>-2.52658061914352</text:p>
                <draw:g>
                  <svg:desc>'Chart-total-duration'.B29:'Chart-total-duration'.G29</svg:desc>
                </draw:g>
              </table:table-cell>
              <table:table-cell office:value-type="float" office:value="-2.22639637737269">
                <text:p>-2.22639637737269</text:p>
              </table:table-cell>
              <table:table-cell office:value-type="float" office:value="-2.04945936443287">
                <text:p>-2.04945936443287</text:p>
              </table:table-cell>
              <table:table-cell office:value-type="float" office:value="-1.92452062782407">
                <text:p>-1.92452062782407</text:p>
              </table:table-cell>
              <table:table-cell office:value-type="float" office:value="-1.82659787945602">
                <text:p>-1.82659787945602</text:p>
              </table:table-cell>
              <table:table-cell office:value-type="float" office:value="-1.6934756937963">
                <text:p>-1.6934756937963</text:p>
              </table:table-cell>
            </table:table-row>
            <table:table-row>
              <table:table-cell office:value-type="string">
                <text:p>EC2 c6g.8xlarge (64GB / 32vcpus / arm)</text:p>
                <draw:g>
                  <svg:desc>'Chart-total-duration'.A30:'Chart-total-duration'.A30</svg:desc>
                </draw:g>
              </table:table-cell>
              <table:table-cell office:value-type="float" office:value="-2.51655799399306">
                <text:p>-2.51655799399306</text:p>
                <draw:g>
                  <svg:desc>'Chart-total-duration'.B30:'Chart-total-duration'.G30</svg:desc>
                </draw:g>
              </table:table-cell>
              <table:table-cell office:value-type="float" office:value="-2.48319540243056">
                <text:p>-2.48319540243056</text:p>
              </table:table-cell>
              <table:table-cell office:value-type="float" office:value="-2.21470312726852">
                <text:p>-2.21470312726852</text:p>
              </table:table-cell>
              <table:table-cell office:value-type="float" office:value="-2.11173728">
                <text:p>-2.11173728</text:p>
              </table:table-cell>
              <table:table-cell office:value-type="float" office:value="-2.03833725898148">
                <text:p>-2.03833725898148</text:p>
              </table:table-cell>
              <table:table-cell office:value-type="float" office:value="-1.92833955847222">
                <text:p>-1.928339558472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number:number-style style:name="N134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4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4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4">
      <style:chart-properties chart:symbol-type="named-symbol" chart:symbol-name="square" chart:symbol-width="0.25cm" chart:symbol-height="0.25cm"/>
      <style:graphic-properties svg:stroke-width="0.08cm" svg:stroke-color="#5983b0" draw:fill-color="#5983b0" dr3d:edge-rounding="5%"/>
      <style:text-properties fo:font-size="10pt" style:font-size-asian="10pt" style:font-size-complex="10pt"/>
    </style:style>
    <style:style style:name="ch10" style:family="chart" style:data-style-name="N134">
      <style:chart-properties chart:symbol-type="named-symbol" chart:symbol-name="diamond" chart:symbol-width="0.25cm" chart:symbol-height="0.25cm"/>
      <style:graphic-properties svg:stroke-width="0.08cm" svg:stroke-color="#355269" draw:fill-color="#355269" dr3d:edge-rounding="5%"/>
      <style:text-properties fo:font-size="10pt" style:font-size-asian="10pt" style:font-size-complex="10pt"/>
    </style:style>
    <style:style style:name="ch11" style:family="chart" style:data-style-name="N134">
      <style:chart-properties chart:symbol-type="named-symbol" chart:symbol-name="arrow-down" chart:symbol-width="0.25cm" chart:symbol-height="0.25cm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2" style:family="chart" style:data-style-name="N134">
      <style:chart-properties chart:symbol-type="named-symbol" chart:symbol-name="arrow-up" chart:symbol-width="0.25cm" chart:symbol-height="0.25cm"/>
      <style:graphic-properties svg:stroke-width="0.08cm" svg:stroke-color="#729fcf" draw:fill-color="#729fcf"/>
      <style:text-properties fo:font-size="10pt" style:font-size-asian="10pt" style:font-size-complex="10pt"/>
    </style:style>
    <style:style style:name="ch13" style:family="chart" style:data-style-name="N134">
      <style:chart-properties chart:symbol-type="named-symbol" chart:symbol-name="arrow-right" chart:symbol-width="0.25cm" chart:symbol-height="0.25cm"/>
      <style:graphic-properties svg:stroke-width="0.08cm" svg:stroke-color="#b4c7dc" draw:fill-color="#b4c7dc"/>
      <style:text-properties fo:font-size="10pt" style:font-size-asian="10pt" style:font-size-complex="10pt"/>
    </style:style>
    <style:style style:name="ch14" style:family="chart" style:data-style-name="N134">
      <style:chart-properties chart:symbol-type="named-symbol" chart:symbol-name="arrow-left" chart:symbol-width="0.25cm" chart:symbol-height="0.25cm"/>
      <style:graphic-properties svg:stroke-width="0.08cm" svg:stroke-color="#069a2e" draw:fill-color="#069a2e"/>
      <style:text-properties fo:font-size="10pt" style:font-size-asian="10pt" style:font-size-complex="10pt"/>
    </style:style>
    <style:style style:name="ch15" style:family="chart" style:data-style-name="N134">
      <style:chart-properties chart:symbol-type="named-symbol" chart:symbol-name="bow-tie" chart:symbol-width="0.25cm" chart:symbol-height="0.25cm"/>
      <style:graphic-properties svg:stroke-width="0.08cm" svg:stroke-color="#77bc65" draw:fill-color="#77bc65"/>
      <style:text-properties fo:font-size="10pt" style:font-size-asian="10pt" style:font-size-complex="10pt"/>
    </style:style>
    <style:style style:name="ch16" style:family="chart" style:data-style-name="N134">
      <style:chart-properties chart:symbol-type="named-symbol" chart:symbol-name="hourglass" chart:symbol-width="0.25cm" chart:symbol-height="0.25cm"/>
      <style:graphic-properties svg:stroke-width="0.08cm" svg:stroke-color="#afd095" draw:fill-color="#afd095"/>
      <style:text-properties fo:font-size="10pt" style:font-size-asian="10pt" style:font-size-complex="10pt"/>
    </style:style>
    <style:style style:name="ch17" style:family="chart" style:data-style-name="N134">
      <style:chart-properties chart:symbol-type="named-symbol" chart:symbol-name="circle" chart:symbol-width="0.25cm" chart:symbol-height="0.25cm"/>
      <style:graphic-properties svg:stroke-width="0.08cm" svg:stroke-color="#224b12" draw:fill-color="#224b12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965cm" svg:height="19.105cm" xlink:href=".." xlink:type="simple" chart:class="chart:line" chart:style-name="ch1">
        <chart:legend chart:legend-position="bottom" svg:x="1.402cm" svg:y="17.86cm" style:legend-expansion="wide" chart:style-name="ch2"/>
        <chart:plot-area chart:style-name="ch3" table:cell-range-address="'Chart-total-cost'.F1:'Chart-total-cost'.F10 'Chart-total-cost'.K1:'Chart-total-cost'.K10 'Chart-total-cost'.P1:'Chart-total-cost'.P10 'Chart-total-cost'.U1:'Chart-total-cost'.U10 'Chart-total-cost'.Z1:'Chart-total-cost'.Z10 'Chart-total-cost'.AE1:'Chart-total-cost'.AE10 'Chart-total-cost'.A2:'Chart-total-cost'.A10" chart:data-source-has-labels="both" svg:x="1.677cm" svg:y="1.663cm" svg:width="30.93cm" svg:height="14.847cm">
          <chartooo:coordinate-region svg:x="2.418cm" svg:y="1.853cm" svg:width="29.653cm" svg:height="14.028cm"/>
          <chart:axis chart:dimension="x" chart:name="primary-x" chart:style-name="ch4" chartooo:axis-type="auto">
            <chartooo:date-scale/>
            <chart:title svg:x="16.171cm" svg:y="16.893cm" chart:style-name="ch5">
              <text:p>Concurrence</text:p>
            </chart:title>
            <chart:categories table:cell-range-address="'Chart-total-cost'.F1:'Chart-total-cost'.F1 'Chart-total-cost'.K1:'Chart-total-cost'.K1 'Chart-total-cost'.P1:'Chart-total-cost'.P1 'Chart-total-cost'.U1:'Chart-total-cost'.U1 'Chart-total-cost'.Z1:'Chart-total-cost'.Z1 'Chart-total-cost'.AE1:'Chart-total-cost'.AE1"/>
          </chart:axis>
          <chart:axis chart:dimension="y" chart:name="primary-y" chart:style-name="ch6">
            <chart:title svg:x="0.451cm" svg:y="9.711cm" chart:style-name="ch7">
              <text:p>Cost ($)</text:p>
            </chart:title>
            <chart:grid chart:style-name="ch8" chart:class="major"/>
          </chart:axis>
          <chart:series chart:style-name="ch9" chart:values-cell-range-address="'Chart-total-cost'.F2:'Chart-total-cost'.F2 'Chart-total-cost'.K2:'Chart-total-cost'.K2 'Chart-total-cost'.P2:'Chart-total-cost'.P2 'Chart-total-cost'.U2:'Chart-total-cost'.U2 'Chart-total-cost'.Z2:'Chart-total-cost'.Z2 'Chart-total-cost'.AE2:'Chart-total-cost'.AE2" chart:label-cell-address="'Chart-total-cost'.A2:'Chart-total-cost'.A2" chart:class="chart:line">
            <chart:data-point chart:repeated="6"/>
          </chart:series>
          <chart:series chart:style-name="ch10" chart:values-cell-range-address="'Chart-total-cost'.F3:'Chart-total-cost'.F3 'Chart-total-cost'.K3:'Chart-total-cost'.K3 'Chart-total-cost'.P3:'Chart-total-cost'.P3 'Chart-total-cost'.U3:'Chart-total-cost'.U3 'Chart-total-cost'.Z3:'Chart-total-cost'.Z3 'Chart-total-cost'.AE3:'Chart-total-cost'.AE3" chart:label-cell-address="'Chart-total-cost'.A3:'Chart-total-cost'.A3" chart:class="chart:line">
            <chart:data-point chart:repeated="6"/>
          </chart:series>
          <chart:series chart:style-name="ch11" chart:values-cell-range-address="'Chart-total-cost'.F4:'Chart-total-cost'.F4 'Chart-total-cost'.K4:'Chart-total-cost'.K4 'Chart-total-cost'.P4:'Chart-total-cost'.P4 'Chart-total-cost'.U4:'Chart-total-cost'.U4 'Chart-total-cost'.Z4:'Chart-total-cost'.Z4 'Chart-total-cost'.AE4:'Chart-total-cost'.AE4" chart:label-cell-address="'Chart-total-cost'.A4:'Chart-total-cost'.A4" chart:class="chart:line">
            <chart:data-point chart:repeated="6"/>
          </chart:series>
          <chart:series chart:style-name="ch12" chart:values-cell-range-address="'Chart-total-cost'.F5:'Chart-total-cost'.F5 'Chart-total-cost'.K5:'Chart-total-cost'.K5 'Chart-total-cost'.P5:'Chart-total-cost'.P5 'Chart-total-cost'.U5:'Chart-total-cost'.U5 'Chart-total-cost'.Z5:'Chart-total-cost'.Z5 'Chart-total-cost'.AE5:'Chart-total-cost'.AE5" chart:label-cell-address="'Chart-total-cost'.A5:'Chart-total-cost'.A5" chart:class="chart:line">
            <chart:data-point chart:repeated="6"/>
          </chart:series>
          <chart:series chart:style-name="ch13" chart:values-cell-range-address="'Chart-total-cost'.F6:'Chart-total-cost'.F6 'Chart-total-cost'.K6:'Chart-total-cost'.K6 'Chart-total-cost'.P6:'Chart-total-cost'.P6 'Chart-total-cost'.U6:'Chart-total-cost'.U6 'Chart-total-cost'.Z6:'Chart-total-cost'.Z6 'Chart-total-cost'.AE6:'Chart-total-cost'.AE6" chart:label-cell-address="'Chart-total-cost'.A6:'Chart-total-cost'.A6" chart:class="chart:line">
            <chart:data-point chart:repeated="6"/>
          </chart:series>
          <chart:series chart:style-name="ch14" chart:values-cell-range-address="'Chart-total-cost'.F7:'Chart-total-cost'.F7 'Chart-total-cost'.K7:'Chart-total-cost'.K7 'Chart-total-cost'.P7:'Chart-total-cost'.P7 'Chart-total-cost'.U7:'Chart-total-cost'.U7 'Chart-total-cost'.Z7:'Chart-total-cost'.Z7 'Chart-total-cost'.AE7:'Chart-total-cost'.AE7" chart:label-cell-address="'Chart-total-cost'.A7:'Chart-total-cost'.A7" chart:class="chart:line">
            <chart:data-point chart:repeated="6"/>
          </chart:series>
          <chart:series chart:style-name="ch15" chart:values-cell-range-address="'Chart-total-cost'.F8:'Chart-total-cost'.F8 'Chart-total-cost'.K8:'Chart-total-cost'.K8 'Chart-total-cost'.P8:'Chart-total-cost'.P8 'Chart-total-cost'.U8:'Chart-total-cost'.U8 'Chart-total-cost'.Z8:'Chart-total-cost'.Z8 'Chart-total-cost'.AE8:'Chart-total-cost'.AE8" chart:label-cell-address="'Chart-total-cost'.A8:'Chart-total-cost'.A8" chart:class="chart:line">
            <chart:data-point chart:repeated="6"/>
          </chart:series>
          <chart:series chart:style-name="ch16" chart:values-cell-range-address="'Chart-total-cost'.F9:'Chart-total-cost'.F9 'Chart-total-cost'.K9:'Chart-total-cost'.K9 'Chart-total-cost'.P9:'Chart-total-cost'.P9 'Chart-total-cost'.U9:'Chart-total-cost'.U9 'Chart-total-cost'.Z9:'Chart-total-cost'.Z9 'Chart-total-cost'.AE9:'Chart-total-cost'.AE9" chart:label-cell-address="'Chart-total-cost'.A9:'Chart-total-cost'.A9" chart:class="chart:line">
            <chart:data-point chart:repeated="6"/>
          </chart:series>
          <chart:series chart:style-name="ch17" chart:values-cell-range-address="'Chart-total-cost'.F10:'Chart-total-cost'.F10 'Chart-total-cost'.K10:'Chart-total-cost'.K10 'Chart-total-cost'.P10:'Chart-total-cost'.P10 'Chart-total-cost'.U10:'Chart-total-cost'.U10 'Chart-total-cost'.Z10:'Chart-total-cost'.Z10 'Chart-total-cost'.AE10:'Chart-total-cost'.AE10" chart:label-cell-address="'Chart-total-cost'.A10:'Chart-total-cost'.A10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Chart-total-cost'.F1:'Chart-total-cost'.F1 'Chart-total-cost'.K1:'Chart-total-cost'.K1 'Chart-total-cost'.P1:'Chart-total-cost'.P1 'Chart-total-cost'.U1:'Chart-total-cost'.U1 'Chart-total-cost'.Z1:'Chart-total-cost'.Z1 'Chart-total-cost'.AE1:'Chart-total-cost'.AE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ambda (1.0GB / 0.6vcpus)</text:p>
                <draw:g>
                  <svg:desc>'Chart-total-cost'.A2:'Chart-total-cost'.A2</svg:desc>
                </draw:g>
              </table:table-cell>
              <table:table-cell office:value-type="float" office:value="0.008602017">
                <text:p>0.008602017</text:p>
                <draw:g>
                  <svg:desc>'Chart-total-cost'.F2:'Chart-total-cost'.F2 'Chart-total-cost'.K2:'Chart-total-cost'.K2 'Chart-total-cost'.P2:'Chart-total-cost'.P2 'Chart-total-cost'.U2:'Chart-total-cost'.U2 'Chart-total-cost'.Z2:'Chart-total-cost'.Z2 'Chart-total-cost'.AE2:'Chart-total-cost'.AE2</svg:desc>
                </draw:g>
              </table:table-cell>
              <table:table-cell office:value-type="float" office:value="0.178112352">
                <text:p>0.178112352</text:p>
              </table:table-cell>
              <table:table-cell office:value-type="float" office:value="0.359598044">
                <text:p>0.359598044</text:p>
              </table:table-cell>
              <table:table-cell office:value-type="float" office:value="0.524217036">
                <text:p>0.524217036</text:p>
              </table:table-cell>
              <table:table-cell office:value-type="float" office:value="0.704353392">
                <text:p>0.704353392</text:p>
              </table:table-cell>
              <table:table-cell office:value-type="float" office:value="0.87875507">
                <text:p>0.87875507</text:p>
              </table:table-cell>
            </table:table-row>
            <table:table-row>
              <table:table-cell office:value-type="string">
                <text:p>Lambda (1.5GB / 0.9vcpus)</text:p>
                <draw:g>
                  <svg:desc>'Chart-total-cost'.A3:'Chart-total-cost'.A3</svg:desc>
                </draw:g>
              </table:table-cell>
              <table:table-cell office:value-type="float" office:value="0.00889561765">
                <text:p>0.00889561765</text:p>
                <draw:g>
                  <svg:desc>'Chart-total-cost'.F3:'Chart-total-cost'.F3 'Chart-total-cost'.K3:'Chart-total-cost'.K3 'Chart-total-cost'.P3:'Chart-total-cost'.P3 'Chart-total-cost'.U3:'Chart-total-cost'.U3 'Chart-total-cost'.Z3:'Chart-total-cost'.Z3 'Chart-total-cost'.AE3:'Chart-total-cost'.AE3</svg:desc>
                </draw:g>
              </table:table-cell>
              <table:table-cell office:value-type="float" office:value="0.173880345">
                <text:p>0.173880345</text:p>
              </table:table-cell>
              <table:table-cell office:value-type="float" office:value="0.351792698">
                <text:p>0.351792698</text:p>
              </table:table-cell>
              <table:table-cell office:value-type="float" office:value="0.523153038">
                <text:p>0.523153038</text:p>
              </table:table-cell>
              <table:table-cell office:value-type="float" office:value="0.699553388">
                <text:p>0.699553388</text:p>
              </table:table-cell>
              <table:table-cell office:value-type="float" office:value="0.879481745">
                <text:p>0.879481745</text:p>
              </table:table-cell>
            </table:table-row>
            <table:table-row>
              <table:table-cell office:value-type="string">
                <text:p>Lambda (2.0GB / 1.2vcpus)</text:p>
                <draw:g>
                  <svg:desc>'Chart-total-cost'.A4:'Chart-total-cost'.A4</svg:desc>
                </draw:g>
              </table:table-cell>
              <table:table-cell office:value-type="float" office:value="0.0101270868">
                <text:p>0.0101270868</text:p>
                <draw:g>
                  <svg:desc>'Chart-total-cost'.F4:'Chart-total-cost'.F4 'Chart-total-cost'.K4:'Chart-total-cost'.K4 'Chart-total-cost'.P4:'Chart-total-cost'.P4 'Chart-total-cost'.U4:'Chart-total-cost'.U4 'Chart-total-cost'.Z4:'Chart-total-cost'.Z4 'Chart-total-cost'.AE4:'Chart-total-cost'.AE4</svg:desc>
                </draw:g>
              </table:table-cell>
              <table:table-cell office:value-type="float" office:value="0.201871068">
                <text:p>0.201871068</text:p>
              </table:table-cell>
              <table:table-cell office:value-type="float" office:value="0.403742136">
                <text:p>0.403742136</text:p>
              </table:table-cell>
              <table:table-cell office:value-type="float" office:value="0.595553184">
                <text:p>0.595553184</text:p>
              </table:table-cell>
              <table:table-cell office:value-type="float" office:value="0.799436256">
                <text:p>0.799436256</text:p>
              </table:table-cell>
              <table:table-cell office:value-type="float" office:value="0.99258864">
                <text:p>0.99258864</text:p>
              </table:table-cell>
            </table:table-row>
            <table:table-row>
              <table:table-cell office:value-type="string">
                <text:p>Lambda (2.5GB / 1.5vcpus)</text:p>
                <draw:g>
                  <svg:desc>'Chart-total-cost'.A5:'Chart-total-cost'.A5</svg:desc>
                </draw:g>
              </table:table-cell>
              <table:table-cell office:value-type="float" office:value="0.0126437585">
                <text:p>0.0126437585</text:p>
                <draw:g>
                  <svg:desc>'Chart-total-cost'.F5:'Chart-total-cost'.F5 'Chart-total-cost'.K5:'Chart-total-cost'.K5 'Chart-total-cost'.P5:'Chart-total-cost'.P5 'Chart-total-cost'.U5:'Chart-total-cost'.U5 'Chart-total-cost'.Z5:'Chart-total-cost'.Z5 'Chart-total-cost'.AE5:'Chart-total-cost'.AE5</svg:desc>
                </draw:g>
              </table:table-cell>
              <table:table-cell office:value-type="float" office:value="0.24952583">
                <text:p>0.24952583</text:p>
              </table:table-cell>
              <table:table-cell office:value-type="float" office:value="0.49905166">
                <text:p>0.49905166</text:p>
              </table:table-cell>
              <table:table-cell office:value-type="float" office:value="0.73852947">
                <text:p>0.73852947</text:p>
              </table:table-cell>
              <table:table-cell office:value-type="float" office:value="0.99475398">
                <text:p>0.99475398</text:p>
              </table:table-cell>
              <table:table-cell office:value-type="float" office:value="1.243442475">
                <text:p>1.243442475</text:p>
              </table:table-cell>
            </table:table-row>
            <table:table-row>
              <table:table-cell office:value-type="string">
                <text:p>Lambda (3.0GB / 1.8vcpus)</text:p>
                <draw:g>
                  <svg:desc>'Chart-total-cost'.A6:'Chart-total-cost'.A6</svg:desc>
                </draw:g>
              </table:table-cell>
              <table:table-cell office:value-type="float" office:value="0.0148090295">
                <text:p>0.0148090295</text:p>
                <draw:g>
                  <svg:desc>'Chart-total-cost'.F6:'Chart-total-cost'.F6 'Chart-total-cost'.K6:'Chart-total-cost'.K6 'Chart-total-cost'.P6:'Chart-total-cost'.P6 'Chart-total-cost'.U6:'Chart-total-cost'.U6 'Chart-total-cost'.Z6:'Chart-total-cost'.Z6 'Chart-total-cost'.AE6:'Chart-total-cost'.AE6</svg:desc>
                </draw:g>
              </table:table-cell>
              <table:table-cell office:value-type="float" office:value="0.299192596">
                <text:p>0.299192596</text:p>
              </table:table-cell>
              <table:table-cell office:value-type="float" office:value="0.594369184">
                <text:p>0.594369184</text:p>
              </table:table-cell>
              <table:table-cell office:value-type="float" office:value="0.882517758">
                <text:p>0.882517758</text:p>
              </table:table-cell>
              <table:table-cell office:value-type="float" office:value="1.188738368">
                <text:p>1.188738368</text:p>
              </table:table-cell>
              <table:table-cell office:value-type="float" office:value="1.48090295">
                <text:p>1.48090295</text:p>
              </table:table-cell>
            </table:table-row>
            <table:table-row>
              <table:table-cell office:value-type="string">
                <text:p>EC2 c5a.2xlarge (16GB / 8vcpus)</text:p>
                <draw:g>
                  <svg:desc>'Chart-total-cost'.A7:'Chart-total-cost'.A7</svg:desc>
                </draw:g>
              </table:table-cell>
              <table:table-cell office:value-type="float" office:value="0.0241722222222222">
                <text:p>0.0241722222222222</text:p>
                <draw:g>
                  <svg:desc>'Chart-total-cost'.F7:'Chart-total-cost'.F7 'Chart-total-cost'.K7:'Chart-total-cost'.K7 'Chart-total-cost'.P7:'Chart-total-cost'.P7 'Chart-total-cost'.U7:'Chart-total-cost'.U7 'Chart-total-cost'.Z7:'Chart-total-cost'.Z7 'Chart-total-cost'.AE7:'Chart-total-cost'.AE7</svg:desc>
                </draw:g>
              </table:table-cell>
              <table:table-cell office:value-type="float" office:value="0.108194444444444">
                <text:p>0.108194444444444</text:p>
              </table:table-cell>
              <table:table-cell office:value-type="float" office:value="0.216494444444444">
                <text:p>0.216494444444444</text:p>
              </table:table-cell>
              <table:table-cell office:value-type="float" office:value="0.321944444444444">
                <text:p>0.321944444444444</text:p>
              </table:table-cell>
              <table:table-cell office:value-type="float" office:value="0.422961111111111">
                <text:p>0.422961111111111</text:p>
              </table:table-cell>
              <table:table-cell office:value-type="float" office:value="0.512261111111111">
                <text:p>0.512261111111111</text:p>
              </table:table-cell>
            </table:table-row>
            <table:table-row>
              <table:table-cell office:value-type="string">
                <text:p>EC2 c5a.4xlarge (32GB / 16vcpus)</text:p>
                <draw:g>
                  <svg:desc>'Chart-total-cost'.A8:'Chart-total-cost'.A8</svg:desc>
                </draw:g>
              </table:table-cell>
              <table:table-cell office:value-type="float" office:value="0.0477111111111111">
                <text:p>0.0477111111111111</text:p>
                <draw:g>
                  <svg:desc>'Chart-total-cost'.F8:'Chart-total-cost'.F8 'Chart-total-cost'.K8:'Chart-total-cost'.K8 'Chart-total-cost'.P8:'Chart-total-cost'.P8 'Chart-total-cost'.U8:'Chart-total-cost'.U8 'Chart-total-cost'.Z8:'Chart-total-cost'.Z8 'Chart-total-cost'.AE8:'Chart-total-cost'.AE8</svg:desc>
                </draw:g>
              </table:table-cell>
              <table:table-cell office:value-type="float" office:value="0.127511111111111">
                <text:p>0.127511111111111</text:p>
              </table:table-cell>
              <table:table-cell office:value-type="float" office:value="0.219344444444444">
                <text:p>0.219344444444444</text:p>
              </table:table-cell>
              <table:table-cell office:value-type="float" office:value="0.326166666666667">
                <text:p>0.326166666666667</text:p>
              </table:table-cell>
              <table:table-cell office:value-type="float" office:value="0.445022222222222">
                <text:p>0.445022222222222</text:p>
              </table:table-cell>
              <table:table-cell office:value-type="float" office:value="0.542133333333333">
                <text:p>0.542133333333333</text:p>
              </table:table-cell>
            </table:table-row>
            <table:table-row>
              <table:table-cell office:value-type="string">
                <text:p>EC2 c5a.8xlarge (64GB / 32vcpus)</text:p>
                <draw:g>
                  <svg:desc>'Chart-total-cost'.A9:'Chart-total-cost'.A9</svg:desc>
                </draw:g>
              </table:table-cell>
              <table:table-cell office:value-type="float" office:value="0.0983777777777778">
                <text:p>0.0983777777777778</text:p>
                <draw:g>
                  <svg:desc>'Chart-total-cost'.F9:'Chart-total-cost'.F9 'Chart-total-cost'.K9:'Chart-total-cost'.K9 'Chart-total-cost'.P9:'Chart-total-cost'.P9 'Chart-total-cost'.U9:'Chart-total-cost'.U9 'Chart-total-cost'.Z9:'Chart-total-cost'.Z9 'Chart-total-cost'.AE9:'Chart-total-cost'.AE9</svg:desc>
                </draw:g>
              </table:table-cell>
              <table:table-cell office:value-type="float" office:value="0.146511111111111">
                <text:p>0.146511111111111</text:p>
              </table:table-cell>
              <table:table-cell office:value-type="float" office:value="0.265577777777778">
                <text:p>0.265577777777778</text:p>
              </table:table-cell>
              <table:table-cell office:value-type="float" office:value="0.328488888888889">
                <text:p>0.328488888888889</text:p>
              </table:table-cell>
              <table:table-cell office:value-type="float" office:value="0.453466666666667">
                <text:p>0.453466666666667</text:p>
              </table:table-cell>
              <table:table-cell office:value-type="float" office:value="0.546355555555556">
                <text:p>0.546355555555556</text:p>
              </table:table-cell>
            </table:table-row>
            <table:table-row>
              <table:table-cell office:value-type="string">
                <text:p>EC2 t3a.xlarge (16GB / 4vcpus)</text:p>
                <draw:g>
                  <svg:desc>'Chart-total-cost'.A10:'Chart-total-cost'.A10</svg:desc>
                </draw:g>
              </table:table-cell>
              <table:table-cell office:value-type="float" office:value="0.0174631111111111">
                <text:p>0.0174631111111111</text:p>
                <draw:g>
                  <svg:desc>'Chart-total-cost'.F10:'Chart-total-cost'.F10 'Chart-total-cost'.K10:'Chart-total-cost'.K10 'Chart-total-cost'.P10:'Chart-total-cost'.P10 'Chart-total-cost'.U10:'Chart-total-cost'.U10 'Chart-total-cost'.Z10:'Chart-total-cost'.Z10 'Chart-total-cost'.AE10:'Chart-total-cost'.AE10</svg:desc>
                </draw:g>
              </table:table-cell>
              <table:table-cell office:value-type="float" office:value="0.138415">
                <text:p>0.138415</text:p>
              </table:table-cell>
              <table:table-cell office:value-type="float" office:value="0.266510888888889">
                <text:p>0.266510888888889</text:p>
              </table:table-cell>
              <table:table-cell office:value-type="float" office:value="0.4031895">
                <text:p>0.4031895</text:p>
              </table:table-cell>
              <table:table-cell office:value-type="float" office:value="0.596275944444445">
                <text:p>0.596275944444445</text:p>
              </table:table-cell>
              <table:table-cell office:value-type="float" office:value="0.687461166666667">
                <text:p>0.6874611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